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3173in"/>
    </style:style>
    <style:style style:name="co3" style:family="table-column">
      <style:table-column-properties fo:break-before="auto" style:column-width="2.222in"/>
    </style:style>
    <style:style style:name="co4" style:family="table-column">
      <style:table-column-properties fo:break-before="auto" style:column-width="3.5008in"/>
    </style:style>
    <style:style style:name="co5" style:family="table-column">
      <style:table-column-properties fo:break-before="auto" style:column-width="3.7898in"/>
    </style:style>
    <style:style style:name="co6" style:family="table-column">
      <style:table-column-properties fo:break-before="auto" style:column-width="1.4882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3917in"/>
    </style:style>
    <style:style style:name="co9" style:family="table-column">
      <style:table-column-properties fo:break-before="auto" style:column-width="1.4965in"/>
    </style:style>
    <style:style style:name="co10" style:family="table-column">
      <style:table-column-properties fo:break-before="auto" style:column-width="1.822in"/>
    </style:style>
    <style:style style:name="co11" style:family="table-column">
      <style:table-column-properties fo:break-before="auto" style:column-width="1.7236in"/>
    </style:style>
    <style:style style:name="co12" style:family="table-column">
      <style:table-column-properties fo:break-before="auto" style:column-width="1.1256in"/>
    </style:style>
    <style:style style:name="co13" style:family="table-column">
      <style:table-column-properties fo:break-before="auto" style:column-width="0.7008in"/>
    </style:style>
    <style:style style:name="co14" style:family="table-column">
      <style:table-column-properties fo:break-before="auto" style:column-width="1.9047in"/>
    </style:style>
    <style:style style:name="co15" style:family="table-column">
      <style:table-column-properties fo:break-before="auto" style:column-width="4.3957in"/>
    </style:style>
    <style:style style:name="co16" style:family="table-column">
      <style:table-column-properties fo:break-before="auto" style:column-width="2.1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374in" fo:break-before="auto" style:use-optimal-row-height="true"/>
    </style:style>
    <style:style style:name="ro4" style:family="table-row">
      <style:table-row-properties style:row-height="0.4862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VI_LIS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EPLACE THIS COLUMN WITH NEW FUNCTION LIST.</text:p>
          </table:table-cell>
          <table:table-cell office:value-type="string" calcext:value-type="string">
            <text:p>delimit pos</text:p>
          </table:table-cell>
          <table:table-cell office:value-type="string" calcext:value-type="string">
            <text:p>cat end</text:p>
          </table:table-cell>
          <table:table-cell office:value-type="string" calcext:value-type="string">
            <text:p>func start</text:p>
          </table:table-cell>
          <table:table-cell office:value-type="string" calcext:value-type="string">
            <text:p>func end</text:p>
          </table:table-cell>
          <table:table-cell office:value-type="string" calcext:value-type="string">
            <text:p>func le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Find extension</text:p>
          </table:table-cell>
          <table:table-cell office:value-type="string" calcext:value-type="string">
            <text:p>Category without extension</text:p>
          </table:table-cell>
        </table:table-row>
        <table:table-row table:style-name="ro1">
          <table:table-cell/>
          <table:table-cell table:style-name="ce1" office:value-type="string" calcext:value-type="string">
            <text:p>AnalogDelay.html</text:p>
          </table:table-cell>
          <table:table-cell table:formula="of:=FIND(&quot;_&quot;;[.B2])" office:value-type="string" office:string-value="" calcext:value-type="error">
            <text:p>#VALUE!</text:p>
          </table:table-cell>
          <table:table-cell table:formula="of:=IF(ISNUMBER([.C2]);[.C2];9999)-1" office:value-type="float" office:value="9998" calcext:value-type="float">
            <text:p>9998</text:p>
          </table:table-cell>
          <table:table-cell table:formula="of:=[.D2]+2" office:value-type="float" office:value="10000" calcext:value-type="float">
            <text:p>10000</text:p>
          </table:table-cell>
          <table:table-cell table:formula="of:=FIND(&quot;.html&quot;;[.B2])" office:value-type="float" office:value="12" calcext:value-type="float">
            <text:p>12</text:p>
          </table:table-cell>
          <table:table-cell table:formula="of:=IF( [.F2]-[.E2] &lt; 0; [.F2];[.F2]-[.E2])" office:value-type="float" office:value="12" calcext:value-type="float">
            <text:p>12</text:p>
          </table:table-cell>
          <table:table-cell table:formula="of:=LEFT([.B2];[.D2])" office:value-type="string" office:string-value="AnalogDelay.html" calcext:value-type="string">
            <text:p>AnalogDelay.html</text:p>
          </table:table-cell>
          <table:table-cell table:formula="of:=MID([.B2];[.E2];[.G2])">
            <text:p/>
          </table:table-cell>
          <table:table-cell office:value-type="string" calcext:value-type="string">
            <text:p>Fix name</text:p>
          </table:table-cell>
          <table:table-cell table:formula="of:=FIND(&quot;.&quot;;[.H2])" office:value-type="float" office:value="12" calcext:value-type="float">
            <text:p>12</text:p>
          </table:table-cell>
          <table:table-cell table:formula="of:=LEFT([.H2];[.K2]-1)" office:value-type="string" office:string-value="AnalogDelay" calcext:value-type="string">
            <text:p>AnalogDelay</text:p>
          </table:table-cell>
        </table:table-row>
        <table:table-row table:style-name="ro1">
          <table:table-cell/>
          <table:table-cell office:value-type="string" calcext:value-type="string">
            <text:p>AngleStats.html</text:p>
          </table:table-cell>
          <table:table-cell table:formula="of:=FIND(&quot;_&quot;;[.B3])" office:value-type="string" office:string-value="" calcext:value-type="error">
            <text:p>#VALUE!</text:p>
          </table:table-cell>
          <table:table-cell table:formula="of:=IF(ISNUMBER([.C3]);[.C3];9999)-1" office:value-type="float" office:value="9998" calcext:value-type="float">
            <text:p>9998</text:p>
          </table:table-cell>
          <table:table-cell table:formula="of:=[.D3]+2" office:value-type="float" office:value="10000" calcext:value-type="float">
            <text:p>10000</text:p>
          </table:table-cell>
          <table:table-cell table:formula="of:=FIND(&quot;.html&quot;;[.B3])" office:value-type="float" office:value="11" calcext:value-type="float">
            <text:p>11</text:p>
          </table:table-cell>
          <table:table-cell table:formula="of:=IF( [.F3]-[.E3] &lt; 0; [.F3];[.F3]-[.E3])" office:value-type="float" office:value="11" calcext:value-type="float">
            <text:p>11</text:p>
          </table:table-cell>
          <table:table-cell table:formula="of:=LEFT([.B3];[.D3])" office:value-type="string" office:string-value="AngleStats.html" calcext:value-type="string">
            <text:p>AngleStats.html</text:p>
          </table:table-cell>
          <table:table-cell table:formula="of:=MID([.B3];[.E3];[.G3])">
            <text:p/>
          </table:table-cell>
          <table:table-cell/>
          <table:table-cell table:formula="of:=FIND(&quot;.&quot;;[.H3])" office:value-type="float" office:value="11" calcext:value-type="float">
            <text:p>11</text:p>
          </table:table-cell>
          <table:table-cell table:formula="of:=LEFT([.H3];[.K3]-1)" office:value-type="string" office:string-value="AngleStats" calcext:value-type="string">
            <text:p>AngleStats</text:p>
          </table:table-cell>
        </table:table-row>
        <table:table-row table:style-name="ro1">
          <table:table-cell/>
          <table:table-cell office:value-type="string" calcext:value-type="string">
            <text:p>ArmFF.html</text:p>
          </table:table-cell>
          <table:table-cell table:formula="of:=FIND(&quot;_&quot;;[.B4])" office:value-type="string" office:string-value="" calcext:value-type="error">
            <text:p>#VALUE!</text:p>
          </table:table-cell>
          <table:table-cell table:formula="of:=IF(ISNUMBER([.C4]);[.C4];9999)-1" office:value-type="float" office:value="9998" calcext:value-type="float">
            <text:p>9998</text:p>
          </table:table-cell>
          <table:table-cell table:formula="of:=[.D4]+2" office:value-type="float" office:value="10000" calcext:value-type="float">
            <text:p>10000</text:p>
          </table:table-cell>
          <table:table-cell table:formula="of:=FIND(&quot;.html&quot;;[.B4])" office:value-type="float" office:value="6" calcext:value-type="float">
            <text:p>6</text:p>
          </table:table-cell>
          <table:table-cell table:formula="of:=IF( [.F4]-[.E4] &lt; 0; [.F4];[.F4]-[.E4])" office:value-type="float" office:value="6" calcext:value-type="float">
            <text:p>6</text:p>
          </table:table-cell>
          <table:table-cell table:formula="of:=LEFT([.B4];[.D4])" office:value-type="string" office:string-value="ArmFF.html" calcext:value-type="string">
            <text:p>ArmFF.html</text:p>
          </table:table-cell>
          <table:table-cell table:formula="of:=MID([.B4];[.E4];[.G4])">
            <text:p/>
          </table:table-cell>
          <table:table-cell/>
          <table:table-cell table:formula="of:=FIND(&quot;.&quot;;[.H4])" office:value-type="float" office:value="6" calcext:value-type="float">
            <text:p>6</text:p>
          </table:table-cell>
          <table:table-cell table:formula="of:=LEFT([.H4];[.K4]-1)" office:value-type="string" office:string-value="ArmFF" calcext:value-type="string">
            <text:p>ArmFF</text:p>
          </table:table-cell>
        </table:table-row>
        <table:table-row table:style-name="ro1">
          <table:table-cell/>
          <table:table-cell office:value-type="string" calcext:value-type="string">
            <text:p>BangBang.html</text:p>
          </table:table-cell>
          <table:table-cell table:formula="of:=FIND(&quot;_&quot;;[.B5])" office:value-type="string" office:string-value="" calcext:value-type="error">
            <text:p>#VALUE!</text:p>
          </table:table-cell>
          <table:table-cell table:formula="of:=IF(ISNUMBER([.C5]);[.C5];9999)-1" office:value-type="float" office:value="9998" calcext:value-type="float">
            <text:p>9998</text:p>
          </table:table-cell>
          <table:table-cell table:formula="of:=[.D5]+2" office:value-type="float" office:value="10000" calcext:value-type="float">
            <text:p>10000</text:p>
          </table:table-cell>
          <table:table-cell table:formula="of:=FIND(&quot;.html&quot;;[.B5])" office:value-type="float" office:value="9" calcext:value-type="float">
            <text:p>9</text:p>
          </table:table-cell>
          <table:table-cell table:formula="of:=IF( [.F5]-[.E5] &lt; 0; [.F5];[.F5]-[.E5])" office:value-type="float" office:value="9" calcext:value-type="float">
            <text:p>9</text:p>
          </table:table-cell>
          <table:table-cell table:formula="of:=LEFT([.B5];[.D5])" office:value-type="string" office:string-value="BangBang.html" calcext:value-type="string">
            <text:p>BangBang.html</text:p>
          </table:table-cell>
          <table:table-cell table:formula="of:=MID([.B5];[.E5];[.G5])">
            <text:p/>
          </table:table-cell>
          <table:table-cell/>
          <table:table-cell table:formula="of:=FIND(&quot;.&quot;;[.H5])" office:value-type="float" office:value="9" calcext:value-type="float">
            <text:p>9</text:p>
          </table:table-cell>
          <table:table-cell table:formula="of:=LEFT([.H5];[.K5]-1)" office:value-type="string" office:string-value="BangBang" calcext:value-type="string">
            <text:p>BangBang</text:p>
          </table:table-cell>
        </table:table-row>
        <table:table-row table:style-name="ro1">
          <table:table-cell/>
          <table:table-cell office:value-type="string" calcext:value-type="string">
            <text:p>BatterySim.html</text:p>
          </table:table-cell>
          <table:table-cell table:formula="of:=FIND(&quot;_&quot;;[.B6])" office:value-type="string" office:string-value="" calcext:value-type="error">
            <text:p>#VALUE!</text:p>
          </table:table-cell>
          <table:table-cell table:formula="of:=IF(ISNUMBER([.C6]);[.C6];9999)-1" office:value-type="float" office:value="9998" calcext:value-type="float">
            <text:p>9998</text:p>
          </table:table-cell>
          <table:table-cell table:formula="of:=[.D6]+2" office:value-type="float" office:value="10000" calcext:value-type="float">
            <text:p>10000</text:p>
          </table:table-cell>
          <table:table-cell table:formula="of:=FIND(&quot;.html&quot;;[.B6])" office:value-type="float" office:value="11" calcext:value-type="float">
            <text:p>11</text:p>
          </table:table-cell>
          <table:table-cell table:formula="of:=IF( [.F6]-[.E6] &lt; 0; [.F6];[.F6]-[.E6])" office:value-type="float" office:value="11" calcext:value-type="float">
            <text:p>11</text:p>
          </table:table-cell>
          <table:table-cell table:formula="of:=LEFT([.B6];[.D6])" office:value-type="string" office:string-value="BatterySim.html" calcext:value-type="string">
            <text:p>BatterySim.html</text:p>
          </table:table-cell>
          <table:table-cell table:formula="of:=MID([.B6];[.E6];[.G6])">
            <text:p/>
          </table:table-cell>
          <table:table-cell/>
          <table:table-cell table:formula="of:=FIND(&quot;.&quot;;[.H6])" office:value-type="float" office:value="11" calcext:value-type="float">
            <text:p>11</text:p>
          </table:table-cell>
          <table:table-cell table:formula="of:=LEFT([.H6];[.K6]-1)" office:value-type="string" office:string-value="BatterySim" calcext:value-type="string">
            <text:p>BatterySim</text:p>
          </table:table-cell>
        </table:table-row>
        <table:table-row table:style-name="ro1">
          <table:table-cell/>
          <table:table-cell office:value-type="string" calcext:value-type="string">
            <text:p>BumplessTransfer.html</text:p>
          </table:table-cell>
          <table:table-cell table:formula="of:=FIND(&quot;_&quot;;[.B7])" office:value-type="string" office:string-value="" calcext:value-type="error">
            <text:p>#VALUE!</text:p>
          </table:table-cell>
          <table:table-cell table:formula="of:=IF(ISNUMBER([.C7]);[.C7];9999)-1" office:value-type="float" office:value="9998" calcext:value-type="float">
            <text:p>9998</text:p>
          </table:table-cell>
          <table:table-cell table:formula="of:=[.D7]+2" office:value-type="float" office:value="10000" calcext:value-type="float">
            <text:p>10000</text:p>
          </table:table-cell>
          <table:table-cell table:formula="of:=FIND(&quot;.html&quot;;[.B7])" office:value-type="float" office:value="17" calcext:value-type="float">
            <text:p>17</text:p>
          </table:table-cell>
          <table:table-cell table:formula="of:=IF( [.F7]-[.E7] &lt; 0; [.F7];[.F7]-[.E7])" office:value-type="float" office:value="17" calcext:value-type="float">
            <text:p>17</text:p>
          </table:table-cell>
          <table:table-cell table:formula="of:=LEFT([.B7];[.D7])" office:value-type="string" office:string-value="BumplessTransfer.html" calcext:value-type="string">
            <text:p>BumplessTransfer.html</text:p>
          </table:table-cell>
          <table:table-cell table:formula="of:=MID([.B7];[.E7];[.G7])">
            <text:p/>
          </table:table-cell>
          <table:table-cell/>
          <table:table-cell table:formula="of:=FIND(&quot;.&quot;;[.H7])" office:value-type="float" office:value="17" calcext:value-type="float">
            <text:p>17</text:p>
          </table:table-cell>
          <table:table-cell table:formula="of:=LEFT([.H7];[.K7]-1)" office:value-type="string" office:string-value="BumplessTransfer" calcext:value-type="string">
            <text:p>BumplessTransfer</text:p>
          </table:table-cell>
        </table:table-row>
        <table:table-row table:style-name="ro1">
          <table:table-cell/>
          <table:table-cell office:value-type="string" calcext:value-type="string">
            <text:p>CallbackHelp.html</text:p>
          </table:table-cell>
          <table:table-cell table:formula="of:=FIND(&quot;_&quot;;[.B8])" office:value-type="string" office:string-value="" calcext:value-type="error">
            <text:p>#VALUE!</text:p>
          </table:table-cell>
          <table:table-cell table:formula="of:=IF(ISNUMBER([.C8]);[.C8];9999)-1" office:value-type="float" office:value="9998" calcext:value-type="float">
            <text:p>9998</text:p>
          </table:table-cell>
          <table:table-cell table:formula="of:=[.D8]+2" office:value-type="float" office:value="10000" calcext:value-type="float">
            <text:p>10000</text:p>
          </table:table-cell>
          <table:table-cell table:formula="of:=FIND(&quot;.html&quot;;[.B8])" office:value-type="float" office:value="13" calcext:value-type="float">
            <text:p>13</text:p>
          </table:table-cell>
          <table:table-cell table:formula="of:=IF( [.F8]-[.E8] &lt; 0; [.F8];[.F8]-[.E8])" office:value-type="float" office:value="13" calcext:value-type="float">
            <text:p>13</text:p>
          </table:table-cell>
          <table:table-cell table:formula="of:=LEFT([.B8];[.D8])" office:value-type="string" office:string-value="CallbackHelp.html" calcext:value-type="string">
            <text:p>CallbackHelp.html</text:p>
          </table:table-cell>
          <table:table-cell table:formula="of:=MID([.B8];[.E8];[.G8])">
            <text:p/>
          </table:table-cell>
          <table:table-cell/>
          <table:table-cell table:formula="of:=FIND(&quot;.&quot;;[.H8])" office:value-type="float" office:value="13" calcext:value-type="float">
            <text:p>13</text:p>
          </table:table-cell>
          <table:table-cell table:formula="of:=LEFT([.H8];[.K8]-1)" office:value-type="string" office:string-value="CallbackHelp" calcext:value-type="string">
            <text:p>CallbackHelp</text:p>
          </table:table-cell>
        </table:table-row>
        <table:table-row table:style-name="ro1">
          <table:table-cell/>
          <table:table-cell office:value-type="string" calcext:value-type="string">
            <text:p>CentripetalAccelConstraint.html</text:p>
          </table:table-cell>
          <table:table-cell table:formula="of:=FIND(&quot;_&quot;;[.B9])" office:value-type="string" office:string-value="" calcext:value-type="error">
            <text:p>#VALUE!</text:p>
          </table:table-cell>
          <table:table-cell table:formula="of:=IF(ISNUMBER([.C9]);[.C9];9999)-1" office:value-type="float" office:value="9998" calcext:value-type="float">
            <text:p>9998</text:p>
          </table:table-cell>
          <table:table-cell table:formula="of:=[.D9]+2" office:value-type="float" office:value="10000" calcext:value-type="float">
            <text:p>10000</text:p>
          </table:table-cell>
          <table:table-cell table:formula="of:=FIND(&quot;.html&quot;;[.B9])" office:value-type="float" office:value="27" calcext:value-type="float">
            <text:p>27</text:p>
          </table:table-cell>
          <table:table-cell table:formula="of:=IF( [.F9]-[.E9] &lt; 0; [.F9];[.F9]-[.E9])" office:value-type="float" office:value="27" calcext:value-type="float">
            <text:p>27</text:p>
          </table:table-cell>
          <table:table-cell table:formula="of:=LEFT([.B9];[.D9])" office:value-type="string" office:string-value="CentripetalAccelConstraint.html" calcext:value-type="string">
            <text:p>CentripetalAccelConstraint.html</text:p>
          </table:table-cell>
          <table:table-cell table:formula="of:=MID([.B9];[.E9];[.G9])">
            <text:p/>
          </table:table-cell>
          <table:table-cell/>
          <table:table-cell table:formula="of:=FIND(&quot;.&quot;;[.H9])" office:value-type="float" office:value="27" calcext:value-type="float">
            <text:p>27</text:p>
          </table:table-cell>
          <table:table-cell table:formula="of:=LEFT([.H9];[.K9]-1)" office:value-type="string" office:string-value="CentripetalAccelConstraint" calcext:value-type="string">
            <text:p>CentripetalAccelConstraint</text:p>
          </table:table-cell>
        </table:table-row>
        <table:table-row table:style-name="ro1">
          <table:table-cell/>
          <table:table-cell office:value-type="string" calcext:value-type="string">
            <text:p>ChassisSpeeds.html</text:p>
          </table:table-cell>
          <table:table-cell table:formula="of:=FIND(&quot;_&quot;;[.B10])" office:value-type="string" office:string-value="" calcext:value-type="error">
            <text:p>#VALUE!</text:p>
          </table:table-cell>
          <table:table-cell table:formula="of:=IF(ISNUMBER([.C10]);[.C10];9999)-1" office:value-type="float" office:value="9998" calcext:value-type="float">
            <text:p>9998</text:p>
          </table:table-cell>
          <table:table-cell table:formula="of:=[.D10]+2" office:value-type="float" office:value="10000" calcext:value-type="float">
            <text:p>10000</text:p>
          </table:table-cell>
          <table:table-cell table:formula="of:=FIND(&quot;.html&quot;;[.B10])" office:value-type="float" office:value="14" calcext:value-type="float">
            <text:p>14</text:p>
          </table:table-cell>
          <table:table-cell table:formula="of:=IF( [.F10]-[.E10] &lt; 0; [.F10];[.F10]-[.E10])" office:value-type="float" office:value="14" calcext:value-type="float">
            <text:p>14</text:p>
          </table:table-cell>
          <table:table-cell table:formula="of:=LEFT([.B10];[.D10])" office:value-type="string" office:string-value="ChassisSpeeds.html" calcext:value-type="string">
            <text:p>ChassisSpeeds.html</text:p>
          </table:table-cell>
          <table:table-cell table:formula="of:=MID([.B10];[.E10];[.G10])">
            <text:p/>
          </table:table-cell>
          <table:table-cell/>
          <table:table-cell table:formula="of:=FIND(&quot;.&quot;;[.H10])" office:value-type="float" office:value="14" calcext:value-type="float">
            <text:p>14</text:p>
          </table:table-cell>
          <table:table-cell table:formula="of:=LEFT([.H10];[.K10]-1)" office:value-type="string" office:string-value="ChassisSpeeds" calcext:value-type="string">
            <text:p>ChassisSpeeds</text:p>
          </table:table-cell>
        </table:table-row>
        <table:table-row table:style-name="ro1">
          <table:table-cell/>
          <table:table-cell office:value-type="string" calcext:value-type="string">
            <text:p>CompVisionUtil.html</text:p>
          </table:table-cell>
          <table:table-cell table:formula="of:=FIND(&quot;_&quot;;[.B11])" office:value-type="string" office:string-value="" calcext:value-type="error">
            <text:p>#VALUE!</text:p>
          </table:table-cell>
          <table:table-cell table:formula="of:=IF(ISNUMBER([.C11]);[.C11];9999)-1" office:value-type="float" office:value="9998" calcext:value-type="float">
            <text:p>9998</text:p>
          </table:table-cell>
          <table:table-cell table:formula="of:=[.D11]+2" office:value-type="float" office:value="10000" calcext:value-type="float">
            <text:p>10000</text:p>
          </table:table-cell>
          <table:table-cell table:formula="of:=FIND(&quot;.html&quot;;[.B11])" office:value-type="float" office:value="15" calcext:value-type="float">
            <text:p>15</text:p>
          </table:table-cell>
          <table:table-cell table:formula="of:=IF( [.F11]-[.E11] &lt; 0; [.F11];[.F11]-[.E11])" office:value-type="float" office:value="15" calcext:value-type="float">
            <text:p>15</text:p>
          </table:table-cell>
          <table:table-cell table:formula="of:=LEFT([.B11];[.D11])" office:value-type="string" office:string-value="CompVisionUtil.html" calcext:value-type="string">
            <text:p>CompVisionUtil.html</text:p>
          </table:table-cell>
          <table:table-cell table:formula="of:=MID([.B11];[.E11];[.G11])">
            <text:p/>
          </table:table-cell>
          <table:table-cell/>
          <table:table-cell table:formula="of:=FIND(&quot;.&quot;;[.H11])" office:value-type="float" office:value="15" calcext:value-type="float">
            <text:p>15</text:p>
          </table:table-cell>
          <table:table-cell table:formula="of:=LEFT([.H11];[.K11]-1)" office:value-type="string" office:string-value="CompVisionUtil" calcext:value-type="string">
            <text:p>CompVisionUtil</text:p>
          </table:table-cell>
        </table:table-row>
        <table:table-row table:style-name="ro1">
          <table:table-cell/>
          <table:table-cell office:value-type="string" calcext:value-type="string">
            <text:p>ConstrainedState.html</text:p>
          </table:table-cell>
          <table:table-cell table:formula="of:=FIND(&quot;_&quot;;[.B12])" office:value-type="string" office:string-value="" calcext:value-type="error">
            <text:p>#VALUE!</text:p>
          </table:table-cell>
          <table:table-cell table:formula="of:=IF(ISNUMBER([.C12]);[.C12];9999)-1" office:value-type="float" office:value="9998" calcext:value-type="float">
            <text:p>9998</text:p>
          </table:table-cell>
          <table:table-cell table:formula="of:=[.D12]+2" office:value-type="float" office:value="10000" calcext:value-type="float">
            <text:p>10000</text:p>
          </table:table-cell>
          <table:table-cell table:formula="of:=FIND(&quot;.html&quot;;[.B12])" office:value-type="float" office:value="17" calcext:value-type="float">
            <text:p>17</text:p>
          </table:table-cell>
          <table:table-cell table:formula="of:=IF( [.F12]-[.E12] &lt; 0; [.F12];[.F12]-[.E12])" office:value-type="float" office:value="17" calcext:value-type="float">
            <text:p>17</text:p>
          </table:table-cell>
          <table:table-cell table:formula="of:=LEFT([.B12];[.D12])" office:value-type="string" office:string-value="ConstrainedState.html" calcext:value-type="string">
            <text:p>ConstrainedState.html</text:p>
          </table:table-cell>
          <table:table-cell table:formula="of:=MID([.B12];[.E12];[.G12])">
            <text:p/>
          </table:table-cell>
          <table:table-cell/>
          <table:table-cell table:formula="of:=FIND(&quot;.&quot;;[.H12])" office:value-type="float" office:value="17" calcext:value-type="float">
            <text:p>17</text:p>
          </table:table-cell>
          <table:table-cell table:formula="of:=LEFT([.H12];[.K12]-1)" office:value-type="string" office:string-value="ConstrainedState" calcext:value-type="string">
            <text:p>ConstrainedState</text:p>
          </table:table-cell>
        </table:table-row>
        <table:table-row table:style-name="ro1">
          <table:table-cell/>
          <table:table-cell office:value-type="string" calcext:value-type="string">
            <text:p>Constraint.html</text:p>
          </table:table-cell>
          <table:table-cell table:formula="of:=FIND(&quot;_&quot;;[.B13])" office:value-type="string" office:string-value="" calcext:value-type="error">
            <text:p>#VALUE!</text:p>
          </table:table-cell>
          <table:table-cell table:formula="of:=IF(ISNUMBER([.C13]);[.C13];9999)-1" office:value-type="float" office:value="9998" calcext:value-type="float">
            <text:p>9998</text:p>
          </table:table-cell>
          <table:table-cell table:formula="of:=[.D13]+2" office:value-type="float" office:value="10000" calcext:value-type="float">
            <text:p>10000</text:p>
          </table:table-cell>
          <table:table-cell table:formula="of:=FIND(&quot;.html&quot;;[.B13])" office:value-type="float" office:value="11" calcext:value-type="float">
            <text:p>11</text:p>
          </table:table-cell>
          <table:table-cell table:formula="of:=IF( [.F13]-[.E13] &lt; 0; [.F13];[.F13]-[.E13])" office:value-type="float" office:value="11" calcext:value-type="float">
            <text:p>11</text:p>
          </table:table-cell>
          <table:table-cell table:formula="of:=LEFT([.B13];[.D13])" office:value-type="string" office:string-value="Constraint.html" calcext:value-type="string">
            <text:p>Constraint.html</text:p>
          </table:table-cell>
          <table:table-cell table:formula="of:=MID([.B13];[.E13];[.G13])">
            <text:p/>
          </table:table-cell>
          <table:table-cell/>
          <table:table-cell table:formula="of:=FIND(&quot;.&quot;;[.H13])" office:value-type="float" office:value="11" calcext:value-type="float">
            <text:p>11</text:p>
          </table:table-cell>
          <table:table-cell table:formula="of:=LEFT([.H13];[.K13]-1)" office:value-type="string" office:string-value="Constraint" calcext:value-type="string">
            <text:p>Constraint</text:p>
          </table:table-cell>
        </table:table-row>
        <table:table-row table:style-name="ro1">
          <table:table-cell/>
          <table:table-cell office:value-type="string" calcext:value-type="string">
            <text:p>ControllerUtil.html</text:p>
          </table:table-cell>
          <table:table-cell table:formula="of:=FIND(&quot;_&quot;;[.B14])" office:value-type="string" office:string-value="" calcext:value-type="error">
            <text:p>#VALUE!</text:p>
          </table:table-cell>
          <table:table-cell table:formula="of:=IF(ISNUMBER([.C14]);[.C14];9999)-1" office:value-type="float" office:value="9998" calcext:value-type="float">
            <text:p>9998</text:p>
          </table:table-cell>
          <table:table-cell table:formula="of:=[.D14]+2" office:value-type="float" office:value="10000" calcext:value-type="float">
            <text:p>10000</text:p>
          </table:table-cell>
          <table:table-cell table:formula="of:=FIND(&quot;.html&quot;;[.B14])" office:value-type="float" office:value="15" calcext:value-type="float">
            <text:p>15</text:p>
          </table:table-cell>
          <table:table-cell table:formula="of:=IF( [.F14]-[.E14] &lt; 0; [.F14];[.F14]-[.E14])" office:value-type="float" office:value="15" calcext:value-type="float">
            <text:p>15</text:p>
          </table:table-cell>
          <table:table-cell table:formula="of:=LEFT([.B14];[.D14])" office:value-type="string" office:string-value="ControllerUtil.html" calcext:value-type="string">
            <text:p>ControllerUtil.html</text:p>
          </table:table-cell>
          <table:table-cell table:formula="of:=MID([.B14];[.E14];[.G14])">
            <text:p/>
          </table:table-cell>
          <table:table-cell/>
          <table:table-cell table:formula="of:=FIND(&quot;.&quot;;[.H14])" office:value-type="float" office:value="15" calcext:value-type="float">
            <text:p>15</text:p>
          </table:table-cell>
          <table:table-cell table:formula="of:=LEFT([.H14];[.K14]-1)" office:value-type="string" office:string-value="ControllerUtil" calcext:value-type="string">
            <text:p>ControllerUtil</text:p>
          </table:table-cell>
        </table:table-row>
        <table:table-row table:style-name="ro1">
          <table:table-cell/>
          <table:table-cell office:value-type="string" calcext:value-type="string">
            <text:p>Conv.html</text:p>
          </table:table-cell>
          <table:table-cell table:formula="of:=FIND(&quot;_&quot;;[.B15])" office:value-type="string" office:string-value="" calcext:value-type="error">
            <text:p>#VALUE!</text:p>
          </table:table-cell>
          <table:table-cell table:formula="of:=IF(ISNUMBER([.C15]);[.C15];9999)-1" office:value-type="float" office:value="9998" calcext:value-type="float">
            <text:p>9998</text:p>
          </table:table-cell>
          <table:table-cell table:formula="of:=[.D15]+2" office:value-type="float" office:value="10000" calcext:value-type="float">
            <text:p>10000</text:p>
          </table:table-cell>
          <table:table-cell table:formula="of:=FIND(&quot;.html&quot;;[.B15])" office:value-type="float" office:value="5" calcext:value-type="float">
            <text:p>5</text:p>
          </table:table-cell>
          <table:table-cell table:formula="of:=IF( [.F15]-[.E15] &lt; 0; [.F15];[.F15]-[.E15])" office:value-type="float" office:value="5" calcext:value-type="float">
            <text:p>5</text:p>
          </table:table-cell>
          <table:table-cell table:formula="of:=LEFT([.B15];[.D15])" office:value-type="string" office:string-value="Conv.html" calcext:value-type="string">
            <text:p>Conv.html</text:p>
          </table:table-cell>
          <table:table-cell table:formula="of:=MID([.B15];[.E15];[.G15])">
            <text:p/>
          </table:table-cell>
          <table:table-cell/>
          <table:table-cell table:formula="of:=FIND(&quot;.&quot;;[.H15])" office:value-type="float" office:value="5" calcext:value-type="float">
            <text:p>5</text:p>
          </table:table-cell>
          <table:table-cell table:formula="of:=LEFT([.H15];[.K15]-1)" office:value-type="string" office:string-value="Conv" calcext:value-type="string">
            <text:p>Conv</text:p>
          </table:table-cell>
        </table:table-row>
        <table:table-row table:style-name="ro1">
          <table:table-cell/>
          <table:table-cell office:value-type="string" calcext:value-type="string">
            <text:p>CoordAxis.html</text:p>
          </table:table-cell>
          <table:table-cell table:formula="of:=FIND(&quot;_&quot;;[.B16])" office:value-type="string" office:string-value="" calcext:value-type="error">
            <text:p>#VALUE!</text:p>
          </table:table-cell>
          <table:table-cell table:formula="of:=IF(ISNUMBER([.C16]);[.C16];9999)-1" office:value-type="float" office:value="9998" calcext:value-type="float">
            <text:p>9998</text:p>
          </table:table-cell>
          <table:table-cell table:formula="of:=[.D16]+2" office:value-type="float" office:value="10000" calcext:value-type="float">
            <text:p>10000</text:p>
          </table:table-cell>
          <table:table-cell table:formula="of:=FIND(&quot;.html&quot;;[.B16])" office:value-type="float" office:value="10" calcext:value-type="float">
            <text:p>10</text:p>
          </table:table-cell>
          <table:table-cell table:formula="of:=IF( [.F16]-[.E16] &lt; 0; [.F16];[.F16]-[.E16])" office:value-type="float" office:value="10" calcext:value-type="float">
            <text:p>10</text:p>
          </table:table-cell>
          <table:table-cell table:formula="of:=LEFT([.B16];[.D16])" office:value-type="string" office:string-value="CoordAxis.html" calcext:value-type="string">
            <text:p>CoordAxis.html</text:p>
          </table:table-cell>
          <table:table-cell table:formula="of:=MID([.B16];[.E16];[.G16])">
            <text:p/>
          </table:table-cell>
          <table:table-cell/>
          <table:table-cell table:formula="of:=FIND(&quot;.&quot;;[.H16])" office:value-type="float" office:value="10" calcext:value-type="float">
            <text:p>10</text:p>
          </table:table-cell>
          <table:table-cell table:formula="of:=LEFT([.H16];[.K16]-1)" office:value-type="string" office:string-value="CoordAxis" calcext:value-type="string">
            <text:p>CoordAxis</text:p>
          </table:table-cell>
        </table:table-row>
        <table:table-row table:style-name="ro1">
          <table:table-cell/>
          <table:table-cell office:value-type="string" calcext:value-type="string">
            <text:p>CoordSystem.html</text:p>
          </table:table-cell>
          <table:table-cell table:formula="of:=FIND(&quot;_&quot;;[.B17])" office:value-type="string" office:string-value="" calcext:value-type="error">
            <text:p>#VALUE!</text:p>
          </table:table-cell>
          <table:table-cell table:formula="of:=IF(ISNUMBER([.C17]);[.C17];9999)-1" office:value-type="float" office:value="9998" calcext:value-type="float">
            <text:p>9998</text:p>
          </table:table-cell>
          <table:table-cell table:formula="of:=[.D17]+2" office:value-type="float" office:value="10000" calcext:value-type="float">
            <text:p>10000</text:p>
          </table:table-cell>
          <table:table-cell table:formula="of:=FIND(&quot;.html&quot;;[.B17])" office:value-type="float" office:value="12" calcext:value-type="float">
            <text:p>12</text:p>
          </table:table-cell>
          <table:table-cell table:formula="of:=IF( [.F17]-[.E17] &lt; 0; [.F17];[.F17]-[.E17])" office:value-type="float" office:value="12" calcext:value-type="float">
            <text:p>12</text:p>
          </table:table-cell>
          <table:table-cell table:formula="of:=LEFT([.B17];[.D17])" office:value-type="string" office:string-value="CoordSystem.html" calcext:value-type="string">
            <text:p>CoordSystem.html</text:p>
          </table:table-cell>
          <table:table-cell table:formula="of:=MID([.B17];[.E17];[.G17])">
            <text:p/>
          </table:table-cell>
          <table:table-cell/>
          <table:table-cell table:formula="of:=FIND(&quot;.&quot;;[.H17])" office:value-type="float" office:value="12" calcext:value-type="float">
            <text:p>12</text:p>
          </table:table-cell>
          <table:table-cell table:formula="of:=LEFT([.H17];[.K17]-1)" office:value-type="string" office:string-value="CoordSystem" calcext:value-type="string">
            <text:p>CoordSystem</text:p>
          </table:table-cell>
        </table:table-row>
        <table:table-row table:style-name="ro1">
          <table:table-cell/>
          <table:table-cell office:value-type="string" calcext:value-type="string">
            <text:p>CubicHermiteSpline.html</text:p>
          </table:table-cell>
          <table:table-cell table:formula="of:=FIND(&quot;_&quot;;[.B18])" office:value-type="string" office:string-value="" calcext:value-type="error">
            <text:p>#VALUE!</text:p>
          </table:table-cell>
          <table:table-cell table:formula="of:=IF(ISNUMBER([.C18]);[.C18];9999)-1" office:value-type="float" office:value="9998" calcext:value-type="float">
            <text:p>9998</text:p>
          </table:table-cell>
          <table:table-cell table:formula="of:=[.D18]+2" office:value-type="float" office:value="10000" calcext:value-type="float">
            <text:p>10000</text:p>
          </table:table-cell>
          <table:table-cell table:formula="of:=FIND(&quot;.html&quot;;[.B18])" office:value-type="float" office:value="19" calcext:value-type="float">
            <text:p>19</text:p>
          </table:table-cell>
          <table:table-cell table:formula="of:=IF( [.F18]-[.E18] &lt; 0; [.F18];[.F18]-[.E18])" office:value-type="float" office:value="19" calcext:value-type="float">
            <text:p>19</text:p>
          </table:table-cell>
          <table:table-cell table:formula="of:=LEFT([.B18];[.D18])" office:value-type="string" office:string-value="CubicHermiteSpline.html" calcext:value-type="string">
            <text:p>CubicHermiteSpline.html</text:p>
          </table:table-cell>
          <table:table-cell table:formula="of:=MID([.B18];[.E18];[.G18])">
            <text:p/>
          </table:table-cell>
          <table:table-cell/>
          <table:table-cell table:formula="of:=FIND(&quot;.&quot;;[.H18])" office:value-type="float" office:value="19" calcext:value-type="float">
            <text:p>19</text:p>
          </table:table-cell>
          <table:table-cell table:formula="of:=LEFT([.H18];[.K18]-1)" office:value-type="string" office:string-value="CubicHermiteSpline" calcext:value-type="string">
            <text:p>CubicHermiteSpline</text:p>
          </table:table-cell>
        </table:table-row>
        <table:table-row table:style-name="ro1">
          <table:table-cell/>
          <table:table-cell office:value-type="string" calcext:value-type="string">
            <text:p>DCMotor.html</text:p>
          </table:table-cell>
          <table:table-cell table:formula="of:=FIND(&quot;_&quot;;[.B19])" office:value-type="string" office:string-value="" calcext:value-type="error">
            <text:p>#VALUE!</text:p>
          </table:table-cell>
          <table:table-cell table:formula="of:=IF(ISNUMBER([.C19]);[.C19];9999)-1" office:value-type="float" office:value="9998" calcext:value-type="float">
            <text:p>9998</text:p>
          </table:table-cell>
          <table:table-cell table:formula="of:=[.D19]+2" office:value-type="float" office:value="10000" calcext:value-type="float">
            <text:p>10000</text:p>
          </table:table-cell>
          <table:table-cell table:formula="of:=FIND(&quot;.html&quot;;[.B19])" office:value-type="float" office:value="8" calcext:value-type="float">
            <text:p>8</text:p>
          </table:table-cell>
          <table:table-cell table:formula="of:=IF( [.F19]-[.E19] &lt; 0; [.F19];[.F19]-[.E19])" office:value-type="float" office:value="8" calcext:value-type="float">
            <text:p>8</text:p>
          </table:table-cell>
          <table:table-cell table:formula="of:=LEFT([.B19];[.D19])" office:value-type="string" office:string-value="DCMotor.html" calcext:value-type="string">
            <text:p>DCMotor.html</text:p>
          </table:table-cell>
          <table:table-cell table:formula="of:=MID([.B19];[.E19];[.G19])">
            <text:p/>
          </table:table-cell>
          <table:table-cell/>
          <table:table-cell table:formula="of:=FIND(&quot;.&quot;;[.H19])" office:value-type="float" office:value="8" calcext:value-type="float">
            <text:p>8</text:p>
          </table:table-cell>
          <table:table-cell table:formula="of:=LEFT([.H19];[.K19]-1)" office:value-type="string" office:string-value="DCMotor" calcext:value-type="string">
            <text:p>DCMotor</text:p>
          </table:table-cell>
        </table:table-row>
        <table:table-row table:style-name="ro1">
          <table:table-cell/>
          <table:table-cell office:value-type="string" calcext:value-type="string">
            <text:p>DCMotorSim.html</text:p>
          </table:table-cell>
          <table:table-cell table:formula="of:=FIND(&quot;_&quot;;[.B20])" office:value-type="string" office:string-value="" calcext:value-type="error">
            <text:p>#VALUE!</text:p>
          </table:table-cell>
          <table:table-cell table:formula="of:=IF(ISNUMBER([.C20]);[.C20];9999)-1" office:value-type="float" office:value="9998" calcext:value-type="float">
            <text:p>9998</text:p>
          </table:table-cell>
          <table:table-cell table:formula="of:=[.D20]+2" office:value-type="float" office:value="10000" calcext:value-type="float">
            <text:p>10000</text:p>
          </table:table-cell>
          <table:table-cell table:formula="of:=FIND(&quot;.html&quot;;[.B20])" office:value-type="float" office:value="11" calcext:value-type="float">
            <text:p>11</text:p>
          </table:table-cell>
          <table:table-cell table:formula="of:=IF( [.F20]-[.E20] &lt; 0; [.F20];[.F20]-[.E20])" office:value-type="float" office:value="11" calcext:value-type="float">
            <text:p>11</text:p>
          </table:table-cell>
          <table:table-cell table:formula="of:=LEFT([.B20];[.D20])" office:value-type="string" office:string-value="DCMotorSim.html" calcext:value-type="string">
            <text:p>DCMotorSim.html</text:p>
          </table:table-cell>
          <table:table-cell table:formula="of:=MID([.B20];[.E20];[.G20])">
            <text:p/>
          </table:table-cell>
          <table:table-cell/>
          <table:table-cell table:formula="of:=FIND(&quot;.&quot;;[.H20])" office:value-type="float" office:value="11" calcext:value-type="float">
            <text:p>11</text:p>
          </table:table-cell>
          <table:table-cell table:formula="of:=LEFT([.H20];[.K20]-1)" office:value-type="string" office:string-value="DCMotorSim" calcext:value-type="string">
            <text:p>DCMotorSim</text:p>
          </table:table-cell>
        </table:table-row>
        <table:table-row table:style-name="ro1">
          <table:table-cell/>
          <table:table-cell office:value-type="string" calcext:value-type="string">
            <text:p>Debouncer.html</text:p>
          </table:table-cell>
          <table:table-cell table:formula="of:=FIND(&quot;_&quot;;[.B21])" office:value-type="string" office:string-value="" calcext:value-type="error">
            <text:p>#VALUE!</text:p>
          </table:table-cell>
          <table:table-cell table:formula="of:=IF(ISNUMBER([.C21]);[.C21];9999)-1" office:value-type="float" office:value="9998" calcext:value-type="float">
            <text:p>9998</text:p>
          </table:table-cell>
          <table:table-cell table:formula="of:=[.D21]+2" office:value-type="float" office:value="10000" calcext:value-type="float">
            <text:p>10000</text:p>
          </table:table-cell>
          <table:table-cell table:formula="of:=FIND(&quot;.html&quot;;[.B21])" office:value-type="float" office:value="10" calcext:value-type="float">
            <text:p>10</text:p>
          </table:table-cell>
          <table:table-cell table:formula="of:=IF( [.F21]-[.E21] &lt; 0; [.F21];[.F21]-[.E21])" office:value-type="float" office:value="10" calcext:value-type="float">
            <text:p>10</text:p>
          </table:table-cell>
          <table:table-cell table:formula="of:=LEFT([.B21];[.D21])" office:value-type="string" office:string-value="Debouncer.html" calcext:value-type="string">
            <text:p>Debouncer.html</text:p>
          </table:table-cell>
          <table:table-cell table:formula="of:=MID([.B21];[.E21];[.G21])">
            <text:p/>
          </table:table-cell>
          <table:table-cell/>
          <table:table-cell table:formula="of:=FIND(&quot;.&quot;;[.H21])" office:value-type="float" office:value="10" calcext:value-type="float">
            <text:p>10</text:p>
          </table:table-cell>
          <table:table-cell table:formula="of:=LEFT([.H21];[.K21]-1)" office:value-type="string" office:string-value="Debouncer" calcext:value-type="string">
            <text:p>Debouncer</text:p>
          </table:table-cell>
        </table:table-row>
        <table:table-row table:style-name="ro1">
          <table:table-cell/>
          <table:table-cell office:value-type="string" calcext:value-type="string">
            <text:p>DiffDriveKinematicsConstraint.html</text:p>
          </table:table-cell>
          <table:table-cell table:formula="of:=FIND(&quot;_&quot;;[.B22])" office:value-type="string" office:string-value="" calcext:value-type="error">
            <text:p>#VALUE!</text:p>
          </table:table-cell>
          <table:table-cell table:formula="of:=IF(ISNUMBER([.C22]);[.C22];9999)-1" office:value-type="float" office:value="9998" calcext:value-type="float">
            <text:p>9998</text:p>
          </table:table-cell>
          <table:table-cell table:formula="of:=[.D22]+2" office:value-type="float" office:value="10000" calcext:value-type="float">
            <text:p>10000</text:p>
          </table:table-cell>
          <table:table-cell table:formula="of:=FIND(&quot;.html&quot;;[.B22])" office:value-type="float" office:value="30" calcext:value-type="float">
            <text:p>30</text:p>
          </table:table-cell>
          <table:table-cell table:formula="of:=IF( [.F22]-[.E22] &lt; 0; [.F22];[.F22]-[.E22])" office:value-type="float" office:value="30" calcext:value-type="float">
            <text:p>30</text:p>
          </table:table-cell>
          <table:table-cell table:formula="of:=LEFT([.B22];[.D22])" office:value-type="string" office:string-value="DiffDriveKinematicsConstraint.html" calcext:value-type="string">
            <text:p>DiffDriveKinematicsConstraint.html</text:p>
          </table:table-cell>
          <table:table-cell table:formula="of:=MID([.B22];[.E22];[.G22])">
            <text:p/>
          </table:table-cell>
          <table:table-cell/>
          <table:table-cell table:formula="of:=FIND(&quot;.&quot;;[.H22])" office:value-type="float" office:value="30" calcext:value-type="float">
            <text:p>30</text:p>
          </table:table-cell>
          <table:table-cell table:formula="of:=LEFT([.H22];[.K22]-1)" office:value-type="string" office:string-value="DiffDriveKinematicsConstraint" calcext:value-type="string">
            <text:p>DiffDriveKinematicsConstraint</text:p>
          </table:table-cell>
        </table:table-row>
        <table:table-row table:style-name="ro1">
          <table:table-cell/>
          <table:table-cell office:value-type="string" calcext:value-type="string">
            <text:p>DiffDrivePoseEst.html</text:p>
          </table:table-cell>
          <table:table-cell table:formula="of:=FIND(&quot;_&quot;;[.B23])" office:value-type="string" office:string-value="" calcext:value-type="error">
            <text:p>#VALUE!</text:p>
          </table:table-cell>
          <table:table-cell table:formula="of:=IF(ISNUMBER([.C23]);[.C23];9999)-1" office:value-type="float" office:value="9998" calcext:value-type="float">
            <text:p>9998</text:p>
          </table:table-cell>
          <table:table-cell table:formula="of:=[.D23]+2" office:value-type="float" office:value="10000" calcext:value-type="float">
            <text:p>10000</text:p>
          </table:table-cell>
          <table:table-cell table:formula="of:=FIND(&quot;.html&quot;;[.B23])" office:value-type="float" office:value="17" calcext:value-type="float">
            <text:p>17</text:p>
          </table:table-cell>
          <table:table-cell table:formula="of:=IF( [.F23]-[.E23] &lt; 0; [.F23];[.F23]-[.E23])" office:value-type="float" office:value="17" calcext:value-type="float">
            <text:p>17</text:p>
          </table:table-cell>
          <table:table-cell table:formula="of:=LEFT([.B23];[.D23])" office:value-type="string" office:string-value="DiffDrivePoseEst.html" calcext:value-type="string">
            <text:p>DiffDrivePoseEst.html</text:p>
          </table:table-cell>
          <table:table-cell table:formula="of:=MID([.B23];[.E23];[.G23])">
            <text:p/>
          </table:table-cell>
          <table:table-cell/>
          <table:table-cell table:formula="of:=FIND(&quot;.&quot;;[.H23])" office:value-type="float" office:value="17" calcext:value-type="float">
            <text:p>17</text:p>
          </table:table-cell>
          <table:table-cell table:formula="of:=LEFT([.H23];[.K23]-1)" office:value-type="string" office:string-value="DiffDrivePoseEst" calcext:value-type="string">
            <text:p>DiffDrivePoseEst</text:p>
          </table:table-cell>
        </table:table-row>
        <table:table-row table:style-name="ro1">
          <table:table-cell/>
          <table:table-cell office:value-type="string" calcext:value-type="string">
            <text:p>DiffDriveTrainSim.html</text:p>
          </table:table-cell>
          <table:table-cell table:formula="of:=FIND(&quot;_&quot;;[.B24])" office:value-type="string" office:string-value="" calcext:value-type="error">
            <text:p>#VALUE!</text:p>
          </table:table-cell>
          <table:table-cell table:formula="of:=IF(ISNUMBER([.C24]);[.C24];9999)-1" office:value-type="float" office:value="9998" calcext:value-type="float">
            <text:p>9998</text:p>
          </table:table-cell>
          <table:table-cell table:formula="of:=[.D24]+2" office:value-type="float" office:value="10000" calcext:value-type="float">
            <text:p>10000</text:p>
          </table:table-cell>
          <table:table-cell table:formula="of:=FIND(&quot;.html&quot;;[.B24])" office:value-type="float" office:value="18" calcext:value-type="float">
            <text:p>18</text:p>
          </table:table-cell>
          <table:table-cell table:formula="of:=IF( [.F24]-[.E24] &lt; 0; [.F24];[.F24]-[.E24])" office:value-type="float" office:value="18" calcext:value-type="float">
            <text:p>18</text:p>
          </table:table-cell>
          <table:table-cell table:formula="of:=LEFT([.B24];[.D24])" office:value-type="string" office:string-value="DiffDriveTrainSim.html" calcext:value-type="string">
            <text:p>DiffDriveTrainSim.html</text:p>
          </table:table-cell>
          <table:table-cell table:formula="of:=MID([.B24];[.E24];[.G24])">
            <text:p/>
          </table:table-cell>
          <table:table-cell/>
          <table:table-cell table:formula="of:=FIND(&quot;.&quot;;[.H24])" office:value-type="float" office:value="18" calcext:value-type="float">
            <text:p>18</text:p>
          </table:table-cell>
          <table:table-cell table:formula="of:=LEFT([.H24];[.K24]-1)" office:value-type="string" office:string-value="DiffDriveTrainSim" calcext:value-type="string">
            <text:p>DiffDriveTrainSim</text:p>
          </table:table-cell>
        </table:table-row>
        <table:table-row table:style-name="ro1">
          <table:table-cell/>
          <table:table-cell office:value-type="string" calcext:value-type="string">
            <text:p>DiffDriveVoltageConstraint.html</text:p>
          </table:table-cell>
          <table:table-cell table:formula="of:=FIND(&quot;_&quot;;[.B25])" office:value-type="string" office:string-value="" calcext:value-type="error">
            <text:p>#VALUE!</text:p>
          </table:table-cell>
          <table:table-cell table:formula="of:=IF(ISNUMBER([.C25]);[.C25];9999)-1" office:value-type="float" office:value="9998" calcext:value-type="float">
            <text:p>9998</text:p>
          </table:table-cell>
          <table:table-cell table:formula="of:=[.D25]+2" office:value-type="float" office:value="10000" calcext:value-type="float">
            <text:p>10000</text:p>
          </table:table-cell>
          <table:table-cell table:formula="of:=FIND(&quot;.html&quot;;[.B25])" office:value-type="float" office:value="27" calcext:value-type="float">
            <text:p>27</text:p>
          </table:table-cell>
          <table:table-cell table:formula="of:=IF( [.F25]-[.E25] &lt; 0; [.F25];[.F25]-[.E25])" office:value-type="float" office:value="27" calcext:value-type="float">
            <text:p>27</text:p>
          </table:table-cell>
          <table:table-cell table:formula="of:=LEFT([.B25];[.D25])" office:value-type="string" office:string-value="DiffDriveVoltageConstraint.html" calcext:value-type="string">
            <text:p>DiffDriveVoltageConstraint.html</text:p>
          </table:table-cell>
          <table:table-cell table:formula="of:=MID([.B25];[.E25];[.G25])">
            <text:p/>
          </table:table-cell>
          <table:table-cell/>
          <table:table-cell table:formula="of:=FIND(&quot;.&quot;;[.H25])" office:value-type="float" office:value="27" calcext:value-type="float">
            <text:p>27</text:p>
          </table:table-cell>
          <table:table-cell table:formula="of:=LEFT([.H25];[.K25]-1)" office:value-type="string" office:string-value="DiffDriveVoltageConstraint" calcext:value-type="string">
            <text:p>DiffDriveVoltageConstraint</text:p>
          </table:table-cell>
        </table:table-row>
        <table:table-row table:style-name="ro1">
          <table:table-cell/>
          <table:table-cell office:value-type="string" calcext:value-type="string">
            <text:p>DiffDrvAccelLimit.html</text:p>
          </table:table-cell>
          <table:table-cell table:formula="of:=FIND(&quot;_&quot;;[.B26])" office:value-type="string" office:string-value="" calcext:value-type="error">
            <text:p>#VALUE!</text:p>
          </table:table-cell>
          <table:table-cell table:formula="of:=IF(ISNUMBER([.C26]);[.C26];9999)-1" office:value-type="float" office:value="9998" calcext:value-type="float">
            <text:p>9998</text:p>
          </table:table-cell>
          <table:table-cell table:formula="of:=[.D26]+2" office:value-type="float" office:value="10000" calcext:value-type="float">
            <text:p>10000</text:p>
          </table:table-cell>
          <table:table-cell table:formula="of:=FIND(&quot;.html&quot;;[.B26])" office:value-type="float" office:value="18" calcext:value-type="float">
            <text:p>18</text:p>
          </table:table-cell>
          <table:table-cell table:formula="of:=IF( [.F26]-[.E26] &lt; 0; [.F26];[.F26]-[.E26])" office:value-type="float" office:value="18" calcext:value-type="float">
            <text:p>18</text:p>
          </table:table-cell>
          <table:table-cell table:formula="of:=LEFT([.B26];[.D26])" office:value-type="string" office:string-value="DiffDrvAccelLimit.html" calcext:value-type="string">
            <text:p>DiffDrvAccelLimit.html</text:p>
          </table:table-cell>
          <table:table-cell table:formula="of:=MID([.B26];[.E26];[.G26])">
            <text:p/>
          </table:table-cell>
          <table:table-cell/>
          <table:table-cell table:formula="of:=FIND(&quot;.&quot;;[.H26])" office:value-type="float" office:value="18" calcext:value-type="float">
            <text:p>18</text:p>
          </table:table-cell>
          <table:table-cell table:formula="of:=LEFT([.H26];[.K26]-1)" office:value-type="string" office:string-value="DiffDrvAccelLimit" calcext:value-type="string">
            <text:p>DiffDrvAccelLimit</text:p>
          </table:table-cell>
        </table:table-row>
        <table:table-row table:style-name="ro1">
          <table:table-cell/>
          <table:table-cell office:value-type="string" calcext:value-type="string">
            <text:p>DiffKinematics.html</text:p>
          </table:table-cell>
          <table:table-cell table:formula="of:=FIND(&quot;_&quot;;[.B27])" office:value-type="string" office:string-value="" calcext:value-type="error">
            <text:p>#VALUE!</text:p>
          </table:table-cell>
          <table:table-cell table:formula="of:=IF(ISNUMBER([.C27]);[.C27];9999)-1" office:value-type="float" office:value="9998" calcext:value-type="float">
            <text:p>9998</text:p>
          </table:table-cell>
          <table:table-cell table:formula="of:=[.D27]+2" office:value-type="float" office:value="10000" calcext:value-type="float">
            <text:p>10000</text:p>
          </table:table-cell>
          <table:table-cell table:formula="of:=FIND(&quot;.html&quot;;[.B27])" office:value-type="float" office:value="15" calcext:value-type="float">
            <text:p>15</text:p>
          </table:table-cell>
          <table:table-cell table:formula="of:=IF( [.F27]-[.E27] &lt; 0; [.F27];[.F27]-[.E27])" office:value-type="float" office:value="15" calcext:value-type="float">
            <text:p>15</text:p>
          </table:table-cell>
          <table:table-cell table:formula="of:=LEFT([.B27];[.D27])" office:value-type="string" office:string-value="DiffKinematics.html" calcext:value-type="string">
            <text:p>DiffKinematics.html</text:p>
          </table:table-cell>
          <table:table-cell table:formula="of:=MID([.B27];[.E27];[.G27])">
            <text:p/>
          </table:table-cell>
          <table:table-cell/>
          <table:table-cell table:formula="of:=FIND(&quot;.&quot;;[.H27])" office:value-type="float" office:value="15" calcext:value-type="float">
            <text:p>15</text:p>
          </table:table-cell>
          <table:table-cell table:formula="of:=LEFT([.H27];[.K27]-1)" office:value-type="string" office:string-value="DiffKinematics" calcext:value-type="string">
            <text:p>DiffKinematics</text:p>
          </table:table-cell>
        </table:table-row>
        <table:table-row table:style-name="ro1">
          <table:table-cell/>
          <table:table-cell office:value-type="string" calcext:value-type="string">
            <text:p>DiffOdometry.html</text:p>
          </table:table-cell>
          <table:table-cell table:formula="of:=FIND(&quot;_&quot;;[.B28])" office:value-type="string" office:string-value="" calcext:value-type="error">
            <text:p>#VALUE!</text:p>
          </table:table-cell>
          <table:table-cell table:formula="of:=IF(ISNUMBER([.C28]);[.C28];9999)-1" office:value-type="float" office:value="9998" calcext:value-type="float">
            <text:p>9998</text:p>
          </table:table-cell>
          <table:table-cell table:formula="of:=[.D28]+2" office:value-type="float" office:value="10000" calcext:value-type="float">
            <text:p>10000</text:p>
          </table:table-cell>
          <table:table-cell table:formula="of:=FIND(&quot;.html&quot;;[.B28])" office:value-type="float" office:value="13" calcext:value-type="float">
            <text:p>13</text:p>
          </table:table-cell>
          <table:table-cell table:formula="of:=IF( [.F28]-[.E28] &lt; 0; [.F28];[.F28]-[.E28])" office:value-type="float" office:value="13" calcext:value-type="float">
            <text:p>13</text:p>
          </table:table-cell>
          <table:table-cell table:formula="of:=LEFT([.B28];[.D28])" office:value-type="string" office:string-value="DiffOdometry.html" calcext:value-type="string">
            <text:p>DiffOdometry.html</text:p>
          </table:table-cell>
          <table:table-cell table:formula="of:=MID([.B28];[.E28];[.G28])">
            <text:p/>
          </table:table-cell>
          <table:table-cell/>
          <table:table-cell table:formula="of:=FIND(&quot;.&quot;;[.H28])" office:value-type="float" office:value="13" calcext:value-type="float">
            <text:p>13</text:p>
          </table:table-cell>
          <table:table-cell table:formula="of:=LEFT([.H28];[.K28]-1)" office:value-type="string" office:string-value="DiffOdometry" calcext:value-type="string">
            <text:p>DiffOdometry</text:p>
          </table:table-cell>
        </table:table-row>
        <table:table-row table:style-name="ro1">
          <table:table-cell/>
          <table:table-cell office:value-type="string" calcext:value-type="string">
            <text:p>DiffWheel.html</text:p>
          </table:table-cell>
          <table:table-cell table:formula="of:=FIND(&quot;_&quot;;[.B29])" office:value-type="string" office:string-value="" calcext:value-type="error">
            <text:p>#VALUE!</text:p>
          </table:table-cell>
          <table:table-cell table:formula="of:=IF(ISNUMBER([.C29]);[.C29];9999)-1" office:value-type="float" office:value="9998" calcext:value-type="float">
            <text:p>9998</text:p>
          </table:table-cell>
          <table:table-cell table:formula="of:=[.D29]+2" office:value-type="float" office:value="10000" calcext:value-type="float">
            <text:p>10000</text:p>
          </table:table-cell>
          <table:table-cell table:formula="of:=FIND(&quot;.html&quot;;[.B29])" office:value-type="float" office:value="10" calcext:value-type="float">
            <text:p>10</text:p>
          </table:table-cell>
          <table:table-cell table:formula="of:=IF( [.F29]-[.E29] &lt; 0; [.F29];[.F29]-[.E29])" office:value-type="float" office:value="10" calcext:value-type="float">
            <text:p>10</text:p>
          </table:table-cell>
          <table:table-cell table:formula="of:=LEFT([.B29];[.D29])" office:value-type="string" office:string-value="DiffWheel.html" calcext:value-type="string">
            <text:p>DiffWheel.html</text:p>
          </table:table-cell>
          <table:table-cell table:formula="of:=MID([.B29];[.E29];[.G29])">
            <text:p/>
          </table:table-cell>
          <table:table-cell/>
          <table:table-cell table:formula="of:=FIND(&quot;.&quot;;[.H29])" office:value-type="float" office:value="10" calcext:value-type="float">
            <text:p>10</text:p>
          </table:table-cell>
          <table:table-cell table:formula="of:=LEFT([.H29];[.K29]-1)" office:value-type="string" office:string-value="DiffWheel" calcext:value-type="string">
            <text:p>DiffWheel</text:p>
          </table:table-cell>
        </table:table-row>
        <table:table-row table:style-name="ro1">
          <table:table-cell/>
          <table:table-cell office:value-type="string" calcext:value-type="string">
            <text:p>DigSeqLogic.html</text:p>
          </table:table-cell>
          <table:table-cell table:formula="of:=FIND(&quot;_&quot;;[.B30])" office:value-type="string" office:string-value="" calcext:value-type="error">
            <text:p>#VALUE!</text:p>
          </table:table-cell>
          <table:table-cell table:formula="of:=IF(ISNUMBER([.C30]);[.C30];9999)-1" office:value-type="float" office:value="9998" calcext:value-type="float">
            <text:p>9998</text:p>
          </table:table-cell>
          <table:table-cell table:formula="of:=[.D30]+2" office:value-type="float" office:value="10000" calcext:value-type="float">
            <text:p>10000</text:p>
          </table:table-cell>
          <table:table-cell table:formula="of:=FIND(&quot;.html&quot;;[.B30])" office:value-type="float" office:value="12" calcext:value-type="float">
            <text:p>12</text:p>
          </table:table-cell>
          <table:table-cell table:formula="of:=IF( [.F30]-[.E30] &lt; 0; [.F30];[.F30]-[.E30])" office:value-type="float" office:value="12" calcext:value-type="float">
            <text:p>12</text:p>
          </table:table-cell>
          <table:table-cell table:formula="of:=LEFT([.B30];[.D30])" office:value-type="string" office:string-value="DigSeqLogic.html" calcext:value-type="string">
            <text:p>DigSeqLogic.html</text:p>
          </table:table-cell>
          <table:table-cell table:formula="of:=MID([.B30];[.E30];[.G30])">
            <text:p/>
          </table:table-cell>
          <table:table-cell/>
          <table:table-cell table:formula="of:=FIND(&quot;.&quot;;[.H30])" office:value-type="float" office:value="12" calcext:value-type="float">
            <text:p>12</text:p>
          </table:table-cell>
          <table:table-cell table:formula="of:=LEFT([.H30];[.K30]-1)" office:value-type="string" office:string-value="DigSeqLogic" calcext:value-type="string">
            <text:p>DigSeqLogic</text:p>
          </table:table-cell>
        </table:table-row>
        <table:table-row table:style-name="ro1">
          <table:table-cell/>
          <table:table-cell office:value-type="string" calcext:value-type="string">
            <text:p>Discretization.html</text:p>
          </table:table-cell>
          <table:table-cell table:formula="of:=FIND(&quot;_&quot;;[.B31])" office:value-type="string" office:string-value="" calcext:value-type="error">
            <text:p>#VALUE!</text:p>
          </table:table-cell>
          <table:table-cell table:formula="of:=IF(ISNUMBER([.C31]);[.C31];9999)-1" office:value-type="float" office:value="9998" calcext:value-type="float">
            <text:p>9998</text:p>
          </table:table-cell>
          <table:table-cell table:formula="of:=[.D31]+2" office:value-type="float" office:value="10000" calcext:value-type="float">
            <text:p>10000</text:p>
          </table:table-cell>
          <table:table-cell table:formula="of:=FIND(&quot;.html&quot;;[.B31])" office:value-type="float" office:value="15" calcext:value-type="float">
            <text:p>15</text:p>
          </table:table-cell>
          <table:table-cell table:formula="of:=IF( [.F31]-[.E31] &lt; 0; [.F31];[.F31]-[.E31])" office:value-type="float" office:value="15" calcext:value-type="float">
            <text:p>15</text:p>
          </table:table-cell>
          <table:table-cell table:formula="of:=LEFT([.B31];[.D31])" office:value-type="string" office:string-value="Discretization.html" calcext:value-type="string">
            <text:p>Discretization.html</text:p>
          </table:table-cell>
          <table:table-cell table:formula="of:=MID([.B31];[.E31];[.G31])">
            <text:p/>
          </table:table-cell>
          <table:table-cell/>
          <table:table-cell table:formula="of:=FIND(&quot;.&quot;;[.H31])" office:value-type="float" office:value="15" calcext:value-type="float">
            <text:p>15</text:p>
          </table:table-cell>
          <table:table-cell table:formula="of:=LEFT([.H31];[.K31]-1)" office:value-type="string" office:string-value="Discretization" calcext:value-type="string">
            <text:p>Discretization</text:p>
          </table:table-cell>
        </table:table-row>
        <table:table-row table:style-name="ro1">
          <table:table-cell/>
          <table:table-cell office:value-type="string" calcext:value-type="string">
            <text:p>ElevatorSim.html</text:p>
          </table:table-cell>
          <table:table-cell table:formula="of:=FIND(&quot;_&quot;;[.B32])" office:value-type="string" office:string-value="" calcext:value-type="error">
            <text:p>#VALUE!</text:p>
          </table:table-cell>
          <table:table-cell table:formula="of:=IF(ISNUMBER([.C32]);[.C32];9999)-1" office:value-type="float" office:value="9998" calcext:value-type="float">
            <text:p>9998</text:p>
          </table:table-cell>
          <table:table-cell table:formula="of:=[.D32]+2" office:value-type="float" office:value="10000" calcext:value-type="float">
            <text:p>10000</text:p>
          </table:table-cell>
          <table:table-cell table:formula="of:=FIND(&quot;.html&quot;;[.B32])" office:value-type="float" office:value="12" calcext:value-type="float">
            <text:p>12</text:p>
          </table:table-cell>
          <table:table-cell table:formula="of:=IF( [.F32]-[.E32] &lt; 0; [.F32];[.F32]-[.E32])" office:value-type="float" office:value="12" calcext:value-type="float">
            <text:p>12</text:p>
          </table:table-cell>
          <table:table-cell table:formula="of:=LEFT([.B32];[.D32])" office:value-type="string" office:string-value="ElevatorSim.html" calcext:value-type="string">
            <text:p>ElevatorSim.html</text:p>
          </table:table-cell>
          <table:table-cell table:formula="of:=MID([.B32];[.E32];[.G32])">
            <text:p/>
          </table:table-cell>
          <table:table-cell/>
          <table:table-cell table:formula="of:=FIND(&quot;.&quot;;[.H32])" office:value-type="float" office:value="12" calcext:value-type="float">
            <text:p>12</text:p>
          </table:table-cell>
          <table:table-cell table:formula="of:=LEFT([.H32];[.K32]-1)" office:value-type="string" office:string-value="ElevatorSim" calcext:value-type="string">
            <text:p>ElevatorSim</text:p>
          </table:table-cell>
        </table:table-row>
        <table:table-row table:style-name="ro1">
          <table:table-cell/>
          <table:table-cell office:value-type="string" calcext:value-type="string">
            <text:p>ElevFF.html</text:p>
          </table:table-cell>
          <table:table-cell table:formula="of:=FIND(&quot;_&quot;;[.B33])" office:value-type="string" office:string-value="" calcext:value-type="error">
            <text:p>#VALUE!</text:p>
          </table:table-cell>
          <table:table-cell table:formula="of:=IF(ISNUMBER([.C33]);[.C33];9999)-1" office:value-type="float" office:value="9998" calcext:value-type="float">
            <text:p>9998</text:p>
          </table:table-cell>
          <table:table-cell table:formula="of:=[.D33]+2" office:value-type="float" office:value="10000" calcext:value-type="float">
            <text:p>10000</text:p>
          </table:table-cell>
          <table:table-cell table:formula="of:=FIND(&quot;.html&quot;;[.B33])" office:value-type="float" office:value="7" calcext:value-type="float">
            <text:p>7</text:p>
          </table:table-cell>
          <table:table-cell table:formula="of:=IF( [.F33]-[.E33] &lt; 0; [.F33];[.F33]-[.E33])" office:value-type="float" office:value="7" calcext:value-type="float">
            <text:p>7</text:p>
          </table:table-cell>
          <table:table-cell table:formula="of:=LEFT([.B33];[.D33])" office:value-type="string" office:string-value="ElevFF.html" calcext:value-type="string">
            <text:p>ElevFF.html</text:p>
          </table:table-cell>
          <table:table-cell table:formula="of:=MID([.B33];[.E33];[.G33])">
            <text:p/>
          </table:table-cell>
          <table:table-cell/>
          <table:table-cell table:formula="of:=FIND(&quot;.&quot;;[.H33])" office:value-type="float" office:value="7" calcext:value-type="float">
            <text:p>7</text:p>
          </table:table-cell>
          <table:table-cell table:formula="of:=LEFT([.H33];[.K33]-1)" office:value-type="string" office:string-value="ElevFF" calcext:value-type="string">
            <text:p>ElevFF</text:p>
          </table:table-cell>
        </table:table-row>
        <table:table-row table:style-name="ro1">
          <table:table-cell/>
          <table:table-cell office:value-type="string" calcext:value-type="string">
            <text:p>EllipRegionConstraint.html</text:p>
          </table:table-cell>
          <table:table-cell table:formula="of:=FIND(&quot;_&quot;;[.B34])" office:value-type="string" office:string-value="" calcext:value-type="error">
            <text:p>#VALUE!</text:p>
          </table:table-cell>
          <table:table-cell table:formula="of:=IF(ISNUMBER([.C34]);[.C34];9999)-1" office:value-type="float" office:value="9998" calcext:value-type="float">
            <text:p>9998</text:p>
          </table:table-cell>
          <table:table-cell table:formula="of:=[.D34]+2" office:value-type="float" office:value="10000" calcext:value-type="float">
            <text:p>10000</text:p>
          </table:table-cell>
          <table:table-cell table:formula="of:=FIND(&quot;.html&quot;;[.B34])" office:value-type="float" office:value="22" calcext:value-type="float">
            <text:p>22</text:p>
          </table:table-cell>
          <table:table-cell table:formula="of:=IF( [.F34]-[.E34] &lt; 0; [.F34];[.F34]-[.E34])" office:value-type="float" office:value="22" calcext:value-type="float">
            <text:p>22</text:p>
          </table:table-cell>
          <table:table-cell table:formula="of:=LEFT([.B34];[.D34])" office:value-type="string" office:string-value="EllipRegionConstraint.html" calcext:value-type="string">
            <text:p>EllipRegionConstraint.html</text:p>
          </table:table-cell>
          <table:table-cell table:formula="of:=MID([.B34];[.E34];[.G34])">
            <text:p/>
          </table:table-cell>
          <table:table-cell/>
          <table:table-cell table:formula="of:=FIND(&quot;.&quot;;[.H34])" office:value-type="float" office:value="22" calcext:value-type="float">
            <text:p>22</text:p>
          </table:table-cell>
          <table:table-cell table:formula="of:=LEFT([.H34];[.K34]-1)" office:value-type="string" office:string-value="EllipRegionConstraint" calcext:value-type="string">
            <text:p>EllipRegionConstraint</text:p>
          </table:table-cell>
        </table:table-row>
        <table:table-row table:style-name="ro1">
          <table:table-cell/>
          <table:table-cell office:value-type="string" calcext:value-type="string">
            <text:p>ExtendedKalmanFilter.html</text:p>
          </table:table-cell>
          <table:table-cell table:formula="of:=FIND(&quot;_&quot;;[.B35])" office:value-type="string" office:string-value="" calcext:value-type="error">
            <text:p>#VALUE!</text:p>
          </table:table-cell>
          <table:table-cell table:formula="of:=IF(ISNUMBER([.C35]);[.C35];9999)-1" office:value-type="float" office:value="9998" calcext:value-type="float">
            <text:p>9998</text:p>
          </table:table-cell>
          <table:table-cell table:formula="of:=[.D35]+2" office:value-type="float" office:value="10000" calcext:value-type="float">
            <text:p>10000</text:p>
          </table:table-cell>
          <table:table-cell table:formula="of:=FIND(&quot;.html&quot;;[.B35])" office:value-type="float" office:value="21" calcext:value-type="float">
            <text:p>21</text:p>
          </table:table-cell>
          <table:table-cell table:formula="of:=IF( [.F35]-[.E35] &lt; 0; [.F35];[.F35]-[.E35])" office:value-type="float" office:value="21" calcext:value-type="float">
            <text:p>21</text:p>
          </table:table-cell>
          <table:table-cell table:formula="of:=LEFT([.B35];[.D35])" office:value-type="string" office:string-value="ExtendedKalmanFilter.html" calcext:value-type="string">
            <text:p>ExtendedKalmanFilter.html</text:p>
          </table:table-cell>
          <table:table-cell table:formula="of:=MID([.B35];[.E35];[.G35])">
            <text:p/>
          </table:table-cell>
          <table:table-cell/>
          <table:table-cell table:formula="of:=FIND(&quot;.&quot;;[.H35])" office:value-type="float" office:value="21" calcext:value-type="float">
            <text:p>21</text:p>
          </table:table-cell>
          <table:table-cell table:formula="of:=LEFT([.H35];[.K35]-1)" office:value-type="string" office:string-value="ExtendedKalmanFilter" calcext:value-type="string">
            <text:p>ExtendedKalmanFilter</text:p>
          </table:table-cell>
        </table:table-row>
        <table:table-row table:style-name="ro1">
          <table:table-cell/>
          <table:table-cell office:value-type="string" calcext:value-type="string">
            <text:p>FlyWheelSim.html</text:p>
          </table:table-cell>
          <table:table-cell table:formula="of:=FIND(&quot;_&quot;;[.B36])" office:value-type="string" office:string-value="" calcext:value-type="error">
            <text:p>#VALUE!</text:p>
          </table:table-cell>
          <table:table-cell table:formula="of:=IF(ISNUMBER([.C36]);[.C36];9999)-1" office:value-type="float" office:value="9998" calcext:value-type="float">
            <text:p>9998</text:p>
          </table:table-cell>
          <table:table-cell table:formula="of:=[.D36]+2" office:value-type="float" office:value="10000" calcext:value-type="float">
            <text:p>10000</text:p>
          </table:table-cell>
          <table:table-cell table:formula="of:=FIND(&quot;.html&quot;;[.B36])" office:value-type="float" office:value="12" calcext:value-type="float">
            <text:p>12</text:p>
          </table:table-cell>
          <table:table-cell table:formula="of:=IF( [.F36]-[.E36] &lt; 0; [.F36];[.F36]-[.E36])" office:value-type="float" office:value="12" calcext:value-type="float">
            <text:p>12</text:p>
          </table:table-cell>
          <table:table-cell table:formula="of:=LEFT([.B36];[.D36])" office:value-type="string" office:string-value="FlyWheelSim.html" calcext:value-type="string">
            <text:p>FlyWheelSim.html</text:p>
          </table:table-cell>
          <table:table-cell table:formula="of:=MID([.B36];[.E36];[.G36])">
            <text:p/>
          </table:table-cell>
          <table:table-cell/>
          <table:table-cell table:formula="of:=FIND(&quot;.&quot;;[.H36])" office:value-type="float" office:value="12" calcext:value-type="float">
            <text:p>12</text:p>
          </table:table-cell>
          <table:table-cell table:formula="of:=LEFT([.H36];[.K36]-1)" office:value-type="string" office:string-value="FlyWheelSim" calcext:value-type="string">
            <text:p>FlyWheelSim</text:p>
          </table:table-cell>
        </table:table-row>
        <table:table-row table:style-name="ro1">
          <table:table-cell/>
          <table:table-cell office:value-type="string" calcext:value-type="string">
            <text:p>FunctionGenerator.html</text:p>
          </table:table-cell>
          <table:table-cell table:formula="of:=FIND(&quot;_&quot;;[.B37])" office:value-type="string" office:string-value="" calcext:value-type="error">
            <text:p>#VALUE!</text:p>
          </table:table-cell>
          <table:table-cell table:formula="of:=IF(ISNUMBER([.C37]);[.C37];9999)-1" office:value-type="float" office:value="9998" calcext:value-type="float">
            <text:p>9998</text:p>
          </table:table-cell>
          <table:table-cell table:formula="of:=[.D37]+2" office:value-type="float" office:value="10000" calcext:value-type="float">
            <text:p>10000</text:p>
          </table:table-cell>
          <table:table-cell table:formula="of:=FIND(&quot;.html&quot;;[.B37])" office:value-type="float" office:value="18" calcext:value-type="float">
            <text:p>18</text:p>
          </table:table-cell>
          <table:table-cell table:formula="of:=IF( [.F37]-[.E37] &lt; 0; [.F37];[.F37]-[.E37])" office:value-type="float" office:value="18" calcext:value-type="float">
            <text:p>18</text:p>
          </table:table-cell>
          <table:table-cell table:formula="of:=LEFT([.B37];[.D37])" office:value-type="string" office:string-value="FunctionGenerator.html" calcext:value-type="string">
            <text:p>FunctionGenerator.html</text:p>
          </table:table-cell>
          <table:table-cell table:formula="of:=MID([.B37];[.E37];[.G37])">
            <text:p/>
          </table:table-cell>
          <table:table-cell/>
          <table:table-cell table:formula="of:=FIND(&quot;.&quot;;[.H37])" office:value-type="float" office:value="18" calcext:value-type="float">
            <text:p>18</text:p>
          </table:table-cell>
          <table:table-cell table:formula="of:=LEFT([.H37];[.K37]-1)" office:value-type="string" office:string-value="FunctionGenerator" calcext:value-type="string">
            <text:p>FunctionGenerator</text:p>
          </table:table-cell>
        </table:table-row>
        <table:table-row table:style-name="ro1">
          <table:table-cell/>
          <table:table-cell office:value-type="string" calcext:value-type="string">
            <text:p>FunctionGeneratorMatrix.html</text:p>
          </table:table-cell>
          <table:table-cell table:formula="of:=FIND(&quot;_&quot;;[.B38])" office:value-type="string" office:string-value="" calcext:value-type="error">
            <text:p>#VALUE!</text:p>
          </table:table-cell>
          <table:table-cell table:formula="of:=IF(ISNUMBER([.C38]);[.C38];9999)-1" office:value-type="float" office:value="9998" calcext:value-type="float">
            <text:p>9998</text:p>
          </table:table-cell>
          <table:table-cell table:formula="of:=[.D38]+2" office:value-type="float" office:value="10000" calcext:value-type="float">
            <text:p>10000</text:p>
          </table:table-cell>
          <table:table-cell table:formula="of:=FIND(&quot;.html&quot;;[.B38])" office:value-type="float" office:value="24" calcext:value-type="float">
            <text:p>24</text:p>
          </table:table-cell>
          <table:table-cell table:formula="of:=IF( [.F38]-[.E38] &lt; 0; [.F38];[.F38]-[.E38])" office:value-type="float" office:value="24" calcext:value-type="float">
            <text:p>24</text:p>
          </table:table-cell>
          <table:table-cell table:formula="of:=LEFT([.B38];[.D38])" office:value-type="string" office:string-value="FunctionGeneratorMatrix.html" calcext:value-type="string">
            <text:p>FunctionGeneratorMatrix.html</text:p>
          </table:table-cell>
          <table:table-cell table:formula="of:=MID([.B38];[.E38];[.G38])">
            <text:p/>
          </table:table-cell>
          <table:table-cell/>
          <table:table-cell table:formula="of:=FIND(&quot;.&quot;;[.H38])" office:value-type="float" office:value="24" calcext:value-type="float">
            <text:p>24</text:p>
          </table:table-cell>
          <table:table-cell table:formula="of:=LEFT([.H38];[.K38]-1)" office:value-type="string" office:string-value="FunctionGeneratorMatrix" calcext:value-type="string">
            <text:p>FunctionGeneratorMatrix</text:p>
          </table:table-cell>
        </table:table-row>
        <table:table-row table:style-name="ro1">
          <table:table-cell/>
          <table:table-cell office:value-type="string" calcext:value-type="string">
            <text:p>HolDrvCtrl.html</text:p>
          </table:table-cell>
          <table:table-cell table:formula="of:=FIND(&quot;_&quot;;[.B39])" office:value-type="string" office:string-value="" calcext:value-type="error">
            <text:p>#VALUE!</text:p>
          </table:table-cell>
          <table:table-cell table:formula="of:=IF(ISNUMBER([.C39]);[.C39];9999)-1" office:value-type="float" office:value="9998" calcext:value-type="float">
            <text:p>9998</text:p>
          </table:table-cell>
          <table:table-cell table:formula="of:=[.D39]+2" office:value-type="float" office:value="10000" calcext:value-type="float">
            <text:p>10000</text:p>
          </table:table-cell>
          <table:table-cell table:formula="of:=FIND(&quot;.html&quot;;[.B39])" office:value-type="float" office:value="11" calcext:value-type="float">
            <text:p>11</text:p>
          </table:table-cell>
          <table:table-cell table:formula="of:=IF( [.F39]-[.E39] &lt; 0; [.F39];[.F39]-[.E39])" office:value-type="float" office:value="11" calcext:value-type="float">
            <text:p>11</text:p>
          </table:table-cell>
          <table:table-cell table:formula="of:=LEFT([.B39];[.D39])" office:value-type="string" office:string-value="HolDrvCtrl.html" calcext:value-type="string">
            <text:p>HolDrvCtrl.html</text:p>
          </table:table-cell>
          <table:table-cell table:formula="of:=MID([.B39];[.E39];[.G39])">
            <text:p/>
          </table:table-cell>
          <table:table-cell/>
          <table:table-cell table:formula="of:=FIND(&quot;.&quot;;[.H39])" office:value-type="float" office:value="11" calcext:value-type="float">
            <text:p>11</text:p>
          </table:table-cell>
          <table:table-cell table:formula="of:=LEFT([.H39];[.K39]-1)" office:value-type="string" office:string-value="HolDrvCtrl" calcext:value-type="string">
            <text:p>HolDrvCtrl</text:p>
          </table:table-cell>
        </table:table-row>
        <table:table-row table:style-name="ro1">
          <table:table-cell/>
          <table:table-cell office:value-type="string" calcext:value-type="string">
            <text:p>ImplModelFollow.html</text:p>
          </table:table-cell>
          <table:table-cell table:formula="of:=FIND(&quot;_&quot;;[.B40])" office:value-type="string" office:string-value="" calcext:value-type="error">
            <text:p>#VALUE!</text:p>
          </table:table-cell>
          <table:table-cell table:formula="of:=IF(ISNUMBER([.C40]);[.C40];9999)-1" office:value-type="float" office:value="9998" calcext:value-type="float">
            <text:p>9998</text:p>
          </table:table-cell>
          <table:table-cell table:formula="of:=[.D40]+2" office:value-type="float" office:value="10000" calcext:value-type="float">
            <text:p>10000</text:p>
          </table:table-cell>
          <table:table-cell table:formula="of:=FIND(&quot;.html&quot;;[.B40])" office:value-type="float" office:value="16" calcext:value-type="float">
            <text:p>16</text:p>
          </table:table-cell>
          <table:table-cell table:formula="of:=IF( [.F40]-[.E40] &lt; 0; [.F40];[.F40]-[.E40])" office:value-type="float" office:value="16" calcext:value-type="float">
            <text:p>16</text:p>
          </table:table-cell>
          <table:table-cell table:formula="of:=LEFT([.B40];[.D40])" office:value-type="string" office:string-value="ImplModelFollow.html" calcext:value-type="string">
            <text:p>ImplModelFollow.html</text:p>
          </table:table-cell>
          <table:table-cell table:formula="of:=MID([.B40];[.E40];[.G40])">
            <text:p/>
          </table:table-cell>
          <table:table-cell/>
          <table:table-cell table:formula="of:=FIND(&quot;.&quot;;[.H40])" office:value-type="float" office:value="16" calcext:value-type="float">
            <text:p>16</text:p>
          </table:table-cell>
          <table:table-cell table:formula="of:=LEFT([.H40];[.K40]-1)" office:value-type="string" office:string-value="ImplModelFollow" calcext:value-type="string">
            <text:p>ImplModelFollow</text:p>
          </table:table-cell>
        </table:table-row>
        <table:table-row table:style-name="ro1">
          <table:table-cell/>
          <table:table-cell office:value-type="string" calcext:value-type="string">
            <text:p>JerkConstraint.html</text:p>
          </table:table-cell>
          <table:table-cell table:formula="of:=FIND(&quot;_&quot;;[.B41])" office:value-type="string" office:string-value="" calcext:value-type="error">
            <text:p>#VALUE!</text:p>
          </table:table-cell>
          <table:table-cell table:formula="of:=IF(ISNUMBER([.C41]);[.C41];9999)-1" office:value-type="float" office:value="9998" calcext:value-type="float">
            <text:p>9998</text:p>
          </table:table-cell>
          <table:table-cell table:formula="of:=[.D41]+2" office:value-type="float" office:value="10000" calcext:value-type="float">
            <text:p>10000</text:p>
          </table:table-cell>
          <table:table-cell table:formula="of:=FIND(&quot;.html&quot;;[.B41])" office:value-type="float" office:value="15" calcext:value-type="float">
            <text:p>15</text:p>
          </table:table-cell>
          <table:table-cell table:formula="of:=IF( [.F41]-[.E41] &lt; 0; [.F41];[.F41]-[.E41])" office:value-type="float" office:value="15" calcext:value-type="float">
            <text:p>15</text:p>
          </table:table-cell>
          <table:table-cell table:formula="of:=LEFT([.B41];[.D41])" office:value-type="string" office:string-value="JerkConstraint.html" calcext:value-type="string">
            <text:p>JerkConstraint.html</text:p>
          </table:table-cell>
          <table:table-cell table:formula="of:=MID([.B41];[.E41];[.G41])">
            <text:p/>
          </table:table-cell>
          <table:table-cell/>
          <table:table-cell table:formula="of:=FIND(&quot;.&quot;;[.H41])" office:value-type="float" office:value="15" calcext:value-type="float">
            <text:p>15</text:p>
          </table:table-cell>
          <table:table-cell table:formula="of:=LEFT([.H41];[.K41]-1)" office:value-type="string" office:string-value="JerkConstraint" calcext:value-type="string">
            <text:p>JerkConstraint</text:p>
          </table:table-cell>
        </table:table-row>
        <table:table-row table:style-name="ro1">
          <table:table-cell/>
          <table:table-cell office:value-type="string" calcext:value-type="string">
            <text:p>KalmanFilter.html</text:p>
          </table:table-cell>
          <table:table-cell table:formula="of:=FIND(&quot;_&quot;;[.B42])" office:value-type="string" office:string-value="" calcext:value-type="error">
            <text:p>#VALUE!</text:p>
          </table:table-cell>
          <table:table-cell table:formula="of:=IF(ISNUMBER([.C42]);[.C42];9999)-1" office:value-type="float" office:value="9998" calcext:value-type="float">
            <text:p>9998</text:p>
          </table:table-cell>
          <table:table-cell table:formula="of:=[.D42]+2" office:value-type="float" office:value="10000" calcext:value-type="float">
            <text:p>10000</text:p>
          </table:table-cell>
          <table:table-cell table:formula="of:=FIND(&quot;.html&quot;;[.B42])" office:value-type="float" office:value="13" calcext:value-type="float">
            <text:p>13</text:p>
          </table:table-cell>
          <table:table-cell table:formula="of:=IF( [.F42]-[.E42] &lt; 0; [.F42];[.F42]-[.E42])" office:value-type="float" office:value="13" calcext:value-type="float">
            <text:p>13</text:p>
          </table:table-cell>
          <table:table-cell table:formula="of:=LEFT([.B42];[.D42])" office:value-type="string" office:string-value="KalmanFilter.html" calcext:value-type="string">
            <text:p>KalmanFilter.html</text:p>
          </table:table-cell>
          <table:table-cell table:formula="of:=MID([.B42];[.E42];[.G42])">
            <text:p/>
          </table:table-cell>
          <table:table-cell/>
          <table:table-cell table:formula="of:=FIND(&quot;.&quot;;[.H42])" office:value-type="float" office:value="13" calcext:value-type="float">
            <text:p>13</text:p>
          </table:table-cell>
          <table:table-cell table:formula="of:=LEFT([.H42];[.K42]-1)" office:value-type="string" office:string-value="KalmanFilter" calcext:value-type="string">
            <text:p>KalmanFilter</text:p>
          </table:table-cell>
        </table:table-row>
        <table:table-row table:style-name="ro1">
          <table:table-cell/>
          <table:table-cell office:value-type="string" calcext:value-type="string">
            <text:p>KalmanFilterLatencyComp.html</text:p>
          </table:table-cell>
          <table:table-cell table:formula="of:=FIND(&quot;_&quot;;[.B43])" office:value-type="string" office:string-value="" calcext:value-type="error">
            <text:p>#VALUE!</text:p>
          </table:table-cell>
          <table:table-cell table:formula="of:=IF(ISNUMBER([.C43]);[.C43];9999)-1" office:value-type="float" office:value="9998" calcext:value-type="float">
            <text:p>9998</text:p>
          </table:table-cell>
          <table:table-cell table:formula="of:=[.D43]+2" office:value-type="float" office:value="10000" calcext:value-type="float">
            <text:p>10000</text:p>
          </table:table-cell>
          <table:table-cell table:formula="of:=FIND(&quot;.html&quot;;[.B43])" office:value-type="float" office:value="24" calcext:value-type="float">
            <text:p>24</text:p>
          </table:table-cell>
          <table:table-cell table:formula="of:=IF( [.F43]-[.E43] &lt; 0; [.F43];[.F43]-[.E43])" office:value-type="float" office:value="24" calcext:value-type="float">
            <text:p>24</text:p>
          </table:table-cell>
          <table:table-cell table:formula="of:=LEFT([.B43];[.D43])" office:value-type="string" office:string-value="KalmanFilterLatencyComp.html" calcext:value-type="string">
            <text:p>KalmanFilterLatencyComp.html</text:p>
          </table:table-cell>
          <table:table-cell table:formula="of:=MID([.B43];[.E43];[.G43])">
            <text:p/>
          </table:table-cell>
          <table:table-cell/>
          <table:table-cell table:formula="of:=FIND(&quot;.&quot;;[.H43])" office:value-type="float" office:value="24" calcext:value-type="float">
            <text:p>24</text:p>
          </table:table-cell>
          <table:table-cell table:formula="of:=LEFT([.H43];[.K43]-1)" office:value-type="string" office:string-value="KalmanFilterLatencyComp" calcext:value-type="string">
            <text:p>KalmanFilterLatencyComp</text:p>
          </table:table-cell>
        </table:table-row>
        <table:table-row table:style-name="ro1">
          <table:table-cell/>
          <table:table-cell office:value-type="string" calcext:value-type="string">
            <text:p>LeadLag.html</text:p>
          </table:table-cell>
          <table:table-cell table:formula="of:=FIND(&quot;_&quot;;[.B44])" office:value-type="string" office:string-value="" calcext:value-type="error">
            <text:p>#VALUE!</text:p>
          </table:table-cell>
          <table:table-cell table:formula="of:=IF(ISNUMBER([.C44]);[.C44];9999)-1" office:value-type="float" office:value="9998" calcext:value-type="float">
            <text:p>9998</text:p>
          </table:table-cell>
          <table:table-cell table:formula="of:=[.D44]+2" office:value-type="float" office:value="10000" calcext:value-type="float">
            <text:p>10000</text:p>
          </table:table-cell>
          <table:table-cell table:formula="of:=FIND(&quot;.html&quot;;[.B44])" office:value-type="float" office:value="8" calcext:value-type="float">
            <text:p>8</text:p>
          </table:table-cell>
          <table:table-cell table:formula="of:=IF( [.F44]-[.E44] &lt; 0; [.F44];[.F44]-[.E44])" office:value-type="float" office:value="8" calcext:value-type="float">
            <text:p>8</text:p>
          </table:table-cell>
          <table:table-cell table:formula="of:=LEFT([.B44];[.D44])" office:value-type="string" office:string-value="LeadLag.html" calcext:value-type="string">
            <text:p>LeadLag.html</text:p>
          </table:table-cell>
          <table:table-cell table:formula="of:=MID([.B44];[.E44];[.G44])">
            <text:p/>
          </table:table-cell>
          <table:table-cell/>
          <table:table-cell table:formula="of:=FIND(&quot;.&quot;;[.H44])" office:value-type="float" office:value="8" calcext:value-type="float">
            <text:p>8</text:p>
          </table:table-cell>
          <table:table-cell table:formula="of:=LEFT([.H44];[.K44]-1)" office:value-type="string" office:string-value="LeadLag" calcext:value-type="string">
            <text:p>LeadLag</text:p>
          </table:table-cell>
        </table:table-row>
        <table:table-row table:style-name="ro1">
          <table:table-cell/>
          <table:table-cell office:value-type="string" calcext:value-type="string">
            <text:p>LinearFilter.html</text:p>
          </table:table-cell>
          <table:table-cell table:formula="of:=FIND(&quot;_&quot;;[.B45])" office:value-type="string" office:string-value="" calcext:value-type="error">
            <text:p>#VALUE!</text:p>
          </table:table-cell>
          <table:table-cell table:formula="of:=IF(ISNUMBER([.C45]);[.C45];9999)-1" office:value-type="float" office:value="9998" calcext:value-type="float">
            <text:p>9998</text:p>
          </table:table-cell>
          <table:table-cell table:formula="of:=[.D45]+2" office:value-type="float" office:value="10000" calcext:value-type="float">
            <text:p>10000</text:p>
          </table:table-cell>
          <table:table-cell table:formula="of:=FIND(&quot;.html&quot;;[.B45])" office:value-type="float" office:value="13" calcext:value-type="float">
            <text:p>13</text:p>
          </table:table-cell>
          <table:table-cell table:formula="of:=IF( [.F45]-[.E45] &lt; 0; [.F45];[.F45]-[.E45])" office:value-type="float" office:value="13" calcext:value-type="float">
            <text:p>13</text:p>
          </table:table-cell>
          <table:table-cell table:formula="of:=LEFT([.B45];[.D45])" office:value-type="string" office:string-value="LinearFilter.html" calcext:value-type="string">
            <text:p>LinearFilter.html</text:p>
          </table:table-cell>
          <table:table-cell table:formula="of:=MID([.B45];[.E45];[.G45])">
            <text:p/>
          </table:table-cell>
          <table:table-cell/>
          <table:table-cell table:formula="of:=FIND(&quot;.&quot;;[.H45])" office:value-type="float" office:value="13" calcext:value-type="float">
            <text:p>13</text:p>
          </table:table-cell>
          <table:table-cell table:formula="of:=LEFT([.H45];[.K45]-1)" office:value-type="string" office:string-value="LinearFilter" calcext:value-type="string">
            <text:p>LinearFilter</text:p>
          </table:table-cell>
        </table:table-row>
        <table:table-row table:style-name="ro1">
          <table:table-cell/>
          <table:table-cell office:value-type="string" calcext:value-type="string">
            <text:p>LinearPlntInvFF.html</text:p>
          </table:table-cell>
          <table:table-cell table:formula="of:=FIND(&quot;_&quot;;[.B46])" office:value-type="string" office:string-value="" calcext:value-type="error">
            <text:p>#VALUE!</text:p>
          </table:table-cell>
          <table:table-cell table:formula="of:=IF(ISNUMBER([.C46]);[.C46];9999)-1" office:value-type="float" office:value="9998" calcext:value-type="float">
            <text:p>9998</text:p>
          </table:table-cell>
          <table:table-cell table:formula="of:=[.D46]+2" office:value-type="float" office:value="10000" calcext:value-type="float">
            <text:p>10000</text:p>
          </table:table-cell>
          <table:table-cell table:formula="of:=FIND(&quot;.html&quot;;[.B46])" office:value-type="float" office:value="16" calcext:value-type="float">
            <text:p>16</text:p>
          </table:table-cell>
          <table:table-cell table:formula="of:=IF( [.F46]-[.E46] &lt; 0; [.F46];[.F46]-[.E46])" office:value-type="float" office:value="16" calcext:value-type="float">
            <text:p>16</text:p>
          </table:table-cell>
          <table:table-cell table:formula="of:=LEFT([.B46];[.D46])" office:value-type="string" office:string-value="LinearPlntInvFF.html" calcext:value-type="string">
            <text:p>LinearPlntInvFF.html</text:p>
          </table:table-cell>
          <table:table-cell table:formula="of:=MID([.B46];[.E46];[.G46])">
            <text:p/>
          </table:table-cell>
          <table:table-cell/>
          <table:table-cell table:formula="of:=FIND(&quot;.&quot;;[.H46])" office:value-type="float" office:value="16" calcext:value-type="float">
            <text:p>16</text:p>
          </table:table-cell>
          <table:table-cell table:formula="of:=LEFT([.H46];[.K46]-1)" office:value-type="string" office:string-value="LinearPlntInvFF" calcext:value-type="string">
            <text:p>LinearPlntInvFF</text:p>
          </table:table-cell>
        </table:table-row>
        <table:table-row table:style-name="ro1">
          <table:table-cell/>
          <table:table-cell office:value-type="string" calcext:value-type="string">
            <text:p>LinearQuadraticRegulator.html</text:p>
          </table:table-cell>
          <table:table-cell table:formula="of:=FIND(&quot;_&quot;;[.B47])" office:value-type="string" office:string-value="" calcext:value-type="error">
            <text:p>#VALUE!</text:p>
          </table:table-cell>
          <table:table-cell table:formula="of:=IF(ISNUMBER([.C47]);[.C47];9999)-1" office:value-type="float" office:value="9998" calcext:value-type="float">
            <text:p>9998</text:p>
          </table:table-cell>
          <table:table-cell table:formula="of:=[.D47]+2" office:value-type="float" office:value="10000" calcext:value-type="float">
            <text:p>10000</text:p>
          </table:table-cell>
          <table:table-cell table:formula="of:=FIND(&quot;.html&quot;;[.B47])" office:value-type="float" office:value="25" calcext:value-type="float">
            <text:p>25</text:p>
          </table:table-cell>
          <table:table-cell table:formula="of:=IF( [.F47]-[.E47] &lt; 0; [.F47];[.F47]-[.E47])" office:value-type="float" office:value="25" calcext:value-type="float">
            <text:p>25</text:p>
          </table:table-cell>
          <table:table-cell table:formula="of:=LEFT([.B47];[.D47])" office:value-type="string" office:string-value="LinearQuadraticRegulator.html" calcext:value-type="string">
            <text:p>LinearQuadraticRegulator.html</text:p>
          </table:table-cell>
          <table:table-cell table:formula="of:=MID([.B47];[.E47];[.G47])">
            <text:p/>
          </table:table-cell>
          <table:table-cell/>
          <table:table-cell table:formula="of:=FIND(&quot;.&quot;;[.H47])" office:value-type="float" office:value="25" calcext:value-type="float">
            <text:p>25</text:p>
          </table:table-cell>
          <table:table-cell table:formula="of:=LEFT([.H47];[.K47]-1)" office:value-type="string" office:string-value="LinearQuadraticRegulator" calcext:value-type="string">
            <text:p>LinearQuadraticRegulator</text:p>
          </table:table-cell>
        </table:table-row>
        <table:table-row table:style-name="ro1">
          <table:table-cell/>
          <table:table-cell office:value-type="string" calcext:value-type="string">
            <text:p>LinearSystem.html</text:p>
          </table:table-cell>
          <table:table-cell table:formula="of:=FIND(&quot;_&quot;;[.B48])" office:value-type="string" office:string-value="" calcext:value-type="error">
            <text:p>#VALUE!</text:p>
          </table:table-cell>
          <table:table-cell table:formula="of:=IF(ISNUMBER([.C48]);[.C48];9999)-1" office:value-type="float" office:value="9998" calcext:value-type="float">
            <text:p>9998</text:p>
          </table:table-cell>
          <table:table-cell table:formula="of:=[.D48]+2" office:value-type="float" office:value="10000" calcext:value-type="float">
            <text:p>10000</text:p>
          </table:table-cell>
          <table:table-cell table:formula="of:=FIND(&quot;.html&quot;;[.B48])" office:value-type="float" office:value="13" calcext:value-type="float">
            <text:p>13</text:p>
          </table:table-cell>
          <table:table-cell table:formula="of:=IF( [.F48]-[.E48] &lt; 0; [.F48];[.F48]-[.E48])" office:value-type="float" office:value="13" calcext:value-type="float">
            <text:p>13</text:p>
          </table:table-cell>
          <table:table-cell table:formula="of:=LEFT([.B48];[.D48])" office:value-type="string" office:string-value="LinearSystem.html" calcext:value-type="string">
            <text:p>LinearSystem.html</text:p>
          </table:table-cell>
          <table:table-cell table:formula="of:=MID([.B48];[.E48];[.G48])">
            <text:p/>
          </table:table-cell>
          <table:table-cell/>
          <table:table-cell table:formula="of:=FIND(&quot;.&quot;;[.H48])" office:value-type="float" office:value="13" calcext:value-type="float">
            <text:p>13</text:p>
          </table:table-cell>
          <table:table-cell table:formula="of:=LEFT([.H48];[.K48]-1)" office:value-type="string" office:string-value="LinearSystem" calcext:value-type="string">
            <text:p>LinearSystem</text:p>
          </table:table-cell>
        </table:table-row>
        <table:table-row table:style-name="ro1">
          <table:table-cell/>
          <table:table-cell office:value-type="string" calcext:value-type="string">
            <text:p>LinearSystemId.html</text:p>
          </table:table-cell>
          <table:table-cell table:formula="of:=FIND(&quot;_&quot;;[.B49])" office:value-type="string" office:string-value="" calcext:value-type="error">
            <text:p>#VALUE!</text:p>
          </table:table-cell>
          <table:table-cell table:formula="of:=IF(ISNUMBER([.C49]);[.C49];9999)-1" office:value-type="float" office:value="9998" calcext:value-type="float">
            <text:p>9998</text:p>
          </table:table-cell>
          <table:table-cell table:formula="of:=[.D49]+2" office:value-type="float" office:value="10000" calcext:value-type="float">
            <text:p>10000</text:p>
          </table:table-cell>
          <table:table-cell table:formula="of:=FIND(&quot;.html&quot;;[.B49])" office:value-type="float" office:value="15" calcext:value-type="float">
            <text:p>15</text:p>
          </table:table-cell>
          <table:table-cell table:formula="of:=IF( [.F49]-[.E49] &lt; 0; [.F49];[.F49]-[.E49])" office:value-type="float" office:value="15" calcext:value-type="float">
            <text:p>15</text:p>
          </table:table-cell>
          <table:table-cell table:formula="of:=LEFT([.B49];[.D49])" office:value-type="string" office:string-value="LinearSystemId.html" calcext:value-type="string">
            <text:p>LinearSystemId.html</text:p>
          </table:table-cell>
          <table:table-cell table:formula="of:=MID([.B49];[.E49];[.G49])">
            <text:p/>
          </table:table-cell>
          <table:table-cell/>
          <table:table-cell table:formula="of:=FIND(&quot;.&quot;;[.H49])" office:value-type="float" office:value="15" calcext:value-type="float">
            <text:p>15</text:p>
          </table:table-cell>
          <table:table-cell table:formula="of:=LEFT([.H49];[.K49]-1)" office:value-type="string" office:string-value="LinearSystemId" calcext:value-type="string">
            <text:p>LinearSystemId</text:p>
          </table:table-cell>
        </table:table-row>
        <table:table-row table:style-name="ro1">
          <table:table-cell/>
          <table:table-cell office:value-type="string" calcext:value-type="string">
            <text:p>LinearSystemLoop.html</text:p>
          </table:table-cell>
          <table:table-cell table:formula="of:=FIND(&quot;_&quot;;[.B50])" office:value-type="string" office:string-value="" calcext:value-type="error">
            <text:p>#VALUE!</text:p>
          </table:table-cell>
          <table:table-cell table:formula="of:=IF(ISNUMBER([.C50]);[.C50];9999)-1" office:value-type="float" office:value="9998" calcext:value-type="float">
            <text:p>9998</text:p>
          </table:table-cell>
          <table:table-cell table:formula="of:=[.D50]+2" office:value-type="float" office:value="10000" calcext:value-type="float">
            <text:p>10000</text:p>
          </table:table-cell>
          <table:table-cell table:formula="of:=FIND(&quot;.html&quot;;[.B50])" office:value-type="float" office:value="17" calcext:value-type="float">
            <text:p>17</text:p>
          </table:table-cell>
          <table:table-cell table:formula="of:=IF( [.F50]-[.E50] &lt; 0; [.F50];[.F50]-[.E50])" office:value-type="float" office:value="17" calcext:value-type="float">
            <text:p>17</text:p>
          </table:table-cell>
          <table:table-cell table:formula="of:=LEFT([.B50];[.D50])" office:value-type="string" office:string-value="LinearSystemLoop.html" calcext:value-type="string">
            <text:p>LinearSystemLoop.html</text:p>
          </table:table-cell>
          <table:table-cell table:formula="of:=MID([.B50];[.E50];[.G50])">
            <text:p/>
          </table:table-cell>
          <table:table-cell/>
          <table:table-cell table:formula="of:=FIND(&quot;.&quot;;[.H50])" office:value-type="float" office:value="17" calcext:value-type="float">
            <text:p>17</text:p>
          </table:table-cell>
          <table:table-cell table:formula="of:=LEFT([.H50];[.K50]-1)" office:value-type="string" office:string-value="LinearSystemLoop" calcext:value-type="string">
            <text:p>LinearSystemLoop</text:p>
          </table:table-cell>
        </table:table-row>
        <table:table-row table:style-name="ro1">
          <table:table-cell/>
          <table:table-cell office:value-type="string" calcext:value-type="string">
            <text:p>LinearSystemSim.html</text:p>
          </table:table-cell>
          <table:table-cell table:formula="of:=FIND(&quot;_&quot;;[.B51])" office:value-type="string" office:string-value="" calcext:value-type="error">
            <text:p>#VALUE!</text:p>
          </table:table-cell>
          <table:table-cell table:formula="of:=IF(ISNUMBER([.C51]);[.C51];9999)-1" office:value-type="float" office:value="9998" calcext:value-type="float">
            <text:p>9998</text:p>
          </table:table-cell>
          <table:table-cell table:formula="of:=[.D51]+2" office:value-type="float" office:value="10000" calcext:value-type="float">
            <text:p>10000</text:p>
          </table:table-cell>
          <table:table-cell table:formula="of:=FIND(&quot;.html&quot;;[.B51])" office:value-type="float" office:value="16" calcext:value-type="float">
            <text:p>16</text:p>
          </table:table-cell>
          <table:table-cell table:formula="of:=IF( [.F51]-[.E51] &lt; 0; [.F51];[.F51]-[.E51])" office:value-type="float" office:value="16" calcext:value-type="float">
            <text:p>16</text:p>
          </table:table-cell>
          <table:table-cell table:formula="of:=LEFT([.B51];[.D51])" office:value-type="string" office:string-value="LinearSystemSim.html" calcext:value-type="string">
            <text:p>LinearSystemSim.html</text:p>
          </table:table-cell>
          <table:table-cell table:formula="of:=MID([.B51];[.E51];[.G51])">
            <text:p/>
          </table:table-cell>
          <table:table-cell/>
          <table:table-cell table:formula="of:=FIND(&quot;.&quot;;[.H51])" office:value-type="float" office:value="16" calcext:value-type="float">
            <text:p>16</text:p>
          </table:table-cell>
          <table:table-cell table:formula="of:=LEFT([.H51];[.K51]-1)" office:value-type="string" office:string-value="LinearSystemSim" calcext:value-type="string">
            <text:p>LinearSystemSim</text:p>
          </table:table-cell>
        </table:table-row>
        <table:table-row table:style-name="ro1">
          <table:table-cell/>
          <table:table-cell office:value-type="string" calcext:value-type="string">
            <text:p>LTVDiffDriveCtrl.html</text:p>
          </table:table-cell>
          <table:table-cell table:formula="of:=FIND(&quot;_&quot;;[.B52])" office:value-type="string" office:string-value="" calcext:value-type="error">
            <text:p>#VALUE!</text:p>
          </table:table-cell>
          <table:table-cell table:formula="of:=IF(ISNUMBER([.C52]);[.C52];9999)-1" office:value-type="float" office:value="9998" calcext:value-type="float">
            <text:p>9998</text:p>
          </table:table-cell>
          <table:table-cell table:formula="of:=[.D52]+2" office:value-type="float" office:value="10000" calcext:value-type="float">
            <text:p>10000</text:p>
          </table:table-cell>
          <table:table-cell table:formula="of:=FIND(&quot;.html&quot;;[.B52])" office:value-type="float" office:value="17" calcext:value-type="float">
            <text:p>17</text:p>
          </table:table-cell>
          <table:table-cell table:formula="of:=IF( [.F52]-[.E52] &lt; 0; [.F52];[.F52]-[.E52])" office:value-type="float" office:value="17" calcext:value-type="float">
            <text:p>17</text:p>
          </table:table-cell>
          <table:table-cell table:formula="of:=LEFT([.B52];[.D52])" office:value-type="string" office:string-value="LTVDiffDriveCtrl.html" calcext:value-type="string">
            <text:p>LTVDiffDriveCtrl.html</text:p>
          </table:table-cell>
          <table:table-cell table:formula="of:=MID([.B52];[.E52];[.G52])">
            <text:p/>
          </table:table-cell>
          <table:table-cell/>
          <table:table-cell table:formula="of:=FIND(&quot;.&quot;;[.H52])" office:value-type="float" office:value="17" calcext:value-type="float">
            <text:p>17</text:p>
          </table:table-cell>
          <table:table-cell table:formula="of:=LEFT([.H52];[.K52]-1)" office:value-type="string" office:string-value="LTVDiffDriveCtrl" calcext:value-type="string">
            <text:p>LTVDiffDriveCtrl</text:p>
          </table:table-cell>
        </table:table-row>
        <table:table-row table:style-name="ro1">
          <table:table-cell/>
          <table:table-cell office:value-type="string" calcext:value-type="string">
            <text:p>LTVUnicycleCtrl.html</text:p>
          </table:table-cell>
          <table:table-cell table:formula="of:=FIND(&quot;_&quot;;[.B53])" office:value-type="string" office:string-value="" calcext:value-type="error">
            <text:p>#VALUE!</text:p>
          </table:table-cell>
          <table:table-cell table:formula="of:=IF(ISNUMBER([.C53]);[.C53];9999)-1" office:value-type="float" office:value="9998" calcext:value-type="float">
            <text:p>9998</text:p>
          </table:table-cell>
          <table:table-cell table:formula="of:=[.D53]+2" office:value-type="float" office:value="10000" calcext:value-type="float">
            <text:p>10000</text:p>
          </table:table-cell>
          <table:table-cell table:formula="of:=FIND(&quot;.html&quot;;[.B53])" office:value-type="float" office:value="16" calcext:value-type="float">
            <text:p>16</text:p>
          </table:table-cell>
          <table:table-cell table:formula="of:=IF( [.F53]-[.E53] &lt; 0; [.F53];[.F53]-[.E53])" office:value-type="float" office:value="16" calcext:value-type="float">
            <text:p>16</text:p>
          </table:table-cell>
          <table:table-cell table:formula="of:=LEFT([.B53];[.D53])" office:value-type="string" office:string-value="LTVUnicycleCtrl.html" calcext:value-type="string">
            <text:p>LTVUnicycleCtrl.html</text:p>
          </table:table-cell>
          <table:table-cell table:formula="of:=MID([.B53];[.E53];[.G53])">
            <text:p/>
          </table:table-cell>
          <table:table-cell/>
          <table:table-cell table:formula="of:=FIND(&quot;.&quot;;[.H53])" office:value-type="float" office:value="16" calcext:value-type="float">
            <text:p>16</text:p>
          </table:table-cell>
          <table:table-cell table:formula="of:=LEFT([.H53];[.K53]-1)" office:value-type="string" office:string-value="LTVUnicycleCtrl" calcext:value-type="string">
            <text:p>LTVUnicycleCtrl</text:p>
          </table:table-cell>
        </table:table-row>
        <table:table-row table:style-name="ro1">
          <table:table-cell/>
          <table:table-cell office:value-type="string" calcext:value-type="string">
            <text:p>MatBuilder.html</text:p>
          </table:table-cell>
          <table:table-cell table:formula="of:=FIND(&quot;_&quot;;[.B54])" office:value-type="string" office:string-value="" calcext:value-type="error">
            <text:p>#VALUE!</text:p>
          </table:table-cell>
          <table:table-cell table:formula="of:=IF(ISNUMBER([.C54]);[.C54];9999)-1" office:value-type="float" office:value="9998" calcext:value-type="float">
            <text:p>9998</text:p>
          </table:table-cell>
          <table:table-cell table:formula="of:=[.D54]+2" office:value-type="float" office:value="10000" calcext:value-type="float">
            <text:p>10000</text:p>
          </table:table-cell>
          <table:table-cell table:formula="of:=FIND(&quot;.html&quot;;[.B54])" office:value-type="float" office:value="11" calcext:value-type="float">
            <text:p>11</text:p>
          </table:table-cell>
          <table:table-cell table:formula="of:=IF( [.F54]-[.E54] &lt; 0; [.F54];[.F54]-[.E54])" office:value-type="float" office:value="11" calcext:value-type="float">
            <text:p>11</text:p>
          </table:table-cell>
          <table:table-cell table:formula="of:=LEFT([.B54];[.D54])" office:value-type="string" office:string-value="MatBuilder.html" calcext:value-type="string">
            <text:p>MatBuilder.html</text:p>
          </table:table-cell>
          <table:table-cell table:formula="of:=MID([.B54];[.E54];[.G54])">
            <text:p/>
          </table:table-cell>
          <table:table-cell/>
          <table:table-cell table:formula="of:=FIND(&quot;.&quot;;[.H54])" office:value-type="float" office:value="11" calcext:value-type="float">
            <text:p>11</text:p>
          </table:table-cell>
          <table:table-cell table:formula="of:=LEFT([.H54];[.K54]-1)" office:value-type="string" office:string-value="MatBuilder" calcext:value-type="string">
            <text:p>MatBuilder</text:p>
          </table:table-cell>
        </table:table-row>
        <table:table-row table:style-name="ro1">
          <table:table-cell/>
          <table:table-cell office:value-type="string" calcext:value-type="string">
            <text:p>MathUtil.html</text:p>
          </table:table-cell>
          <table:table-cell table:formula="of:=FIND(&quot;_&quot;;[.B55])" office:value-type="string" office:string-value="" calcext:value-type="error">
            <text:p>#VALUE!</text:p>
          </table:table-cell>
          <table:table-cell table:formula="of:=IF(ISNUMBER([.C55]);[.C55];9999)-1" office:value-type="float" office:value="9998" calcext:value-type="float">
            <text:p>9998</text:p>
          </table:table-cell>
          <table:table-cell table:formula="of:=[.D55]+2" office:value-type="float" office:value="10000" calcext:value-type="float">
            <text:p>10000</text:p>
          </table:table-cell>
          <table:table-cell table:formula="of:=FIND(&quot;.html&quot;;[.B55])" office:value-type="float" office:value="9" calcext:value-type="float">
            <text:p>9</text:p>
          </table:table-cell>
          <table:table-cell table:formula="of:=IF( [.F55]-[.E55] &lt; 0; [.F55];[.F55]-[.E55])" office:value-type="float" office:value="9" calcext:value-type="float">
            <text:p>9</text:p>
          </table:table-cell>
          <table:table-cell table:formula="of:=LEFT([.B55];[.D55])" office:value-type="string" office:string-value="MathUtil.html" calcext:value-type="string">
            <text:p>MathUtil.html</text:p>
          </table:table-cell>
          <table:table-cell table:formula="of:=MID([.B55];[.E55];[.G55])">
            <text:p/>
          </table:table-cell>
          <table:table-cell/>
          <table:table-cell table:formula="of:=FIND(&quot;.&quot;;[.H55])" office:value-type="float" office:value="9" calcext:value-type="float">
            <text:p>9</text:p>
          </table:table-cell>
          <table:table-cell table:formula="of:=LEFT([.H55];[.K55]-1)" office:value-type="string" office:string-value="MathUtil" calcext:value-type="string">
            <text:p>MathUtil</text:p>
          </table:table-cell>
        </table:table-row>
        <table:table-row table:style-name="ro1">
          <table:table-cell/>
          <table:table-cell office:value-type="string" calcext:value-type="string">
            <text:p>Matrix.html</text:p>
          </table:table-cell>
          <table:table-cell table:formula="of:=FIND(&quot;_&quot;;[.B56])" office:value-type="string" office:string-value="" calcext:value-type="error">
            <text:p>#VALUE!</text:p>
          </table:table-cell>
          <table:table-cell table:formula="of:=IF(ISNUMBER([.C56]);[.C56];9999)-1" office:value-type="float" office:value="9998" calcext:value-type="float">
            <text:p>9998</text:p>
          </table:table-cell>
          <table:table-cell table:formula="of:=[.D56]+2" office:value-type="float" office:value="10000" calcext:value-type="float">
            <text:p>10000</text:p>
          </table:table-cell>
          <table:table-cell table:formula="of:=FIND(&quot;.html&quot;;[.B56])" office:value-type="float" office:value="7" calcext:value-type="float">
            <text:p>7</text:p>
          </table:table-cell>
          <table:table-cell table:formula="of:=IF( [.F56]-[.E56] &lt; 0; [.F56];[.F56]-[.E56])" office:value-type="float" office:value="7" calcext:value-type="float">
            <text:p>7</text:p>
          </table:table-cell>
          <table:table-cell table:formula="of:=LEFT([.B56];[.D56])" office:value-type="string" office:string-value="Matrix.html" calcext:value-type="string">
            <text:p>Matrix.html</text:p>
          </table:table-cell>
          <table:table-cell table:formula="of:=MID([.B56];[.E56];[.G56])">
            <text:p/>
          </table:table-cell>
          <table:table-cell/>
          <table:table-cell table:formula="of:=FIND(&quot;.&quot;;[.H56])" office:value-type="float" office:value="7" calcext:value-type="float">
            <text:p>7</text:p>
          </table:table-cell>
          <table:table-cell table:formula="of:=LEFT([.H56];[.K56]-1)" office:value-type="string" office:string-value="Matrix" calcext:value-type="string">
            <text:p>Matrix</text:p>
          </table:table-cell>
        </table:table-row>
        <table:table-row table:style-name="ro1">
          <table:table-cell/>
          <table:table-cell office:value-type="string" calcext:value-type="string">
            <text:p>MatrixHelper.html</text:p>
          </table:table-cell>
          <table:table-cell table:formula="of:=FIND(&quot;_&quot;;[.B57])" office:value-type="string" office:string-value="" calcext:value-type="error">
            <text:p>#VALUE!</text:p>
          </table:table-cell>
          <table:table-cell table:formula="of:=IF(ISNUMBER([.C57]);[.C57];9999)-1" office:value-type="float" office:value="9998" calcext:value-type="float">
            <text:p>9998</text:p>
          </table:table-cell>
          <table:table-cell table:formula="of:=[.D57]+2" office:value-type="float" office:value="10000" calcext:value-type="float">
            <text:p>10000</text:p>
          </table:table-cell>
          <table:table-cell table:formula="of:=FIND(&quot;.html&quot;;[.B57])" office:value-type="float" office:value="13" calcext:value-type="float">
            <text:p>13</text:p>
          </table:table-cell>
          <table:table-cell table:formula="of:=IF( [.F57]-[.E57] &lt; 0; [.F57];[.F57]-[.E57])" office:value-type="float" office:value="13" calcext:value-type="float">
            <text:p>13</text:p>
          </table:table-cell>
          <table:table-cell table:formula="of:=LEFT([.B57];[.D57])" office:value-type="string" office:string-value="MatrixHelper.html" calcext:value-type="string">
            <text:p>MatrixHelper.html</text:p>
          </table:table-cell>
          <table:table-cell table:formula="of:=MID([.B57];[.E57];[.G57])">
            <text:p/>
          </table:table-cell>
          <table:table-cell/>
          <table:table-cell table:formula="of:=FIND(&quot;.&quot;;[.H57])" office:value-type="float" office:value="13" calcext:value-type="float">
            <text:p>13</text:p>
          </table:table-cell>
          <table:table-cell table:formula="of:=LEFT([.H57];[.K57]-1)" office:value-type="string" office:string-value="MatrixHelper" calcext:value-type="string">
            <text:p>MatrixHelper</text:p>
          </table:table-cell>
        </table:table-row>
        <table:table-row table:style-name="ro1">
          <table:table-cell/>
          <table:table-cell office:value-type="string" calcext:value-type="string">
            <text:p>MaxVelocityConstraint.html</text:p>
          </table:table-cell>
          <table:table-cell table:formula="of:=FIND(&quot;_&quot;;[.B58])" office:value-type="string" office:string-value="" calcext:value-type="error">
            <text:p>#VALUE!</text:p>
          </table:table-cell>
          <table:table-cell table:formula="of:=IF(ISNUMBER([.C58]);[.C58];9999)-1" office:value-type="float" office:value="9998" calcext:value-type="float">
            <text:p>9998</text:p>
          </table:table-cell>
          <table:table-cell table:formula="of:=[.D58]+2" office:value-type="float" office:value="10000" calcext:value-type="float">
            <text:p>10000</text:p>
          </table:table-cell>
          <table:table-cell table:formula="of:=FIND(&quot;.html&quot;;[.B58])" office:value-type="float" office:value="22" calcext:value-type="float">
            <text:p>22</text:p>
          </table:table-cell>
          <table:table-cell table:formula="of:=IF( [.F58]-[.E58] &lt; 0; [.F58];[.F58]-[.E58])" office:value-type="float" office:value="22" calcext:value-type="float">
            <text:p>22</text:p>
          </table:table-cell>
          <table:table-cell table:formula="of:=LEFT([.B58];[.D58])" office:value-type="string" office:string-value="MaxVelocityConstraint.html" calcext:value-type="string">
            <text:p>MaxVelocityConstraint.html</text:p>
          </table:table-cell>
          <table:table-cell table:formula="of:=MID([.B58];[.E58];[.G58])">
            <text:p/>
          </table:table-cell>
          <table:table-cell/>
          <table:table-cell table:formula="of:=FIND(&quot;.&quot;;[.H58])" office:value-type="float" office:value="22" calcext:value-type="float">
            <text:p>22</text:p>
          </table:table-cell>
          <table:table-cell table:formula="of:=LEFT([.H58];[.K58]-1)" office:value-type="string" office:string-value="MaxVelocityConstraint" calcext:value-type="string">
            <text:p>MaxVelocityConstraint</text:p>
          </table:table-cell>
        </table:table-row>
        <table:table-row table:style-name="ro1">
          <table:table-cell/>
          <table:table-cell office:value-type="string" calcext:value-type="string">
            <text:p>MecaDriveKinematicsConstraint.html</text:p>
          </table:table-cell>
          <table:table-cell table:formula="of:=FIND(&quot;_&quot;;[.B59])" office:value-type="string" office:string-value="" calcext:value-type="error">
            <text:p>#VALUE!</text:p>
          </table:table-cell>
          <table:table-cell table:formula="of:=IF(ISNUMBER([.C59]);[.C59];9999)-1" office:value-type="float" office:value="9998" calcext:value-type="float">
            <text:p>9998</text:p>
          </table:table-cell>
          <table:table-cell table:formula="of:=[.D59]+2" office:value-type="float" office:value="10000" calcext:value-type="float">
            <text:p>10000</text:p>
          </table:table-cell>
          <table:table-cell table:formula="of:=FIND(&quot;.html&quot;;[.B59])" office:value-type="float" office:value="30" calcext:value-type="float">
            <text:p>30</text:p>
          </table:table-cell>
          <table:table-cell table:formula="of:=IF( [.F59]-[.E59] &lt; 0; [.F59];[.F59]-[.E59])" office:value-type="float" office:value="30" calcext:value-type="float">
            <text:p>30</text:p>
          </table:table-cell>
          <table:table-cell table:formula="of:=LEFT([.B59];[.D59])" office:value-type="string" office:string-value="MecaDriveKinematicsConstraint.html" calcext:value-type="string">
            <text:p>MecaDriveKinematicsConstraint.html</text:p>
          </table:table-cell>
          <table:table-cell table:formula="of:=MID([.B59];[.E59];[.G59])">
            <text:p/>
          </table:table-cell>
          <table:table-cell/>
          <table:table-cell table:formula="of:=FIND(&quot;.&quot;;[.H59])" office:value-type="float" office:value="30" calcext:value-type="float">
            <text:p>30</text:p>
          </table:table-cell>
          <table:table-cell table:formula="of:=LEFT([.H59];[.K59]-1)" office:value-type="string" office:string-value="MecaDriveKinematicsConstraint" calcext:value-type="string">
            <text:p>MecaDriveKinematicsConstraint</text:p>
          </table:table-cell>
        </table:table-row>
        <table:table-row table:style-name="ro1">
          <table:table-cell/>
          <table:table-cell office:value-type="string" calcext:value-type="string">
            <text:p>MecaDrivePoseEst.html</text:p>
          </table:table-cell>
          <table:table-cell table:formula="of:=FIND(&quot;_&quot;;[.B60])" office:value-type="string" office:string-value="" calcext:value-type="error">
            <text:p>#VALUE!</text:p>
          </table:table-cell>
          <table:table-cell table:formula="of:=IF(ISNUMBER([.C60]);[.C60];9999)-1" office:value-type="float" office:value="9998" calcext:value-type="float">
            <text:p>9998</text:p>
          </table:table-cell>
          <table:table-cell table:formula="of:=[.D60]+2" office:value-type="float" office:value="10000" calcext:value-type="float">
            <text:p>10000</text:p>
          </table:table-cell>
          <table:table-cell table:formula="of:=FIND(&quot;.html&quot;;[.B60])" office:value-type="float" office:value="17" calcext:value-type="float">
            <text:p>17</text:p>
          </table:table-cell>
          <table:table-cell table:formula="of:=IF( [.F60]-[.E60] &lt; 0; [.F60];[.F60]-[.E60])" office:value-type="float" office:value="17" calcext:value-type="float">
            <text:p>17</text:p>
          </table:table-cell>
          <table:table-cell table:formula="of:=LEFT([.B60];[.D60])" office:value-type="string" office:string-value="MecaDrivePoseEst.html" calcext:value-type="string">
            <text:p>MecaDrivePoseEst.html</text:p>
          </table:table-cell>
          <table:table-cell table:formula="of:=MID([.B60];[.E60];[.G60])">
            <text:p/>
          </table:table-cell>
          <table:table-cell/>
          <table:table-cell table:formula="of:=FIND(&quot;.&quot;;[.H60])" office:value-type="float" office:value="17" calcext:value-type="float">
            <text:p>17</text:p>
          </table:table-cell>
          <table:table-cell table:formula="of:=LEFT([.H60];[.K60]-1)" office:value-type="string" office:string-value="MecaDrivePoseEst" calcext:value-type="string">
            <text:p>MecaDrivePoseEst</text:p>
          </table:table-cell>
        </table:table-row>
        <table:table-row table:style-name="ro1">
          <table:table-cell/>
          <table:table-cell office:value-type="string" calcext:value-type="string">
            <text:p>MecaKinematics.html</text:p>
          </table:table-cell>
          <table:table-cell table:formula="of:=FIND(&quot;_&quot;;[.B61])" office:value-type="string" office:string-value="" calcext:value-type="error">
            <text:p>#VALUE!</text:p>
          </table:table-cell>
          <table:table-cell table:formula="of:=IF(ISNUMBER([.C61]);[.C61];9999)-1" office:value-type="float" office:value="9998" calcext:value-type="float">
            <text:p>9998</text:p>
          </table:table-cell>
          <table:table-cell table:formula="of:=[.D61]+2" office:value-type="float" office:value="10000" calcext:value-type="float">
            <text:p>10000</text:p>
          </table:table-cell>
          <table:table-cell table:formula="of:=FIND(&quot;.html&quot;;[.B61])" office:value-type="float" office:value="15" calcext:value-type="float">
            <text:p>15</text:p>
          </table:table-cell>
          <table:table-cell table:formula="of:=IF( [.F61]-[.E61] &lt; 0; [.F61];[.F61]-[.E61])" office:value-type="float" office:value="15" calcext:value-type="float">
            <text:p>15</text:p>
          </table:table-cell>
          <table:table-cell table:formula="of:=LEFT([.B61];[.D61])" office:value-type="string" office:string-value="MecaKinematics.html" calcext:value-type="string">
            <text:p>MecaKinematics.html</text:p>
          </table:table-cell>
          <table:table-cell table:formula="of:=MID([.B61];[.E61];[.G61])">
            <text:p/>
          </table:table-cell>
          <table:table-cell/>
          <table:table-cell table:formula="of:=FIND(&quot;.&quot;;[.H61])" office:value-type="float" office:value="15" calcext:value-type="float">
            <text:p>15</text:p>
          </table:table-cell>
          <table:table-cell table:formula="of:=LEFT([.H61];[.K61]-1)" office:value-type="string" office:string-value="MecaKinematics" calcext:value-type="string">
            <text:p>MecaKinematics</text:p>
          </table:table-cell>
        </table:table-row>
        <table:table-row table:style-name="ro1">
          <table:table-cell/>
          <table:table-cell office:value-type="string" calcext:value-type="string">
            <text:p>MecaOdometry.html</text:p>
          </table:table-cell>
          <table:table-cell table:formula="of:=FIND(&quot;_&quot;;[.B62])" office:value-type="string" office:string-value="" calcext:value-type="error">
            <text:p>#VALUE!</text:p>
          </table:table-cell>
          <table:table-cell table:formula="of:=IF(ISNUMBER([.C62]);[.C62];9999)-1" office:value-type="float" office:value="9998" calcext:value-type="float">
            <text:p>9998</text:p>
          </table:table-cell>
          <table:table-cell table:formula="of:=[.D62]+2" office:value-type="float" office:value="10000" calcext:value-type="float">
            <text:p>10000</text:p>
          </table:table-cell>
          <table:table-cell table:formula="of:=FIND(&quot;.html&quot;;[.B62])" office:value-type="float" office:value="13" calcext:value-type="float">
            <text:p>13</text:p>
          </table:table-cell>
          <table:table-cell table:formula="of:=IF( [.F62]-[.E62] &lt; 0; [.F62];[.F62]-[.E62])" office:value-type="float" office:value="13" calcext:value-type="float">
            <text:p>13</text:p>
          </table:table-cell>
          <table:table-cell table:formula="of:=LEFT([.B62];[.D62])" office:value-type="string" office:string-value="MecaOdometry.html" calcext:value-type="string">
            <text:p>MecaOdometry.html</text:p>
          </table:table-cell>
          <table:table-cell table:formula="of:=MID([.B62];[.E62];[.G62])">
            <text:p/>
          </table:table-cell>
          <table:table-cell/>
          <table:table-cell table:formula="of:=FIND(&quot;.&quot;;[.H62])" office:value-type="float" office:value="13" calcext:value-type="float">
            <text:p>13</text:p>
          </table:table-cell>
          <table:table-cell table:formula="of:=LEFT([.H62];[.K62]-1)" office:value-type="string" office:string-value="MecaOdometry" calcext:value-type="string">
            <text:p>MecaOdometry</text:p>
          </table:table-cell>
        </table:table-row>
        <table:table-row table:style-name="ro1">
          <table:table-cell/>
          <table:table-cell office:value-type="string" calcext:value-type="string">
            <text:p>MecaWheel.html</text:p>
          </table:table-cell>
          <table:table-cell table:formula="of:=FIND(&quot;_&quot;;[.B63])" office:value-type="string" office:string-value="" calcext:value-type="error">
            <text:p>#VALUE!</text:p>
          </table:table-cell>
          <table:table-cell table:formula="of:=IF(ISNUMBER([.C63]);[.C63];9999)-1" office:value-type="float" office:value="9998" calcext:value-type="float">
            <text:p>9998</text:p>
          </table:table-cell>
          <table:table-cell table:formula="of:=[.D63]+2" office:value-type="float" office:value="10000" calcext:value-type="float">
            <text:p>10000</text:p>
          </table:table-cell>
          <table:table-cell table:formula="of:=FIND(&quot;.html&quot;;[.B63])" office:value-type="float" office:value="10" calcext:value-type="float">
            <text:p>10</text:p>
          </table:table-cell>
          <table:table-cell table:formula="of:=IF( [.F63]-[.E63] &lt; 0; [.F63];[.F63]-[.E63])" office:value-type="float" office:value="10" calcext:value-type="float">
            <text:p>10</text:p>
          </table:table-cell>
          <table:table-cell table:formula="of:=LEFT([.B63];[.D63])" office:value-type="string" office:string-value="MecaWheel.html" calcext:value-type="string">
            <text:p>MecaWheel.html</text:p>
          </table:table-cell>
          <table:table-cell table:formula="of:=MID([.B63];[.E63];[.G63])">
            <text:p/>
          </table:table-cell>
          <table:table-cell/>
          <table:table-cell table:formula="of:=FIND(&quot;.&quot;;[.H63])" office:value-type="float" office:value="10" calcext:value-type="float">
            <text:p>10</text:p>
          </table:table-cell>
          <table:table-cell table:formula="of:=LEFT([.H63];[.K63]-1)" office:value-type="string" office:string-value="MecaWheel" calcext:value-type="string">
            <text:p>MecaWheel</text:p>
          </table:table-cell>
        </table:table-row>
        <table:table-row table:style-name="ro1">
          <table:table-cell/>
          <table:table-cell office:value-type="string" calcext:value-type="string">
            <text:p>MecaWheelPos.html</text:p>
          </table:table-cell>
          <table:table-cell table:formula="of:=FIND(&quot;_&quot;;[.B64])" office:value-type="string" office:string-value="" calcext:value-type="error">
            <text:p>#VALUE!</text:p>
          </table:table-cell>
          <table:table-cell table:formula="of:=IF(ISNUMBER([.C64]);[.C64];9999)-1" office:value-type="float" office:value="9998" calcext:value-type="float">
            <text:p>9998</text:p>
          </table:table-cell>
          <table:table-cell table:formula="of:=[.D64]+2" office:value-type="float" office:value="10000" calcext:value-type="float">
            <text:p>10000</text:p>
          </table:table-cell>
          <table:table-cell table:formula="of:=FIND(&quot;.html&quot;;[.B64])" office:value-type="float" office:value="13" calcext:value-type="float">
            <text:p>13</text:p>
          </table:table-cell>
          <table:table-cell table:formula="of:=IF( [.F64]-[.E64] &lt; 0; [.F64];[.F64]-[.E64])" office:value-type="float" office:value="13" calcext:value-type="float">
            <text:p>13</text:p>
          </table:table-cell>
          <table:table-cell table:formula="of:=LEFT([.B64];[.D64])" office:value-type="string" office:string-value="MecaWheelPos.html" calcext:value-type="string">
            <text:p>MecaWheelPos.html</text:p>
          </table:table-cell>
          <table:table-cell table:formula="of:=MID([.B64];[.E64];[.G64])">
            <text:p/>
          </table:table-cell>
          <table:table-cell/>
          <table:table-cell table:formula="of:=FIND(&quot;.&quot;;[.H64])" office:value-type="float" office:value="13" calcext:value-type="float">
            <text:p>13</text:p>
          </table:table-cell>
          <table:table-cell table:formula="of:=LEFT([.H64];[.K64]-1)" office:value-type="string" office:string-value="MecaWheelPos" calcext:value-type="string">
            <text:p>MecaWheelPos</text:p>
          </table:table-cell>
        </table:table-row>
        <table:table-row table:style-name="ro1">
          <table:table-cell/>
          <table:table-cell office:value-type="string" calcext:value-type="string">
            <text:p>MedianFilter.html</text:p>
          </table:table-cell>
          <table:table-cell table:formula="of:=FIND(&quot;_&quot;;[.B65])" office:value-type="string" office:string-value="" calcext:value-type="error">
            <text:p>#VALUE!</text:p>
          </table:table-cell>
          <table:table-cell table:formula="of:=IF(ISNUMBER([.C65]);[.C65];9999)-1" office:value-type="float" office:value="9998" calcext:value-type="float">
            <text:p>9998</text:p>
          </table:table-cell>
          <table:table-cell table:formula="of:=[.D65]+2" office:value-type="float" office:value="10000" calcext:value-type="float">
            <text:p>10000</text:p>
          </table:table-cell>
          <table:table-cell table:formula="of:=FIND(&quot;.html&quot;;[.B65])" office:value-type="float" office:value="13" calcext:value-type="float">
            <text:p>13</text:p>
          </table:table-cell>
          <table:table-cell table:formula="of:=IF( [.F65]-[.E65] &lt; 0; [.F65];[.F65]-[.E65])" office:value-type="float" office:value="13" calcext:value-type="float">
            <text:p>13</text:p>
          </table:table-cell>
          <table:table-cell table:formula="of:=LEFT([.B65];[.D65])" office:value-type="string" office:string-value="MedianFilter.html" calcext:value-type="string">
            <text:p>MedianFilter.html</text:p>
          </table:table-cell>
          <table:table-cell table:formula="of:=MID([.B65];[.E65];[.G65])">
            <text:p/>
          </table:table-cell>
          <table:table-cell/>
          <table:table-cell table:formula="of:=FIND(&quot;.&quot;;[.H65])" office:value-type="float" office:value="13" calcext:value-type="float">
            <text:p>13</text:p>
          </table:table-cell>
          <table:table-cell table:formula="of:=LEFT([.H65];[.K65]-1)" office:value-type="string" office:string-value="MedianFilter" calcext:value-type="string">
            <text:p>MedianFilter</text:p>
          </table:table-cell>
        </table:table-row>
        <table:table-row table:style-name="ro1">
          <table:table-cell/>
          <table:table-cell office:value-type="string" calcext:value-type="string">
            <text:p>MerweScSigPts.html</text:p>
          </table:table-cell>
          <table:table-cell table:formula="of:=FIND(&quot;_&quot;;[.B66])" office:value-type="string" office:string-value="" calcext:value-type="error">
            <text:p>#VALUE!</text:p>
          </table:table-cell>
          <table:table-cell table:formula="of:=IF(ISNUMBER([.C66]);[.C66];9999)-1" office:value-type="float" office:value="9998" calcext:value-type="float">
            <text:p>9998</text:p>
          </table:table-cell>
          <table:table-cell table:formula="of:=[.D66]+2" office:value-type="float" office:value="10000" calcext:value-type="float">
            <text:p>10000</text:p>
          </table:table-cell>
          <table:table-cell table:formula="of:=FIND(&quot;.html&quot;;[.B66])" office:value-type="float" office:value="14" calcext:value-type="float">
            <text:p>14</text:p>
          </table:table-cell>
          <table:table-cell table:formula="of:=IF( [.F66]-[.E66] &lt; 0; [.F66];[.F66]-[.E66])" office:value-type="float" office:value="14" calcext:value-type="float">
            <text:p>14</text:p>
          </table:table-cell>
          <table:table-cell table:formula="of:=LEFT([.B66];[.D66])" office:value-type="string" office:string-value="MerweScSigPts.html" calcext:value-type="string">
            <text:p>MerweScSigPts.html</text:p>
          </table:table-cell>
          <table:table-cell table:formula="of:=MID([.B66];[.E66];[.G66])">
            <text:p/>
          </table:table-cell>
          <table:table-cell/>
          <table:table-cell table:formula="of:=FIND(&quot;.&quot;;[.H66])" office:value-type="float" office:value="14" calcext:value-type="float">
            <text:p>14</text:p>
          </table:table-cell>
          <table:table-cell table:formula="of:=LEFT([.H66];[.K66]-1)" office:value-type="string" office:string-value="MerweScSigPts" calcext:value-type="string">
            <text:p>MerweScSigPts</text:p>
          </table:table-cell>
        </table:table-row>
        <table:table-row table:style-name="ro1">
          <table:table-cell/>
          <table:table-cell office:value-type="string" calcext:value-type="string">
            <text:p>NumIntegrate.html</text:p>
          </table:table-cell>
          <table:table-cell table:formula="of:=FIND(&quot;_&quot;;[.B67])" office:value-type="string" office:string-value="" calcext:value-type="error">
            <text:p>#VALUE!</text:p>
          </table:table-cell>
          <table:table-cell table:formula="of:=IF(ISNUMBER([.C67]);[.C67];9999)-1" office:value-type="float" office:value="9998" calcext:value-type="float">
            <text:p>9998</text:p>
          </table:table-cell>
          <table:table-cell table:formula="of:=[.D67]+2" office:value-type="float" office:value="10000" calcext:value-type="float">
            <text:p>10000</text:p>
          </table:table-cell>
          <table:table-cell table:formula="of:=FIND(&quot;.html&quot;;[.B67])" office:value-type="float" office:value="13" calcext:value-type="float">
            <text:p>13</text:p>
          </table:table-cell>
          <table:table-cell table:formula="of:=IF( [.F67]-[.E67] &lt; 0; [.F67];[.F67]-[.E67])" office:value-type="float" office:value="13" calcext:value-type="float">
            <text:p>13</text:p>
          </table:table-cell>
          <table:table-cell table:formula="of:=LEFT([.B67];[.D67])" office:value-type="string" office:string-value="NumIntegrate.html" calcext:value-type="string">
            <text:p>NumIntegrate.html</text:p>
          </table:table-cell>
          <table:table-cell table:formula="of:=MID([.B67];[.E67];[.G67])">
            <text:p/>
          </table:table-cell>
          <table:table-cell/>
          <table:table-cell table:formula="of:=FIND(&quot;.&quot;;[.H67])" office:value-type="float" office:value="13" calcext:value-type="float">
            <text:p>13</text:p>
          </table:table-cell>
          <table:table-cell table:formula="of:=LEFT([.H67];[.K67]-1)" office:value-type="string" office:string-value="NumIntegrate" calcext:value-type="string">
            <text:p>NumIntegrate</text:p>
          </table:table-cell>
        </table:table-row>
        <table:table-row table:style-name="ro1">
          <table:table-cell/>
          <table:table-cell office:value-type="string" calcext:value-type="string">
            <text:p>NumJacobian.html</text:p>
          </table:table-cell>
          <table:table-cell table:formula="of:=FIND(&quot;_&quot;;[.B68])" office:value-type="string" office:string-value="" calcext:value-type="error">
            <text:p>#VALUE!</text:p>
          </table:table-cell>
          <table:table-cell table:formula="of:=IF(ISNUMBER([.C68]);[.C68];9999)-1" office:value-type="float" office:value="9998" calcext:value-type="float">
            <text:p>9998</text:p>
          </table:table-cell>
          <table:table-cell table:formula="of:=[.D68]+2" office:value-type="float" office:value="10000" calcext:value-type="float">
            <text:p>10000</text:p>
          </table:table-cell>
          <table:table-cell table:formula="of:=FIND(&quot;.html&quot;;[.B68])" office:value-type="float" office:value="12" calcext:value-type="float">
            <text:p>12</text:p>
          </table:table-cell>
          <table:table-cell table:formula="of:=IF( [.F68]-[.E68] &lt; 0; [.F68];[.F68]-[.E68])" office:value-type="float" office:value="12" calcext:value-type="float">
            <text:p>12</text:p>
          </table:table-cell>
          <table:table-cell table:formula="of:=LEFT([.B68];[.D68])" office:value-type="string" office:string-value="NumJacobian.html" calcext:value-type="string">
            <text:p>NumJacobian.html</text:p>
          </table:table-cell>
          <table:table-cell table:formula="of:=MID([.B68];[.E68];[.G68])">
            <text:p/>
          </table:table-cell>
          <table:table-cell/>
          <table:table-cell table:formula="of:=FIND(&quot;.&quot;;[.H68])" office:value-type="float" office:value="12" calcext:value-type="float">
            <text:p>12</text:p>
          </table:table-cell>
          <table:table-cell table:formula="of:=LEFT([.H68];[.K68]-1)" office:value-type="string" office:string-value="NumJacobian" calcext:value-type="string">
            <text:p>NumJacobian</text:p>
          </table:table-cell>
        </table:table-row>
        <table:table-row table:style-name="ro1">
          <table:table-cell/>
          <table:table-cell office:value-type="string" calcext:value-type="string">
            <text:p>PathfinderUtil.html</text:p>
          </table:table-cell>
          <table:table-cell table:formula="of:=FIND(&quot;_&quot;;[.B69])" office:value-type="string" office:string-value="" calcext:value-type="error">
            <text:p>#VALUE!</text:p>
          </table:table-cell>
          <table:table-cell table:formula="of:=IF(ISNUMBER([.C69]);[.C69];9999)-1" office:value-type="float" office:value="9998" calcext:value-type="float">
            <text:p>9998</text:p>
          </table:table-cell>
          <table:table-cell table:formula="of:=[.D69]+2" office:value-type="float" office:value="10000" calcext:value-type="float">
            <text:p>10000</text:p>
          </table:table-cell>
          <table:table-cell table:formula="of:=FIND(&quot;.html&quot;;[.B69])" office:value-type="float" office:value="15" calcext:value-type="float">
            <text:p>15</text:p>
          </table:table-cell>
          <table:table-cell table:formula="of:=IF( [.F69]-[.E69] &lt; 0; [.F69];[.F69]-[.E69])" office:value-type="float" office:value="15" calcext:value-type="float">
            <text:p>15</text:p>
          </table:table-cell>
          <table:table-cell table:formula="of:=LEFT([.B69];[.D69])" office:value-type="string" office:string-value="PathfinderUtil.html" calcext:value-type="string">
            <text:p>PathfinderUtil.html</text:p>
          </table:table-cell>
          <table:table-cell table:formula="of:=MID([.B69];[.E69];[.G69])">
            <text:p/>
          </table:table-cell>
          <table:table-cell/>
          <table:table-cell table:formula="of:=FIND(&quot;.&quot;;[.H69])" office:value-type="float" office:value="15" calcext:value-type="float">
            <text:p>15</text:p>
          </table:table-cell>
          <table:table-cell table:formula="of:=LEFT([.H69];[.K69]-1)" office:value-type="string" office:string-value="PathfinderUtil" calcext:value-type="string">
            <text:p>PathfinderUtil</text:p>
          </table:table-cell>
        </table:table-row>
        <table:table-row table:style-name="ro1">
          <table:table-cell/>
          <table:table-cell office:value-type="string" calcext:value-type="string">
            <text:p>PIDAutoTune.html</text:p>
          </table:table-cell>
          <table:table-cell table:formula="of:=FIND(&quot;_&quot;;[.B70])" office:value-type="string" office:string-value="" calcext:value-type="error">
            <text:p>#VALUE!</text:p>
          </table:table-cell>
          <table:table-cell table:formula="of:=IF(ISNUMBER([.C70]);[.C70];9999)-1" office:value-type="float" office:value="9998" calcext:value-type="float">
            <text:p>9998</text:p>
          </table:table-cell>
          <table:table-cell table:formula="of:=[.D70]+2" office:value-type="float" office:value="10000" calcext:value-type="float">
            <text:p>10000</text:p>
          </table:table-cell>
          <table:table-cell table:formula="of:=FIND(&quot;.html&quot;;[.B70])" office:value-type="float" office:value="12" calcext:value-type="float">
            <text:p>12</text:p>
          </table:table-cell>
          <table:table-cell table:formula="of:=IF( [.F70]-[.E70] &lt; 0; [.F70];[.F70]-[.E70])" office:value-type="float" office:value="12" calcext:value-type="float">
            <text:p>12</text:p>
          </table:table-cell>
          <table:table-cell table:formula="of:=LEFT([.B70];[.D70])" office:value-type="string" office:string-value="PIDAutoTune.html" calcext:value-type="string">
            <text:p>PIDAutoTune.html</text:p>
          </table:table-cell>
          <table:table-cell table:formula="of:=MID([.B70];[.E70];[.G70])">
            <text:p/>
          </table:table-cell>
          <table:table-cell/>
          <table:table-cell table:formula="of:=FIND(&quot;.&quot;;[.H70])" office:value-type="float" office:value="12" calcext:value-type="float">
            <text:p>12</text:p>
          </table:table-cell>
          <table:table-cell table:formula="of:=LEFT([.H70];[.K70]-1)" office:value-type="string" office:string-value="PIDAutoTune" calcext:value-type="string">
            <text:p>PIDAutoTune</text:p>
          </table:table-cell>
        </table:table-row>
        <table:table-row table:style-name="ro1">
          <table:table-cell/>
          <table:table-cell office:value-type="string" calcext:value-type="string">
            <text:p>PIDController.html</text:p>
          </table:table-cell>
          <table:table-cell table:formula="of:=FIND(&quot;_&quot;;[.B71])" office:value-type="string" office:string-value="" calcext:value-type="error">
            <text:p>#VALUE!</text:p>
          </table:table-cell>
          <table:table-cell table:formula="of:=IF(ISNUMBER([.C71]);[.C71];9999)-1" office:value-type="float" office:value="9998" calcext:value-type="float">
            <text:p>9998</text:p>
          </table:table-cell>
          <table:table-cell table:formula="of:=[.D71]+2" office:value-type="float" office:value="10000" calcext:value-type="float">
            <text:p>10000</text:p>
          </table:table-cell>
          <table:table-cell table:formula="of:=FIND(&quot;.html&quot;;[.B71])" office:value-type="float" office:value="14" calcext:value-type="float">
            <text:p>14</text:p>
          </table:table-cell>
          <table:table-cell table:formula="of:=IF( [.F71]-[.E71] &lt; 0; [.F71];[.F71]-[.E71])" office:value-type="float" office:value="14" calcext:value-type="float">
            <text:p>14</text:p>
          </table:table-cell>
          <table:table-cell table:formula="of:=LEFT([.B71];[.D71])" office:value-type="string" office:string-value="PIDController.html" calcext:value-type="string">
            <text:p>PIDController.html</text:p>
          </table:table-cell>
          <table:table-cell table:formula="of:=MID([.B71];[.E71];[.G71])">
            <text:p/>
          </table:table-cell>
          <table:table-cell/>
          <table:table-cell table:formula="of:=FIND(&quot;.&quot;;[.H71])" office:value-type="float" office:value="14" calcext:value-type="float">
            <text:p>14</text:p>
          </table:table-cell>
          <table:table-cell table:formula="of:=LEFT([.H71];[.K71]-1)" office:value-type="string" office:string-value="PIDController" calcext:value-type="string">
            <text:p>PIDController</text:p>
          </table:table-cell>
        </table:table-row>
        <table:table-row table:style-name="ro1">
          <table:table-cell/>
          <table:table-cell office:value-type="string" calcext:value-type="string">
            <text:p>Pose2d.html</text:p>
          </table:table-cell>
          <table:table-cell table:formula="of:=FIND(&quot;_&quot;;[.B72])" office:value-type="string" office:string-value="" calcext:value-type="error">
            <text:p>#VALUE!</text:p>
          </table:table-cell>
          <table:table-cell table:formula="of:=IF(ISNUMBER([.C72]);[.C72];9999)-1" office:value-type="float" office:value="9998" calcext:value-type="float">
            <text:p>9998</text:p>
          </table:table-cell>
          <table:table-cell table:formula="of:=[.D72]+2" office:value-type="float" office:value="10000" calcext:value-type="float">
            <text:p>10000</text:p>
          </table:table-cell>
          <table:table-cell table:formula="of:=FIND(&quot;.html&quot;;[.B72])" office:value-type="float" office:value="7" calcext:value-type="float">
            <text:p>7</text:p>
          </table:table-cell>
          <table:table-cell table:formula="of:=IF( [.F72]-[.E72] &lt; 0; [.F72];[.F72]-[.E72])" office:value-type="float" office:value="7" calcext:value-type="float">
            <text:p>7</text:p>
          </table:table-cell>
          <table:table-cell table:formula="of:=LEFT([.B72];[.D72])" office:value-type="string" office:string-value="Pose2d.html" calcext:value-type="string">
            <text:p>Pose2d.html</text:p>
          </table:table-cell>
          <table:table-cell table:formula="of:=MID([.B72];[.E72];[.G72])">
            <text:p/>
          </table:table-cell>
          <table:table-cell/>
          <table:table-cell table:formula="of:=FIND(&quot;.&quot;;[.H72])" office:value-type="float" office:value="7" calcext:value-type="float">
            <text:p>7</text:p>
          </table:table-cell>
          <table:table-cell table:formula="of:=LEFT([.H72];[.K72]-1)" office:value-type="string" office:string-value="Pose2d" calcext:value-type="string">
            <text:p>Pose2d</text:p>
          </table:table-cell>
        </table:table-row>
        <table:table-row table:style-name="ro1">
          <table:table-cell/>
          <table:table-cell office:value-type="string" calcext:value-type="string">
            <text:p>Pose3d.html</text:p>
          </table:table-cell>
          <table:table-cell table:formula="of:=FIND(&quot;_&quot;;[.B73])" office:value-type="string" office:string-value="" calcext:value-type="error">
            <text:p>#VALUE!</text:p>
          </table:table-cell>
          <table:table-cell table:formula="of:=IF(ISNUMBER([.C73]);[.C73];9999)-1" office:value-type="float" office:value="9998" calcext:value-type="float">
            <text:p>9998</text:p>
          </table:table-cell>
          <table:table-cell table:formula="of:=[.D73]+2" office:value-type="float" office:value="10000" calcext:value-type="float">
            <text:p>10000</text:p>
          </table:table-cell>
          <table:table-cell table:formula="of:=FIND(&quot;.html&quot;;[.B73])" office:value-type="float" office:value="7" calcext:value-type="float">
            <text:p>7</text:p>
          </table:table-cell>
          <table:table-cell table:formula="of:=IF( [.F73]-[.E73] &lt; 0; [.F73];[.F73]-[.E73])" office:value-type="float" office:value="7" calcext:value-type="float">
            <text:p>7</text:p>
          </table:table-cell>
          <table:table-cell table:formula="of:=LEFT([.B73];[.D73])" office:value-type="string" office:string-value="Pose3d.html" calcext:value-type="string">
            <text:p>Pose3d.html</text:p>
          </table:table-cell>
          <table:table-cell table:formula="of:=MID([.B73];[.E73];[.G73])">
            <text:p/>
          </table:table-cell>
          <table:table-cell/>
          <table:table-cell table:formula="of:=FIND(&quot;.&quot;;[.H73])" office:value-type="float" office:value="7" calcext:value-type="float">
            <text:p>7</text:p>
          </table:table-cell>
          <table:table-cell table:formula="of:=LEFT([.H73];[.K73]-1)" office:value-type="string" office:string-value="Pose3d" calcext:value-type="string">
            <text:p>Pose3d</text:p>
          </table:table-cell>
        </table:table-row>
        <table:table-row table:style-name="ro1">
          <table:table-cell/>
          <table:table-cell office:value-type="string" calcext:value-type="string">
            <text:p>PoseWithCurve.html</text:p>
          </table:table-cell>
          <table:table-cell table:formula="of:=FIND(&quot;_&quot;;[.B74])" office:value-type="string" office:string-value="" calcext:value-type="error">
            <text:p>#VALUE!</text:p>
          </table:table-cell>
          <table:table-cell table:formula="of:=IF(ISNUMBER([.C74]);[.C74];9999)-1" office:value-type="float" office:value="9998" calcext:value-type="float">
            <text:p>9998</text:p>
          </table:table-cell>
          <table:table-cell table:formula="of:=[.D74]+2" office:value-type="float" office:value="10000" calcext:value-type="float">
            <text:p>10000</text:p>
          </table:table-cell>
          <table:table-cell table:formula="of:=FIND(&quot;.html&quot;;[.B74])" office:value-type="float" office:value="14" calcext:value-type="float">
            <text:p>14</text:p>
          </table:table-cell>
          <table:table-cell table:formula="of:=IF( [.F74]-[.E74] &lt; 0; [.F74];[.F74]-[.E74])" office:value-type="float" office:value="14" calcext:value-type="float">
            <text:p>14</text:p>
          </table:table-cell>
          <table:table-cell table:formula="of:=LEFT([.B74];[.D74])" office:value-type="string" office:string-value="PoseWithCurve.html" calcext:value-type="string">
            <text:p>PoseWithCurve.html</text:p>
          </table:table-cell>
          <table:table-cell table:formula="of:=MID([.B74];[.E74];[.G74])">
            <text:p/>
          </table:table-cell>
          <table:table-cell/>
          <table:table-cell table:formula="of:=FIND(&quot;.&quot;;[.H74])" office:value-type="float" office:value="14" calcext:value-type="float">
            <text:p>14</text:p>
          </table:table-cell>
          <table:table-cell table:formula="of:=LEFT([.H74];[.K74]-1)" office:value-type="string" office:string-value="PoseWithCurve" calcext:value-type="string">
            <text:p>PoseWithCurve</text:p>
          </table:table-cell>
        </table:table-row>
        <table:table-row table:style-name="ro1">
          <table:table-cell/>
          <table:table-cell office:value-type="string" calcext:value-type="string">
            <text:p>ProfiledPIDController.html</text:p>
          </table:table-cell>
          <table:table-cell table:formula="of:=FIND(&quot;_&quot;;[.B75])" office:value-type="string" office:string-value="" calcext:value-type="error">
            <text:p>#VALUE!</text:p>
          </table:table-cell>
          <table:table-cell table:formula="of:=IF(ISNUMBER([.C75]);[.C75];9999)-1" office:value-type="float" office:value="9998" calcext:value-type="float">
            <text:p>9998</text:p>
          </table:table-cell>
          <table:table-cell table:formula="of:=[.D75]+2" office:value-type="float" office:value="10000" calcext:value-type="float">
            <text:p>10000</text:p>
          </table:table-cell>
          <table:table-cell table:formula="of:=FIND(&quot;.html&quot;;[.B75])" office:value-type="float" office:value="22" calcext:value-type="float">
            <text:p>22</text:p>
          </table:table-cell>
          <table:table-cell table:formula="of:=IF( [.F75]-[.E75] &lt; 0; [.F75];[.F75]-[.E75])" office:value-type="float" office:value="22" calcext:value-type="float">
            <text:p>22</text:p>
          </table:table-cell>
          <table:table-cell table:formula="of:=LEFT([.B75];[.D75])" office:value-type="string" office:string-value="ProfiledPIDController.html" calcext:value-type="string">
            <text:p>ProfiledPIDController.html</text:p>
          </table:table-cell>
          <table:table-cell table:formula="of:=MID([.B75];[.E75];[.G75])">
            <text:p/>
          </table:table-cell>
          <table:table-cell/>
          <table:table-cell table:formula="of:=FIND(&quot;.&quot;;[.H75])" office:value-type="float" office:value="22" calcext:value-type="float">
            <text:p>22</text:p>
          </table:table-cell>
          <table:table-cell table:formula="of:=LEFT([.H75];[.K75]-1)" office:value-type="string" office:string-value="ProfiledPIDController" calcext:value-type="string">
            <text:p>ProfiledPIDController</text:p>
          </table:table-cell>
        </table:table-row>
        <table:table-row table:style-name="ro1">
          <table:table-cell/>
          <table:table-cell office:value-type="string" calcext:value-type="string">
            <text:p>Quaternion.html</text:p>
          </table:table-cell>
          <table:table-cell table:formula="of:=FIND(&quot;_&quot;;[.B76])" office:value-type="string" office:string-value="" calcext:value-type="error">
            <text:p>#VALUE!</text:p>
          </table:table-cell>
          <table:table-cell table:formula="of:=IF(ISNUMBER([.C76]);[.C76];9999)-1" office:value-type="float" office:value="9998" calcext:value-type="float">
            <text:p>9998</text:p>
          </table:table-cell>
          <table:table-cell table:formula="of:=[.D76]+2" office:value-type="float" office:value="10000" calcext:value-type="float">
            <text:p>10000</text:p>
          </table:table-cell>
          <table:table-cell table:formula="of:=FIND(&quot;.html&quot;;[.B76])" office:value-type="float" office:value="11" calcext:value-type="float">
            <text:p>11</text:p>
          </table:table-cell>
          <table:table-cell table:formula="of:=IF( [.F76]-[.E76] &lt; 0; [.F76];[.F76]-[.E76])" office:value-type="float" office:value="11" calcext:value-type="float">
            <text:p>11</text:p>
          </table:table-cell>
          <table:table-cell table:formula="of:=LEFT([.B76];[.D76])" office:value-type="string" office:string-value="Quaternion.html" calcext:value-type="string">
            <text:p>Quaternion.html</text:p>
          </table:table-cell>
          <table:table-cell table:formula="of:=MID([.B76];[.E76];[.G76])">
            <text:p/>
          </table:table-cell>
          <table:table-cell/>
          <table:table-cell table:formula="of:=FIND(&quot;.&quot;;[.H76])" office:value-type="float" office:value="11" calcext:value-type="float">
            <text:p>11</text:p>
          </table:table-cell>
          <table:table-cell table:formula="of:=LEFT([.H76];[.K76]-1)" office:value-type="string" office:string-value="Quaternion" calcext:value-type="string">
            <text:p>Quaternion</text:p>
          </table:table-cell>
        </table:table-row>
        <table:table-row table:style-name="ro1">
          <table:table-cell/>
          <table:table-cell office:value-type="string" calcext:value-type="string">
            <text:p>QuinticHermiteSpline.html</text:p>
          </table:table-cell>
          <table:table-cell table:formula="of:=FIND(&quot;_&quot;;[.B77])" office:value-type="string" office:string-value="" calcext:value-type="error">
            <text:p>#VALUE!</text:p>
          </table:table-cell>
          <table:table-cell table:formula="of:=IF(ISNUMBER([.C77]);[.C77];9999)-1" office:value-type="float" office:value="9998" calcext:value-type="float">
            <text:p>9998</text:p>
          </table:table-cell>
          <table:table-cell table:formula="of:=[.D77]+2" office:value-type="float" office:value="10000" calcext:value-type="float">
            <text:p>10000</text:p>
          </table:table-cell>
          <table:table-cell table:formula="of:=FIND(&quot;.html&quot;;[.B77])" office:value-type="float" office:value="21" calcext:value-type="float">
            <text:p>21</text:p>
          </table:table-cell>
          <table:table-cell table:formula="of:=IF( [.F77]-[.E77] &lt; 0; [.F77];[.F77]-[.E77])" office:value-type="float" office:value="21" calcext:value-type="float">
            <text:p>21</text:p>
          </table:table-cell>
          <table:table-cell table:formula="of:=LEFT([.B77];[.D77])" office:value-type="string" office:string-value="QuinticHermiteSpline.html" calcext:value-type="string">
            <text:p>QuinticHermiteSpline.html</text:p>
          </table:table-cell>
          <table:table-cell table:formula="of:=MID([.B77];[.E77];[.G77])">
            <text:p/>
          </table:table-cell>
          <table:table-cell/>
          <table:table-cell table:formula="of:=FIND(&quot;.&quot;;[.H77])" office:value-type="float" office:value="21" calcext:value-type="float">
            <text:p>21</text:p>
          </table:table-cell>
          <table:table-cell table:formula="of:=LEFT([.H77];[.K77]-1)" office:value-type="string" office:string-value="QuinticHermiteSpline" calcext:value-type="string">
            <text:p>QuinticHermiteSpline</text:p>
          </table:table-cell>
        </table:table-row>
        <table:table-row table:style-name="ro1">
          <table:table-cell/>
          <table:table-cell office:value-type="string" calcext:value-type="string">
            <text:p>Ramsete.html</text:p>
          </table:table-cell>
          <table:table-cell table:formula="of:=FIND(&quot;_&quot;;[.B78])" office:value-type="string" office:string-value="" calcext:value-type="error">
            <text:p>#VALUE!</text:p>
          </table:table-cell>
          <table:table-cell table:formula="of:=IF(ISNUMBER([.C78]);[.C78];9999)-1" office:value-type="float" office:value="9998" calcext:value-type="float">
            <text:p>9998</text:p>
          </table:table-cell>
          <table:table-cell table:formula="of:=[.D78]+2" office:value-type="float" office:value="10000" calcext:value-type="float">
            <text:p>10000</text:p>
          </table:table-cell>
          <table:table-cell table:formula="of:=FIND(&quot;.html&quot;;[.B78])" office:value-type="float" office:value="8" calcext:value-type="float">
            <text:p>8</text:p>
          </table:table-cell>
          <table:table-cell table:formula="of:=IF( [.F78]-[.E78] &lt; 0; [.F78];[.F78]-[.E78])" office:value-type="float" office:value="8" calcext:value-type="float">
            <text:p>8</text:p>
          </table:table-cell>
          <table:table-cell table:formula="of:=LEFT([.B78];[.D78])" office:value-type="string" office:string-value="Ramsete.html" calcext:value-type="string">
            <text:p>Ramsete.html</text:p>
          </table:table-cell>
          <table:table-cell table:formula="of:=MID([.B78];[.E78];[.G78])">
            <text:p/>
          </table:table-cell>
          <table:table-cell/>
          <table:table-cell table:formula="of:=FIND(&quot;.&quot;;[.H78])" office:value-type="float" office:value="8" calcext:value-type="float">
            <text:p>8</text:p>
          </table:table-cell>
          <table:table-cell table:formula="of:=LEFT([.H78];[.K78]-1)" office:value-type="string" office:string-value="Ramsete" calcext:value-type="string">
            <text:p>Ramsete</text:p>
          </table:table-cell>
        </table:table-row>
        <table:table-row table:style-name="ro1">
          <table:table-cell/>
          <table:table-cell office:value-type="string" calcext:value-type="string">
            <text:p>RectRegionConstraint.html</text:p>
          </table:table-cell>
          <table:table-cell table:formula="of:=FIND(&quot;_&quot;;[.B79])" office:value-type="string" office:string-value="" calcext:value-type="error">
            <text:p>#VALUE!</text:p>
          </table:table-cell>
          <table:table-cell table:formula="of:=IF(ISNUMBER([.C79]);[.C79];9999)-1" office:value-type="float" office:value="9998" calcext:value-type="float">
            <text:p>9998</text:p>
          </table:table-cell>
          <table:table-cell table:formula="of:=[.D79]+2" office:value-type="float" office:value="10000" calcext:value-type="float">
            <text:p>10000</text:p>
          </table:table-cell>
          <table:table-cell table:formula="of:=FIND(&quot;.html&quot;;[.B79])" office:value-type="float" office:value="21" calcext:value-type="float">
            <text:p>21</text:p>
          </table:table-cell>
          <table:table-cell table:formula="of:=IF( [.F79]-[.E79] &lt; 0; [.F79];[.F79]-[.E79])" office:value-type="float" office:value="21" calcext:value-type="float">
            <text:p>21</text:p>
          </table:table-cell>
          <table:table-cell table:formula="of:=LEFT([.B79];[.D79])" office:value-type="string" office:string-value="RectRegionConstraint.html" calcext:value-type="string">
            <text:p>RectRegionConstraint.html</text:p>
          </table:table-cell>
          <table:table-cell table:formula="of:=MID([.B79];[.E79];[.G79])">
            <text:p/>
          </table:table-cell>
          <table:table-cell/>
          <table:table-cell table:formula="of:=FIND(&quot;.&quot;;[.H79])" office:value-type="float" office:value="21" calcext:value-type="float">
            <text:p>21</text:p>
          </table:table-cell>
          <table:table-cell table:formula="of:=LEFT([.H79];[.K79]-1)" office:value-type="string" office:string-value="RectRegionConstraint" calcext:value-type="string">
            <text:p>RectRegionConstraint</text:p>
          </table:table-cell>
        </table:table-row>
        <table:table-row table:style-name="ro1">
          <table:table-cell/>
          <table:table-cell office:value-type="string" calcext:value-type="string">
            <text:p>Riccati.html</text:p>
          </table:table-cell>
          <table:table-cell table:formula="of:=FIND(&quot;_&quot;;[.B80])" office:value-type="string" office:string-value="" calcext:value-type="error">
            <text:p>#VALUE!</text:p>
          </table:table-cell>
          <table:table-cell table:formula="of:=IF(ISNUMBER([.C80]);[.C80];9999)-1" office:value-type="float" office:value="9998" calcext:value-type="float">
            <text:p>9998</text:p>
          </table:table-cell>
          <table:table-cell table:formula="of:=[.D80]+2" office:value-type="float" office:value="10000" calcext:value-type="float">
            <text:p>10000</text:p>
          </table:table-cell>
          <table:table-cell table:formula="of:=FIND(&quot;.html&quot;;[.B80])" office:value-type="float" office:value="8" calcext:value-type="float">
            <text:p>8</text:p>
          </table:table-cell>
          <table:table-cell table:formula="of:=IF( [.F80]-[.E80] &lt; 0; [.F80];[.F80]-[.E80])" office:value-type="float" office:value="8" calcext:value-type="float">
            <text:p>8</text:p>
          </table:table-cell>
          <table:table-cell table:formula="of:=LEFT([.B80];[.D80])" office:value-type="string" office:string-value="Riccati.html" calcext:value-type="string">
            <text:p>Riccati.html</text:p>
          </table:table-cell>
          <table:table-cell table:formula="of:=MID([.B80];[.E80];[.G80])">
            <text:p/>
          </table:table-cell>
          <table:table-cell/>
          <table:table-cell table:formula="of:=FIND(&quot;.&quot;;[.H80])" office:value-type="float" office:value="8" calcext:value-type="float">
            <text:p>8</text:p>
          </table:table-cell>
          <table:table-cell table:formula="of:=LEFT([.H80];[.K80]-1)" office:value-type="string" office:string-value="Riccati" calcext:value-type="string">
            <text:p>Riccati</text:p>
          </table:table-cell>
        </table:table-row>
        <table:table-row table:style-name="ro1">
          <table:table-cell/>
          <table:table-cell office:value-type="string" calcext:value-type="string">
            <text:p>Rotation2d.html</text:p>
          </table:table-cell>
          <table:table-cell table:formula="of:=FIND(&quot;_&quot;;[.B81])" office:value-type="string" office:string-value="" calcext:value-type="error">
            <text:p>#VALUE!</text:p>
          </table:table-cell>
          <table:table-cell table:formula="of:=IF(ISNUMBER([.C81]);[.C81];9999)-1" office:value-type="float" office:value="9998" calcext:value-type="float">
            <text:p>9998</text:p>
          </table:table-cell>
          <table:table-cell table:formula="of:=[.D81]+2" office:value-type="float" office:value="10000" calcext:value-type="float">
            <text:p>10000</text:p>
          </table:table-cell>
          <table:table-cell table:formula="of:=FIND(&quot;.html&quot;;[.B81])" office:value-type="float" office:value="11" calcext:value-type="float">
            <text:p>11</text:p>
          </table:table-cell>
          <table:table-cell table:formula="of:=IF( [.F81]-[.E81] &lt; 0; [.F81];[.F81]-[.E81])" office:value-type="float" office:value="11" calcext:value-type="float">
            <text:p>11</text:p>
          </table:table-cell>
          <table:table-cell table:formula="of:=LEFT([.B81];[.D81])" office:value-type="string" office:string-value="Rotation2d.html" calcext:value-type="string">
            <text:p>Rotation2d.html</text:p>
          </table:table-cell>
          <table:table-cell table:formula="of:=MID([.B81];[.E81];[.G81])">
            <text:p/>
          </table:table-cell>
          <table:table-cell/>
          <table:table-cell table:formula="of:=FIND(&quot;.&quot;;[.H81])" office:value-type="float" office:value="11" calcext:value-type="float">
            <text:p>11</text:p>
          </table:table-cell>
          <table:table-cell table:formula="of:=LEFT([.H81];[.K81]-1)" office:value-type="string" office:string-value="Rotation2d" calcext:value-type="string">
            <text:p>Rotation2d</text:p>
          </table:table-cell>
        </table:table-row>
        <table:table-row table:style-name="ro1">
          <table:table-cell/>
          <table:table-cell office:value-type="string" calcext:value-type="string">
            <text:p>Rotation3d.html</text:p>
          </table:table-cell>
          <table:table-cell table:formula="of:=FIND(&quot;_&quot;;[.B82])" office:value-type="string" office:string-value="" calcext:value-type="error">
            <text:p>#VALUE!</text:p>
          </table:table-cell>
          <table:table-cell table:formula="of:=IF(ISNUMBER([.C82]);[.C82];9999)-1" office:value-type="float" office:value="9998" calcext:value-type="float">
            <text:p>9998</text:p>
          </table:table-cell>
          <table:table-cell table:formula="of:=[.D82]+2" office:value-type="float" office:value="10000" calcext:value-type="float">
            <text:p>10000</text:p>
          </table:table-cell>
          <table:table-cell table:formula="of:=FIND(&quot;.html&quot;;[.B82])" office:value-type="float" office:value="11" calcext:value-type="float">
            <text:p>11</text:p>
          </table:table-cell>
          <table:table-cell table:formula="of:=IF( [.F82]-[.E82] &lt; 0; [.F82];[.F82]-[.E82])" office:value-type="float" office:value="11" calcext:value-type="float">
            <text:p>11</text:p>
          </table:table-cell>
          <table:table-cell table:formula="of:=LEFT([.B82];[.D82])" office:value-type="string" office:string-value="Rotation3d.html" calcext:value-type="string">
            <text:p>Rotation3d.html</text:p>
          </table:table-cell>
          <table:table-cell table:formula="of:=MID([.B82];[.E82];[.G82])">
            <text:p/>
          </table:table-cell>
          <table:table-cell/>
          <table:table-cell table:formula="of:=FIND(&quot;.&quot;;[.H82])" office:value-type="float" office:value="11" calcext:value-type="float">
            <text:p>11</text:p>
          </table:table-cell>
          <table:table-cell table:formula="of:=LEFT([.H82];[.K82]-1)" office:value-type="string" office:string-value="Rotation3d" calcext:value-type="string">
            <text:p>Rotation3d</text:p>
          </table:table-cell>
        </table:table-row>
        <table:table-row table:style-name="ro1">
          <table:table-cell/>
          <table:table-cell office:value-type="string" calcext:value-type="string">
            <text:p>RungeKuttaTimeVarying.html</text:p>
          </table:table-cell>
          <table:table-cell table:formula="of:=FIND(&quot;_&quot;;[.B83])" office:value-type="string" office:string-value="" calcext:value-type="error">
            <text:p>#VALUE!</text:p>
          </table:table-cell>
          <table:table-cell table:formula="of:=IF(ISNUMBER([.C83]);[.C83];9999)-1" office:value-type="float" office:value="9998" calcext:value-type="float">
            <text:p>9998</text:p>
          </table:table-cell>
          <table:table-cell table:formula="of:=[.D83]+2" office:value-type="float" office:value="10000" calcext:value-type="float">
            <text:p>10000</text:p>
          </table:table-cell>
          <table:table-cell table:formula="of:=FIND(&quot;.html&quot;;[.B83])" office:value-type="float" office:value="22" calcext:value-type="float">
            <text:p>22</text:p>
          </table:table-cell>
          <table:table-cell table:formula="of:=IF( [.F83]-[.E83] &lt; 0; [.F83];[.F83]-[.E83])" office:value-type="float" office:value="22" calcext:value-type="float">
            <text:p>22</text:p>
          </table:table-cell>
          <table:table-cell table:formula="of:=LEFT([.B83];[.D83])" office:value-type="string" office:string-value="RungeKuttaTimeVarying.html" calcext:value-type="string">
            <text:p>RungeKuttaTimeVarying.html</text:p>
          </table:table-cell>
          <table:table-cell table:formula="of:=MID([.B83];[.E83];[.G83])">
            <text:p/>
          </table:table-cell>
          <table:table-cell/>
          <table:table-cell table:formula="of:=FIND(&quot;.&quot;;[.H83])" office:value-type="float" office:value="22" calcext:value-type="float">
            <text:p>22</text:p>
          </table:table-cell>
          <table:table-cell table:formula="of:=LEFT([.H83];[.K83]-1)" office:value-type="string" office:string-value="RungeKuttaTimeVarying" calcext:value-type="string">
            <text:p>RungeKuttaTimeVarying</text:p>
          </table:table-cell>
        </table:table-row>
        <table:table-row table:style-name="ro1">
          <table:table-cell/>
          <table:table-cell office:value-type="string" calcext:value-type="string">
            <text:p>SimpleMatrix.html</text:p>
          </table:table-cell>
          <table:table-cell table:formula="of:=FIND(&quot;_&quot;;[.B84])" office:value-type="string" office:string-value="" calcext:value-type="error">
            <text:p>#VALUE!</text:p>
          </table:table-cell>
          <table:table-cell table:formula="of:=IF(ISNUMBER([.C84]);[.C84];9999)-1" office:value-type="float" office:value="9998" calcext:value-type="float">
            <text:p>9998</text:p>
          </table:table-cell>
          <table:table-cell table:formula="of:=[.D84]+2" office:value-type="float" office:value="10000" calcext:value-type="float">
            <text:p>10000</text:p>
          </table:table-cell>
          <table:table-cell table:formula="of:=FIND(&quot;.html&quot;;[.B84])" office:value-type="float" office:value="13" calcext:value-type="float">
            <text:p>13</text:p>
          </table:table-cell>
          <table:table-cell table:formula="of:=IF( [.F84]-[.E84] &lt; 0; [.F84];[.F84]-[.E84])" office:value-type="float" office:value="13" calcext:value-type="float">
            <text:p>13</text:p>
          </table:table-cell>
          <table:table-cell table:formula="of:=LEFT([.B84];[.D84])" office:value-type="string" office:string-value="SimpleMatrix.html" calcext:value-type="string">
            <text:p>SimpleMatrix.html</text:p>
          </table:table-cell>
          <table:table-cell table:formula="of:=MID([.B84];[.E84];[.G84])">
            <text:p/>
          </table:table-cell>
          <table:table-cell/>
          <table:table-cell table:formula="of:=FIND(&quot;.&quot;;[.H84])" office:value-type="float" office:value="13" calcext:value-type="float">
            <text:p>13</text:p>
          </table:table-cell>
          <table:table-cell table:formula="of:=LEFT([.H84];[.K84]-1)" office:value-type="string" office:string-value="SimpleMatrix" calcext:value-type="string">
            <text:p>SimpleMatrix</text:p>
          </table:table-cell>
        </table:table-row>
        <table:table-row table:style-name="ro1">
          <table:table-cell/>
          <table:table-cell office:value-type="string" calcext:value-type="string">
            <text:p>SimpleMotorFF.html</text:p>
          </table:table-cell>
          <table:table-cell table:formula="of:=FIND(&quot;_&quot;;[.B85])" office:value-type="string" office:string-value="" calcext:value-type="error">
            <text:p>#VALUE!</text:p>
          </table:table-cell>
          <table:table-cell table:formula="of:=IF(ISNUMBER([.C85]);[.C85];9999)-1" office:value-type="float" office:value="9998" calcext:value-type="float">
            <text:p>9998</text:p>
          </table:table-cell>
          <table:table-cell table:formula="of:=[.D85]+2" office:value-type="float" office:value="10000" calcext:value-type="float">
            <text:p>10000</text:p>
          </table:table-cell>
          <table:table-cell table:formula="of:=FIND(&quot;.html&quot;;[.B85])" office:value-type="float" office:value="14" calcext:value-type="float">
            <text:p>14</text:p>
          </table:table-cell>
          <table:table-cell table:formula="of:=IF( [.F85]-[.E85] &lt; 0; [.F85];[.F85]-[.E85])" office:value-type="float" office:value="14" calcext:value-type="float">
            <text:p>14</text:p>
          </table:table-cell>
          <table:table-cell table:formula="of:=LEFT([.B85];[.D85])" office:value-type="string" office:string-value="SimpleMotorFF.html" calcext:value-type="string">
            <text:p>SimpleMotorFF.html</text:p>
          </table:table-cell>
          <table:table-cell table:formula="of:=MID([.B85];[.E85];[.G85])">
            <text:p/>
          </table:table-cell>
          <table:table-cell/>
          <table:table-cell table:formula="of:=FIND(&quot;.&quot;;[.H85])" office:value-type="float" office:value="14" calcext:value-type="float">
            <text:p>14</text:p>
          </table:table-cell>
          <table:table-cell table:formula="of:=LEFT([.H85];[.K85]-1)" office:value-type="string" office:string-value="SimpleMotorFF" calcext:value-type="string">
            <text:p>SimpleMotorFF</text:p>
          </table:table-cell>
        </table:table-row>
        <table:table-row table:style-name="ro1">
          <table:table-cell/>
          <table:table-cell office:value-type="string" calcext:value-type="string">
            <text:p>SlewRateLimiter.html</text:p>
          </table:table-cell>
          <table:table-cell table:formula="of:=FIND(&quot;_&quot;;[.B86])" office:value-type="string" office:string-value="" calcext:value-type="error">
            <text:p>#VALUE!</text:p>
          </table:table-cell>
          <table:table-cell table:formula="of:=IF(ISNUMBER([.C86]);[.C86];9999)-1" office:value-type="float" office:value="9998" calcext:value-type="float">
            <text:p>9998</text:p>
          </table:table-cell>
          <table:table-cell table:formula="of:=[.D86]+2" office:value-type="float" office:value="10000" calcext:value-type="float">
            <text:p>10000</text:p>
          </table:table-cell>
          <table:table-cell table:formula="of:=FIND(&quot;.html&quot;;[.B86])" office:value-type="float" office:value="16" calcext:value-type="float">
            <text:p>16</text:p>
          </table:table-cell>
          <table:table-cell table:formula="of:=IF( [.F86]-[.E86] &lt; 0; [.F86];[.F86]-[.E86])" office:value-type="float" office:value="16" calcext:value-type="float">
            <text:p>16</text:p>
          </table:table-cell>
          <table:table-cell table:formula="of:=LEFT([.B86];[.D86])" office:value-type="string" office:string-value="SlewRateLimiter.html" calcext:value-type="string">
            <text:p>SlewRateLimiter.html</text:p>
          </table:table-cell>
          <table:table-cell table:formula="of:=MID([.B86];[.E86];[.G86])">
            <text:p/>
          </table:table-cell>
          <table:table-cell/>
          <table:table-cell table:formula="of:=FIND(&quot;.&quot;;[.H86])" office:value-type="float" office:value="16" calcext:value-type="float">
            <text:p>16</text:p>
          </table:table-cell>
          <table:table-cell table:formula="of:=LEFT([.H86];[.K86]-1)" office:value-type="string" office:string-value="SlewRateLimiter" calcext:value-type="string">
            <text:p>SlewRateLimiter</text:p>
          </table:table-cell>
        </table:table-row>
        <table:table-row table:style-name="ro1">
          <table:table-cell/>
          <table:table-cell office:value-type="string" calcext:value-type="string">
            <text:p>SngJntArmSim.html</text:p>
          </table:table-cell>
          <table:table-cell table:formula="of:=FIND(&quot;_&quot;;[.B87])" office:value-type="string" office:string-value="" calcext:value-type="error">
            <text:p>#VALUE!</text:p>
          </table:table-cell>
          <table:table-cell table:formula="of:=IF(ISNUMBER([.C87]);[.C87];9999)-1" office:value-type="float" office:value="9998" calcext:value-type="float">
            <text:p>9998</text:p>
          </table:table-cell>
          <table:table-cell table:formula="of:=[.D87]+2" office:value-type="float" office:value="10000" calcext:value-type="float">
            <text:p>10000</text:p>
          </table:table-cell>
          <table:table-cell table:formula="of:=FIND(&quot;.html&quot;;[.B87])" office:value-type="float" office:value="13" calcext:value-type="float">
            <text:p>13</text:p>
          </table:table-cell>
          <table:table-cell table:formula="of:=IF( [.F87]-[.E87] &lt; 0; [.F87];[.F87]-[.E87])" office:value-type="float" office:value="13" calcext:value-type="float">
            <text:p>13</text:p>
          </table:table-cell>
          <table:table-cell table:formula="of:=LEFT([.B87];[.D87])" office:value-type="string" office:string-value="SngJntArmSim.html" calcext:value-type="string">
            <text:p>SngJntArmSim.html</text:p>
          </table:table-cell>
          <table:table-cell table:formula="of:=MID([.B87];[.E87];[.G87])">
            <text:p/>
          </table:table-cell>
          <table:table-cell/>
          <table:table-cell table:formula="of:=FIND(&quot;.&quot;;[.H87])" office:value-type="float" office:value="13" calcext:value-type="float">
            <text:p>13</text:p>
          </table:table-cell>
          <table:table-cell table:formula="of:=LEFT([.H87];[.K87]-1)" office:value-type="string" office:string-value="SngJntArmSim" calcext:value-type="string">
            <text:p>SngJntArmSim</text:p>
          </table:table-cell>
        </table:table-row>
        <table:table-row table:style-name="ro1">
          <table:table-cell/>
          <table:table-cell office:value-type="string" calcext:value-type="string">
            <text:p>Spline.html</text:p>
          </table:table-cell>
          <table:table-cell table:formula="of:=FIND(&quot;_&quot;;[.B88])" office:value-type="string" office:string-value="" calcext:value-type="error">
            <text:p>#VALUE!</text:p>
          </table:table-cell>
          <table:table-cell table:formula="of:=IF(ISNUMBER([.C88]);[.C88];9999)-1" office:value-type="float" office:value="9998" calcext:value-type="float">
            <text:p>9998</text:p>
          </table:table-cell>
          <table:table-cell table:formula="of:=[.D88]+2" office:value-type="float" office:value="10000" calcext:value-type="float">
            <text:p>10000</text:p>
          </table:table-cell>
          <table:table-cell table:formula="of:=FIND(&quot;.html&quot;;[.B88])" office:value-type="float" office:value="7" calcext:value-type="float">
            <text:p>7</text:p>
          </table:table-cell>
          <table:table-cell table:formula="of:=IF( [.F88]-[.E88] &lt; 0; [.F88];[.F88]-[.E88])" office:value-type="float" office:value="7" calcext:value-type="float">
            <text:p>7</text:p>
          </table:table-cell>
          <table:table-cell table:formula="of:=LEFT([.B88];[.D88])" office:value-type="string" office:string-value="Spline.html" calcext:value-type="string">
            <text:p>Spline.html</text:p>
          </table:table-cell>
          <table:table-cell table:formula="of:=MID([.B88];[.E88];[.G88])">
            <text:p/>
          </table:table-cell>
          <table:table-cell/>
          <table:table-cell table:formula="of:=FIND(&quot;.&quot;;[.H88])" office:value-type="float" office:value="7" calcext:value-type="float">
            <text:p>7</text:p>
          </table:table-cell>
          <table:table-cell table:formula="of:=LEFT([.H88];[.K88]-1)" office:value-type="string" office:string-value="Spline" calcext:value-type="string">
            <text:p>Spline</text:p>
          </table:table-cell>
        </table:table-row>
        <table:table-row table:style-name="ro1">
          <table:table-cell/>
          <table:table-cell office:value-type="string" calcext:value-type="string">
            <text:p>SplineHelp.html</text:p>
          </table:table-cell>
          <table:table-cell table:formula="of:=FIND(&quot;_&quot;;[.B89])" office:value-type="string" office:string-value="" calcext:value-type="error">
            <text:p>#VALUE!</text:p>
          </table:table-cell>
          <table:table-cell table:formula="of:=IF(ISNUMBER([.C89]);[.C89];9999)-1" office:value-type="float" office:value="9998" calcext:value-type="float">
            <text:p>9998</text:p>
          </table:table-cell>
          <table:table-cell table:formula="of:=[.D89]+2" office:value-type="float" office:value="10000" calcext:value-type="float">
            <text:p>10000</text:p>
          </table:table-cell>
          <table:table-cell table:formula="of:=FIND(&quot;.html&quot;;[.B89])" office:value-type="float" office:value="11" calcext:value-type="float">
            <text:p>11</text:p>
          </table:table-cell>
          <table:table-cell table:formula="of:=IF( [.F89]-[.E89] &lt; 0; [.F89];[.F89]-[.E89])" office:value-type="float" office:value="11" calcext:value-type="float">
            <text:p>11</text:p>
          </table:table-cell>
          <table:table-cell table:formula="of:=LEFT([.B89];[.D89])" office:value-type="string" office:string-value="SplineHelp.html" calcext:value-type="string">
            <text:p>SplineHelp.html</text:p>
          </table:table-cell>
          <table:table-cell table:formula="of:=MID([.B89];[.E89];[.G89])">
            <text:p/>
          </table:table-cell>
          <table:table-cell/>
          <table:table-cell table:formula="of:=FIND(&quot;.&quot;;[.H89])" office:value-type="float" office:value="11" calcext:value-type="float">
            <text:p>11</text:p>
          </table:table-cell>
          <table:table-cell table:formula="of:=LEFT([.H89];[.K89]-1)" office:value-type="string" office:string-value="SplineHelp" calcext:value-type="string">
            <text:p>SplineHelp</text:p>
          </table:table-cell>
        </table:table-row>
        <table:table-row table:style-name="ro1">
          <table:table-cell/>
          <table:table-cell office:value-type="string" calcext:value-type="string">
            <text:p>SplineParam.html</text:p>
          </table:table-cell>
          <table:table-cell table:formula="of:=FIND(&quot;_&quot;;[.B90])" office:value-type="string" office:string-value="" calcext:value-type="error">
            <text:p>#VALUE!</text:p>
          </table:table-cell>
          <table:table-cell table:formula="of:=IF(ISNUMBER([.C90]);[.C90];9999)-1" office:value-type="float" office:value="9998" calcext:value-type="float">
            <text:p>9998</text:p>
          </table:table-cell>
          <table:table-cell table:formula="of:=[.D90]+2" office:value-type="float" office:value="10000" calcext:value-type="float">
            <text:p>10000</text:p>
          </table:table-cell>
          <table:table-cell table:formula="of:=FIND(&quot;.html&quot;;[.B90])" office:value-type="float" office:value="12" calcext:value-type="float">
            <text:p>12</text:p>
          </table:table-cell>
          <table:table-cell table:formula="of:=IF( [.F90]-[.E90] &lt; 0; [.F90];[.F90]-[.E90])" office:value-type="float" office:value="12" calcext:value-type="float">
            <text:p>12</text:p>
          </table:table-cell>
          <table:table-cell table:formula="of:=LEFT([.B90];[.D90])" office:value-type="string" office:string-value="SplineParam.html" calcext:value-type="string">
            <text:p>SplineParam.html</text:p>
          </table:table-cell>
          <table:table-cell table:formula="of:=MID([.B90];[.E90];[.G90])">
            <text:p/>
          </table:table-cell>
          <table:table-cell/>
          <table:table-cell table:formula="of:=FIND(&quot;.&quot;;[.H90])" office:value-type="float" office:value="12" calcext:value-type="float">
            <text:p>12</text:p>
          </table:table-cell>
          <table:table-cell table:formula="of:=LEFT([.H90];[.K90]-1)" office:value-type="string" office:string-value="SplineParam" calcext:value-type="string">
            <text:p>SplineParam</text:p>
          </table:table-cell>
        </table:table-row>
        <table:table-row table:style-name="ro1">
          <table:table-cell/>
          <table:table-cell office:value-type="string" calcext:value-type="string">
            <text:p>StateSpaceUtil.html</text:p>
          </table:table-cell>
          <table:table-cell table:formula="of:=FIND(&quot;_&quot;;[.B91])" office:value-type="string" office:string-value="" calcext:value-type="error">
            <text:p>#VALUE!</text:p>
          </table:table-cell>
          <table:table-cell table:formula="of:=IF(ISNUMBER([.C91]);[.C91];9999)-1" office:value-type="float" office:value="9998" calcext:value-type="float">
            <text:p>9998</text:p>
          </table:table-cell>
          <table:table-cell table:formula="of:=[.D91]+2" office:value-type="float" office:value="10000" calcext:value-type="float">
            <text:p>10000</text:p>
          </table:table-cell>
          <table:table-cell table:formula="of:=FIND(&quot;.html&quot;;[.B91])" office:value-type="float" office:value="15" calcext:value-type="float">
            <text:p>15</text:p>
          </table:table-cell>
          <table:table-cell table:formula="of:=IF( [.F91]-[.E91] &lt; 0; [.F91];[.F91]-[.E91])" office:value-type="float" office:value="15" calcext:value-type="float">
            <text:p>15</text:p>
          </table:table-cell>
          <table:table-cell table:formula="of:=LEFT([.B91];[.D91])" office:value-type="string" office:string-value="StateSpaceUtil.html" calcext:value-type="string">
            <text:p>StateSpaceUtil.html</text:p>
          </table:table-cell>
          <table:table-cell table:formula="of:=MID([.B91];[.E91];[.G91])">
            <text:p/>
          </table:table-cell>
          <table:table-cell/>
          <table:table-cell table:formula="of:=FIND(&quot;.&quot;;[.H91])" office:value-type="float" office:value="15" calcext:value-type="float">
            <text:p>15</text:p>
          </table:table-cell>
          <table:table-cell table:formula="of:=LEFT([.H91];[.K91]-1)" office:value-type="string" office:string-value="StateSpaceUtil" calcext:value-type="string">
            <text:p>StateSpaceUtil</text:p>
          </table:table-cell>
        </table:table-row>
        <table:table-row table:style-name="ro1">
          <table:table-cell/>
          <table:table-cell office:value-type="string" calcext:value-type="string">
            <text:p>SwerveDriveKinematicsConstraint.html</text:p>
          </table:table-cell>
          <table:table-cell table:formula="of:=FIND(&quot;_&quot;;[.B92])" office:value-type="string" office:string-value="" calcext:value-type="error">
            <text:p>#VALUE!</text:p>
          </table:table-cell>
          <table:table-cell table:formula="of:=IF(ISNUMBER([.C92]);[.C92];9999)-1" office:value-type="float" office:value="9998" calcext:value-type="float">
            <text:p>9998</text:p>
          </table:table-cell>
          <table:table-cell table:formula="of:=[.D92]+2" office:value-type="float" office:value="10000" calcext:value-type="float">
            <text:p>10000</text:p>
          </table:table-cell>
          <table:table-cell table:formula="of:=FIND(&quot;.html&quot;;[.B92])" office:value-type="float" office:value="32" calcext:value-type="float">
            <text:p>32</text:p>
          </table:table-cell>
          <table:table-cell table:formula="of:=IF( [.F92]-[.E92] &lt; 0; [.F92];[.F92]-[.E92])" office:value-type="float" office:value="32" calcext:value-type="float">
            <text:p>32</text:p>
          </table:table-cell>
          <table:table-cell table:formula="of:=LEFT([.B92];[.D92])" office:value-type="string" office:string-value="SwerveDriveKinematicsConstraint.html" calcext:value-type="string">
            <text:p>SwerveDriveKinematicsConstraint.html</text:p>
          </table:table-cell>
          <table:table-cell table:formula="of:=MID([.B92];[.E92];[.G92])">
            <text:p/>
          </table:table-cell>
          <table:table-cell/>
          <table:table-cell table:formula="of:=FIND(&quot;.&quot;;[.H92])" office:value-type="float" office:value="32" calcext:value-type="float">
            <text:p>32</text:p>
          </table:table-cell>
          <table:table-cell table:formula="of:=LEFT([.H92];[.K92]-1)" office:value-type="string" office:string-value="SwerveDriveKinematicsConstraint" calcext:value-type="string">
            <text:p>SwerveDriveKinematicsConstraint</text:p>
          </table:table-cell>
        </table:table-row>
        <table:table-row table:style-name="ro1">
          <table:table-cell/>
          <table:table-cell office:value-type="string" calcext:value-type="string">
            <text:p>SwerveDrivePoseEst.html</text:p>
          </table:table-cell>
          <table:table-cell table:formula="of:=FIND(&quot;_&quot;;[.B93])" office:value-type="string" office:string-value="" calcext:value-type="error">
            <text:p>#VALUE!</text:p>
          </table:table-cell>
          <table:table-cell table:formula="of:=IF(ISNUMBER([.C93]);[.C93];9999)-1" office:value-type="float" office:value="9998" calcext:value-type="float">
            <text:p>9998</text:p>
          </table:table-cell>
          <table:table-cell table:formula="of:=[.D93]+2" office:value-type="float" office:value="10000" calcext:value-type="float">
            <text:p>10000</text:p>
          </table:table-cell>
          <table:table-cell table:formula="of:=FIND(&quot;.html&quot;;[.B93])" office:value-type="float" office:value="19" calcext:value-type="float">
            <text:p>19</text:p>
          </table:table-cell>
          <table:table-cell table:formula="of:=IF( [.F93]-[.E93] &lt; 0; [.F93];[.F93]-[.E93])" office:value-type="float" office:value="19" calcext:value-type="float">
            <text:p>19</text:p>
          </table:table-cell>
          <table:table-cell table:formula="of:=LEFT([.B93];[.D93])" office:value-type="string" office:string-value="SwerveDrivePoseEst.html" calcext:value-type="string">
            <text:p>SwerveDrivePoseEst.html</text:p>
          </table:table-cell>
          <table:table-cell table:formula="of:=MID([.B93];[.E93];[.G93])">
            <text:p/>
          </table:table-cell>
          <table:table-cell/>
          <table:table-cell table:formula="of:=FIND(&quot;.&quot;;[.H93])" office:value-type="float" office:value="19" calcext:value-type="float">
            <text:p>19</text:p>
          </table:table-cell>
          <table:table-cell table:formula="of:=LEFT([.H93];[.K93]-1)" office:value-type="string" office:string-value="SwerveDrivePoseEst" calcext:value-type="string">
            <text:p>SwerveDrivePoseEst</text:p>
          </table:table-cell>
        </table:table-row>
        <table:table-row table:style-name="ro1">
          <table:table-cell/>
          <table:table-cell office:value-type="string" calcext:value-type="string">
            <text:p>SwerveKinematics.html</text:p>
          </table:table-cell>
          <table:table-cell table:formula="of:=FIND(&quot;_&quot;;[.B94])" office:value-type="string" office:string-value="" calcext:value-type="error">
            <text:p>#VALUE!</text:p>
          </table:table-cell>
          <table:table-cell table:formula="of:=IF(ISNUMBER([.C94]);[.C94];9999)-1" office:value-type="float" office:value="9998" calcext:value-type="float">
            <text:p>9998</text:p>
          </table:table-cell>
          <table:table-cell table:formula="of:=[.D94]+2" office:value-type="float" office:value="10000" calcext:value-type="float">
            <text:p>10000</text:p>
          </table:table-cell>
          <table:table-cell table:formula="of:=FIND(&quot;.html&quot;;[.B94])" office:value-type="float" office:value="17" calcext:value-type="float">
            <text:p>17</text:p>
          </table:table-cell>
          <table:table-cell table:formula="of:=IF( [.F94]-[.E94] &lt; 0; [.F94];[.F94]-[.E94])" office:value-type="float" office:value="17" calcext:value-type="float">
            <text:p>17</text:p>
          </table:table-cell>
          <table:table-cell table:formula="of:=LEFT([.B94];[.D94])" office:value-type="string" office:string-value="SwerveKinematics.html" calcext:value-type="string">
            <text:p>SwerveKinematics.html</text:p>
          </table:table-cell>
          <table:table-cell table:formula="of:=MID([.B94];[.E94];[.G94])">
            <text:p/>
          </table:table-cell>
          <table:table-cell/>
          <table:table-cell table:formula="of:=FIND(&quot;.&quot;;[.H94])" office:value-type="float" office:value="17" calcext:value-type="float">
            <text:p>17</text:p>
          </table:table-cell>
          <table:table-cell table:formula="of:=LEFT([.H94];[.K94]-1)" office:value-type="string" office:string-value="SwerveKinematics" calcext:value-type="string">
            <text:p>SwerveKinematics</text:p>
          </table:table-cell>
        </table:table-row>
        <table:table-row table:style-name="ro1">
          <table:table-cell/>
          <table:table-cell office:value-type="string" calcext:value-type="string">
            <text:p>SwerveModulePosition.html</text:p>
          </table:table-cell>
          <table:table-cell table:formula="of:=FIND(&quot;_&quot;;[.B95])" office:value-type="string" office:string-value="" calcext:value-type="error">
            <text:p>#VALUE!</text:p>
          </table:table-cell>
          <table:table-cell table:formula="of:=IF(ISNUMBER([.C95]);[.C95];9999)-1" office:value-type="float" office:value="9998" calcext:value-type="float">
            <text:p>9998</text:p>
          </table:table-cell>
          <table:table-cell table:formula="of:=[.D95]+2" office:value-type="float" office:value="10000" calcext:value-type="float">
            <text:p>10000</text:p>
          </table:table-cell>
          <table:table-cell table:formula="of:=FIND(&quot;.html&quot;;[.B95])" office:value-type="float" office:value="21" calcext:value-type="float">
            <text:p>21</text:p>
          </table:table-cell>
          <table:table-cell table:formula="of:=IF( [.F95]-[.E95] &lt; 0; [.F95];[.F95]-[.E95])" office:value-type="float" office:value="21" calcext:value-type="float">
            <text:p>21</text:p>
          </table:table-cell>
          <table:table-cell table:formula="of:=LEFT([.B95];[.D95])" office:value-type="string" office:string-value="SwerveModulePosition.html" calcext:value-type="string">
            <text:p>SwerveModulePosition.html</text:p>
          </table:table-cell>
          <table:table-cell table:formula="of:=MID([.B95];[.E95];[.G95])">
            <text:p/>
          </table:table-cell>
          <table:table-cell/>
          <table:table-cell table:formula="of:=FIND(&quot;.&quot;;[.H95])" office:value-type="float" office:value="21" calcext:value-type="float">
            <text:p>21</text:p>
          </table:table-cell>
          <table:table-cell table:formula="of:=LEFT([.H95];[.K95]-1)" office:value-type="string" office:string-value="SwerveModulePosition" calcext:value-type="string">
            <text:p>SwerveModulePosition</text:p>
          </table:table-cell>
        </table:table-row>
        <table:table-row table:style-name="ro1">
          <table:table-cell/>
          <table:table-cell office:value-type="string" calcext:value-type="string">
            <text:p>SwerveModuleState.html</text:p>
          </table:table-cell>
          <table:table-cell table:formula="of:=FIND(&quot;_&quot;;[.B96])" office:value-type="string" office:string-value="" calcext:value-type="error">
            <text:p>#VALUE!</text:p>
          </table:table-cell>
          <table:table-cell table:formula="of:=IF(ISNUMBER([.C96]);[.C96];9999)-1" office:value-type="float" office:value="9998" calcext:value-type="float">
            <text:p>9998</text:p>
          </table:table-cell>
          <table:table-cell table:formula="of:=[.D96]+2" office:value-type="float" office:value="10000" calcext:value-type="float">
            <text:p>10000</text:p>
          </table:table-cell>
          <table:table-cell table:formula="of:=FIND(&quot;.html&quot;;[.B96])" office:value-type="float" office:value="18" calcext:value-type="float">
            <text:p>18</text:p>
          </table:table-cell>
          <table:table-cell table:formula="of:=IF( [.F96]-[.E96] &lt; 0; [.F96];[.F96]-[.E96])" office:value-type="float" office:value="18" calcext:value-type="float">
            <text:p>18</text:p>
          </table:table-cell>
          <table:table-cell table:formula="of:=LEFT([.B96];[.D96])" office:value-type="string" office:string-value="SwerveModuleState.html" calcext:value-type="string">
            <text:p>SwerveModuleState.html</text:p>
          </table:table-cell>
          <table:table-cell table:formula="of:=MID([.B96];[.E96];[.G96])">
            <text:p/>
          </table:table-cell>
          <table:table-cell/>
          <table:table-cell table:formula="of:=FIND(&quot;.&quot;;[.H96])" office:value-type="float" office:value="18" calcext:value-type="float">
            <text:p>18</text:p>
          </table:table-cell>
          <table:table-cell table:formula="of:=LEFT([.H96];[.K96]-1)" office:value-type="string" office:string-value="SwerveModuleState" calcext:value-type="string">
            <text:p>SwerveModuleState</text:p>
          </table:table-cell>
        </table:table-row>
        <table:table-row table:style-name="ro1">
          <table:table-cell/>
          <table:table-cell office:value-type="string" calcext:value-type="string">
            <text:p>SwerveOdometry.html</text:p>
          </table:table-cell>
          <table:table-cell table:formula="of:=FIND(&quot;_&quot;;[.B97])" office:value-type="string" office:string-value="" calcext:value-type="error">
            <text:p>#VALUE!</text:p>
          </table:table-cell>
          <table:table-cell table:formula="of:=IF(ISNUMBER([.C97]);[.C97];9999)-1" office:value-type="float" office:value="9998" calcext:value-type="float">
            <text:p>9998</text:p>
          </table:table-cell>
          <table:table-cell table:formula="of:=[.D97]+2" office:value-type="float" office:value="10000" calcext:value-type="float">
            <text:p>10000</text:p>
          </table:table-cell>
          <table:table-cell table:formula="of:=FIND(&quot;.html&quot;;[.B97])" office:value-type="float" office:value="15" calcext:value-type="float">
            <text:p>15</text:p>
          </table:table-cell>
          <table:table-cell table:formula="of:=IF( [.F97]-[.E97] &lt; 0; [.F97];[.F97]-[.E97])" office:value-type="float" office:value="15" calcext:value-type="float">
            <text:p>15</text:p>
          </table:table-cell>
          <table:table-cell table:formula="of:=LEFT([.B97];[.D97])" office:value-type="string" office:string-value="SwerveOdometry.html" calcext:value-type="string">
            <text:p>SwerveOdometry.html</text:p>
          </table:table-cell>
          <table:table-cell table:formula="of:=MID([.B97];[.E97];[.G97])">
            <text:p/>
          </table:table-cell>
          <table:table-cell/>
          <table:table-cell table:formula="of:=FIND(&quot;.&quot;;[.H97])" office:value-type="float" office:value="15" calcext:value-type="float">
            <text:p>15</text:p>
          </table:table-cell>
          <table:table-cell table:formula="of:=LEFT([.H97];[.K97]-1)" office:value-type="string" office:string-value="SwerveOdometry" calcext:value-type="string">
            <text:p>SwerveOdometry</text:p>
          </table:table-cell>
        </table:table-row>
        <table:table-row table:style-name="ro1">
          <table:table-cell/>
          <table:table-cell office:value-type="string" calcext:value-type="string">
            <text:p>TimeInterpBoolean.html</text:p>
          </table:table-cell>
          <table:table-cell table:formula="of:=FIND(&quot;_&quot;;[.B98])" office:value-type="string" office:string-value="" calcext:value-type="error">
            <text:p>#VALUE!</text:p>
          </table:table-cell>
          <table:table-cell table:formula="of:=IF(ISNUMBER([.C98]);[.C98];9999)-1" office:value-type="float" office:value="9998" calcext:value-type="float">
            <text:p>9998</text:p>
          </table:table-cell>
          <table:table-cell table:formula="of:=[.D98]+2" office:value-type="float" office:value="10000" calcext:value-type="float">
            <text:p>10000</text:p>
          </table:table-cell>
          <table:table-cell table:formula="of:=FIND(&quot;.html&quot;;[.B98])" office:value-type="float" office:value="18" calcext:value-type="float">
            <text:p>18</text:p>
          </table:table-cell>
          <table:table-cell table:formula="of:=IF( [.F98]-[.E98] &lt; 0; [.F98];[.F98]-[.E98])" office:value-type="float" office:value="18" calcext:value-type="float">
            <text:p>18</text:p>
          </table:table-cell>
          <table:table-cell table:formula="of:=LEFT([.B98];[.D98])" office:value-type="string" office:string-value="TimeInterpBoolean.html" calcext:value-type="string">
            <text:p>TimeInterpBoolean.html</text:p>
          </table:table-cell>
          <table:table-cell table:formula="of:=MID([.B98];[.E98];[.G98])">
            <text:p/>
          </table:table-cell>
          <table:table-cell/>
          <table:table-cell table:formula="of:=FIND(&quot;.&quot;;[.H98])" office:value-type="float" office:value="18" calcext:value-type="float">
            <text:p>18</text:p>
          </table:table-cell>
          <table:table-cell table:formula="of:=LEFT([.H98];[.K98]-1)" office:value-type="string" office:string-value="TimeInterpBoolean" calcext:value-type="string">
            <text:p>TimeInterpBoolean</text:p>
          </table:table-cell>
        </table:table-row>
        <table:table-row table:style-name="ro1">
          <table:table-cell/>
          <table:table-cell office:value-type="string" calcext:value-type="string">
            <text:p>TimeInterpDouble.html</text:p>
          </table:table-cell>
          <table:table-cell table:formula="of:=FIND(&quot;_&quot;;[.B99])" office:value-type="string" office:string-value="" calcext:value-type="error">
            <text:p>#VALUE!</text:p>
          </table:table-cell>
          <table:table-cell table:formula="of:=IF(ISNUMBER([.C99]);[.C99];9999)-1" office:value-type="float" office:value="9998" calcext:value-type="float">
            <text:p>9998</text:p>
          </table:table-cell>
          <table:table-cell table:formula="of:=[.D99]+2" office:value-type="float" office:value="10000" calcext:value-type="float">
            <text:p>10000</text:p>
          </table:table-cell>
          <table:table-cell table:formula="of:=FIND(&quot;.html&quot;;[.B99])" office:value-type="float" office:value="17" calcext:value-type="float">
            <text:p>17</text:p>
          </table:table-cell>
          <table:table-cell table:formula="of:=IF( [.F99]-[.E99] &lt; 0; [.F99];[.F99]-[.E99])" office:value-type="float" office:value="17" calcext:value-type="float">
            <text:p>17</text:p>
          </table:table-cell>
          <table:table-cell table:formula="of:=LEFT([.B99];[.D99])" office:value-type="string" office:string-value="TimeInterpDouble.html" calcext:value-type="string">
            <text:p>TimeInterpDouble.html</text:p>
          </table:table-cell>
          <table:table-cell table:formula="of:=MID([.B99];[.E99];[.G99])">
            <text:p/>
          </table:table-cell>
          <table:table-cell/>
          <table:table-cell table:formula="of:=FIND(&quot;.&quot;;[.H99])" office:value-type="float" office:value="17" calcext:value-type="float">
            <text:p>17</text:p>
          </table:table-cell>
          <table:table-cell table:formula="of:=LEFT([.H99];[.K99]-1)" office:value-type="string" office:string-value="TimeInterpDouble" calcext:value-type="string">
            <text:p>TimeInterpDouble</text:p>
          </table:table-cell>
        </table:table-row>
        <table:table-row table:style-name="ro1">
          <table:table-cell/>
          <table:table-cell office:value-type="string" calcext:value-type="string">
            <text:p>TimeInterpPose2d.html</text:p>
          </table:table-cell>
          <table:table-cell table:formula="of:=FIND(&quot;_&quot;;[.B100])" office:value-type="string" office:string-value="" calcext:value-type="error">
            <text:p>#VALUE!</text:p>
          </table:table-cell>
          <table:table-cell table:formula="of:=IF(ISNUMBER([.C100]);[.C100];9999)-1" office:value-type="float" office:value="9998" calcext:value-type="float">
            <text:p>9998</text:p>
          </table:table-cell>
          <table:table-cell table:formula="of:=[.D100]+2" office:value-type="float" office:value="10000" calcext:value-type="float">
            <text:p>10000</text:p>
          </table:table-cell>
          <table:table-cell table:formula="of:=FIND(&quot;.html&quot;;[.B100])" office:value-type="float" office:value="17" calcext:value-type="float">
            <text:p>17</text:p>
          </table:table-cell>
          <table:table-cell table:formula="of:=IF( [.F100]-[.E100] &lt; 0; [.F100];[.F100]-[.E100])" office:value-type="float" office:value="17" calcext:value-type="float">
            <text:p>17</text:p>
          </table:table-cell>
          <table:table-cell table:formula="of:=LEFT([.B100];[.D100])" office:value-type="string" office:string-value="TimeInterpPose2d.html" calcext:value-type="string">
            <text:p>TimeInterpPose2d.html</text:p>
          </table:table-cell>
          <table:table-cell table:formula="of:=MID([.B100];[.E100];[.G100])">
            <text:p/>
          </table:table-cell>
          <table:table-cell/>
          <table:table-cell table:formula="of:=FIND(&quot;.&quot;;[.H100])" office:value-type="float" office:value="17" calcext:value-type="float">
            <text:p>17</text:p>
          </table:table-cell>
          <table:table-cell table:formula="of:=LEFT([.H100];[.K100]-1)" office:value-type="string" office:string-value="TimeInterpPose2d" calcext:value-type="string">
            <text:p>TimeInterpPose2d</text:p>
          </table:table-cell>
        </table:table-row>
        <table:table-row table:style-name="ro1">
          <table:table-cell/>
          <table:table-cell office:value-type="string" calcext:value-type="string">
            <text:p>TimeInterpRotation2d.html</text:p>
          </table:table-cell>
          <table:table-cell table:formula="of:=FIND(&quot;_&quot;;[.B101])" office:value-type="string" office:string-value="" calcext:value-type="error">
            <text:p>#VALUE!</text:p>
          </table:table-cell>
          <table:table-cell table:formula="of:=IF(ISNUMBER([.C101]);[.C101];9999)-1" office:value-type="float" office:value="9998" calcext:value-type="float">
            <text:p>9998</text:p>
          </table:table-cell>
          <table:table-cell table:formula="of:=[.D101]+2" office:value-type="float" office:value="10000" calcext:value-type="float">
            <text:p>10000</text:p>
          </table:table-cell>
          <table:table-cell table:formula="of:=FIND(&quot;.html&quot;;[.B101])" office:value-type="float" office:value="21" calcext:value-type="float">
            <text:p>21</text:p>
          </table:table-cell>
          <table:table-cell table:formula="of:=IF( [.F101]-[.E101] &lt; 0; [.F101];[.F101]-[.E101])" office:value-type="float" office:value="21" calcext:value-type="float">
            <text:p>21</text:p>
          </table:table-cell>
          <table:table-cell table:formula="of:=LEFT([.B101];[.D101])" office:value-type="string" office:string-value="TimeInterpRotation2d.html" calcext:value-type="string">
            <text:p>TimeInterpRotation2d.html</text:p>
          </table:table-cell>
          <table:table-cell table:formula="of:=MID([.B101];[.E101];[.G101])">
            <text:p/>
          </table:table-cell>
          <table:table-cell/>
          <table:table-cell table:formula="of:=FIND(&quot;.&quot;;[.H101])" office:value-type="float" office:value="21" calcext:value-type="float">
            <text:p>21</text:p>
          </table:table-cell>
          <table:table-cell table:formula="of:=LEFT([.H101];[.K101]-1)" office:value-type="string" office:string-value="TimeInterpRotation2d" calcext:value-type="string">
            <text:p>TimeInterpRotation2d</text:p>
          </table:table-cell>
        </table:table-row>
        <table:table-row table:style-name="ro1">
          <table:table-cell/>
          <table:table-cell office:value-type="string" calcext:value-type="string">
            <text:p>Timer.html</text:p>
          </table:table-cell>
          <table:table-cell table:formula="of:=FIND(&quot;_&quot;;[.B102])" office:value-type="string" office:string-value="" calcext:value-type="error">
            <text:p>#VALUE!</text:p>
          </table:table-cell>
          <table:table-cell table:formula="of:=IF(ISNUMBER([.C102]);[.C102];9999)-1" office:value-type="float" office:value="9998" calcext:value-type="float">
            <text:p>9998</text:p>
          </table:table-cell>
          <table:table-cell table:formula="of:=[.D102]+2" office:value-type="float" office:value="10000" calcext:value-type="float">
            <text:p>10000</text:p>
          </table:table-cell>
          <table:table-cell table:formula="of:=FIND(&quot;.html&quot;;[.B102])" office:value-type="float" office:value="6" calcext:value-type="float">
            <text:p>6</text:p>
          </table:table-cell>
          <table:table-cell table:formula="of:=IF( [.F102]-[.E102] &lt; 0; [.F102];[.F102]-[.E102])" office:value-type="float" office:value="6" calcext:value-type="float">
            <text:p>6</text:p>
          </table:table-cell>
          <table:table-cell table:formula="of:=LEFT([.B102];[.D102])" office:value-type="string" office:string-value="Timer.html" calcext:value-type="string">
            <text:p>Timer.html</text:p>
          </table:table-cell>
          <table:table-cell table:formula="of:=MID([.B102];[.E102];[.G102])">
            <text:p/>
          </table:table-cell>
          <table:table-cell/>
          <table:table-cell table:formula="of:=FIND(&quot;.&quot;;[.H102])" office:value-type="float" office:value="6" calcext:value-type="float">
            <text:p>6</text:p>
          </table:table-cell>
          <table:table-cell table:formula="of:=LEFT([.H102];[.K102]-1)" office:value-type="string" office:string-value="Timer" calcext:value-type="string">
            <text:p>Timer</text:p>
          </table:table-cell>
        </table:table-row>
        <table:table-row table:style-name="ro1">
          <table:table-cell/>
          <table:table-cell office:value-type="string" calcext:value-type="string">
            <text:p>TrajConstraint.html</text:p>
          </table:table-cell>
          <table:table-cell table:formula="of:=FIND(&quot;_&quot;;[.B103])" office:value-type="string" office:string-value="" calcext:value-type="error">
            <text:p>#VALUE!</text:p>
          </table:table-cell>
          <table:table-cell table:formula="of:=IF(ISNUMBER([.C103]);[.C103];9999)-1" office:value-type="float" office:value="9998" calcext:value-type="float">
            <text:p>9998</text:p>
          </table:table-cell>
          <table:table-cell table:formula="of:=[.D103]+2" office:value-type="float" office:value="10000" calcext:value-type="float">
            <text:p>10000</text:p>
          </table:table-cell>
          <table:table-cell table:formula="of:=FIND(&quot;.html&quot;;[.B103])" office:value-type="float" office:value="15" calcext:value-type="float">
            <text:p>15</text:p>
          </table:table-cell>
          <table:table-cell table:formula="of:=IF( [.F103]-[.E103] &lt; 0; [.F103];[.F103]-[.E103])" office:value-type="float" office:value="15" calcext:value-type="float">
            <text:p>15</text:p>
          </table:table-cell>
          <table:table-cell table:formula="of:=LEFT([.B103];[.D103])" office:value-type="string" office:string-value="TrajConstraint.html" calcext:value-type="string">
            <text:p>TrajConstraint.html</text:p>
          </table:table-cell>
          <table:table-cell table:formula="of:=MID([.B103];[.E103];[.G103])">
            <text:p/>
          </table:table-cell>
          <table:table-cell/>
          <table:table-cell table:formula="of:=FIND(&quot;.&quot;;[.H103])" office:value-type="float" office:value="15" calcext:value-type="float">
            <text:p>15</text:p>
          </table:table-cell>
          <table:table-cell table:formula="of:=LEFT([.H103];[.K103]-1)" office:value-type="string" office:string-value="TrajConstraint" calcext:value-type="string">
            <text:p>TrajConstraint</text:p>
          </table:table-cell>
        </table:table-row>
        <table:table-row table:style-name="ro1">
          <table:table-cell/>
          <table:table-cell office:value-type="string" calcext:value-type="string">
            <text:p>Trajectory.html</text:p>
          </table:table-cell>
          <table:table-cell table:formula="of:=FIND(&quot;_&quot;;[.B104])" office:value-type="string" office:string-value="" calcext:value-type="error">
            <text:p>#VALUE!</text:p>
          </table:table-cell>
          <table:table-cell table:formula="of:=IF(ISNUMBER([.C104]);[.C104];9999)-1" office:value-type="float" office:value="9998" calcext:value-type="float">
            <text:p>9998</text:p>
          </table:table-cell>
          <table:table-cell table:formula="of:=[.D104]+2" office:value-type="float" office:value="10000" calcext:value-type="float">
            <text:p>10000</text:p>
          </table:table-cell>
          <table:table-cell table:formula="of:=FIND(&quot;.html&quot;;[.B104])" office:value-type="float" office:value="11" calcext:value-type="float">
            <text:p>11</text:p>
          </table:table-cell>
          <table:table-cell table:formula="of:=IF( [.F104]-[.E104] &lt; 0; [.F104];[.F104]-[.E104])" office:value-type="float" office:value="11" calcext:value-type="float">
            <text:p>11</text:p>
          </table:table-cell>
          <table:table-cell table:formula="of:=LEFT([.B104];[.D104])" office:value-type="string" office:string-value="Trajectory.html" calcext:value-type="string">
            <text:p>Trajectory.html</text:p>
          </table:table-cell>
          <table:table-cell table:formula="of:=MID([.B104];[.E104];[.G104])">
            <text:p/>
          </table:table-cell>
          <table:table-cell/>
          <table:table-cell table:formula="of:=FIND(&quot;.&quot;;[.H104])" office:value-type="float" office:value="11" calcext:value-type="float">
            <text:p>11</text:p>
          </table:table-cell>
          <table:table-cell table:formula="of:=LEFT([.H104];[.K104]-1)" office:value-type="string" office:string-value="Trajectory" calcext:value-type="string">
            <text:p>Trajectory</text:p>
          </table:table-cell>
        </table:table-row>
        <table:table-row table:style-name="ro1">
          <table:table-cell/>
          <table:table-cell office:value-type="string" calcext:value-type="string">
            <text:p>TrajectoryConfig.html</text:p>
          </table:table-cell>
          <table:table-cell table:formula="of:=FIND(&quot;_&quot;;[.B105])" office:value-type="string" office:string-value="" calcext:value-type="error">
            <text:p>#VALUE!</text:p>
          </table:table-cell>
          <table:table-cell table:formula="of:=IF(ISNUMBER([.C105]);[.C105];9999)-1" office:value-type="float" office:value="9998" calcext:value-type="float">
            <text:p>9998</text:p>
          </table:table-cell>
          <table:table-cell table:formula="of:=[.D105]+2" office:value-type="float" office:value="10000" calcext:value-type="float">
            <text:p>10000</text:p>
          </table:table-cell>
          <table:table-cell table:formula="of:=FIND(&quot;.html&quot;;[.B105])" office:value-type="float" office:value="17" calcext:value-type="float">
            <text:p>17</text:p>
          </table:table-cell>
          <table:table-cell table:formula="of:=IF( [.F105]-[.E105] &lt; 0; [.F105];[.F105]-[.E105])" office:value-type="float" office:value="17" calcext:value-type="float">
            <text:p>17</text:p>
          </table:table-cell>
          <table:table-cell table:formula="of:=LEFT([.B105];[.D105])" office:value-type="string" office:string-value="TrajectoryConfig.html" calcext:value-type="string">
            <text:p>TrajectoryConfig.html</text:p>
          </table:table-cell>
          <table:table-cell table:formula="of:=MID([.B105];[.E105];[.G105])">
            <text:p/>
          </table:table-cell>
          <table:table-cell/>
          <table:table-cell table:formula="of:=FIND(&quot;.&quot;;[.H105])" office:value-type="float" office:value="17" calcext:value-type="float">
            <text:p>17</text:p>
          </table:table-cell>
          <table:table-cell table:formula="of:=LEFT([.H105];[.K105]-1)" office:value-type="string" office:string-value="TrajectoryConfig" calcext:value-type="string">
            <text:p>TrajectoryConfig</text:p>
          </table:table-cell>
        </table:table-row>
        <table:table-row table:style-name="ro1">
          <table:table-cell/>
          <table:table-cell office:value-type="string" calcext:value-type="string">
            <text:p>TrajectoryGenerate.html</text:p>
          </table:table-cell>
          <table:table-cell table:formula="of:=FIND(&quot;_&quot;;[.B106])" office:value-type="string" office:string-value="" calcext:value-type="error">
            <text:p>#VALUE!</text:p>
          </table:table-cell>
          <table:table-cell table:formula="of:=IF(ISNUMBER([.C106]);[.C106];9999)-1" office:value-type="float" office:value="9998" calcext:value-type="float">
            <text:p>9998</text:p>
          </table:table-cell>
          <table:table-cell table:formula="of:=[.D106]+2" office:value-type="float" office:value="10000" calcext:value-type="float">
            <text:p>10000</text:p>
          </table:table-cell>
          <table:table-cell table:formula="of:=FIND(&quot;.html&quot;;[.B106])" office:value-type="float" office:value="19" calcext:value-type="float">
            <text:p>19</text:p>
          </table:table-cell>
          <table:table-cell table:formula="of:=IF( [.F106]-[.E106] &lt; 0; [.F106];[.F106]-[.E106])" office:value-type="float" office:value="19" calcext:value-type="float">
            <text:p>19</text:p>
          </table:table-cell>
          <table:table-cell table:formula="of:=LEFT([.B106];[.D106])" office:value-type="string" office:string-value="TrajectoryGenerate.html" calcext:value-type="string">
            <text:p>TrajectoryGenerate.html</text:p>
          </table:table-cell>
          <table:table-cell table:formula="of:=MID([.B106];[.E106];[.G106])">
            <text:p/>
          </table:table-cell>
          <table:table-cell/>
          <table:table-cell table:formula="of:=FIND(&quot;.&quot;;[.H106])" office:value-type="float" office:value="19" calcext:value-type="float">
            <text:p>19</text:p>
          </table:table-cell>
          <table:table-cell table:formula="of:=LEFT([.H106];[.K106]-1)" office:value-type="string" office:string-value="TrajectoryGenerate" calcext:value-type="string">
            <text:p>TrajectoryGenerate</text:p>
          </table:table-cell>
        </table:table-row>
        <table:table-row table:style-name="ro1">
          <table:table-cell/>
          <table:table-cell office:value-type="string" calcext:value-type="string">
            <text:p>TrajectoryParam.html</text:p>
          </table:table-cell>
          <table:table-cell table:formula="of:=FIND(&quot;_&quot;;[.B107])" office:value-type="string" office:string-value="" calcext:value-type="error">
            <text:p>#VALUE!</text:p>
          </table:table-cell>
          <table:table-cell table:formula="of:=IF(ISNUMBER([.C107]);[.C107];9999)-1" office:value-type="float" office:value="9998" calcext:value-type="float">
            <text:p>9998</text:p>
          </table:table-cell>
          <table:table-cell table:formula="of:=[.D107]+2" office:value-type="float" office:value="10000" calcext:value-type="float">
            <text:p>10000</text:p>
          </table:table-cell>
          <table:table-cell table:formula="of:=FIND(&quot;.html&quot;;[.B107])" office:value-type="float" office:value="16" calcext:value-type="float">
            <text:p>16</text:p>
          </table:table-cell>
          <table:table-cell table:formula="of:=IF( [.F107]-[.E107] &lt; 0; [.F107];[.F107]-[.E107])" office:value-type="float" office:value="16" calcext:value-type="float">
            <text:p>16</text:p>
          </table:table-cell>
          <table:table-cell table:formula="of:=LEFT([.B107];[.D107])" office:value-type="string" office:string-value="TrajectoryParam.html" calcext:value-type="string">
            <text:p>TrajectoryParam.html</text:p>
          </table:table-cell>
          <table:table-cell table:formula="of:=MID([.B107];[.E107];[.G107])">
            <text:p/>
          </table:table-cell>
          <table:table-cell/>
          <table:table-cell table:formula="of:=FIND(&quot;.&quot;;[.H107])" office:value-type="float" office:value="16" calcext:value-type="float">
            <text:p>16</text:p>
          </table:table-cell>
          <table:table-cell table:formula="of:=LEFT([.H107];[.K107]-1)" office:value-type="string" office:string-value="TrajectoryParam" calcext:value-type="string">
            <text:p>TrajectoryParam</text:p>
          </table:table-cell>
        </table:table-row>
        <table:table-row table:style-name="ro1">
          <table:table-cell/>
          <table:table-cell office:value-type="string" calcext:value-type="string">
            <text:p>TrajectoryState.html</text:p>
          </table:table-cell>
          <table:table-cell table:formula="of:=FIND(&quot;_&quot;;[.B108])" office:value-type="string" office:string-value="" calcext:value-type="error">
            <text:p>#VALUE!</text:p>
          </table:table-cell>
          <table:table-cell table:formula="of:=IF(ISNUMBER([.C108]);[.C108];9999)-1" office:value-type="float" office:value="9998" calcext:value-type="float">
            <text:p>9998</text:p>
          </table:table-cell>
          <table:table-cell table:formula="of:=[.D108]+2" office:value-type="float" office:value="10000" calcext:value-type="float">
            <text:p>10000</text:p>
          </table:table-cell>
          <table:table-cell table:formula="of:=FIND(&quot;.html&quot;;[.B108])" office:value-type="float" office:value="16" calcext:value-type="float">
            <text:p>16</text:p>
          </table:table-cell>
          <table:table-cell table:formula="of:=IF( [.F108]-[.E108] &lt; 0; [.F108];[.F108]-[.E108])" office:value-type="float" office:value="16" calcext:value-type="float">
            <text:p>16</text:p>
          </table:table-cell>
          <table:table-cell table:formula="of:=LEFT([.B108];[.D108])" office:value-type="string" office:string-value="TrajectoryState.html" calcext:value-type="string">
            <text:p>TrajectoryState.html</text:p>
          </table:table-cell>
          <table:table-cell table:formula="of:=MID([.B108];[.E108];[.G108])">
            <text:p/>
          </table:table-cell>
          <table:table-cell/>
          <table:table-cell table:formula="of:=FIND(&quot;.&quot;;[.H108])" office:value-type="float" office:value="16" calcext:value-type="float">
            <text:p>16</text:p>
          </table:table-cell>
          <table:table-cell table:formula="of:=LEFT([.H108];[.K108]-1)" office:value-type="string" office:string-value="TrajectoryState" calcext:value-type="string">
            <text:p>TrajectoryState</text:p>
          </table:table-cell>
        </table:table-row>
        <table:table-row table:style-name="ro1">
          <table:table-cell/>
          <table:table-cell office:value-type="string" calcext:value-type="string">
            <text:p>TrajectoryUtil.html</text:p>
          </table:table-cell>
          <table:table-cell table:formula="of:=FIND(&quot;_&quot;;[.B109])" office:value-type="string" office:string-value="" calcext:value-type="error">
            <text:p>#VALUE!</text:p>
          </table:table-cell>
          <table:table-cell table:formula="of:=IF(ISNUMBER([.C109]);[.C109];9999)-1" office:value-type="float" office:value="9998" calcext:value-type="float">
            <text:p>9998</text:p>
          </table:table-cell>
          <table:table-cell table:formula="of:=[.D109]+2" office:value-type="float" office:value="10000" calcext:value-type="float">
            <text:p>10000</text:p>
          </table:table-cell>
          <table:table-cell table:formula="of:=FIND(&quot;.html&quot;;[.B109])" office:value-type="float" office:value="15" calcext:value-type="float">
            <text:p>15</text:p>
          </table:table-cell>
          <table:table-cell table:formula="of:=IF( [.F109]-[.E109] &lt; 0; [.F109];[.F109]-[.E109])" office:value-type="float" office:value="15" calcext:value-type="float">
            <text:p>15</text:p>
          </table:table-cell>
          <table:table-cell table:formula="of:=LEFT([.B109];[.D109])" office:value-type="string" office:string-value="TrajectoryUtil.html" calcext:value-type="string">
            <text:p>TrajectoryUtil.html</text:p>
          </table:table-cell>
          <table:table-cell table:formula="of:=MID([.B109];[.E109];[.G109])">
            <text:p/>
          </table:table-cell>
          <table:table-cell/>
          <table:table-cell table:formula="of:=FIND(&quot;.&quot;;[.H109])" office:value-type="float" office:value="15" calcext:value-type="float">
            <text:p>15</text:p>
          </table:table-cell>
          <table:table-cell table:formula="of:=LEFT([.H109];[.K109]-1)" office:value-type="string" office:string-value="TrajectoryUtil" calcext:value-type="string">
            <text:p>TrajectoryUtil</text:p>
          </table:table-cell>
        </table:table-row>
        <table:table-row table:style-name="ro1">
          <table:table-cell/>
          <table:table-cell office:value-type="string" calcext:value-type="string">
            <text:p>Transform2d.html</text:p>
          </table:table-cell>
          <table:table-cell table:formula="of:=FIND(&quot;_&quot;;[.B110])" office:value-type="string" office:string-value="" calcext:value-type="error">
            <text:p>#VALUE!</text:p>
          </table:table-cell>
          <table:table-cell table:formula="of:=IF(ISNUMBER([.C110]);[.C110];9999)-1" office:value-type="float" office:value="9998" calcext:value-type="float">
            <text:p>9998</text:p>
          </table:table-cell>
          <table:table-cell table:formula="of:=[.D110]+2" office:value-type="float" office:value="10000" calcext:value-type="float">
            <text:p>10000</text:p>
          </table:table-cell>
          <table:table-cell table:formula="of:=FIND(&quot;.html&quot;;[.B110])" office:value-type="float" office:value="12" calcext:value-type="float">
            <text:p>12</text:p>
          </table:table-cell>
          <table:table-cell table:formula="of:=IF( [.F110]-[.E110] &lt; 0; [.F110];[.F110]-[.E110])" office:value-type="float" office:value="12" calcext:value-type="float">
            <text:p>12</text:p>
          </table:table-cell>
          <table:table-cell table:formula="of:=LEFT([.B110];[.D110])" office:value-type="string" office:string-value="Transform2d.html" calcext:value-type="string">
            <text:p>Transform2d.html</text:p>
          </table:table-cell>
          <table:table-cell table:formula="of:=MID([.B110];[.E110];[.G110])">
            <text:p/>
          </table:table-cell>
          <table:table-cell/>
          <table:table-cell table:formula="of:=FIND(&quot;.&quot;;[.H110])" office:value-type="float" office:value="12" calcext:value-type="float">
            <text:p>12</text:p>
          </table:table-cell>
          <table:table-cell table:formula="of:=LEFT([.H110];[.K110]-1)" office:value-type="string" office:string-value="Transform2d" calcext:value-type="string">
            <text:p>Transform2d</text:p>
          </table:table-cell>
        </table:table-row>
        <table:table-row table:style-name="ro1">
          <table:table-cell/>
          <table:table-cell office:value-type="string" calcext:value-type="string">
            <text:p>Transform3d.html</text:p>
          </table:table-cell>
          <table:table-cell table:formula="of:=FIND(&quot;_&quot;;[.B111])" office:value-type="string" office:string-value="" calcext:value-type="error">
            <text:p>#VALUE!</text:p>
          </table:table-cell>
          <table:table-cell table:formula="of:=IF(ISNUMBER([.C111]);[.C111];9999)-1" office:value-type="float" office:value="9998" calcext:value-type="float">
            <text:p>9998</text:p>
          </table:table-cell>
          <table:table-cell table:formula="of:=[.D111]+2" office:value-type="float" office:value="10000" calcext:value-type="float">
            <text:p>10000</text:p>
          </table:table-cell>
          <table:table-cell table:formula="of:=FIND(&quot;.html&quot;;[.B111])" office:value-type="float" office:value="12" calcext:value-type="float">
            <text:p>12</text:p>
          </table:table-cell>
          <table:table-cell table:formula="of:=IF( [.F111]-[.E111] &lt; 0; [.F111];[.F111]-[.E111])" office:value-type="float" office:value="12" calcext:value-type="float">
            <text:p>12</text:p>
          </table:table-cell>
          <table:table-cell table:formula="of:=LEFT([.B111];[.D111])" office:value-type="string" office:string-value="Transform3d.html" calcext:value-type="string">
            <text:p>Transform3d.html</text:p>
          </table:table-cell>
          <table:table-cell table:formula="of:=MID([.B111];[.E111];[.G111])">
            <text:p/>
          </table:table-cell>
          <table:table-cell/>
          <table:table-cell table:formula="of:=FIND(&quot;.&quot;;[.H111])" office:value-type="float" office:value="12" calcext:value-type="float">
            <text:p>12</text:p>
          </table:table-cell>
          <table:table-cell table:formula="of:=LEFT([.H111];[.K111]-1)" office:value-type="string" office:string-value="Transform3d" calcext:value-type="string">
            <text:p>Transform3d</text:p>
          </table:table-cell>
        </table:table-row>
        <table:table-row table:style-name="ro1">
          <table:table-cell/>
          <table:table-cell office:value-type="string" calcext:value-type="string">
            <text:p>Translation2d.html</text:p>
          </table:table-cell>
          <table:table-cell table:formula="of:=FIND(&quot;_&quot;;[.B112])" office:value-type="string" office:string-value="" calcext:value-type="error">
            <text:p>#VALUE!</text:p>
          </table:table-cell>
          <table:table-cell table:formula="of:=IF(ISNUMBER([.C112]);[.C112];9999)-1" office:value-type="float" office:value="9998" calcext:value-type="float">
            <text:p>9998</text:p>
          </table:table-cell>
          <table:table-cell table:formula="of:=[.D112]+2" office:value-type="float" office:value="10000" calcext:value-type="float">
            <text:p>10000</text:p>
          </table:table-cell>
          <table:table-cell table:formula="of:=FIND(&quot;.html&quot;;[.B112])" office:value-type="float" office:value="14" calcext:value-type="float">
            <text:p>14</text:p>
          </table:table-cell>
          <table:table-cell table:formula="of:=IF( [.F112]-[.E112] &lt; 0; [.F112];[.F112]-[.E112])" office:value-type="float" office:value="14" calcext:value-type="float">
            <text:p>14</text:p>
          </table:table-cell>
          <table:table-cell table:formula="of:=LEFT([.B112];[.D112])" office:value-type="string" office:string-value="Translation2d.html" calcext:value-type="string">
            <text:p>Translation2d.html</text:p>
          </table:table-cell>
          <table:table-cell table:formula="of:=MID([.B112];[.E112];[.G112])">
            <text:p/>
          </table:table-cell>
          <table:table-cell/>
          <table:table-cell table:formula="of:=FIND(&quot;.&quot;;[.H112])" office:value-type="float" office:value="14" calcext:value-type="float">
            <text:p>14</text:p>
          </table:table-cell>
          <table:table-cell table:formula="of:=LEFT([.H112];[.K112]-1)" office:value-type="string" office:string-value="Translation2d" calcext:value-type="string">
            <text:p>Translation2d</text:p>
          </table:table-cell>
        </table:table-row>
        <table:table-row table:style-name="ro1">
          <table:table-cell/>
          <table:table-cell office:value-type="string" calcext:value-type="string">
            <text:p>Translation3d.html</text:p>
          </table:table-cell>
          <table:table-cell table:formula="of:=FIND(&quot;_&quot;;[.B113])" office:value-type="string" office:string-value="" calcext:value-type="error">
            <text:p>#VALUE!</text:p>
          </table:table-cell>
          <table:table-cell table:formula="of:=IF(ISNUMBER([.C113]);[.C113];9999)-1" office:value-type="float" office:value="9998" calcext:value-type="float">
            <text:p>9998</text:p>
          </table:table-cell>
          <table:table-cell table:formula="of:=[.D113]+2" office:value-type="float" office:value="10000" calcext:value-type="float">
            <text:p>10000</text:p>
          </table:table-cell>
          <table:table-cell table:formula="of:=FIND(&quot;.html&quot;;[.B113])" office:value-type="float" office:value="14" calcext:value-type="float">
            <text:p>14</text:p>
          </table:table-cell>
          <table:table-cell table:formula="of:=IF( [.F113]-[.E113] &lt; 0; [.F113];[.F113]-[.E113])" office:value-type="float" office:value="14" calcext:value-type="float">
            <text:p>14</text:p>
          </table:table-cell>
          <table:table-cell table:formula="of:=LEFT([.B113];[.D113])" office:value-type="string" office:string-value="Translation3d.html" calcext:value-type="string">
            <text:p>Translation3d.html</text:p>
          </table:table-cell>
          <table:table-cell table:formula="of:=MID([.B113];[.E113];[.G113])">
            <text:p/>
          </table:table-cell>
          <table:table-cell/>
          <table:table-cell table:formula="of:=FIND(&quot;.&quot;;[.H113])" office:value-type="float" office:value="14" calcext:value-type="float">
            <text:p>14</text:p>
          </table:table-cell>
          <table:table-cell table:formula="of:=LEFT([.H113];[.K113]-1)" office:value-type="string" office:string-value="Translation3d" calcext:value-type="string">
            <text:p>Translation3d</text:p>
          </table:table-cell>
        </table:table-row>
        <table:table-row table:style-name="ro1">
          <table:table-cell/>
          <table:table-cell office:value-type="string" calcext:value-type="string">
            <text:p>TrapProfConstraint.html</text:p>
          </table:table-cell>
          <table:table-cell table:formula="of:=FIND(&quot;_&quot;;[.B114])" office:value-type="string" office:string-value="" calcext:value-type="error">
            <text:p>#VALUE!</text:p>
          </table:table-cell>
          <table:table-cell table:formula="of:=IF(ISNUMBER([.C114]);[.C114];9999)-1" office:value-type="float" office:value="9998" calcext:value-type="float">
            <text:p>9998</text:p>
          </table:table-cell>
          <table:table-cell table:formula="of:=[.D114]+2" office:value-type="float" office:value="10000" calcext:value-type="float">
            <text:p>10000</text:p>
          </table:table-cell>
          <table:table-cell table:formula="of:=FIND(&quot;.html&quot;;[.B114])" office:value-type="float" office:value="19" calcext:value-type="float">
            <text:p>19</text:p>
          </table:table-cell>
          <table:table-cell table:formula="of:=IF( [.F114]-[.E114] &lt; 0; [.F114];[.F114]-[.E114])" office:value-type="float" office:value="19" calcext:value-type="float">
            <text:p>19</text:p>
          </table:table-cell>
          <table:table-cell table:formula="of:=LEFT([.B114];[.D114])" office:value-type="string" office:string-value="TrapProfConstraint.html" calcext:value-type="string">
            <text:p>TrapProfConstraint.html</text:p>
          </table:table-cell>
          <table:table-cell table:formula="of:=MID([.B114];[.E114];[.G114])">
            <text:p/>
          </table:table-cell>
          <table:table-cell/>
          <table:table-cell table:formula="of:=FIND(&quot;.&quot;;[.H114])" office:value-type="float" office:value="19" calcext:value-type="float">
            <text:p>19</text:p>
          </table:table-cell>
          <table:table-cell table:formula="of:=LEFT([.H114];[.K114]-1)" office:value-type="string" office:string-value="TrapProfConstraint" calcext:value-type="string">
            <text:p>TrapProfConstraint</text:p>
          </table:table-cell>
        </table:table-row>
        <table:table-row table:style-name="ro1">
          <table:table-cell/>
          <table:table-cell office:value-type="string" calcext:value-type="string">
            <text:p>TrapProfile.html</text:p>
          </table:table-cell>
          <table:table-cell table:formula="of:=FIND(&quot;_&quot;;[.B115])" office:value-type="string" office:string-value="" calcext:value-type="error">
            <text:p>#VALUE!</text:p>
          </table:table-cell>
          <table:table-cell table:formula="of:=IF(ISNUMBER([.C115]);[.C115];9999)-1" office:value-type="float" office:value="9998" calcext:value-type="float">
            <text:p>9998</text:p>
          </table:table-cell>
          <table:table-cell table:formula="of:=[.D115]+2" office:value-type="float" office:value="10000" calcext:value-type="float">
            <text:p>10000</text:p>
          </table:table-cell>
          <table:table-cell table:formula="of:=FIND(&quot;.html&quot;;[.B115])" office:value-type="float" office:value="12" calcext:value-type="float">
            <text:p>12</text:p>
          </table:table-cell>
          <table:table-cell table:formula="of:=IF( [.F115]-[.E115] &lt; 0; [.F115];[.F115]-[.E115])" office:value-type="float" office:value="12" calcext:value-type="float">
            <text:p>12</text:p>
          </table:table-cell>
          <table:table-cell table:formula="of:=LEFT([.B115];[.D115])" office:value-type="string" office:string-value="TrapProfile.html" calcext:value-type="string">
            <text:p>TrapProfile.html</text:p>
          </table:table-cell>
          <table:table-cell table:formula="of:=MID([.B115];[.E115];[.G115])">
            <text:p/>
          </table:table-cell>
          <table:table-cell/>
          <table:table-cell table:formula="of:=FIND(&quot;.&quot;;[.H115])" office:value-type="float" office:value="12" calcext:value-type="float">
            <text:p>12</text:p>
          </table:table-cell>
          <table:table-cell table:formula="of:=LEFT([.H115];[.K115]-1)" office:value-type="string" office:string-value="TrapProfile" calcext:value-type="string">
            <text:p>TrapProfile</text:p>
          </table:table-cell>
        </table:table-row>
        <table:table-row table:style-name="ro1">
          <table:table-cell/>
          <table:table-cell office:value-type="string" calcext:value-type="string">
            <text:p>TrapProfState.html</text:p>
          </table:table-cell>
          <table:table-cell table:formula="of:=FIND(&quot;_&quot;;[.B116])" office:value-type="string" office:string-value="" calcext:value-type="error">
            <text:p>#VALUE!</text:p>
          </table:table-cell>
          <table:table-cell table:formula="of:=IF(ISNUMBER([.C116]);[.C116];9999)-1" office:value-type="float" office:value="9998" calcext:value-type="float">
            <text:p>9998</text:p>
          </table:table-cell>
          <table:table-cell table:formula="of:=[.D116]+2" office:value-type="float" office:value="10000" calcext:value-type="float">
            <text:p>10000</text:p>
          </table:table-cell>
          <table:table-cell table:formula="of:=FIND(&quot;.html&quot;;[.B116])" office:value-type="float" office:value="14" calcext:value-type="float">
            <text:p>14</text:p>
          </table:table-cell>
          <table:table-cell table:formula="of:=IF( [.F116]-[.E116] &lt; 0; [.F116];[.F116]-[.E116])" office:value-type="float" office:value="14" calcext:value-type="float">
            <text:p>14</text:p>
          </table:table-cell>
          <table:table-cell table:formula="of:=LEFT([.B116];[.D116])" office:value-type="string" office:string-value="TrapProfState.html" calcext:value-type="string">
            <text:p>TrapProfState.html</text:p>
          </table:table-cell>
          <table:table-cell table:formula="of:=MID([.B116];[.E116];[.G116])">
            <text:p/>
          </table:table-cell>
          <table:table-cell/>
          <table:table-cell table:formula="of:=FIND(&quot;.&quot;;[.H116])" office:value-type="float" office:value="14" calcext:value-type="float">
            <text:p>14</text:p>
          </table:table-cell>
          <table:table-cell table:formula="of:=LEFT([.H116];[.K116]-1)" office:value-type="string" office:string-value="TrapProfState" calcext:value-type="string">
            <text:p>TrapProfState</text:p>
          </table:table-cell>
        </table:table-row>
        <table:table-row table:style-name="ro1">
          <table:table-cell/>
          <table:table-cell office:value-type="string" calcext:value-type="string">
            <text:p>Twist2d.html</text:p>
          </table:table-cell>
          <table:table-cell table:formula="of:=FIND(&quot;_&quot;;[.B117])" office:value-type="string" office:string-value="" calcext:value-type="error">
            <text:p>#VALUE!</text:p>
          </table:table-cell>
          <table:table-cell table:formula="of:=IF(ISNUMBER([.C117]);[.C117];9999)-1" office:value-type="float" office:value="9998" calcext:value-type="float">
            <text:p>9998</text:p>
          </table:table-cell>
          <table:table-cell table:formula="of:=[.D117]+2" office:value-type="float" office:value="10000" calcext:value-type="float">
            <text:p>10000</text:p>
          </table:table-cell>
          <table:table-cell table:formula="of:=FIND(&quot;.html&quot;;[.B117])" office:value-type="float" office:value="8" calcext:value-type="float">
            <text:p>8</text:p>
          </table:table-cell>
          <table:table-cell table:formula="of:=IF( [.F117]-[.E117] &lt; 0; [.F117];[.F117]-[.E117])" office:value-type="float" office:value="8" calcext:value-type="float">
            <text:p>8</text:p>
          </table:table-cell>
          <table:table-cell table:formula="of:=LEFT([.B117];[.D117])" office:value-type="string" office:string-value="Twist2d.html" calcext:value-type="string">
            <text:p>Twist2d.html</text:p>
          </table:table-cell>
          <table:table-cell table:formula="of:=MID([.B117];[.E117];[.G117])">
            <text:p/>
          </table:table-cell>
          <table:table-cell/>
          <table:table-cell table:formula="of:=FIND(&quot;.&quot;;[.H117])" office:value-type="float" office:value="8" calcext:value-type="float">
            <text:p>8</text:p>
          </table:table-cell>
          <table:table-cell table:formula="of:=LEFT([.H117];[.K117]-1)" office:value-type="string" office:string-value="Twist2d" calcext:value-type="string">
            <text:p>Twist2d</text:p>
          </table:table-cell>
        </table:table-row>
        <table:table-row table:style-name="ro1">
          <table:table-cell/>
          <table:table-cell office:value-type="string" calcext:value-type="string">
            <text:p>Twist3d.html</text:p>
          </table:table-cell>
          <table:table-cell table:formula="of:=FIND(&quot;_&quot;;[.B118])" office:value-type="string" office:string-value="" calcext:value-type="error">
            <text:p>#VALUE!</text:p>
          </table:table-cell>
          <table:table-cell table:formula="of:=IF(ISNUMBER([.C118]);[.C118];9999)-1" office:value-type="float" office:value="9998" calcext:value-type="float">
            <text:p>9998</text:p>
          </table:table-cell>
          <table:table-cell table:formula="of:=[.D118]+2" office:value-type="float" office:value="10000" calcext:value-type="float">
            <text:p>10000</text:p>
          </table:table-cell>
          <table:table-cell table:formula="of:=FIND(&quot;.html&quot;;[.B118])" office:value-type="float" office:value="8" calcext:value-type="float">
            <text:p>8</text:p>
          </table:table-cell>
          <table:table-cell table:formula="of:=IF( [.F118]-[.E118] &lt; 0; [.F118];[.F118]-[.E118])" office:value-type="float" office:value="8" calcext:value-type="float">
            <text:p>8</text:p>
          </table:table-cell>
          <table:table-cell table:formula="of:=LEFT([.B118];[.D118])" office:value-type="string" office:string-value="Twist3d.html" calcext:value-type="string">
            <text:p>Twist3d.html</text:p>
          </table:table-cell>
          <table:table-cell table:formula="of:=MID([.B118];[.E118];[.G118])">
            <text:p/>
          </table:table-cell>
          <table:table-cell/>
          <table:table-cell table:formula="of:=FIND(&quot;.&quot;;[.H118])" office:value-type="float" office:value="8" calcext:value-type="float">
            <text:p>8</text:p>
          </table:table-cell>
          <table:table-cell table:formula="of:=LEFT([.H118];[.K118]-1)" office:value-type="string" office:string-value="Twist3d" calcext:value-type="string">
            <text:p>Twist3d</text:p>
          </table:table-cell>
        </table:table-row>
        <table:table-row table:style-name="ro1">
          <table:table-cell/>
          <table:table-cell office:value-type="string" calcext:value-type="string">
            <text:p>Units.html</text:p>
          </table:table-cell>
          <table:table-cell table:formula="of:=FIND(&quot;_&quot;;[.B119])" office:value-type="string" office:string-value="" calcext:value-type="error">
            <text:p>#VALUE!</text:p>
          </table:table-cell>
          <table:table-cell table:formula="of:=IF(ISNUMBER([.C119]);[.C119];9999)-1" office:value-type="float" office:value="9998" calcext:value-type="float">
            <text:p>9998</text:p>
          </table:table-cell>
          <table:table-cell table:formula="of:=[.D119]+2" office:value-type="float" office:value="10000" calcext:value-type="float">
            <text:p>10000</text:p>
          </table:table-cell>
          <table:table-cell table:formula="of:=FIND(&quot;.html&quot;;[.B119])" office:value-type="float" office:value="6" calcext:value-type="float">
            <text:p>6</text:p>
          </table:table-cell>
          <table:table-cell table:formula="of:=IF( [.F119]-[.E119] &lt; 0; [.F119];[.F119]-[.E119])" office:value-type="float" office:value="6" calcext:value-type="float">
            <text:p>6</text:p>
          </table:table-cell>
          <table:table-cell table:formula="of:=LEFT([.B119];[.D119])" office:value-type="string" office:string-value="Units.html" calcext:value-type="string">
            <text:p>Units.html</text:p>
          </table:table-cell>
          <table:table-cell table:formula="of:=MID([.B119];[.E119];[.G119])">
            <text:p/>
          </table:table-cell>
          <table:table-cell/>
          <table:table-cell table:formula="of:=FIND(&quot;.&quot;;[.H119])" office:value-type="float" office:value="6" calcext:value-type="float">
            <text:p>6</text:p>
          </table:table-cell>
          <table:table-cell table:formula="of:=LEFT([.H119];[.K119]-1)" office:value-type="string" office:string-value="Units" calcext:value-type="string">
            <text:p>Units</text:p>
          </table:table-cell>
        </table:table-row>
        <table:table-row table:style-name="ro1">
          <table:table-cell/>
          <table:table-cell office:value-type="string" calcext:value-type="string">
            <text:p>UnscentedKalmanFilter.html</text:p>
          </table:table-cell>
          <table:table-cell table:formula="of:=FIND(&quot;_&quot;;[.B120])" office:value-type="string" office:string-value="" calcext:value-type="error">
            <text:p>#VALUE!</text:p>
          </table:table-cell>
          <table:table-cell table:formula="of:=IF(ISNUMBER([.C120]);[.C120];9999)-1" office:value-type="float" office:value="9998" calcext:value-type="float">
            <text:p>9998</text:p>
          </table:table-cell>
          <table:table-cell table:formula="of:=[.D120]+2" office:value-type="float" office:value="10000" calcext:value-type="float">
            <text:p>10000</text:p>
          </table:table-cell>
          <table:table-cell table:formula="of:=FIND(&quot;.html&quot;;[.B120])" office:value-type="float" office:value="22" calcext:value-type="float">
            <text:p>22</text:p>
          </table:table-cell>
          <table:table-cell table:formula="of:=IF( [.F120]-[.E120] &lt; 0; [.F120];[.F120]-[.E120])" office:value-type="float" office:value="22" calcext:value-type="float">
            <text:p>22</text:p>
          </table:table-cell>
          <table:table-cell table:formula="of:=LEFT([.B120];[.D120])" office:value-type="string" office:string-value="UnscentedKalmanFilter.html" calcext:value-type="string">
            <text:p>UnscentedKalmanFilter.html</text:p>
          </table:table-cell>
          <table:table-cell table:formula="of:=MID([.B120];[.E120];[.G120])">
            <text:p/>
          </table:table-cell>
          <table:table-cell/>
          <table:table-cell table:formula="of:=FIND(&quot;.&quot;;[.H120])" office:value-type="float" office:value="22" calcext:value-type="float">
            <text:p>22</text:p>
          </table:table-cell>
          <table:table-cell table:formula="of:=LEFT([.H120];[.K120]-1)" office:value-type="string" office:string-value="UnscentedKalmanFilter" calcext:value-type="string">
            <text:p>UnscentedKalmanFilter</text:p>
          </table:table-cell>
        </table:table-row>
        <table:table-row table:style-name="ro1">
          <table:table-cell/>
          <table:table-cell office:value-type="string" calcext:value-type="string">
            <text:p>Util.html</text:p>
          </table:table-cell>
          <table:table-cell table:formula="of:=FIND(&quot;_&quot;;[.B121])" office:value-type="string" office:string-value="" calcext:value-type="error">
            <text:p>#VALUE!</text:p>
          </table:table-cell>
          <table:table-cell table:formula="of:=IF(ISNUMBER([.C121]);[.C121];9999)-1" office:value-type="float" office:value="9998" calcext:value-type="float">
            <text:p>9998</text:p>
          </table:table-cell>
          <table:table-cell table:formula="of:=[.D121]+2" office:value-type="float" office:value="10000" calcext:value-type="float">
            <text:p>10000</text:p>
          </table:table-cell>
          <table:table-cell table:formula="of:=FIND(&quot;.html&quot;;[.B121])" office:value-type="float" office:value="5" calcext:value-type="float">
            <text:p>5</text:p>
          </table:table-cell>
          <table:table-cell table:formula="of:=IF( [.F121]-[.E121] &lt; 0; [.F121];[.F121]-[.E121])" office:value-type="float" office:value="5" calcext:value-type="float">
            <text:p>5</text:p>
          </table:table-cell>
          <table:table-cell table:formula="of:=LEFT([.B121];[.D121])" office:value-type="string" office:string-value="Util.html" calcext:value-type="string">
            <text:p>Util.html</text:p>
          </table:table-cell>
          <table:table-cell table:formula="of:=MID([.B121];[.E121];[.G121])">
            <text:p/>
          </table:table-cell>
          <table:table-cell/>
          <table:table-cell table:formula="of:=FIND(&quot;.&quot;;[.H121])" office:value-type="float" office:value="5" calcext:value-type="float">
            <text:p>5</text:p>
          </table:table-cell>
          <table:table-cell table:formula="of:=LEFT([.H121];[.K121]-1)" office:value-type="string" office:string-value="Util" calcext:value-type="string">
            <text:p>Util</text:p>
          </table:table-cell>
        </table:table-row>
        <table:table-row table:style-name="ro1">
          <table:table-cell/>
          <table:table-cell office:value-type="string" calcext:value-type="string">
            <text:p>VecBuilder.html</text:p>
          </table:table-cell>
          <table:table-cell table:formula="of:=FIND(&quot;_&quot;;[.B122])" office:value-type="string" office:string-value="" calcext:value-type="error">
            <text:p>#VALUE!</text:p>
          </table:table-cell>
          <table:table-cell table:formula="of:=IF(ISNUMBER([.C122]);[.C122];9999)-1" office:value-type="float" office:value="9998" calcext:value-type="float">
            <text:p>9998</text:p>
          </table:table-cell>
          <table:table-cell table:formula="of:=[.D122]+2" office:value-type="float" office:value="10000" calcext:value-type="float">
            <text:p>10000</text:p>
          </table:table-cell>
          <table:table-cell table:formula="of:=FIND(&quot;.html&quot;;[.B122])" office:value-type="float" office:value="11" calcext:value-type="float">
            <text:p>11</text:p>
          </table:table-cell>
          <table:table-cell table:formula="of:=IF( [.F122]-[.E122] &lt; 0; [.F122];[.F122]-[.E122])" office:value-type="float" office:value="11" calcext:value-type="float">
            <text:p>11</text:p>
          </table:table-cell>
          <table:table-cell table:formula="of:=LEFT([.B122];[.D122])" office:value-type="string" office:string-value="VecBuilder.html" calcext:value-type="string">
            <text:p>VecBuilder.html</text:p>
          </table:table-cell>
          <table:table-cell table:formula="of:=MID([.B122];[.E122];[.G122])">
            <text:p/>
          </table:table-cell>
          <table:table-cell/>
          <table:table-cell table:formula="of:=FIND(&quot;.&quot;;[.H122])" office:value-type="float" office:value="11" calcext:value-type="float">
            <text:p>11</text:p>
          </table:table-cell>
          <table:table-cell table:formula="of:=LEFT([.H122];[.K122]-1)" office:value-type="string" office:string-value="VecBuilder" calcext:value-type="string">
            <text:p>VecBuilder</text:p>
          </table:table-cell>
        </table:table-row>
        <table:table-row table:style-name="ro1">
          <table:table-cell/>
          <table:table-cell office:value-type="string" calcext:value-type="string">
            <text:p>Vector.html</text:p>
          </table:table-cell>
          <table:table-cell table:formula="of:=FIND(&quot;_&quot;;[.B123])" office:value-type="string" office:string-value="" calcext:value-type="error">
            <text:p>#VALUE!</text:p>
          </table:table-cell>
          <table:table-cell table:formula="of:=IF(ISNUMBER([.C123]);[.C123];9999)-1" office:value-type="float" office:value="9998" calcext:value-type="float">
            <text:p>9998</text:p>
          </table:table-cell>
          <table:table-cell table:formula="of:=[.D123]+2" office:value-type="float" office:value="10000" calcext:value-type="float">
            <text:p>10000</text:p>
          </table:table-cell>
          <table:table-cell table:formula="of:=FIND(&quot;.html&quot;;[.B123])" office:value-type="float" office:value="7" calcext:value-type="float">
            <text:p>7</text:p>
          </table:table-cell>
          <table:table-cell table:formula="of:=IF( [.F123]-[.E123] &lt; 0; [.F123];[.F123]-[.E123])" office:value-type="float" office:value="7" calcext:value-type="float">
            <text:p>7</text:p>
          </table:table-cell>
          <table:table-cell table:formula="of:=LEFT([.B123];[.D123])" office:value-type="string" office:string-value="Vector.html" calcext:value-type="string">
            <text:p>Vector.html</text:p>
          </table:table-cell>
          <table:table-cell table:formula="of:=MID([.B123];[.E123];[.G123])">
            <text:p/>
          </table:table-cell>
          <table:table-cell/>
          <table:table-cell table:formula="of:=FIND(&quot;.&quot;;[.H123])" office:value-type="float" office:value="7" calcext:value-type="float">
            <text:p>7</text:p>
          </table:table-cell>
          <table:table-cell table:formula="of:=LEFT([.H123];[.K123]-1)" office:value-type="string" office:string-value="Vector" calcext:value-type="string">
            <text:p>Vector</text:p>
          </table:table-cell>
        </table:table-row>
        <table:table-row table:style-name="ro1">
          <table:table-cell/>
          <table:table-cell office:value-type="string" calcext:value-type="string">
            <text:p>WaitAdjust.html</text:p>
          </table:table-cell>
          <table:table-cell table:formula="of:=FIND(&quot;_&quot;;[.B124])" office:value-type="string" office:string-value="" calcext:value-type="error">
            <text:p>#VALUE!</text:p>
          </table:table-cell>
          <table:table-cell table:formula="of:=IF(ISNUMBER([.C124]);[.C124];9999)-1" office:value-type="float" office:value="9998" calcext:value-type="float">
            <text:p>9998</text:p>
          </table:table-cell>
          <table:table-cell table:formula="of:=[.D124]+2" office:value-type="float" office:value="10000" calcext:value-type="float">
            <text:p>10000</text:p>
          </table:table-cell>
          <table:table-cell table:formula="of:=FIND(&quot;.html&quot;;[.B124])" office:value-type="float" office:value="11" calcext:value-type="float">
            <text:p>11</text:p>
          </table:table-cell>
          <table:table-cell table:formula="of:=IF( [.F124]-[.E124] &lt; 0; [.F124];[.F124]-[.E124])" office:value-type="float" office:value="11" calcext:value-type="float">
            <text:p>11</text:p>
          </table:table-cell>
          <table:table-cell table:formula="of:=LEFT([.B124];[.D124])" office:value-type="string" office:string-value="WaitAdjust.html" calcext:value-type="string">
            <text:p>WaitAdjust.html</text:p>
          </table:table-cell>
          <table:table-cell table:formula="of:=MID([.B124];[.E124];[.G124])">
            <text:p/>
          </table:table-cell>
          <table:table-cell/>
          <table:table-cell table:formula="of:=FIND(&quot;.&quot;;[.H124])" office:value-type="float" office:value="11" calcext:value-type="float">
            <text:p>11</text:p>
          </table:table-cell>
          <table:table-cell table:formula="of:=LEFT([.H124];[.K124]-1)" office:value-type="string" office:string-value="WaitAdjust" calcext:value-type="string">
            <text:p>WaitAdjust</text:p>
          </table:table-cell>
        </table:table-row>
        <table:table-row table:style-name="ro1" table:number-rows-repeated="838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MOVE TO MATH…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MOVE TO MATH.</text:p>
          </table:table-cell>
          <table:table-cell table:number-columns-repeated="2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MOVE TO TIME</text:p>
          </table:table-cell>
          <table:table-cell table:number-columns-repeated="2"/>
        </table:table-row>
      </table:table>
      <table:table table:name="VI_CATEGORY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2"/>
          <table:table-cell office:value-type="string" calcext:value-type="string">
            <text:p>'2. COPY LIST OF CATEGORIES HERE. <text:s text:c="2"/>PASTE AS TEXT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'3. Remove duplicate.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enter short description</text:p>
          </table:table-cell>
          <table:table-cell office:value-type="string" calcext:value-type="string">
            <text:p>entery function group</text:p>
          </table:table-cell>
          <table:table-cell office:value-type="string" calcext:value-type="string">
            <text:p>(&lt;a href=”category/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unction grou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ategory file</text:p>
          </table:table-cell>
          <table:table-cell table:number-columns-repeated="2"/>
          <table:table-cell office:value-type="string" calcext:value-type="string">
            <text:p>ALL FUNCTION GROUP</text:p>
          </table:table-cell>
          <table:table-cell office:value-type="string" calcext:value-type="string">
            <text:p>CATEGORY PAG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nalogDelay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6]&amp;[.C6]&amp;[.E6]&amp;[.C6]&amp;[.F6]&amp;&quot; - &quot;&amp;[.I6]&amp;[.J6]&amp;[.K6]&amp;[.H6]&amp;[.L6]&amp;[.G6]" office:value-type="string" office:string-value="&lt;li&gt;&lt;a href=”pages/AnalogDelay.html”&gt;AnalogDelay&lt;/a&gt; - (&lt;a href=”pages/ClassicalControl.html”&gt;Classical Control&lt;/a&gt; ) -" calcext:value-type="string">
            <text:p>&lt;li&gt;&lt;a href=”pages/AnalogDelay.html”&gt;AnalogDelay&lt;/a&gt; - (&lt;a href=”pages/ClassicalControl.html”&gt;Classical Control&lt;/a&gt; ) -</text:p>
          </table:table-cell>
          <table:table-cell table:formula="of:=[.D6]&amp;[.C6]&amp;[.E6]&amp;[.C6]&amp;[.F6]&amp;&quot; - &quot;&amp;[.G6]" office:value-type="string" office:string-value="&lt;li&gt;&lt;a href=”pages/AnalogDelay.html”&gt;AnalogDelay&lt;/a&gt; - " calcext:value-type="string">
            <text:p>&lt;li&gt;&lt;a href=”pages/AnalogDelay.html”&gt;AnalogDelay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ngleStats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ath Utilit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7]&amp;[.C7]&amp;[.E7]&amp;[.C7]&amp;[.F7]&amp;&quot; - &quot;&amp;[.I7]&amp;[.J7]&amp;[.K7]&amp;[.H7]&amp;[.L7]&amp;[.G7]" office:value-type="string" office:string-value="&lt;li&gt;&lt;a href=”pages/AngleStats.html”&gt;AngleStats&lt;/a&gt; - (&lt;a href=”pages/Math.html”&gt;Math Utility&lt;/a&gt; ) -" calcext:value-type="string">
            <text:p>&lt;li&gt;&lt;a href=”pages/AngleStats.html”&gt;AngleStats&lt;/a&gt; - (&lt;a href=”pages/Math.html”&gt;Math Utility&lt;/a&gt; ) -</text:p>
          </table:table-cell>
          <table:table-cell table:formula="of:=[.D7]&amp;[.C7]&amp;[.E7]&amp;[.C7]&amp;[.F7]&amp;&quot; - &quot;&amp;[.G7]" office:value-type="string" office:string-value="&lt;li&gt;&lt;a href=”pages/AngleStats.html”&gt;AngleStats&lt;/a&gt; - " calcext:value-type="string">
            <text:p>&lt;li&gt;&lt;a href=”pages/AngleStats.html”&gt;AngleStats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rmFF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8]&amp;[.C8]&amp;[.E8]&amp;[.C8]&amp;[.F8]&amp;&quot; - &quot;&amp;[.I8]&amp;[.J8]&amp;[.K8]&amp;[.H8]&amp;[.L8]&amp;[.G8]" office:value-type="string" office:string-value="&lt;li&gt;&lt;a href=”pages/ArmFF.html”&gt;ArmFF&lt;/a&gt; - (&lt;a href=”pages/ClassicalControl.html”&gt;Classical Control&lt;/a&gt; ) -" calcext:value-type="string">
            <text:p>&lt;li&gt;&lt;a href=”pages/ArmFF.html”&gt;ArmFF&lt;/a&gt; - (&lt;a href=”pages/ClassicalControl.html”&gt;Classical Control&lt;/a&gt; ) -</text:p>
          </table:table-cell>
          <table:table-cell table:formula="of:=[.D8]&amp;[.C8]&amp;[.E8]&amp;[.C8]&amp;[.F8]&amp;&quot; - &quot;&amp;[.G8]" office:value-type="string" office:string-value="&lt;li&gt;&lt;a href=”pages/ArmFF.html”&gt;ArmFF&lt;/a&gt; - " calcext:value-type="string">
            <text:p>&lt;li&gt;&lt;a href=”pages/ArmFF.html”&gt;ArmFF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ngBang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9]&amp;[.C9]&amp;[.E9]&amp;[.C9]&amp;[.F9]&amp;&quot; - &quot;&amp;[.I9]&amp;[.J9]&amp;[.K9]&amp;[.H9]&amp;[.L9]&amp;[.G9]" office:value-type="string" office:string-value="&lt;li&gt;&lt;a href=”pages/BangBang.html”&gt;BangBang&lt;/a&gt; - (&lt;a href=”pages/ClassicalControl.html”&gt;Classical Control&lt;/a&gt; ) -" calcext:value-type="string">
            <text:p>&lt;li&gt;&lt;a href=”pages/BangBang.html”&gt;BangBang&lt;/a&gt; - (&lt;a href=”pages/ClassicalControl.html”&gt;Classical Control&lt;/a&gt; ) -</text:p>
          </table:table-cell>
          <table:table-cell table:formula="of:=[.D9]&amp;[.C9]&amp;[.E9]&amp;[.C9]&amp;[.F9]&amp;&quot; - &quot;&amp;[.G9]" office:value-type="string" office:string-value="&lt;li&gt;&lt;a href=”pages/BangBang.html”&gt;BangBang&lt;/a&gt; - " calcext:value-type="string">
            <text:p>&lt;li&gt;&lt;a href=”pages/BangBang.html”&gt;BangBang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tterySim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odel / Simulation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odelSimulation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0]&amp;[.C10]&amp;[.E10]&amp;[.C10]&amp;[.F10]&amp;&quot; - &quot;&amp;[.I10]&amp;[.J10]&amp;[.K10]&amp;[.H10]&amp;[.L10]&amp;[.G10]" office:value-type="string" office:string-value="&lt;li&gt;&lt;a href=”pages/BatterySim.html”&gt;BatterySim&lt;/a&gt; - (&lt;a href=”pages/ModelSimulation.html”&gt;Model / Simulation&lt;/a&gt; ) -" calcext:value-type="string">
            <text:p>&lt;li&gt;&lt;a href=”pages/BatterySim.html”&gt;BatterySim&lt;/a&gt; - (&lt;a href=”pages/ModelSimulation.html”&gt;Model / Simulation&lt;/a&gt; ) -</text:p>
          </table:table-cell>
          <table:table-cell table:formula="of:=[.D10]&amp;[.C10]&amp;[.E10]&amp;[.C10]&amp;[.F10]&amp;&quot; - &quot;&amp;[.G10]" office:value-type="string" office:string-value="&lt;li&gt;&lt;a href=”pages/BatterySim.html”&gt;BatterySim&lt;/a&gt; - " calcext:value-type="string">
            <text:p>&lt;li&gt;&lt;a href=”pages/BatterySim.html”&gt;BatterySim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umplessTransfe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1]&amp;[.C11]&amp;[.E11]&amp;[.C11]&amp;[.F11]&amp;&quot; - &quot;&amp;[.I11]&amp;[.J11]&amp;[.K11]&amp;[.H11]&amp;[.L11]&amp;[.G11]" office:value-type="string" office:string-value="&lt;li&gt;&lt;a href=”pages/BumplessTransfer.html”&gt;BumplessTransfer&lt;/a&gt; - (&lt;a href=”pages/ClassicalControl.html”&gt;Classical Control&lt;/a&gt; ) -" calcext:value-type="string">
            <text:p>&lt;li&gt;&lt;a href=”pages/BumplessTransfer.html”&gt;BumplessTransfer&lt;/a&gt; - (&lt;a href=”pages/ClassicalControl.html”&gt;Classical Control&lt;/a&gt; ) -</text:p>
          </table:table-cell>
          <table:table-cell table:formula="of:=[.D11]&amp;[.C11]&amp;[.E11]&amp;[.C11]&amp;[.F11]&amp;&quot; - &quot;&amp;[.G11]" office:value-type="string" office:string-value="&lt;li&gt;&lt;a href=”pages/BumplessTransfer.html”&gt;BumplessTransfer&lt;/a&gt; - " calcext:value-type="string">
            <text:p>&lt;li&gt;&lt;a href=”pages/BumplessTransfer.html”&gt;BumplessTransfer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llbackHelp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Interna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2]&amp;[.C12]&amp;[.E12]&amp;[.C12]&amp;[.F12]&amp;&quot; - &quot;&amp;[.I12]&amp;[.J12]&amp;[.K12]&amp;[.H12]&amp;[.L12]&amp;[.G12]" office:value-type="string" office:string-value="&lt;li&gt;&lt;a href=”pages/CallbackHelp.html”&gt;CallbackHelp&lt;/a&gt; - (&lt;a href=”pages/Internal.html”&gt;Internal&lt;/a&gt; ) -" calcext:value-type="string">
            <text:p>&lt;li&gt;&lt;a href=”pages/CallbackHelp.html”&gt;CallbackHelp&lt;/a&gt; - (&lt;a href=”pages/Internal.html”&gt;Internal&lt;/a&gt; ) -</text:p>
          </table:table-cell>
          <table:table-cell table:formula="of:=[.D12]&amp;[.C12]&amp;[.E12]&amp;[.C12]&amp;[.F12]&amp;&quot; - &quot;&amp;[.G12]" office:value-type="string" office:string-value="&lt;li&gt;&lt;a href=”pages/CallbackHelp.html”&gt;CallbackHelp&lt;/a&gt; - " calcext:value-type="string">
            <text:p>&lt;li&gt;&lt;a href=”pages/CallbackHelp.html”&gt;CallbackHelp&lt;/a&gt; - 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entripetalAccelConstrain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3]&amp;[.C13]&amp;[.E13]&amp;[.C13]&amp;[.F13]&amp;&quot; - &quot;&amp;[.I13]&amp;[.J13]&amp;[.K13]&amp;[.H13]&amp;[.L13]&amp;[.G13]" office:value-type="string" office:string-value="&lt;li&gt;&lt;a href=”pages/CentripetalAccelConstraint.html”&gt;CentripetalAccelConstraint&lt;/a&gt; - (&lt;a href=”pages/Trajectory.html”&gt;Trajectory&lt;/a&gt; ) -" calcext:value-type="string">
            <text:p>&lt;li&gt;&lt;a href=”pages/CentripetalAccelConstraint.html”&gt;CentripetalAccelConstraint&lt;/a&gt; - (&lt;a href=”pages/Trajectory.html”&gt;Trajectory&lt;/a&gt; ) -</text:p>
          </table:table-cell>
          <table:table-cell table:formula="of:=[.D13]&amp;[.C13]&amp;[.E13]&amp;[.C13]&amp;[.F13]&amp;&quot; - &quot;&amp;[.G13]" office:value-type="string" office:string-value="&lt;li&gt;&lt;a href=”pages/CentripetalAccelConstraint.html”&gt;CentripetalAccelConstraint&lt;/a&gt; - " calcext:value-type="string">
            <text:p>&lt;li&gt;&lt;a href=”pages/CentripetalAccelConstraint.html”&gt;CentripetalAccelConstraint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hassisSpeeds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Kinematics / Od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KineOdom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4]&amp;[.C14]&amp;[.E14]&amp;[.C14]&amp;[.F14]&amp;&quot; - &quot;&amp;[.I14]&amp;[.J14]&amp;[.K14]&amp;[.H14]&amp;[.L14]&amp;[.G14]" office:value-type="string" office:string-value="&lt;li&gt;&lt;a href=”pages/ChassisSpeeds.html”&gt;ChassisSpeeds&lt;/a&gt; - (&lt;a href=”pages/KineOdom.html”&gt;Kinematics / Odometry&lt;/a&gt; ) -" calcext:value-type="string">
            <text:p>&lt;li&gt;&lt;a href=”pages/ChassisSpeeds.html”&gt;ChassisSpeeds&lt;/a&gt; - (&lt;a href=”pages/KineOdom.html”&gt;Kinematics / Odometry&lt;/a&gt; ) -</text:p>
          </table:table-cell>
          <table:table-cell table:formula="of:=[.D14]&amp;[.C14]&amp;[.E14]&amp;[.C14]&amp;[.F14]&amp;&quot; - &quot;&amp;[.G14]" office:value-type="string" office:string-value="&lt;li&gt;&lt;a href=”pages/ChassisSpeeds.html”&gt;ChassisSpeeds&lt;/a&gt; - " calcext:value-type="string">
            <text:p>&lt;li&gt;&lt;a href=”pages/ChassisSpeeds.html”&gt;ChassisSpeeds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mpVisionUtil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Vision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5]&amp;[.C15]&amp;[.E15]&amp;[.C15]&amp;[.F15]&amp;&quot; - &quot;&amp;[.I15]&amp;[.J15]&amp;[.K15]&amp;[.H15]&amp;[.L15]&amp;[.G15]" office:value-type="string" office:string-value="&lt;li&gt;&lt;a href=”pages/CompVisionUtil.html”&gt;CompVisionUtil&lt;/a&gt; - (&lt;a href=”pages/Vision.html”&gt;Vision&lt;/a&gt; ) -" calcext:value-type="string">
            <text:p>&lt;li&gt;&lt;a href=”pages/CompVisionUtil.html”&gt;CompVisionUtil&lt;/a&gt; - (&lt;a href=”pages/Vision.html”&gt;Vision&lt;/a&gt; ) -</text:p>
          </table:table-cell>
          <table:table-cell table:formula="of:=[.D15]&amp;[.C15]&amp;[.E15]&amp;[.C15]&amp;[.F15]&amp;&quot; - &quot;&amp;[.G15]" office:value-type="string" office:string-value="&lt;li&gt;&lt;a href=”pages/CompVisionUtil.html”&gt;CompVisionUtil&lt;/a&gt; - " calcext:value-type="string">
            <text:p>&lt;li&gt;&lt;a href=”pages/CompVisionUtil.html”&gt;CompVisionUtil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nstrainedState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6]&amp;[.C16]&amp;[.E16]&amp;[.C16]&amp;[.F16]&amp;&quot; - &quot;&amp;[.I16]&amp;[.J16]&amp;[.K16]&amp;[.H16]&amp;[.L16]&amp;[.G16]" office:value-type="string" office:string-value="&lt;li&gt;&lt;a href=”pages/ConstrainedState.html”&gt;ConstrainedState&lt;/a&gt; - (&lt;a href=”pages/Trajectory.html”&gt;Trajectory&lt;/a&gt; ) -" calcext:value-type="string">
            <text:p>&lt;li&gt;&lt;a href=”pages/ConstrainedState.html”&gt;ConstrainedState&lt;/a&gt; - (&lt;a href=”pages/Trajectory.html”&gt;Trajectory&lt;/a&gt; ) -</text:p>
          </table:table-cell>
          <table:table-cell table:formula="of:=[.D16]&amp;[.C16]&amp;[.E16]&amp;[.C16]&amp;[.F16]&amp;&quot; - &quot;&amp;[.G16]" office:value-type="string" office:string-value="&lt;li&gt;&lt;a href=”pages/ConstrainedState.html”&gt;ConstrainedState&lt;/a&gt; - " calcext:value-type="string">
            <text:p>&lt;li&gt;&lt;a href=”pages/ConstrainedState.html”&gt;ConstrainedState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nstrain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7]&amp;[.C17]&amp;[.E17]&amp;[.C17]&amp;[.F17]&amp;&quot; - &quot;&amp;[.I17]&amp;[.J17]&amp;[.K17]&amp;[.H17]&amp;[.L17]&amp;[.G17]" office:value-type="string" office:string-value="&lt;li&gt;&lt;a href=”pages/Constraint.html”&gt;Constraint&lt;/a&gt; - (&lt;a href=”pages/Trajectory.html”&gt;Trajectory&lt;/a&gt; ) -" calcext:value-type="string">
            <text:p>&lt;li&gt;&lt;a href=”pages/Constraint.html”&gt;Constraint&lt;/a&gt; - (&lt;a href=”pages/Trajectory.html”&gt;Trajectory&lt;/a&gt; ) -</text:p>
          </table:table-cell>
          <table:table-cell table:formula="of:=[.D17]&amp;[.C17]&amp;[.E17]&amp;[.C17]&amp;[.F17]&amp;&quot; - &quot;&amp;[.G17]" office:value-type="string" office:string-value="&lt;li&gt;&lt;a href=”pages/Constraint.html”&gt;Constraint&lt;/a&gt; - " calcext:value-type="string">
            <text:p>&lt;li&gt;&lt;a href=”pages/Constraint.html”&gt;Constraint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ntrollerUtil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8]&amp;[.C18]&amp;[.E18]&amp;[.C18]&amp;[.F18]&amp;&quot; - &quot;&amp;[.I18]&amp;[.J18]&amp;[.K18]&amp;[.H18]&amp;[.L18]&amp;[.G18]" office:value-type="string" office:string-value="&lt;li&gt;&lt;a href=”pages/ControllerUtil.html”&gt;ControllerUtil&lt;/a&gt; - (&lt;a href=”pages/ClassicalControl.html”&gt;Classical Control&lt;/a&gt; ) -" calcext:value-type="string">
            <text:p>&lt;li&gt;&lt;a href=”pages/ControllerUtil.html”&gt;ControllerUtil&lt;/a&gt; - (&lt;a href=”pages/ClassicalControl.html”&gt;Classical Control&lt;/a&gt; ) -</text:p>
          </table:table-cell>
          <table:table-cell table:formula="of:=[.D18]&amp;[.C18]&amp;[.E18]&amp;[.C18]&amp;[.F18]&amp;&quot; - &quot;&amp;[.G18]" office:value-type="string" office:string-value="&lt;li&gt;&lt;a href=”pages/ControllerUtil.html”&gt;ControllerUtil&lt;/a&gt; - " calcext:value-type="string">
            <text:p>&lt;li&gt;&lt;a href=”pages/ControllerUtil.html”&gt;ControllerUtil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nv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onversion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9]&amp;[.C19]&amp;[.E19]&amp;[.C19]&amp;[.F19]&amp;&quot; - &quot;&amp;[.I19]&amp;[.J19]&amp;[.K19]&amp;[.H19]&amp;[.L19]&amp;[.G19]" office:value-type="string" office:string-value="&lt;li&gt;&lt;a href=”pages/Conv.html”&gt;Conv&lt;/a&gt; - (&lt;a href=”pages/Conversion.html”&gt;Conversion&lt;/a&gt; ) -" calcext:value-type="string">
            <text:p>&lt;li&gt;&lt;a href=”pages/Conv.html”&gt;Conv&lt;/a&gt; - (&lt;a href=”pages/Conversion.html”&gt;Conversion&lt;/a&gt; ) -</text:p>
          </table:table-cell>
          <table:table-cell table:formula="of:=[.D19]&amp;[.C19]&amp;[.E19]&amp;[.C19]&amp;[.F19]&amp;&quot; - &quot;&amp;[.G19]" office:value-type="string" office:string-value="&lt;li&gt;&lt;a href=”pages/Conv.html”&gt;Conv&lt;/a&gt; - " calcext:value-type="string">
            <text:p>&lt;li&gt;&lt;a href=”pages/Conv.html”&gt;Conv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ordAxis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Ge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20]&amp;[.C20]&amp;[.E20]&amp;[.C20]&amp;[.F20]&amp;&quot; - &quot;&amp;[.I20]&amp;[.J20]&amp;[.K20]&amp;[.H20]&amp;[.L20]&amp;[.G20]" office:value-type="string" office:string-value="&lt;li&gt;&lt;a href=”pages/CoordAxis.html”&gt;CoordAxis&lt;/a&gt; - (&lt;a href=”pages/Geometry.html”&gt;Geometry&lt;/a&gt; ) -" calcext:value-type="string">
            <text:p>&lt;li&gt;&lt;a href=”pages/CoordAxis.html”&gt;CoordAxis&lt;/a&gt; - (&lt;a href=”pages/Geometry.html”&gt;Geometry&lt;/a&gt; ) -</text:p>
          </table:table-cell>
          <table:table-cell table:formula="of:=[.D20]&amp;[.C20]&amp;[.E20]&amp;[.C20]&amp;[.F20]&amp;&quot; - &quot;&amp;[.G20]" office:value-type="string" office:string-value="&lt;li&gt;&lt;a href=”pages/CoordAxis.html”&gt;CoordAxis&lt;/a&gt; - " calcext:value-type="string">
            <text:p>&lt;li&gt;&lt;a href=”pages/CoordAxis.html”&gt;CoordAxis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ordSystem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Ge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21]&amp;[.C21]&amp;[.E21]&amp;[.C21]&amp;[.F21]&amp;&quot; - &quot;&amp;[.I21]&amp;[.J21]&amp;[.K21]&amp;[.H21]&amp;[.L21]&amp;[.G21]" office:value-type="string" office:string-value="&lt;li&gt;&lt;a href=”pages/CoordSystem.html”&gt;CoordSystem&lt;/a&gt; - (&lt;a href=”pages/Geometry.html”&gt;Geometry&lt;/a&gt; ) -" calcext:value-type="string">
            <text:p>&lt;li&gt;&lt;a href=”pages/CoordSystem.html”&gt;CoordSystem&lt;/a&gt; - (&lt;a href=”pages/Geometry.html”&gt;Geometry&lt;/a&gt; ) -</text:p>
          </table:table-cell>
          <table:table-cell table:formula="of:=[.D21]&amp;[.C21]&amp;[.E21]&amp;[.C21]&amp;[.F21]&amp;&quot; - &quot;&amp;[.G21]" office:value-type="string" office:string-value="&lt;li&gt;&lt;a href=”pages/CoordSystem.html”&gt;CoordSystem&lt;/a&gt; - " calcext:value-type="string">
            <text:p>&lt;li&gt;&lt;a href=”pages/CoordSystem.html”&gt;CoordSystem&lt;/a&gt; - 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CubicHermiteSpline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22]&amp;[.C22]&amp;[.E22]&amp;[.C22]&amp;[.F22]&amp;&quot; - &quot;&amp;[.I22]&amp;[.J22]&amp;[.K22]&amp;[.H22]&amp;[.L22]&amp;[.G22]" office:value-type="string" office:string-value="&lt;li&gt;&lt;a href=”pages/CubicHermiteSpline.html”&gt;CubicHermiteSpline&lt;/a&gt; - (&lt;a href=”pages/Trajectory.html”&gt;Trajectory&lt;/a&gt; ) -" calcext:value-type="string">
            <text:p>&lt;li&gt;&lt;a href=”pages/CubicHermiteSpline.html”&gt;CubicHermiteSpline&lt;/a&gt; - (&lt;a href=”pages/Trajectory.html”&gt;Trajectory&lt;/a&gt; ) -</text:p>
          </table:table-cell>
          <table:table-cell table:formula="of:=[.D22]&amp;[.C22]&amp;[.E22]&amp;[.C22]&amp;[.F22]&amp;&quot; - &quot;&amp;[.G22]" office:value-type="string" office:string-value="&lt;li&gt;&lt;a href=”pages/CubicHermiteSpline.html”&gt;CubicHermiteSpline&lt;/a&gt; - " calcext:value-type="string">
            <text:p>&lt;li&gt;&lt;a href=”pages/CubicHermiteSpline.html”&gt;CubicHermiteSpline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CMoto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odel / Simulation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odelSimulation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23]&amp;[.C23]&amp;[.E23]&amp;[.C23]&amp;[.F23]&amp;&quot; - &quot;&amp;[.I23]&amp;[.J23]&amp;[.K23]&amp;[.H23]&amp;[.L23]&amp;[.G23]" office:value-type="string" office:string-value="&lt;li&gt;&lt;a href=”pages/DCMotor.html”&gt;DCMotor&lt;/a&gt; - (&lt;a href=”pages/ModelSimulation.html”&gt;Model / Simulation&lt;/a&gt; ) -" calcext:value-type="string">
            <text:p>&lt;li&gt;&lt;a href=”pages/DCMotor.html”&gt;DCMotor&lt;/a&gt; - (&lt;a href=”pages/ModelSimulation.html”&gt;Model / Simulation&lt;/a&gt; ) -</text:p>
          </table:table-cell>
          <table:table-cell table:formula="of:=[.D23]&amp;[.C23]&amp;[.E23]&amp;[.C23]&amp;[.F23]&amp;&quot; - &quot;&amp;[.G23]" office:value-type="string" office:string-value="&lt;li&gt;&lt;a href=”pages/DCMotor.html”&gt;DCMotor&lt;/a&gt; - " calcext:value-type="string">
            <text:p>&lt;li&gt;&lt;a href=”pages/DCMotor.html”&gt;DCMotor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CMotorSim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odel / Simulation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odelSimulation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24]&amp;[.C24]&amp;[.E24]&amp;[.C24]&amp;[.F24]&amp;&quot; - &quot;&amp;[.I24]&amp;[.J24]&amp;[.K24]&amp;[.H24]&amp;[.L24]&amp;[.G24]" office:value-type="string" office:string-value="&lt;li&gt;&lt;a href=”pages/DCMotorSim.html”&gt;DCMotorSim&lt;/a&gt; - (&lt;a href=”pages/ModelSimulation.html”&gt;Model / Simulation&lt;/a&gt; ) -" calcext:value-type="string">
            <text:p>&lt;li&gt;&lt;a href=”pages/DCMotorSim.html”&gt;DCMotorSim&lt;/a&gt; - (&lt;a href=”pages/ModelSimulation.html”&gt;Model / Simulation&lt;/a&gt; ) -</text:p>
          </table:table-cell>
          <table:table-cell table:formula="of:=[.D24]&amp;[.C24]&amp;[.E24]&amp;[.C24]&amp;[.F24]&amp;&quot; - &quot;&amp;[.G24]" office:value-type="string" office:string-value="&lt;li&gt;&lt;a href=”pages/DCMotorSim.html”&gt;DCMotorSim&lt;/a&gt; - " calcext:value-type="string">
            <text:p>&lt;li&gt;&lt;a href=”pages/DCMotorSim.html”&gt;DCMotorSim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ebounce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Digital (Boolean)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25]&amp;[.C25]&amp;[.E25]&amp;[.C25]&amp;[.F25]&amp;&quot; - &quot;&amp;[.I25]&amp;[.J25]&amp;[.K25]&amp;[.H25]&amp;[.L25]&amp;[.G25]" office:value-type="string" office:string-value="&lt;li&gt;&lt;a href=”pages/Debouncer.html”&gt;Debouncer&lt;/a&gt; - (&lt;a href=”pages/Digital.html”&gt;Digital (Boolean) Control&lt;/a&gt; ) -" calcext:value-type="string">
            <text:p>&lt;li&gt;&lt;a href=”pages/Debouncer.html”&gt;Debouncer&lt;/a&gt; - (&lt;a href=”pages/Digital.html”&gt;Digital (Boolean) Control&lt;/a&gt; ) -</text:p>
          </table:table-cell>
          <table:table-cell table:formula="of:=[.D25]&amp;[.C25]&amp;[.E25]&amp;[.C25]&amp;[.F25]&amp;&quot; - &quot;&amp;[.G25]" office:value-type="string" office:string-value="&lt;li&gt;&lt;a href=”pages/Debouncer.html”&gt;Debouncer&lt;/a&gt; - " calcext:value-type="string">
            <text:p>&lt;li&gt;&lt;a href=”pages/Debouncer.html”&gt;Debouncer&lt;/a&gt; - 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DiffDriveKinematicsConstrain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Kinematics / Od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KineOdom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26]&amp;[.C26]&amp;[.E26]&amp;[.C26]&amp;[.F26]&amp;&quot; - &quot;&amp;[.I26]&amp;[.J26]&amp;[.K26]&amp;[.H26]&amp;[.L26]&amp;[.G26]" office:value-type="string" office:string-value="&lt;li&gt;&lt;a href=”pages/DiffDriveKinematicsConstraint.html”&gt;DiffDriveKinematicsConstraint&lt;/a&gt; - (&lt;a href=”pages/KineOdom.html”&gt;Kinematics / Odometry&lt;/a&gt; ) -" calcext:value-type="string">
            <text:p>&lt;li&gt;&lt;a href=”pages/DiffDriveKinematicsConstraint.html”&gt;DiffDriveKinematicsConstraint&lt;/a&gt; - (&lt;a href=”pages/KineOdom.html”&gt;Kinematics / Odometry&lt;/a&gt; ) -</text:p>
          </table:table-cell>
          <table:table-cell table:formula="of:=[.D26]&amp;[.C26]&amp;[.E26]&amp;[.C26]&amp;[.F26]&amp;&quot; - &quot;&amp;[.G26]" office:value-type="string" office:string-value="&lt;li&gt;&lt;a href=”pages/DiffDriveKinematicsConstraint.html”&gt;DiffDriveKinematicsConstraint&lt;/a&gt; - " calcext:value-type="string">
            <text:p>&lt;li&gt;&lt;a href=”pages/DiffDriveKinematicsConstraint.html”&gt;DiffDriveKinematicsConstraint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iffDrivePoseEs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Kinematics / Od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KineOdom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27]&amp;[.C27]&amp;[.E27]&amp;[.C27]&amp;[.F27]&amp;&quot; - &quot;&amp;[.I27]&amp;[.J27]&amp;[.K27]&amp;[.H27]&amp;[.L27]&amp;[.G27]" office:value-type="string" office:string-value="&lt;li&gt;&lt;a href=”pages/DiffDrivePoseEst.html”&gt;DiffDrivePoseEst&lt;/a&gt; - (&lt;a href=”pages/KineOdom.html”&gt;Kinematics / Odometry&lt;/a&gt; ) -" calcext:value-type="string">
            <text:p>&lt;li&gt;&lt;a href=”pages/DiffDrivePoseEst.html”&gt;DiffDrivePoseEst&lt;/a&gt; - (&lt;a href=”pages/KineOdom.html”&gt;Kinematics / Odometry&lt;/a&gt; ) -</text:p>
          </table:table-cell>
          <table:table-cell table:formula="of:=[.D27]&amp;[.C27]&amp;[.E27]&amp;[.C27]&amp;[.F27]&amp;&quot; - &quot;&amp;[.G27]" office:value-type="string" office:string-value="&lt;li&gt;&lt;a href=”pages/DiffDrivePoseEst.html”&gt;DiffDrivePoseEst&lt;/a&gt; - " calcext:value-type="string">
            <text:p>&lt;li&gt;&lt;a href=”pages/DiffDrivePoseEst.html”&gt;DiffDrivePoseEst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iffDriveTrainSim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odel / Simulation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odelSimulation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28]&amp;[.C28]&amp;[.E28]&amp;[.C28]&amp;[.F28]&amp;&quot; - &quot;&amp;[.I28]&amp;[.J28]&amp;[.K28]&amp;[.H28]&amp;[.L28]&amp;[.G28]" office:value-type="string" office:string-value="&lt;li&gt;&lt;a href=”pages/DiffDriveTrainSim.html”&gt;DiffDriveTrainSim&lt;/a&gt; - (&lt;a href=”pages/ModelSimulation.html”&gt;Model / Simulation&lt;/a&gt; ) -" calcext:value-type="string">
            <text:p>&lt;li&gt;&lt;a href=”pages/DiffDriveTrainSim.html”&gt;DiffDriveTrainSim&lt;/a&gt; - (&lt;a href=”pages/ModelSimulation.html”&gt;Model / Simulation&lt;/a&gt; ) -</text:p>
          </table:table-cell>
          <table:table-cell table:formula="of:=[.D28]&amp;[.C28]&amp;[.E28]&amp;[.C28]&amp;[.F28]&amp;&quot; - &quot;&amp;[.G28]" office:value-type="string" office:string-value="&lt;li&gt;&lt;a href=”pages/DiffDriveTrainSim.html”&gt;DiffDriveTrainSim&lt;/a&gt; - " calcext:value-type="string">
            <text:p>&lt;li&gt;&lt;a href=”pages/DiffDriveTrainSim.html”&gt;DiffDriveTrainSim&lt;/a&gt; - 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DiffDriveVoltageConstrain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29]&amp;[.C29]&amp;[.E29]&amp;[.C29]&amp;[.F29]&amp;&quot; - &quot;&amp;[.I29]&amp;[.J29]&amp;[.K29]&amp;[.H29]&amp;[.L29]&amp;[.G29]" office:value-type="string" office:string-value="&lt;li&gt;&lt;a href=”pages/DiffDriveVoltageConstraint.html”&gt;DiffDriveVoltageConstraint&lt;/a&gt; - (&lt;a href=”pages/Trajectory.html”&gt;Trajectory&lt;/a&gt; ) -" calcext:value-type="string">
            <text:p>&lt;li&gt;&lt;a href=”pages/DiffDriveVoltageConstraint.html”&gt;DiffDriveVoltageConstraint&lt;/a&gt; - (&lt;a href=”pages/Trajectory.html”&gt;Trajectory&lt;/a&gt; ) -</text:p>
          </table:table-cell>
          <table:table-cell table:formula="of:=[.D29]&amp;[.C29]&amp;[.E29]&amp;[.C29]&amp;[.F29]&amp;&quot; - &quot;&amp;[.G29]" office:value-type="string" office:string-value="&lt;li&gt;&lt;a href=”pages/DiffDriveVoltageConstraint.html”&gt;DiffDriveVoltageConstraint&lt;/a&gt; - " calcext:value-type="string">
            <text:p>&lt;li&gt;&lt;a href=”pages/DiffDriveVoltageConstraint.html”&gt;DiffDriveVoltageConstraint&lt;/a&gt; - 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DiffDrvAccelLimi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State Space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StateSpace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30]&amp;[.C30]&amp;[.E30]&amp;[.C30]&amp;[.F30]&amp;&quot; - &quot;&amp;[.I30]&amp;[.J30]&amp;[.K30]&amp;[.H30]&amp;[.L30]&amp;[.G30]" office:value-type="string" office:string-value="&lt;li&gt;&lt;a href=”pages/DiffDrvAccelLimit.html”&gt;DiffDrvAccelLimit&lt;/a&gt; - (&lt;a href=”pages/StateSpaceControl.html”&gt;State Space Control&lt;/a&gt; ) -" calcext:value-type="string">
            <text:p>&lt;li&gt;&lt;a href=”pages/DiffDrvAccelLimit.html”&gt;DiffDrvAccelLimit&lt;/a&gt; - (&lt;a href=”pages/StateSpaceControl.html”&gt;State Space Control&lt;/a&gt; ) -</text:p>
          </table:table-cell>
          <table:table-cell table:formula="of:=[.D30]&amp;[.C30]&amp;[.E30]&amp;[.C30]&amp;[.F30]&amp;&quot; - &quot;&amp;[.G30]" office:value-type="string" office:string-value="&lt;li&gt;&lt;a href=”pages/DiffDrvAccelLimit.html”&gt;DiffDrvAccelLimit&lt;/a&gt; - " calcext:value-type="string">
            <text:p>&lt;li&gt;&lt;a href=”pages/DiffDrvAccelLimit.html”&gt;DiffDrvAccelLimit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iffKinematics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Kinematics / Od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KineOdom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31]&amp;[.C31]&amp;[.E31]&amp;[.C31]&amp;[.F31]&amp;&quot; - &quot;&amp;[.I31]&amp;[.J31]&amp;[.K31]&amp;[.H31]&amp;[.L31]&amp;[.G31]" office:value-type="string" office:string-value="&lt;li&gt;&lt;a href=”pages/DiffKinematics.html”&gt;DiffKinematics&lt;/a&gt; - (&lt;a href=”pages/KineOdom.html”&gt;Kinematics / Odometry&lt;/a&gt; ) -" calcext:value-type="string">
            <text:p>&lt;li&gt;&lt;a href=”pages/DiffKinematics.html”&gt;DiffKinematics&lt;/a&gt; - (&lt;a href=”pages/KineOdom.html”&gt;Kinematics / Odometry&lt;/a&gt; ) -</text:p>
          </table:table-cell>
          <table:table-cell table:formula="of:=[.D31]&amp;[.C31]&amp;[.E31]&amp;[.C31]&amp;[.F31]&amp;&quot; - &quot;&amp;[.G31]" office:value-type="string" office:string-value="&lt;li&gt;&lt;a href=”pages/DiffKinematics.html”&gt;DiffKinematics&lt;/a&gt; - " calcext:value-type="string">
            <text:p>&lt;li&gt;&lt;a href=”pages/DiffKinematics.html”&gt;DiffKinematics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iffOdometry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Kinematics / Od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KineOdom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32]&amp;[.C32]&amp;[.E32]&amp;[.C32]&amp;[.F32]&amp;&quot; - &quot;&amp;[.I32]&amp;[.J32]&amp;[.K32]&amp;[.H32]&amp;[.L32]&amp;[.G32]" office:value-type="string" office:string-value="&lt;li&gt;&lt;a href=”pages/DiffOdometry.html”&gt;DiffOdometry&lt;/a&gt; - (&lt;a href=”pages/KineOdom.html”&gt;Kinematics / Odometry&lt;/a&gt; ) -" calcext:value-type="string">
            <text:p>&lt;li&gt;&lt;a href=”pages/DiffOdometry.html”&gt;DiffOdometry&lt;/a&gt; - (&lt;a href=”pages/KineOdom.html”&gt;Kinematics / Odometry&lt;/a&gt; ) -</text:p>
          </table:table-cell>
          <table:table-cell table:formula="of:=[.D32]&amp;[.C32]&amp;[.E32]&amp;[.C32]&amp;[.F32]&amp;&quot; - &quot;&amp;[.G32]" office:value-type="string" office:string-value="&lt;li&gt;&lt;a href=”pages/DiffOdometry.html”&gt;DiffOdometry&lt;/a&gt; - " calcext:value-type="string">
            <text:p>&lt;li&gt;&lt;a href=”pages/DiffOdometry.html”&gt;DiffOdometry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iffWheel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Kinematics / Od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KineOdom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33]&amp;[.C33]&amp;[.E33]&amp;[.C33]&amp;[.F33]&amp;&quot; - &quot;&amp;[.I33]&amp;[.J33]&amp;[.K33]&amp;[.H33]&amp;[.L33]&amp;[.G33]" office:value-type="string" office:string-value="&lt;li&gt;&lt;a href=”pages/DiffWheel.html”&gt;DiffWheel&lt;/a&gt; - (&lt;a href=”pages/KineOdom.html”&gt;Kinematics / Odometry&lt;/a&gt; ) -" calcext:value-type="string">
            <text:p>&lt;li&gt;&lt;a href=”pages/DiffWheel.html”&gt;DiffWheel&lt;/a&gt; - (&lt;a href=”pages/KineOdom.html”&gt;Kinematics / Odometry&lt;/a&gt; ) -</text:p>
          </table:table-cell>
          <table:table-cell table:formula="of:=[.D33]&amp;[.C33]&amp;[.E33]&amp;[.C33]&amp;[.F33]&amp;&quot; - &quot;&amp;[.G33]" office:value-type="string" office:string-value="&lt;li&gt;&lt;a href=”pages/DiffWheel.html”&gt;DiffWheel&lt;/a&gt; - " calcext:value-type="string">
            <text:p>&lt;li&gt;&lt;a href=”pages/DiffWheel.html”&gt;DiffWheel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igSeqLogic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Digital (Boolean)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34]&amp;[.C34]&amp;[.E34]&amp;[.C34]&amp;[.F34]&amp;&quot; - &quot;&amp;[.I34]&amp;[.J34]&amp;[.K34]&amp;[.H34]&amp;[.L34]&amp;[.G34]" office:value-type="string" office:string-value="&lt;li&gt;&lt;a href=”pages/DigSeqLogic.html”&gt;DigSeqLogic&lt;/a&gt; - (&lt;a href=”pages/Digital.html”&gt;Digital (Boolean) Control&lt;/a&gt; ) -" calcext:value-type="string">
            <text:p>&lt;li&gt;&lt;a href=”pages/DigSeqLogic.html”&gt;DigSeqLogic&lt;/a&gt; - (&lt;a href=”pages/Digital.html”&gt;Digital (Boolean) Control&lt;/a&gt; ) -</text:p>
          </table:table-cell>
          <table:table-cell table:formula="of:=[.D34]&amp;[.C34]&amp;[.E34]&amp;[.C34]&amp;[.F34]&amp;&quot; - &quot;&amp;[.G34]" office:value-type="string" office:string-value="&lt;li&gt;&lt;a href=”pages/DigSeqLogic.html”&gt;DigSeqLogic&lt;/a&gt; - " calcext:value-type="string">
            <text:p>&lt;li&gt;&lt;a href=”pages/DigSeqLogic.html”&gt;DigSeqLogic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iscretization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State Space Utilities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StateSpaceUtilities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35]&amp;[.C35]&amp;[.E35]&amp;[.C35]&amp;[.F35]&amp;&quot; - &quot;&amp;[.I35]&amp;[.J35]&amp;[.K35]&amp;[.H35]&amp;[.L35]&amp;[.G35]" office:value-type="string" office:string-value="&lt;li&gt;&lt;a href=”pages/Discretization.html”&gt;Discretization&lt;/a&gt; - (&lt;a href=”pages/StateSpaceUtilities.html”&gt;State Space Utilities&lt;/a&gt; ) -" calcext:value-type="string">
            <text:p>&lt;li&gt;&lt;a href=”pages/Discretization.html”&gt;Discretization&lt;/a&gt; - (&lt;a href=”pages/StateSpaceUtilities.html”&gt;State Space Utilities&lt;/a&gt; ) -</text:p>
          </table:table-cell>
          <table:table-cell table:formula="of:=[.D35]&amp;[.C35]&amp;[.E35]&amp;[.C35]&amp;[.F35]&amp;&quot; - &quot;&amp;[.G35]" office:value-type="string" office:string-value="&lt;li&gt;&lt;a href=”pages/Discretization.html”&gt;Discretization&lt;/a&gt; - " calcext:value-type="string">
            <text:p>&lt;li&gt;&lt;a href=”pages/Discretization.html”&gt;Discretization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levatorSim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odel / Simulation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odelSimulation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36]&amp;[.C36]&amp;[.E36]&amp;[.C36]&amp;[.F36]&amp;&quot; - &quot;&amp;[.I36]&amp;[.J36]&amp;[.K36]&amp;[.H36]&amp;[.L36]&amp;[.G36]" office:value-type="string" office:string-value="&lt;li&gt;&lt;a href=”pages/ElevatorSim.html”&gt;ElevatorSim&lt;/a&gt; - (&lt;a href=”pages/ModelSimulation.html”&gt;Model / Simulation&lt;/a&gt; ) -" calcext:value-type="string">
            <text:p>&lt;li&gt;&lt;a href=”pages/ElevatorSim.html”&gt;ElevatorSim&lt;/a&gt; - (&lt;a href=”pages/ModelSimulation.html”&gt;Model / Simulation&lt;/a&gt; ) -</text:p>
          </table:table-cell>
          <table:table-cell table:formula="of:=[.D36]&amp;[.C36]&amp;[.E36]&amp;[.C36]&amp;[.F36]&amp;&quot; - &quot;&amp;[.G36]" office:value-type="string" office:string-value="&lt;li&gt;&lt;a href=”pages/ElevatorSim.html”&gt;ElevatorSim&lt;/a&gt; - " calcext:value-type="string">
            <text:p>&lt;li&gt;&lt;a href=”pages/ElevatorSim.html”&gt;ElevatorSim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levFF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37]&amp;[.C37]&amp;[.E37]&amp;[.C37]&amp;[.F37]&amp;&quot; - &quot;&amp;[.I37]&amp;[.J37]&amp;[.K37]&amp;[.H37]&amp;[.L37]&amp;[.G37]" office:value-type="string" office:string-value="&lt;li&gt;&lt;a href=”pages/ElevFF.html”&gt;ElevFF&lt;/a&gt; - (&lt;a href=”pages/ClassicalControl.html”&gt;Classical Control&lt;/a&gt; ) -" calcext:value-type="string">
            <text:p>&lt;li&gt;&lt;a href=”pages/ElevFF.html”&gt;ElevFF&lt;/a&gt; - (&lt;a href=”pages/ClassicalControl.html”&gt;Classical Control&lt;/a&gt; ) -</text:p>
          </table:table-cell>
          <table:table-cell table:formula="of:=[.D37]&amp;[.C37]&amp;[.E37]&amp;[.C37]&amp;[.F37]&amp;&quot; - &quot;&amp;[.G37]" office:value-type="string" office:string-value="&lt;li&gt;&lt;a href=”pages/ElevFF.html”&gt;ElevFF&lt;/a&gt; - " calcext:value-type="string">
            <text:p>&lt;li&gt;&lt;a href=”pages/ElevFF.html”&gt;ElevFF&lt;/a&gt; - 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EllipRegionConstrain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38]&amp;[.C38]&amp;[.E38]&amp;[.C38]&amp;[.F38]&amp;&quot; - &quot;&amp;[.I38]&amp;[.J38]&amp;[.K38]&amp;[.H38]&amp;[.L38]&amp;[.G38]" office:value-type="string" office:string-value="&lt;li&gt;&lt;a href=”pages/EllipRegionConstraint.html”&gt;EllipRegionConstraint&lt;/a&gt; - (&lt;a href=”pages/Trajectory.html”&gt;Trajectory&lt;/a&gt; ) -" calcext:value-type="string">
            <text:p>&lt;li&gt;&lt;a href=”pages/EllipRegionConstraint.html”&gt;EllipRegionConstraint&lt;/a&gt; - (&lt;a href=”pages/Trajectory.html”&gt;Trajectory&lt;/a&gt; ) -</text:p>
          </table:table-cell>
          <table:table-cell table:formula="of:=[.D38]&amp;[.C38]&amp;[.E38]&amp;[.C38]&amp;[.F38]&amp;&quot; - &quot;&amp;[.G38]" office:value-type="string" office:string-value="&lt;li&gt;&lt;a href=”pages/EllipRegionConstraint.html”&gt;EllipRegionConstraint&lt;/a&gt; - " calcext:value-type="string">
            <text:p>&lt;li&gt;&lt;a href=”pages/EllipRegionConstraint.html”&gt;EllipRegionConstraint&lt;/a&gt; - 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ExtendedKalmanFilte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State Space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StateSpace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39]&amp;[.C39]&amp;[.E39]&amp;[.C39]&amp;[.F39]&amp;&quot; - &quot;&amp;[.I39]&amp;[.J39]&amp;[.K39]&amp;[.H39]&amp;[.L39]&amp;[.G39]" office:value-type="string" office:string-value="&lt;li&gt;&lt;a href=”pages/ExtendedKalmanFilter.html”&gt;ExtendedKalmanFilter&lt;/a&gt; - (&lt;a href=”pages/StateSpaceControl.html”&gt;State Space Control&lt;/a&gt; ) -" calcext:value-type="string">
            <text:p>&lt;li&gt;&lt;a href=”pages/ExtendedKalmanFilter.html”&gt;ExtendedKalmanFilter&lt;/a&gt; - (&lt;a href=”pages/StateSpaceControl.html”&gt;State Space Control&lt;/a&gt; ) -</text:p>
          </table:table-cell>
          <table:table-cell table:formula="of:=[.D39]&amp;[.C39]&amp;[.E39]&amp;[.C39]&amp;[.F39]&amp;&quot; - &quot;&amp;[.G39]" office:value-type="string" office:string-value="&lt;li&gt;&lt;a href=”pages/ExtendedKalmanFilter.html”&gt;ExtendedKalmanFilter&lt;/a&gt; - " calcext:value-type="string">
            <text:p>&lt;li&gt;&lt;a href=”pages/ExtendedKalmanFilter.html”&gt;ExtendedKalmanFilter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lyWheelSim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odel / Simulation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odelSimulation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40]&amp;[.C40]&amp;[.E40]&amp;[.C40]&amp;[.F40]&amp;&quot; - &quot;&amp;[.I40]&amp;[.J40]&amp;[.K40]&amp;[.H40]&amp;[.L40]&amp;[.G40]" office:value-type="string" office:string-value="&lt;li&gt;&lt;a href=”pages/FlyWheelSim.html”&gt;FlyWheelSim&lt;/a&gt; - (&lt;a href=”pages/ModelSimulation.html”&gt;Model / Simulation&lt;/a&gt; ) -" calcext:value-type="string">
            <text:p>&lt;li&gt;&lt;a href=”pages/FlyWheelSim.html”&gt;FlyWheelSim&lt;/a&gt; - (&lt;a href=”pages/ModelSimulation.html”&gt;Model / Simulation&lt;/a&gt; ) -</text:p>
          </table:table-cell>
          <table:table-cell table:formula="of:=[.D40]&amp;[.C40]&amp;[.E40]&amp;[.C40]&amp;[.F40]&amp;&quot; - &quot;&amp;[.G40]" office:value-type="string" office:string-value="&lt;li&gt;&lt;a href=”pages/FlyWheelSim.html”&gt;FlyWheelSim&lt;/a&gt; - " calcext:value-type="string">
            <text:p>&lt;li&gt;&lt;a href=”pages/FlyWheelSim.html”&gt;FlyWheelSim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unctionGenerato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atrix / Vector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atrixVector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41]&amp;[.C41]&amp;[.E41]&amp;[.C41]&amp;[.F41]&amp;&quot; - &quot;&amp;[.I41]&amp;[.J41]&amp;[.K41]&amp;[.H41]&amp;[.L41]&amp;[.G41]" office:value-type="string" office:string-value="&lt;li&gt;&lt;a href=”pages/FunctionGenerator.html”&gt;FunctionGenerator&lt;/a&gt; - (&lt;a href=”pages/MatrixVector.html”&gt;Matrix / Vector&lt;/a&gt; ) -" calcext:value-type="string">
            <text:p>&lt;li&gt;&lt;a href=”pages/FunctionGenerator.html”&gt;FunctionGenerator&lt;/a&gt; - (&lt;a href=”pages/MatrixVector.html”&gt;Matrix / Vector&lt;/a&gt; ) -</text:p>
          </table:table-cell>
          <table:table-cell table:formula="of:=[.D41]&amp;[.C41]&amp;[.E41]&amp;[.C41]&amp;[.F41]&amp;&quot; - &quot;&amp;[.G41]" office:value-type="string" office:string-value="&lt;li&gt;&lt;a href=”pages/FunctionGenerator.html”&gt;FunctionGenerator&lt;/a&gt; - " calcext:value-type="string">
            <text:p>&lt;li&gt;&lt;a href=”pages/FunctionGenerator.html”&gt;FunctionGenerator&lt;/a&gt; - 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FunctionGeneratorMatrix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42]&amp;[.C42]&amp;[.E42]&amp;[.C42]&amp;[.F42]&amp;&quot; - &quot;&amp;[.I42]&amp;[.J42]&amp;[.K42]&amp;[.H42]&amp;[.L42]&amp;[.G42]" office:value-type="string" office:string-value="&lt;li&gt;&lt;a href=”pages/FunctionGeneratorMatrix.html”&gt;FunctionGeneratorMatrix&lt;/a&gt; - (&lt;a href=”pages/ClassicalControl.html”&gt;Classical Control&lt;/a&gt; ) -" calcext:value-type="string">
            <text:p>&lt;li&gt;&lt;a href=”pages/FunctionGeneratorMatrix.html”&gt;FunctionGeneratorMatrix&lt;/a&gt; - (&lt;a href=”pages/ClassicalControl.html”&gt;Classical Control&lt;/a&gt; ) -</text:p>
          </table:table-cell>
          <table:table-cell table:formula="of:=[.D42]&amp;[.C42]&amp;[.E42]&amp;[.C42]&amp;[.F42]&amp;&quot; - &quot;&amp;[.G42]" office:value-type="string" office:string-value="&lt;li&gt;&lt;a href=”pages/FunctionGeneratorMatrix.html”&gt;FunctionGeneratorMatrix&lt;/a&gt; - " calcext:value-type="string">
            <text:p>&lt;li&gt;&lt;a href=”pages/FunctionGeneratorMatrix.html”&gt;FunctionGeneratorMatrix&lt;/a&gt; - 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HolDrvCtrl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43]&amp;[.C43]&amp;[.E43]&amp;[.C43]&amp;[.F43]&amp;&quot; - &quot;&amp;[.I43]&amp;[.J43]&amp;[.K43]&amp;[.H43]&amp;[.L43]&amp;[.G43]" office:value-type="string" office:string-value="&lt;li&gt;&lt;a href=”pages/HolDrvCtrl.html”&gt;HolDrvCtrl&lt;/a&gt; - (&lt;a href=”pages/ClassicalControl.html”&gt;Classical Control&lt;/a&gt; ) -" calcext:value-type="string">
            <text:p>&lt;li&gt;&lt;a href=”pages/HolDrvCtrl.html”&gt;HolDrvCtrl&lt;/a&gt; - (&lt;a href=”pages/ClassicalControl.html”&gt;Classical Control&lt;/a&gt; ) -</text:p>
          </table:table-cell>
          <table:table-cell table:formula="of:=[.D43]&amp;[.C43]&amp;[.E43]&amp;[.C43]&amp;[.F43]&amp;&quot; - &quot;&amp;[.G43]" office:value-type="string" office:string-value="&lt;li&gt;&lt;a href=”pages/HolDrvCtrl.html”&gt;HolDrvCtrl&lt;/a&gt; - " calcext:value-type="string">
            <text:p>&lt;li&gt;&lt;a href=”pages/HolDrvCtrl.html”&gt;HolDrvCtrl&lt;/a&gt; - 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ImplModelFollow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State Space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StateSpace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44]&amp;[.C44]&amp;[.E44]&amp;[.C44]&amp;[.F44]&amp;&quot; - &quot;&amp;[.I44]&amp;[.J44]&amp;[.K44]&amp;[.H44]&amp;[.L44]&amp;[.G44]" office:value-type="string" office:string-value="&lt;li&gt;&lt;a href=”pages/ImplModelFollow.html”&gt;ImplModelFollow&lt;/a&gt; - (&lt;a href=”pages/StateSpaceControl.html”&gt;State Space Control&lt;/a&gt; ) -" calcext:value-type="string">
            <text:p>&lt;li&gt;&lt;a href=”pages/ImplModelFollow.html”&gt;ImplModelFollow&lt;/a&gt; - (&lt;a href=”pages/StateSpaceControl.html”&gt;State Space Control&lt;/a&gt; ) -</text:p>
          </table:table-cell>
          <table:table-cell table:formula="of:=[.D44]&amp;[.C44]&amp;[.E44]&amp;[.C44]&amp;[.F44]&amp;&quot; - &quot;&amp;[.G44]" office:value-type="string" office:string-value="&lt;li&gt;&lt;a href=”pages/ImplModelFollow.html”&gt;ImplModelFollow&lt;/a&gt; - " calcext:value-type="string">
            <text:p>&lt;li&gt;&lt;a href=”pages/ImplModelFollow.html”&gt;ImplModelFollow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JerkConstrain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45]&amp;[.C45]&amp;[.E45]&amp;[.C45]&amp;[.F45]&amp;&quot; - &quot;&amp;[.I45]&amp;[.J45]&amp;[.K45]&amp;[.H45]&amp;[.L45]&amp;[.G45]" office:value-type="string" office:string-value="&lt;li&gt;&lt;a href=”pages/JerkConstraint.html”&gt;JerkConstraint&lt;/a&gt; - (&lt;a href=”pages/Trajectory.html”&gt;Trajectory&lt;/a&gt; ) -" calcext:value-type="string">
            <text:p>&lt;li&gt;&lt;a href=”pages/JerkConstraint.html”&gt;JerkConstraint&lt;/a&gt; - (&lt;a href=”pages/Trajectory.html”&gt;Trajectory&lt;/a&gt; ) -</text:p>
          </table:table-cell>
          <table:table-cell table:formula="of:=[.D45]&amp;[.C45]&amp;[.E45]&amp;[.C45]&amp;[.F45]&amp;&quot; - &quot;&amp;[.G45]" office:value-type="string" office:string-value="&lt;li&gt;&lt;a href=”pages/JerkConstraint.html”&gt;JerkConstraint&lt;/a&gt; - " calcext:value-type="string">
            <text:p>&lt;li&gt;&lt;a href=”pages/JerkConstraint.html”&gt;JerkConstraint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almanFilte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State Space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StateSpace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46]&amp;[.C46]&amp;[.E46]&amp;[.C46]&amp;[.F46]&amp;&quot; - &quot;&amp;[.I46]&amp;[.J46]&amp;[.K46]&amp;[.H46]&amp;[.L46]&amp;[.G46]" office:value-type="string" office:string-value="&lt;li&gt;&lt;a href=”pages/KalmanFilter.html”&gt;KalmanFilter&lt;/a&gt; - (&lt;a href=”pages/StateSpaceControl.html”&gt;State Space Control&lt;/a&gt; ) -" calcext:value-type="string">
            <text:p>&lt;li&gt;&lt;a href=”pages/KalmanFilter.html”&gt;KalmanFilter&lt;/a&gt; - (&lt;a href=”pages/StateSpaceControl.html”&gt;State Space Control&lt;/a&gt; ) -</text:p>
          </table:table-cell>
          <table:table-cell table:formula="of:=[.D46]&amp;[.C46]&amp;[.E46]&amp;[.C46]&amp;[.F46]&amp;&quot; - &quot;&amp;[.G46]" office:value-type="string" office:string-value="&lt;li&gt;&lt;a href=”pages/KalmanFilter.html”&gt;KalmanFilter&lt;/a&gt; - " calcext:value-type="string">
            <text:p>&lt;li&gt;&lt;a href=”pages/KalmanFilter.html”&gt;KalmanFilter&lt;/a&gt; - 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KalmanFilterLatencyComp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State Space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StateSpace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47]&amp;[.C47]&amp;[.E47]&amp;[.C47]&amp;[.F47]&amp;&quot; - &quot;&amp;[.I47]&amp;[.J47]&amp;[.K47]&amp;[.H47]&amp;[.L47]&amp;[.G47]" office:value-type="string" office:string-value="&lt;li&gt;&lt;a href=”pages/KalmanFilterLatencyComp.html”&gt;KalmanFilterLatencyComp&lt;/a&gt; - (&lt;a href=”pages/StateSpaceControl.html”&gt;State Space Control&lt;/a&gt; ) -" calcext:value-type="string">
            <text:p>&lt;li&gt;&lt;a href=”pages/KalmanFilterLatencyComp.html”&gt;KalmanFilterLatencyComp&lt;/a&gt; - (&lt;a href=”pages/StateSpaceControl.html”&gt;State Space Control&lt;/a&gt; ) -</text:p>
          </table:table-cell>
          <table:table-cell table:formula="of:=[.D47]&amp;[.C47]&amp;[.E47]&amp;[.C47]&amp;[.F47]&amp;&quot; - &quot;&amp;[.G47]" office:value-type="string" office:string-value="&lt;li&gt;&lt;a href=”pages/KalmanFilterLatencyComp.html”&gt;KalmanFilterLatencyComp&lt;/a&gt; - " calcext:value-type="string">
            <text:p>&lt;li&gt;&lt;a href=”pages/KalmanFilterLatencyComp.html”&gt;KalmanFilterLatencyComp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eadLag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48]&amp;[.C48]&amp;[.E48]&amp;[.C48]&amp;[.F48]&amp;&quot; - &quot;&amp;[.I48]&amp;[.J48]&amp;[.K48]&amp;[.H48]&amp;[.L48]&amp;[.G48]" office:value-type="string" office:string-value="&lt;li&gt;&lt;a href=”pages/LeadLag.html”&gt;LeadLag&lt;/a&gt; - (&lt;a href=”pages/ClassicalControl.html”&gt;Classical Control&lt;/a&gt; ) -" calcext:value-type="string">
            <text:p>&lt;li&gt;&lt;a href=”pages/LeadLag.html”&gt;LeadLag&lt;/a&gt; - (&lt;a href=”pages/ClassicalControl.html”&gt;Classical Control&lt;/a&gt; ) -</text:p>
          </table:table-cell>
          <table:table-cell table:formula="of:=[.D48]&amp;[.C48]&amp;[.E48]&amp;[.C48]&amp;[.F48]&amp;&quot; - &quot;&amp;[.G48]" office:value-type="string" office:string-value="&lt;li&gt;&lt;a href=”pages/LeadLag.html”&gt;LeadLag&lt;/a&gt; - " calcext:value-type="string">
            <text:p>&lt;li&gt;&lt;a href=”pages/LeadLag.html”&gt;LeadLag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inearFilte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49]&amp;[.C49]&amp;[.E49]&amp;[.C49]&amp;[.F49]&amp;&quot; - &quot;&amp;[.I49]&amp;[.J49]&amp;[.K49]&amp;[.H49]&amp;[.L49]&amp;[.G49]" office:value-type="string" office:string-value="&lt;li&gt;&lt;a href=”pages/LinearFilter.html”&gt;LinearFilter&lt;/a&gt; - (&lt;a href=”pages/ClassicalControl.html”&gt;Classical Control&lt;/a&gt; ) -" calcext:value-type="string">
            <text:p>&lt;li&gt;&lt;a href=”pages/LinearFilter.html”&gt;LinearFilter&lt;/a&gt; - (&lt;a href=”pages/ClassicalControl.html”&gt;Classical Control&lt;/a&gt; ) -</text:p>
          </table:table-cell>
          <table:table-cell table:formula="of:=[.D49]&amp;[.C49]&amp;[.E49]&amp;[.C49]&amp;[.F49]&amp;&quot; - &quot;&amp;[.G49]" office:value-type="string" office:string-value="&lt;li&gt;&lt;a href=”pages/LinearFilter.html”&gt;LinearFilter&lt;/a&gt; - " calcext:value-type="string">
            <text:p>&lt;li&gt;&lt;a href=”pages/LinearFilter.html”&gt;LinearFilter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inearPlntInvFF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State Space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StateSpace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50]&amp;[.C50]&amp;[.E50]&amp;[.C50]&amp;[.F50]&amp;&quot; - &quot;&amp;[.I50]&amp;[.J50]&amp;[.K50]&amp;[.H50]&amp;[.L50]&amp;[.G50]" office:value-type="string" office:string-value="&lt;li&gt;&lt;a href=”pages/LinearPlntInvFF.html”&gt;LinearPlntInvFF&lt;/a&gt; - (&lt;a href=”pages/StateSpaceControl.html”&gt;State Space Control&lt;/a&gt; ) -" calcext:value-type="string">
            <text:p>&lt;li&gt;&lt;a href=”pages/LinearPlntInvFF.html”&gt;LinearPlntInvFF&lt;/a&gt; - (&lt;a href=”pages/StateSpaceControl.html”&gt;State Space Control&lt;/a&gt; ) -</text:p>
          </table:table-cell>
          <table:table-cell table:formula="of:=[.D50]&amp;[.C50]&amp;[.E50]&amp;[.C50]&amp;[.F50]&amp;&quot; - &quot;&amp;[.G50]" office:value-type="string" office:string-value="&lt;li&gt;&lt;a href=”pages/LinearPlntInvFF.html”&gt;LinearPlntInvFF&lt;/a&gt; - " calcext:value-type="string">
            <text:p>&lt;li&gt;&lt;a href=”pages/LinearPlntInvFF.html”&gt;LinearPlntInvFF&lt;/a&gt; - 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LinearQuadraticRegulato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State Space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StateSpace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51]&amp;[.C51]&amp;[.E51]&amp;[.C51]&amp;[.F51]&amp;&quot; - &quot;&amp;[.I51]&amp;[.J51]&amp;[.K51]&amp;[.H51]&amp;[.L51]&amp;[.G51]" office:value-type="string" office:string-value="&lt;li&gt;&lt;a href=”pages/LinearQuadraticRegulator.html”&gt;LinearQuadraticRegulator&lt;/a&gt; - (&lt;a href=”pages/StateSpaceControl.html”&gt;State Space Control&lt;/a&gt; ) -" calcext:value-type="string">
            <text:p>&lt;li&gt;&lt;a href=”pages/LinearQuadraticRegulator.html”&gt;LinearQuadraticRegulator&lt;/a&gt; - (&lt;a href=”pages/StateSpaceControl.html”&gt;State Space Control&lt;/a&gt; ) -</text:p>
          </table:table-cell>
          <table:table-cell table:formula="of:=[.D51]&amp;[.C51]&amp;[.E51]&amp;[.C51]&amp;[.F51]&amp;&quot; - &quot;&amp;[.G51]" office:value-type="string" office:string-value="&lt;li&gt;&lt;a href=”pages/LinearQuadraticRegulator.html”&gt;LinearQuadraticRegulator&lt;/a&gt; - " calcext:value-type="string">
            <text:p>&lt;li&gt;&lt;a href=”pages/LinearQuadraticRegulator.html”&gt;LinearQuadraticRegulator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inearSystem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State Space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StateSpace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52]&amp;[.C52]&amp;[.E52]&amp;[.C52]&amp;[.F52]&amp;&quot; - &quot;&amp;[.I52]&amp;[.J52]&amp;[.K52]&amp;[.H52]&amp;[.L52]&amp;[.G52]" office:value-type="string" office:string-value="&lt;li&gt;&lt;a href=”pages/LinearSystem.html”&gt;LinearSystem&lt;/a&gt; - (&lt;a href=”pages/StateSpaceControl.html”&gt;State Space Control&lt;/a&gt; ) -" calcext:value-type="string">
            <text:p>&lt;li&gt;&lt;a href=”pages/LinearSystem.html”&gt;LinearSystem&lt;/a&gt; - (&lt;a href=”pages/StateSpaceControl.html”&gt;State Space Control&lt;/a&gt; ) -</text:p>
          </table:table-cell>
          <table:table-cell table:formula="of:=[.D52]&amp;[.C52]&amp;[.E52]&amp;[.C52]&amp;[.F52]&amp;&quot; - &quot;&amp;[.G52]" office:value-type="string" office:string-value="&lt;li&gt;&lt;a href=”pages/LinearSystem.html”&gt;LinearSystem&lt;/a&gt; - " calcext:value-type="string">
            <text:p>&lt;li&gt;&lt;a href=”pages/LinearSystem.html”&gt;LinearSystem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inearSystemId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State Space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StateSpace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53]&amp;[.C53]&amp;[.E53]&amp;[.C53]&amp;[.F53]&amp;&quot; - &quot;&amp;[.I53]&amp;[.J53]&amp;[.K53]&amp;[.H53]&amp;[.L53]&amp;[.G53]" office:value-type="string" office:string-value="&lt;li&gt;&lt;a href=”pages/LinearSystemId.html”&gt;LinearSystemId&lt;/a&gt; - (&lt;a href=”pages/StateSpaceControl.html”&gt;State Space Control&lt;/a&gt; ) -" calcext:value-type="string">
            <text:p>&lt;li&gt;&lt;a href=”pages/LinearSystemId.html”&gt;LinearSystemId&lt;/a&gt; - (&lt;a href=”pages/StateSpaceControl.html”&gt;State Space Control&lt;/a&gt; ) -</text:p>
          </table:table-cell>
          <table:table-cell table:formula="of:=[.D53]&amp;[.C53]&amp;[.E53]&amp;[.C53]&amp;[.F53]&amp;&quot; - &quot;&amp;[.G53]" office:value-type="string" office:string-value="&lt;li&gt;&lt;a href=”pages/LinearSystemId.html”&gt;LinearSystemId&lt;/a&gt; - " calcext:value-type="string">
            <text:p>&lt;li&gt;&lt;a href=”pages/LinearSystemId.html”&gt;LinearSystemId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inearSystemLoop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odel / Simulation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odelSimulation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54]&amp;[.C54]&amp;[.E54]&amp;[.C54]&amp;[.F54]&amp;&quot; - &quot;&amp;[.I54]&amp;[.J54]&amp;[.K54]&amp;[.H54]&amp;[.L54]&amp;[.G54]" office:value-type="string" office:string-value="&lt;li&gt;&lt;a href=”pages/LinearSystemLoop.html”&gt;LinearSystemLoop&lt;/a&gt; - (&lt;a href=”pages/ModelSimulation.html”&gt;Model / Simulation&lt;/a&gt; ) -" calcext:value-type="string">
            <text:p>&lt;li&gt;&lt;a href=”pages/LinearSystemLoop.html”&gt;LinearSystemLoop&lt;/a&gt; - (&lt;a href=”pages/ModelSimulation.html”&gt;Model / Simulation&lt;/a&gt; ) -</text:p>
          </table:table-cell>
          <table:table-cell table:formula="of:=[.D54]&amp;[.C54]&amp;[.E54]&amp;[.C54]&amp;[.F54]&amp;&quot; - &quot;&amp;[.G54]" office:value-type="string" office:string-value="&lt;li&gt;&lt;a href=”pages/LinearSystemLoop.html”&gt;LinearSystemLoop&lt;/a&gt; - " calcext:value-type="string">
            <text:p>&lt;li&gt;&lt;a href=”pages/LinearSystemLoop.html”&gt;LinearSystemLoop&lt;/a&gt; - 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LinearSystemSim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State Space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StateSpace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55]&amp;[.C55]&amp;[.E55]&amp;[.C55]&amp;[.F55]&amp;&quot; - &quot;&amp;[.I55]&amp;[.J55]&amp;[.K55]&amp;[.H55]&amp;[.L55]&amp;[.G55]" office:value-type="string" office:string-value="&lt;li&gt;&lt;a href=”pages/LinearSystemSim.html”&gt;LinearSystemSim&lt;/a&gt; - (&lt;a href=”pages/StateSpaceControl.html”&gt;State Space Control&lt;/a&gt; ) -" calcext:value-type="string">
            <text:p>&lt;li&gt;&lt;a href=”pages/LinearSystemSim.html”&gt;LinearSystemSim&lt;/a&gt; - (&lt;a href=”pages/StateSpaceControl.html”&gt;State Space Control&lt;/a&gt; ) -</text:p>
          </table:table-cell>
          <table:table-cell table:formula="of:=[.D55]&amp;[.C55]&amp;[.E55]&amp;[.C55]&amp;[.F55]&amp;&quot; - &quot;&amp;[.G55]" office:value-type="string" office:string-value="&lt;li&gt;&lt;a href=”pages/LinearSystemSim.html”&gt;LinearSystemSim&lt;/a&gt; - " calcext:value-type="string">
            <text:p>&lt;li&gt;&lt;a href=”pages/LinearSystemSim.html”&gt;LinearSystemSim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TVDiffDriveCtrl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State Space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StateSpace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56]&amp;[.C56]&amp;[.E56]&amp;[.C56]&amp;[.F56]&amp;&quot; - &quot;&amp;[.I56]&amp;[.J56]&amp;[.K56]&amp;[.H56]&amp;[.L56]&amp;[.G56]" office:value-type="string" office:string-value="&lt;li&gt;&lt;a href=”pages/LTVDiffDriveCtrl.html”&gt;LTVDiffDriveCtrl&lt;/a&gt; - (&lt;a href=”pages/StateSpaceControl.html”&gt;State Space Control&lt;/a&gt; ) -" calcext:value-type="string">
            <text:p>&lt;li&gt;&lt;a href=”pages/LTVDiffDriveCtrl.html”&gt;LTVDiffDriveCtrl&lt;/a&gt; - (&lt;a href=”pages/StateSpaceControl.html”&gt;State Space Control&lt;/a&gt; ) -</text:p>
          </table:table-cell>
          <table:table-cell table:formula="of:=[.D56]&amp;[.C56]&amp;[.E56]&amp;[.C56]&amp;[.F56]&amp;&quot; - &quot;&amp;[.G56]" office:value-type="string" office:string-value="&lt;li&gt;&lt;a href=”pages/LTVDiffDriveCtrl.html”&gt;LTVDiffDriveCtrl&lt;/a&gt; - " calcext:value-type="string">
            <text:p>&lt;li&gt;&lt;a href=”pages/LTVDiffDriveCtrl.html”&gt;LTVDiffDriveCtrl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TVUnicycleCtrl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State Space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StateSpace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57]&amp;[.C57]&amp;[.E57]&amp;[.C57]&amp;[.F57]&amp;&quot; - &quot;&amp;[.I57]&amp;[.J57]&amp;[.K57]&amp;[.H57]&amp;[.L57]&amp;[.G57]" office:value-type="string" office:string-value="&lt;li&gt;&lt;a href=”pages/LTVUnicycleCtrl.html”&gt;LTVUnicycleCtrl&lt;/a&gt; - (&lt;a href=”pages/StateSpaceControl.html”&gt;State Space Control&lt;/a&gt; ) -" calcext:value-type="string">
            <text:p>&lt;li&gt;&lt;a href=”pages/LTVUnicycleCtrl.html”&gt;LTVUnicycleCtrl&lt;/a&gt; - (&lt;a href=”pages/StateSpaceControl.html”&gt;State Space Control&lt;/a&gt; ) -</text:p>
          </table:table-cell>
          <table:table-cell table:formula="of:=[.D57]&amp;[.C57]&amp;[.E57]&amp;[.C57]&amp;[.F57]&amp;&quot; - &quot;&amp;[.G57]" office:value-type="string" office:string-value="&lt;li&gt;&lt;a href=”pages/LTVUnicycleCtrl.html”&gt;LTVUnicycleCtrl&lt;/a&gt; - " calcext:value-type="string">
            <text:p>&lt;li&gt;&lt;a href=”pages/LTVUnicycleCtrl.html”&gt;LTVUnicycleCtrl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atBuilde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atrix / Vector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atrixVector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58]&amp;[.C58]&amp;[.E58]&amp;[.C58]&amp;[.F58]&amp;&quot; - &quot;&amp;[.I58]&amp;[.J58]&amp;[.K58]&amp;[.H58]&amp;[.L58]&amp;[.G58]" office:value-type="string" office:string-value="&lt;li&gt;&lt;a href=”pages/MatBuilder.html”&gt;MatBuilder&lt;/a&gt; - (&lt;a href=”pages/MatrixVector.html”&gt;Matrix / Vector&lt;/a&gt; ) -" calcext:value-type="string">
            <text:p>&lt;li&gt;&lt;a href=”pages/MatBuilder.html”&gt;MatBuilder&lt;/a&gt; - (&lt;a href=”pages/MatrixVector.html”&gt;Matrix / Vector&lt;/a&gt; ) -</text:p>
          </table:table-cell>
          <table:table-cell table:formula="of:=[.D58]&amp;[.C58]&amp;[.E58]&amp;[.C58]&amp;[.F58]&amp;&quot; - &quot;&amp;[.G58]" office:value-type="string" office:string-value="&lt;li&gt;&lt;a href=”pages/MatBuilder.html”&gt;MatBuilder&lt;/a&gt; - " calcext:value-type="string">
            <text:p>&lt;li&gt;&lt;a href=”pages/MatBuilder.html”&gt;MatBuilder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athUtil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ath Utilit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59]&amp;[.C59]&amp;[.E59]&amp;[.C59]&amp;[.F59]&amp;&quot; - &quot;&amp;[.I59]&amp;[.J59]&amp;[.K59]&amp;[.H59]&amp;[.L59]&amp;[.G59]" office:value-type="string" office:string-value="&lt;li&gt;&lt;a href=”pages/MathUtil.html”&gt;MathUtil&lt;/a&gt; - (&lt;a href=”pages/Math.html”&gt;Math Utility&lt;/a&gt; ) -" calcext:value-type="string">
            <text:p>&lt;li&gt;&lt;a href=”pages/MathUtil.html”&gt;MathUtil&lt;/a&gt; - (&lt;a href=”pages/Math.html”&gt;Math Utility&lt;/a&gt; ) -</text:p>
          </table:table-cell>
          <table:table-cell table:formula="of:=[.D59]&amp;[.C59]&amp;[.E59]&amp;[.C59]&amp;[.F59]&amp;&quot; - &quot;&amp;[.G59]" office:value-type="string" office:string-value="&lt;li&gt;&lt;a href=”pages/MathUtil.html”&gt;MathUtil&lt;/a&gt; - " calcext:value-type="string">
            <text:p>&lt;li&gt;&lt;a href=”pages/MathUtil.html”&gt;MathUtil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atrix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atrix / Vector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atrixVector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60]&amp;[.C60]&amp;[.E60]&amp;[.C60]&amp;[.F60]&amp;&quot; - &quot;&amp;[.I60]&amp;[.J60]&amp;[.K60]&amp;[.H60]&amp;[.L60]&amp;[.G60]" office:value-type="string" office:string-value="&lt;li&gt;&lt;a href=”pages/Matrix.html”&gt;Matrix&lt;/a&gt; - (&lt;a href=”pages/MatrixVector.html”&gt;Matrix / Vector&lt;/a&gt; ) -" calcext:value-type="string">
            <text:p>&lt;li&gt;&lt;a href=”pages/Matrix.html”&gt;Matrix&lt;/a&gt; - (&lt;a href=”pages/MatrixVector.html”&gt;Matrix / Vector&lt;/a&gt; ) -</text:p>
          </table:table-cell>
          <table:table-cell table:formula="of:=[.D60]&amp;[.C60]&amp;[.E60]&amp;[.C60]&amp;[.F60]&amp;&quot; - &quot;&amp;[.G60]" office:value-type="string" office:string-value="&lt;li&gt;&lt;a href=”pages/Matrix.html”&gt;Matrix&lt;/a&gt; - " calcext:value-type="string">
            <text:p>&lt;li&gt;&lt;a href=”pages/Matrix.html”&gt;Matrix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atrixHelpe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atrix / Vector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atrixVector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61]&amp;[.C61]&amp;[.E61]&amp;[.C61]&amp;[.F61]&amp;&quot; - &quot;&amp;[.I61]&amp;[.J61]&amp;[.K61]&amp;[.H61]&amp;[.L61]&amp;[.G61]" office:value-type="string" office:string-value="&lt;li&gt;&lt;a href=”pages/MatrixHelper.html”&gt;MatrixHelper&lt;/a&gt; - (&lt;a href=”pages/MatrixVector.html”&gt;Matrix / Vector&lt;/a&gt; ) -" calcext:value-type="string">
            <text:p>&lt;li&gt;&lt;a href=”pages/MatrixHelper.html”&gt;MatrixHelper&lt;/a&gt; - (&lt;a href=”pages/MatrixVector.html”&gt;Matrix / Vector&lt;/a&gt; ) -</text:p>
          </table:table-cell>
          <table:table-cell table:formula="of:=[.D61]&amp;[.C61]&amp;[.E61]&amp;[.C61]&amp;[.F61]&amp;&quot; - &quot;&amp;[.G61]" office:value-type="string" office:string-value="&lt;li&gt;&lt;a href=”pages/MatrixHelper.html”&gt;MatrixHelper&lt;/a&gt; - " calcext:value-type="string">
            <text:p>&lt;li&gt;&lt;a href=”pages/MatrixHelper.html”&gt;MatrixHelper&lt;/a&gt; - 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MaxVelocityConstrain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62]&amp;[.C62]&amp;[.E62]&amp;[.C62]&amp;[.F62]&amp;&quot; - &quot;&amp;[.I62]&amp;[.J62]&amp;[.K62]&amp;[.H62]&amp;[.L62]&amp;[.G62]" office:value-type="string" office:string-value="&lt;li&gt;&lt;a href=”pages/MaxVelocityConstraint.html”&gt;MaxVelocityConstraint&lt;/a&gt; - (&lt;a href=”pages/Trajectory.html”&gt;Trajectory&lt;/a&gt; ) -" calcext:value-type="string">
            <text:p>&lt;li&gt;&lt;a href=”pages/MaxVelocityConstraint.html”&gt;MaxVelocityConstraint&lt;/a&gt; - (&lt;a href=”pages/Trajectory.html”&gt;Trajectory&lt;/a&gt; ) -</text:p>
          </table:table-cell>
          <table:table-cell table:formula="of:=[.D62]&amp;[.C62]&amp;[.E62]&amp;[.C62]&amp;[.F62]&amp;&quot; - &quot;&amp;[.G62]" office:value-type="string" office:string-value="&lt;li&gt;&lt;a href=”pages/MaxVelocityConstraint.html”&gt;MaxVelocityConstraint&lt;/a&gt; - " calcext:value-type="string">
            <text:p>&lt;li&gt;&lt;a href=”pages/MaxVelocityConstraint.html”&gt;MaxVelocityConstraint&lt;/a&gt; - 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MecaDriveKinematicsConstrain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63]&amp;[.C63]&amp;[.E63]&amp;[.C63]&amp;[.F63]&amp;&quot; - &quot;&amp;[.I63]&amp;[.J63]&amp;[.K63]&amp;[.H63]&amp;[.L63]&amp;[.G63]" office:value-type="string" office:string-value="&lt;li&gt;&lt;a href=”pages/MecaDriveKinematicsConstraint.html”&gt;MecaDriveKinematicsConstraint&lt;/a&gt; - (&lt;a href=”pages/Trajectory.html”&gt;Trajectory&lt;/a&gt; ) -" calcext:value-type="string">
            <text:p>&lt;li&gt;&lt;a href=”pages/MecaDriveKinematicsConstraint.html”&gt;MecaDriveKinematicsConstraint&lt;/a&gt; - (&lt;a href=”pages/Trajectory.html”&gt;Trajectory&lt;/a&gt; ) -</text:p>
          </table:table-cell>
          <table:table-cell table:formula="of:=[.D63]&amp;[.C63]&amp;[.E63]&amp;[.C63]&amp;[.F63]&amp;&quot; - &quot;&amp;[.G63]" office:value-type="string" office:string-value="&lt;li&gt;&lt;a href=”pages/MecaDriveKinematicsConstraint.html”&gt;MecaDriveKinematicsConstraint&lt;/a&gt; - " calcext:value-type="string">
            <text:p>&lt;li&gt;&lt;a href=”pages/MecaDriveKinematicsConstraint.html”&gt;MecaDriveKinematicsConstraint&lt;/a&gt; - 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MecaDrivePoseEs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Kinematics / Od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KineOdom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64]&amp;[.C64]&amp;[.E64]&amp;[.C64]&amp;[.F64]&amp;&quot; - &quot;&amp;[.I64]&amp;[.J64]&amp;[.K64]&amp;[.H64]&amp;[.L64]&amp;[.G64]" office:value-type="string" office:string-value="&lt;li&gt;&lt;a href=”pages/MecaDrivePoseEst.html”&gt;MecaDrivePoseEst&lt;/a&gt; - (&lt;a href=”pages/KineOdom.html”&gt;Kinematics / Odometry&lt;/a&gt; ) -" calcext:value-type="string">
            <text:p>&lt;li&gt;&lt;a href=”pages/MecaDrivePoseEst.html”&gt;MecaDrivePoseEst&lt;/a&gt; - (&lt;a href=”pages/KineOdom.html”&gt;Kinematics / Odometry&lt;/a&gt; ) -</text:p>
          </table:table-cell>
          <table:table-cell table:formula="of:=[.D64]&amp;[.C64]&amp;[.E64]&amp;[.C64]&amp;[.F64]&amp;&quot; - &quot;&amp;[.G64]" office:value-type="string" office:string-value="&lt;li&gt;&lt;a href=”pages/MecaDrivePoseEst.html”&gt;MecaDrivePoseEst&lt;/a&gt; - " calcext:value-type="string">
            <text:p>&lt;li&gt;&lt;a href=”pages/MecaDrivePoseEst.html”&gt;MecaDrivePoseEst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ecaKinematics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Kinematics / Od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KineOdom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65]&amp;[.C65]&amp;[.E65]&amp;[.C65]&amp;[.F65]&amp;&quot; - &quot;&amp;[.I65]&amp;[.J65]&amp;[.K65]&amp;[.H65]&amp;[.L65]&amp;[.G65]" office:value-type="string" office:string-value="&lt;li&gt;&lt;a href=”pages/MecaKinematics.html”&gt;MecaKinematics&lt;/a&gt; - (&lt;a href=”pages/KineOdom.html”&gt;Kinematics / Odometry&lt;/a&gt; ) -" calcext:value-type="string">
            <text:p>&lt;li&gt;&lt;a href=”pages/MecaKinematics.html”&gt;MecaKinematics&lt;/a&gt; - (&lt;a href=”pages/KineOdom.html”&gt;Kinematics / Odometry&lt;/a&gt; ) -</text:p>
          </table:table-cell>
          <table:table-cell table:formula="of:=[.D65]&amp;[.C65]&amp;[.E65]&amp;[.C65]&amp;[.F65]&amp;&quot; - &quot;&amp;[.G65]" office:value-type="string" office:string-value="&lt;li&gt;&lt;a href=”pages/MecaKinematics.html”&gt;MecaKinematics&lt;/a&gt; - " calcext:value-type="string">
            <text:p>&lt;li&gt;&lt;a href=”pages/MecaKinematics.html”&gt;MecaKinematics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ecaOdometry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Kinematics / Od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KineOdom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66]&amp;[.C66]&amp;[.E66]&amp;[.C66]&amp;[.F66]&amp;&quot; - &quot;&amp;[.I66]&amp;[.J66]&amp;[.K66]&amp;[.H66]&amp;[.L66]&amp;[.G66]" office:value-type="string" office:string-value="&lt;li&gt;&lt;a href=”pages/MecaOdometry.html”&gt;MecaOdometry&lt;/a&gt; - (&lt;a href=”pages/KineOdom.html”&gt;Kinematics / Odometry&lt;/a&gt; ) -" calcext:value-type="string">
            <text:p>&lt;li&gt;&lt;a href=”pages/MecaOdometry.html”&gt;MecaOdometry&lt;/a&gt; - (&lt;a href=”pages/KineOdom.html”&gt;Kinematics / Odometry&lt;/a&gt; ) -</text:p>
          </table:table-cell>
          <table:table-cell table:formula="of:=[.D66]&amp;[.C66]&amp;[.E66]&amp;[.C66]&amp;[.F66]&amp;&quot; - &quot;&amp;[.G66]" office:value-type="string" office:string-value="&lt;li&gt;&lt;a href=”pages/MecaOdometry.html”&gt;MecaOdometry&lt;/a&gt; - " calcext:value-type="string">
            <text:p>&lt;li&gt;&lt;a href=”pages/MecaOdometry.html”&gt;MecaOdometry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ecaWheel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Kinematics / Od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KineOdom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67]&amp;[.C67]&amp;[.E67]&amp;[.C67]&amp;[.F67]&amp;&quot; - &quot;&amp;[.I67]&amp;[.J67]&amp;[.K67]&amp;[.H67]&amp;[.L67]&amp;[.G67]" office:value-type="string" office:string-value="&lt;li&gt;&lt;a href=”pages/MecaWheel.html”&gt;MecaWheel&lt;/a&gt; - (&lt;a href=”pages/KineOdom.html”&gt;Kinematics / Odometry&lt;/a&gt; ) -" calcext:value-type="string">
            <text:p>&lt;li&gt;&lt;a href=”pages/MecaWheel.html”&gt;MecaWheel&lt;/a&gt; - (&lt;a href=”pages/KineOdom.html”&gt;Kinematics / Odometry&lt;/a&gt; ) -</text:p>
          </table:table-cell>
          <table:table-cell table:formula="of:=[.D67]&amp;[.C67]&amp;[.E67]&amp;[.C67]&amp;[.F67]&amp;&quot; - &quot;&amp;[.G67]" office:value-type="string" office:string-value="&lt;li&gt;&lt;a href=”pages/MecaWheel.html”&gt;MecaWheel&lt;/a&gt; - " calcext:value-type="string">
            <text:p>&lt;li&gt;&lt;a href=”pages/MecaWheel.html”&gt;MecaWheel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ecaWheelPos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Kinematics / Od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KineOdom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68]&amp;[.C68]&amp;[.E68]&amp;[.C68]&amp;[.F68]&amp;&quot; - &quot;&amp;[.I68]&amp;[.J68]&amp;[.K68]&amp;[.H68]&amp;[.L68]&amp;[.G68]" office:value-type="string" office:string-value="&lt;li&gt;&lt;a href=”pages/MecaWheelPos.html”&gt;MecaWheelPos&lt;/a&gt; - (&lt;a href=”pages/KineOdom.html”&gt;Kinematics / Odometry&lt;/a&gt; ) -" calcext:value-type="string">
            <text:p>&lt;li&gt;&lt;a href=”pages/MecaWheelPos.html”&gt;MecaWheelPos&lt;/a&gt; - (&lt;a href=”pages/KineOdom.html”&gt;Kinematics / Odometry&lt;/a&gt; ) -</text:p>
          </table:table-cell>
          <table:table-cell table:formula="of:=[.D68]&amp;[.C68]&amp;[.E68]&amp;[.C68]&amp;[.F68]&amp;&quot; - &quot;&amp;[.G68]" office:value-type="string" office:string-value="&lt;li&gt;&lt;a href=”pages/MecaWheelPos.html”&gt;MecaWheelPos&lt;/a&gt; - " calcext:value-type="string">
            <text:p>&lt;li&gt;&lt;a href=”pages/MecaWheelPos.html”&gt;MecaWheelPos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edianFilte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69]&amp;[.C69]&amp;[.E69]&amp;[.C69]&amp;[.F69]&amp;&quot; - &quot;&amp;[.I69]&amp;[.J69]&amp;[.K69]&amp;[.H69]&amp;[.L69]&amp;[.G69]" office:value-type="string" office:string-value="&lt;li&gt;&lt;a href=”pages/MedianFilter.html”&gt;MedianFilter&lt;/a&gt; - (&lt;a href=”pages/ClassicalControl.html”&gt;Classical Control&lt;/a&gt; ) -" calcext:value-type="string">
            <text:p>&lt;li&gt;&lt;a href=”pages/MedianFilter.html”&gt;MedianFilter&lt;/a&gt; - (&lt;a href=”pages/ClassicalControl.html”&gt;Classical Control&lt;/a&gt; ) -</text:p>
          </table:table-cell>
          <table:table-cell table:formula="of:=[.D69]&amp;[.C69]&amp;[.E69]&amp;[.C69]&amp;[.F69]&amp;&quot; - &quot;&amp;[.G69]" office:value-type="string" office:string-value="&lt;li&gt;&lt;a href=”pages/MedianFilter.html”&gt;MedianFilter&lt;/a&gt; - " calcext:value-type="string">
            <text:p>&lt;li&gt;&lt;a href=”pages/MedianFilter.html”&gt;MedianFilter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erweScSigPts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State Space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StateSpace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70]&amp;[.C70]&amp;[.E70]&amp;[.C70]&amp;[.F70]&amp;&quot; - &quot;&amp;[.I70]&amp;[.J70]&amp;[.K70]&amp;[.H70]&amp;[.L70]&amp;[.G70]" office:value-type="string" office:string-value="&lt;li&gt;&lt;a href=”pages/MerweScSigPts.html”&gt;MerweScSigPts&lt;/a&gt; - (&lt;a href=”pages/StateSpaceControl.html”&gt;State Space Control&lt;/a&gt; ) -" calcext:value-type="string">
            <text:p>&lt;li&gt;&lt;a href=”pages/MerweScSigPts.html”&gt;MerweScSigPts&lt;/a&gt; - (&lt;a href=”pages/StateSpaceControl.html”&gt;State Space Control&lt;/a&gt; ) -</text:p>
          </table:table-cell>
          <table:table-cell table:formula="of:=[.D70]&amp;[.C70]&amp;[.E70]&amp;[.C70]&amp;[.F70]&amp;&quot; - &quot;&amp;[.G70]" office:value-type="string" office:string-value="&lt;li&gt;&lt;a href=”pages/MerweScSigPts.html”&gt;MerweScSigPts&lt;/a&gt; - " calcext:value-type="string">
            <text:p>&lt;li&gt;&lt;a href=”pages/MerweScSigPts.html”&gt;MerweScSigPts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umIntegrate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ath Utilit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71]&amp;[.C71]&amp;[.E71]&amp;[.C71]&amp;[.F71]&amp;&quot; - &quot;&amp;[.I71]&amp;[.J71]&amp;[.K71]&amp;[.H71]&amp;[.L71]&amp;[.G71]" office:value-type="string" office:string-value="&lt;li&gt;&lt;a href=”pages/NumIntegrate.html”&gt;NumIntegrate&lt;/a&gt; - (&lt;a href=”pages/Math.html”&gt;Math Utility&lt;/a&gt; ) -" calcext:value-type="string">
            <text:p>&lt;li&gt;&lt;a href=”pages/NumIntegrate.html”&gt;NumIntegrate&lt;/a&gt; - (&lt;a href=”pages/Math.html”&gt;Math Utility&lt;/a&gt; ) -</text:p>
          </table:table-cell>
          <table:table-cell table:formula="of:=[.D71]&amp;[.C71]&amp;[.E71]&amp;[.C71]&amp;[.F71]&amp;&quot; - &quot;&amp;[.G71]" office:value-type="string" office:string-value="&lt;li&gt;&lt;a href=”pages/NumIntegrate.html”&gt;NumIntegrate&lt;/a&gt; - " calcext:value-type="string">
            <text:p>&lt;li&gt;&lt;a href=”pages/NumIntegrate.html”&gt;NumIntegrate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umJacobian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ath Utilit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72]&amp;[.C72]&amp;[.E72]&amp;[.C72]&amp;[.F72]&amp;&quot; - &quot;&amp;[.I72]&amp;[.J72]&amp;[.K72]&amp;[.H72]&amp;[.L72]&amp;[.G72]" office:value-type="string" office:string-value="&lt;li&gt;&lt;a href=”pages/NumJacobian.html”&gt;NumJacobian&lt;/a&gt; - (&lt;a href=”pages/Math.html”&gt;Math Utility&lt;/a&gt; ) -" calcext:value-type="string">
            <text:p>&lt;li&gt;&lt;a href=”pages/NumJacobian.html”&gt;NumJacobian&lt;/a&gt; - (&lt;a href=”pages/Math.html”&gt;Math Utility&lt;/a&gt; ) -</text:p>
          </table:table-cell>
          <table:table-cell table:formula="of:=[.D72]&amp;[.C72]&amp;[.E72]&amp;[.C72]&amp;[.F72]&amp;&quot; - &quot;&amp;[.G72]" office:value-type="string" office:string-value="&lt;li&gt;&lt;a href=”pages/NumJacobian.html”&gt;NumJacobian&lt;/a&gt; - " calcext:value-type="string">
            <text:p>&lt;li&gt;&lt;a href=”pages/NumJacobian.html”&gt;NumJacobian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athfinderUtil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73]&amp;[.C73]&amp;[.E73]&amp;[.C73]&amp;[.F73]&amp;&quot; - &quot;&amp;[.I73]&amp;[.J73]&amp;[.K73]&amp;[.H73]&amp;[.L73]&amp;[.G73]" office:value-type="string" office:string-value="&lt;li&gt;&lt;a href=”pages/PathfinderUtil.html”&gt;PathfinderUtil&lt;/a&gt; - (&lt;a href=”pages/Trajectory.html”&gt;Trajectory&lt;/a&gt; ) -" calcext:value-type="string">
            <text:p>&lt;li&gt;&lt;a href=”pages/PathfinderUtil.html”&gt;PathfinderUtil&lt;/a&gt; - (&lt;a href=”pages/Trajectory.html”&gt;Trajectory&lt;/a&gt; ) -</text:p>
          </table:table-cell>
          <table:table-cell table:formula="of:=[.D73]&amp;[.C73]&amp;[.E73]&amp;[.C73]&amp;[.F73]&amp;&quot; - &quot;&amp;[.G73]" office:value-type="string" office:string-value="&lt;li&gt;&lt;a href=”pages/PathfinderUtil.html”&gt;PathfinderUtil&lt;/a&gt; - " calcext:value-type="string">
            <text:p>&lt;li&gt;&lt;a href=”pages/PathfinderUtil.html”&gt;PathfinderUtil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IDAutoTune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74]&amp;[.C74]&amp;[.E74]&amp;[.C74]&amp;[.F74]&amp;&quot; - &quot;&amp;[.I74]&amp;[.J74]&amp;[.K74]&amp;[.H74]&amp;[.L74]&amp;[.G74]" office:value-type="string" office:string-value="&lt;li&gt;&lt;a href=”pages/PIDAutoTune.html”&gt;PIDAutoTune&lt;/a&gt; - (&lt;a href=”pages/ClassicalControl.html”&gt;Classical Control&lt;/a&gt; ) -" calcext:value-type="string">
            <text:p>&lt;li&gt;&lt;a href=”pages/PIDAutoTune.html”&gt;PIDAutoTune&lt;/a&gt; - (&lt;a href=”pages/ClassicalControl.html”&gt;Classical Control&lt;/a&gt; ) -</text:p>
          </table:table-cell>
          <table:table-cell table:formula="of:=[.D74]&amp;[.C74]&amp;[.E74]&amp;[.C74]&amp;[.F74]&amp;&quot; - &quot;&amp;[.G74]" office:value-type="string" office:string-value="&lt;li&gt;&lt;a href=”pages/PIDAutoTune.html”&gt;PIDAutoTune&lt;/a&gt; - " calcext:value-type="string">
            <text:p>&lt;li&gt;&lt;a href=”pages/PIDAutoTune.html”&gt;PIDAutoTune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IDControlle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75]&amp;[.C75]&amp;[.E75]&amp;[.C75]&amp;[.F75]&amp;&quot; - &quot;&amp;[.I75]&amp;[.J75]&amp;[.K75]&amp;[.H75]&amp;[.L75]&amp;[.G75]" office:value-type="string" office:string-value="&lt;li&gt;&lt;a href=”pages/PIDController.html”&gt;PIDController&lt;/a&gt; - (&lt;a href=”pages/ClassicalControl.html”&gt;Classical Control&lt;/a&gt; ) -" calcext:value-type="string">
            <text:p>&lt;li&gt;&lt;a href=”pages/PIDController.html”&gt;PIDController&lt;/a&gt; - (&lt;a href=”pages/ClassicalControl.html”&gt;Classical Control&lt;/a&gt; ) -</text:p>
          </table:table-cell>
          <table:table-cell table:formula="of:=[.D75]&amp;[.C75]&amp;[.E75]&amp;[.C75]&amp;[.F75]&amp;&quot; - &quot;&amp;[.G75]" office:value-type="string" office:string-value="&lt;li&gt;&lt;a href=”pages/PIDController.html”&gt;PIDController&lt;/a&gt; - " calcext:value-type="string">
            <text:p>&lt;li&gt;&lt;a href=”pages/PIDController.html”&gt;PIDController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se2d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Ge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76]&amp;[.C76]&amp;[.E76]&amp;[.C76]&amp;[.F76]&amp;&quot; - &quot;&amp;[.I76]&amp;[.J76]&amp;[.K76]&amp;[.H76]&amp;[.L76]&amp;[.G76]" office:value-type="string" office:string-value="&lt;li&gt;&lt;a href=”pages/Pose2d.html”&gt;Pose2d&lt;/a&gt; - (&lt;a href=”pages/Geometry.html”&gt;Geometry&lt;/a&gt; ) -" calcext:value-type="string">
            <text:p>&lt;li&gt;&lt;a href=”pages/Pose2d.html”&gt;Pose2d&lt;/a&gt; - (&lt;a href=”pages/Geometry.html”&gt;Geometry&lt;/a&gt; ) -</text:p>
          </table:table-cell>
          <table:table-cell table:formula="of:=[.D76]&amp;[.C76]&amp;[.E76]&amp;[.C76]&amp;[.F76]&amp;&quot; - &quot;&amp;[.G76]" office:value-type="string" office:string-value="&lt;li&gt;&lt;a href=”pages/Pose2d.html”&gt;Pose2d&lt;/a&gt; - " calcext:value-type="string">
            <text:p>&lt;li&gt;&lt;a href=”pages/Pose2d.html”&gt;Pose2d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se3d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Ge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77]&amp;[.C77]&amp;[.E77]&amp;[.C77]&amp;[.F77]&amp;&quot; - &quot;&amp;[.I77]&amp;[.J77]&amp;[.K77]&amp;[.H77]&amp;[.L77]&amp;[.G77]" office:value-type="string" office:string-value="&lt;li&gt;&lt;a href=”pages/Pose3d.html”&gt;Pose3d&lt;/a&gt; - (&lt;a href=”pages/Geometry.html”&gt;Geometry&lt;/a&gt; ) -" calcext:value-type="string">
            <text:p>&lt;li&gt;&lt;a href=”pages/Pose3d.html”&gt;Pose3d&lt;/a&gt; - (&lt;a href=”pages/Geometry.html”&gt;Geometry&lt;/a&gt; ) -</text:p>
          </table:table-cell>
          <table:table-cell table:formula="of:=[.D77]&amp;[.C77]&amp;[.E77]&amp;[.C77]&amp;[.F77]&amp;&quot; - &quot;&amp;[.G77]" office:value-type="string" office:string-value="&lt;li&gt;&lt;a href=”pages/Pose3d.html”&gt;Pose3d&lt;/a&gt; - " calcext:value-type="string">
            <text:p>&lt;li&gt;&lt;a href=”pages/Pose3d.html”&gt;Pose3d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seWithCurve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78]&amp;[.C78]&amp;[.E78]&amp;[.C78]&amp;[.F78]&amp;&quot; - &quot;&amp;[.I78]&amp;[.J78]&amp;[.K78]&amp;[.H78]&amp;[.L78]&amp;[.G78]" office:value-type="string" office:string-value="&lt;li&gt;&lt;a href=”pages/PoseWithCurve.html”&gt;PoseWithCurve&lt;/a&gt; - (&lt;a href=”pages/Trajectory.html”&gt;Trajectory&lt;/a&gt; ) -" calcext:value-type="string">
            <text:p>&lt;li&gt;&lt;a href=”pages/PoseWithCurve.html”&gt;PoseWithCurve&lt;/a&gt; - (&lt;a href=”pages/Trajectory.html”&gt;Trajectory&lt;/a&gt; ) -</text:p>
          </table:table-cell>
          <table:table-cell table:formula="of:=[.D78]&amp;[.C78]&amp;[.E78]&amp;[.C78]&amp;[.F78]&amp;&quot; - &quot;&amp;[.G78]" office:value-type="string" office:string-value="&lt;li&gt;&lt;a href=”pages/PoseWithCurve.html”&gt;PoseWithCurve&lt;/a&gt; - " calcext:value-type="string">
            <text:p>&lt;li&gt;&lt;a href=”pages/PoseWithCurve.html”&gt;PoseWithCurve&lt;/a&gt; - 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ProfiledPIDControlle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79]&amp;[.C79]&amp;[.E79]&amp;[.C79]&amp;[.F79]&amp;&quot; - &quot;&amp;[.I79]&amp;[.J79]&amp;[.K79]&amp;[.H79]&amp;[.L79]&amp;[.G79]" office:value-type="string" office:string-value="&lt;li&gt;&lt;a href=”pages/ProfiledPIDController.html”&gt;ProfiledPIDController&lt;/a&gt; - (&lt;a href=”pages/ClassicalControl.html”&gt;Classical Control&lt;/a&gt; ) -" calcext:value-type="string">
            <text:p>&lt;li&gt;&lt;a href=”pages/ProfiledPIDController.html”&gt;ProfiledPIDController&lt;/a&gt; - (&lt;a href=”pages/ClassicalControl.html”&gt;Classical Control&lt;/a&gt; ) -</text:p>
          </table:table-cell>
          <table:table-cell table:formula="of:=[.D79]&amp;[.C79]&amp;[.E79]&amp;[.C79]&amp;[.F79]&amp;&quot; - &quot;&amp;[.G79]" office:value-type="string" office:string-value="&lt;li&gt;&lt;a href=”pages/ProfiledPIDController.html”&gt;ProfiledPIDController&lt;/a&gt; - " calcext:value-type="string">
            <text:p>&lt;li&gt;&lt;a href=”pages/ProfiledPIDController.html”&gt;ProfiledPIDController&lt;/a&gt; - 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Quaternion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Ge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80]&amp;[.C80]&amp;[.E80]&amp;[.C80]&amp;[.F80]&amp;&quot; - &quot;&amp;[.I80]&amp;[.J80]&amp;[.K80]&amp;[.H80]&amp;[.L80]&amp;[.G80]" office:value-type="string" office:string-value="&lt;li&gt;&lt;a href=”pages/Quaternion.html”&gt;Quaternion&lt;/a&gt; - (&lt;a href=”pages/Geometry.html”&gt;Geometry&lt;/a&gt; ) -" calcext:value-type="string">
            <text:p>&lt;li&gt;&lt;a href=”pages/Quaternion.html”&gt;Quaternion&lt;/a&gt; - (&lt;a href=”pages/Geometry.html”&gt;Geometry&lt;/a&gt; ) -</text:p>
          </table:table-cell>
          <table:table-cell table:formula="of:=[.D80]&amp;[.C80]&amp;[.E80]&amp;[.C80]&amp;[.F80]&amp;&quot; - &quot;&amp;[.G80]" office:value-type="string" office:string-value="&lt;li&gt;&lt;a href=”pages/Quaternion.html”&gt;Quaternion&lt;/a&gt; - " calcext:value-type="string">
            <text:p>&lt;li&gt;&lt;a href=”pages/Quaternion.html”&gt;Quaternion&lt;/a&gt; - 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QuinticHermiteSpline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81]&amp;[.C81]&amp;[.E81]&amp;[.C81]&amp;[.F81]&amp;&quot; - &quot;&amp;[.I81]&amp;[.J81]&amp;[.K81]&amp;[.H81]&amp;[.L81]&amp;[.G81]" office:value-type="string" office:string-value="&lt;li&gt;&lt;a href=”pages/QuinticHermiteSpline.html”&gt;QuinticHermiteSpline&lt;/a&gt; - (&lt;a href=”pages/Trajectory.html”&gt;Trajectory&lt;/a&gt; ) -" calcext:value-type="string">
            <text:p>&lt;li&gt;&lt;a href=”pages/QuinticHermiteSpline.html”&gt;QuinticHermiteSpline&lt;/a&gt; - (&lt;a href=”pages/Trajectory.html”&gt;Trajectory&lt;/a&gt; ) -</text:p>
          </table:table-cell>
          <table:table-cell table:formula="of:=[.D81]&amp;[.C81]&amp;[.E81]&amp;[.C81]&amp;[.F81]&amp;&quot; - &quot;&amp;[.G81]" office:value-type="string" office:string-value="&lt;li&gt;&lt;a href=”pages/QuinticHermiteSpline.html”&gt;QuinticHermiteSpline&lt;/a&gt; - " calcext:value-type="string">
            <text:p>&lt;li&gt;&lt;a href=”pages/QuinticHermiteSpline.html”&gt;QuinticHermiteSpline&lt;/a&gt; - 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Ramsete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82]&amp;[.C82]&amp;[.E82]&amp;[.C82]&amp;[.F82]&amp;&quot; - &quot;&amp;[.I82]&amp;[.J82]&amp;[.K82]&amp;[.H82]&amp;[.L82]&amp;[.G82]" office:value-type="string" office:string-value="&lt;li&gt;&lt;a href=”pages/Ramsete.html”&gt;Ramsete&lt;/a&gt; - (&lt;a href=”pages/ClassicalControl.html”&gt;Classical Control&lt;/a&gt; ) -" calcext:value-type="string">
            <text:p>&lt;li&gt;&lt;a href=”pages/Ramsete.html”&gt;Ramsete&lt;/a&gt; - (&lt;a href=”pages/ClassicalControl.html”&gt;Classical Control&lt;/a&gt; ) -</text:p>
          </table:table-cell>
          <table:table-cell table:formula="of:=[.D82]&amp;[.C82]&amp;[.E82]&amp;[.C82]&amp;[.F82]&amp;&quot; - &quot;&amp;[.G82]" office:value-type="string" office:string-value="&lt;li&gt;&lt;a href=”pages/Ramsete.html”&gt;Ramsete&lt;/a&gt; - " calcext:value-type="string">
            <text:p>&lt;li&gt;&lt;a href=”pages/Ramsete.html”&gt;Ramsete&lt;/a&gt; - 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RectRegionConstrain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83]&amp;[.C83]&amp;[.E83]&amp;[.C83]&amp;[.F83]&amp;&quot; - &quot;&amp;[.I83]&amp;[.J83]&amp;[.K83]&amp;[.H83]&amp;[.L83]&amp;[.G83]" office:value-type="string" office:string-value="&lt;li&gt;&lt;a href=”pages/RectRegionConstraint.html”&gt;RectRegionConstraint&lt;/a&gt; - (&lt;a href=”pages/Trajectory.html”&gt;Trajectory&lt;/a&gt; ) -" calcext:value-type="string">
            <text:p>&lt;li&gt;&lt;a href=”pages/RectRegionConstraint.html”&gt;RectRegionConstraint&lt;/a&gt; - (&lt;a href=”pages/Trajectory.html”&gt;Trajectory&lt;/a&gt; ) -</text:p>
          </table:table-cell>
          <table:table-cell table:formula="of:=[.D83]&amp;[.C83]&amp;[.E83]&amp;[.C83]&amp;[.F83]&amp;&quot; - &quot;&amp;[.G83]" office:value-type="string" office:string-value="&lt;li&gt;&lt;a href=”pages/RectRegionConstraint.html”&gt;RectRegionConstraint&lt;/a&gt; - " calcext:value-type="string">
            <text:p>&lt;li&gt;&lt;a href=”pages/RectRegionConstraint.html”&gt;RectRegionConstraint&lt;/a&gt; - 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Riccati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ath Utilit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84]&amp;[.C84]&amp;[.E84]&amp;[.C84]&amp;[.F84]&amp;&quot; - &quot;&amp;[.I84]&amp;[.J84]&amp;[.K84]&amp;[.H84]&amp;[.L84]&amp;[.G84]" office:value-type="string" office:string-value="&lt;li&gt;&lt;a href=”pages/Riccati.html”&gt;Riccati&lt;/a&gt; - (&lt;a href=”pages/Math.html”&gt;Math Utility&lt;/a&gt; ) -" calcext:value-type="string">
            <text:p>&lt;li&gt;&lt;a href=”pages/Riccati.html”&gt;Riccati&lt;/a&gt; - (&lt;a href=”pages/Math.html”&gt;Math Utility&lt;/a&gt; ) -</text:p>
          </table:table-cell>
          <table:table-cell table:formula="of:=[.D84]&amp;[.C84]&amp;[.E84]&amp;[.C84]&amp;[.F84]&amp;&quot; - &quot;&amp;[.G84]" office:value-type="string" office:string-value="&lt;li&gt;&lt;a href=”pages/Riccati.html”&gt;Riccati&lt;/a&gt; - " calcext:value-type="string">
            <text:p>&lt;li&gt;&lt;a href=”pages/Riccati.html”&gt;Riccati&lt;/a&gt; - 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Rotation2d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Ge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85]&amp;[.C85]&amp;[.E85]&amp;[.C85]&amp;[.F85]&amp;&quot; - &quot;&amp;[.I85]&amp;[.J85]&amp;[.K85]&amp;[.H85]&amp;[.L85]&amp;[.G85]" office:value-type="string" office:string-value="&lt;li&gt;&lt;a href=”pages/Rotation2d.html”&gt;Rotation2d&lt;/a&gt; - (&lt;a href=”pages/Geometry.html”&gt;Geometry&lt;/a&gt; ) -" calcext:value-type="string">
            <text:p>&lt;li&gt;&lt;a href=”pages/Rotation2d.html”&gt;Rotation2d&lt;/a&gt; - (&lt;a href=”pages/Geometry.html”&gt;Geometry&lt;/a&gt; ) -</text:p>
          </table:table-cell>
          <table:table-cell table:formula="of:=[.D85]&amp;[.C85]&amp;[.E85]&amp;[.C85]&amp;[.F85]&amp;&quot; - &quot;&amp;[.G85]" office:value-type="string" office:string-value="&lt;li&gt;&lt;a href=”pages/Rotation2d.html”&gt;Rotation2d&lt;/a&gt; - " calcext:value-type="string">
            <text:p>&lt;li&gt;&lt;a href=”pages/Rotation2d.html”&gt;Rotation2d&lt;/a&gt; - 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Rotation3d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Ge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86]&amp;[.C86]&amp;[.E86]&amp;[.C86]&amp;[.F86]&amp;&quot; - &quot;&amp;[.I86]&amp;[.J86]&amp;[.K86]&amp;[.H86]&amp;[.L86]&amp;[.G86]" office:value-type="string" office:string-value="&lt;li&gt;&lt;a href=”pages/Rotation3d.html”&gt;Rotation3d&lt;/a&gt; - (&lt;a href=”pages/Geometry.html”&gt;Geometry&lt;/a&gt; ) -" calcext:value-type="string">
            <text:p>&lt;li&gt;&lt;a href=”pages/Rotation3d.html”&gt;Rotation3d&lt;/a&gt; - (&lt;a href=”pages/Geometry.html”&gt;Geometry&lt;/a&gt; ) -</text:p>
          </table:table-cell>
          <table:table-cell table:formula="of:=[.D86]&amp;[.C86]&amp;[.E86]&amp;[.C86]&amp;[.F86]&amp;&quot; - &quot;&amp;[.G86]" office:value-type="string" office:string-value="&lt;li&gt;&lt;a href=”pages/Rotation3d.html”&gt;Rotation3d&lt;/a&gt; - " calcext:value-type="string">
            <text:p>&lt;li&gt;&lt;a href=”pages/Rotation3d.html”&gt;Rotation3d&lt;/a&gt; - 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RungeKuttaTimeVarying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ath Utilit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87]&amp;[.C87]&amp;[.E87]&amp;[.C87]&amp;[.F87]&amp;&quot; - &quot;&amp;[.I87]&amp;[.J87]&amp;[.K87]&amp;[.H87]&amp;[.L87]&amp;[.G87]" office:value-type="string" office:string-value="&lt;li&gt;&lt;a href=”pages/RungeKuttaTimeVarying.html”&gt;RungeKuttaTimeVarying&lt;/a&gt; - (&lt;a href=”pages/Math.html”&gt;Math Utility&lt;/a&gt; ) -" calcext:value-type="string">
            <text:p>&lt;li&gt;&lt;a href=”pages/RungeKuttaTimeVarying.html”&gt;RungeKuttaTimeVarying&lt;/a&gt; - (&lt;a href=”pages/Math.html”&gt;Math Utility&lt;/a&gt; ) -</text:p>
          </table:table-cell>
          <table:table-cell table:formula="of:=[.D87]&amp;[.C87]&amp;[.E87]&amp;[.C87]&amp;[.F87]&amp;&quot; - &quot;&amp;[.G87]" office:value-type="string" office:string-value="&lt;li&gt;&lt;a href=”pages/RungeKuttaTimeVarying.html”&gt;RungeKuttaTimeVarying&lt;/a&gt; - " calcext:value-type="string">
            <text:p>&lt;li&gt;&lt;a href=”pages/RungeKuttaTimeVarying.html”&gt;RungeKuttaTimeVarying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impleMatrix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atrix / Vector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atrixVector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88]&amp;[.C88]&amp;[.E88]&amp;[.C88]&amp;[.F88]&amp;&quot; - &quot;&amp;[.I88]&amp;[.J88]&amp;[.K88]&amp;[.H88]&amp;[.L88]&amp;[.G88]" office:value-type="string" office:string-value="&lt;li&gt;&lt;a href=”pages/SimpleMatrix.html”&gt;SimpleMatrix&lt;/a&gt; - (&lt;a href=”pages/MatrixVector.html”&gt;Matrix / Vector&lt;/a&gt; ) -" calcext:value-type="string">
            <text:p>&lt;li&gt;&lt;a href=”pages/SimpleMatrix.html”&gt;SimpleMatrix&lt;/a&gt; - (&lt;a href=”pages/MatrixVector.html”&gt;Matrix / Vector&lt;/a&gt; ) -</text:p>
          </table:table-cell>
          <table:table-cell table:formula="of:=[.D88]&amp;[.C88]&amp;[.E88]&amp;[.C88]&amp;[.F88]&amp;&quot; - &quot;&amp;[.G88]" office:value-type="string" office:string-value="&lt;li&gt;&lt;a href=”pages/SimpleMatrix.html”&gt;SimpleMatrix&lt;/a&gt; - " calcext:value-type="string">
            <text:p>&lt;li&gt;&lt;a href=”pages/SimpleMatrix.html”&gt;SimpleMatrix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impleMotorFF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89]&amp;[.C89]&amp;[.E89]&amp;[.C89]&amp;[.F89]&amp;&quot; - &quot;&amp;[.I89]&amp;[.J89]&amp;[.K89]&amp;[.H89]&amp;[.L89]&amp;[.G89]" office:value-type="string" office:string-value="&lt;li&gt;&lt;a href=”pages/SimpleMotorFF.html”&gt;SimpleMotorFF&lt;/a&gt; - (&lt;a href=”pages/ClassicalControl.html”&gt;Classical Control&lt;/a&gt; ) -" calcext:value-type="string">
            <text:p>&lt;li&gt;&lt;a href=”pages/SimpleMotorFF.html”&gt;SimpleMotorFF&lt;/a&gt; - (&lt;a href=”pages/ClassicalControl.html”&gt;Classical Control&lt;/a&gt; ) -</text:p>
          </table:table-cell>
          <table:table-cell table:formula="of:=[.D89]&amp;[.C89]&amp;[.E89]&amp;[.C89]&amp;[.F89]&amp;&quot; - &quot;&amp;[.G89]" office:value-type="string" office:string-value="&lt;li&gt;&lt;a href=”pages/SimpleMotorFF.html”&gt;SimpleMotorFF&lt;/a&gt; - " calcext:value-type="string">
            <text:p>&lt;li&gt;&lt;a href=”pages/SimpleMotorFF.html”&gt;SimpleMotorFF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lewRateLimite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90]&amp;[.C90]&amp;[.E90]&amp;[.C90]&amp;[.F90]&amp;&quot; - &quot;&amp;[.I90]&amp;[.J90]&amp;[.K90]&amp;[.H90]&amp;[.L90]&amp;[.G90]" office:value-type="string" office:string-value="&lt;li&gt;&lt;a href=”pages/SlewRateLimiter.html”&gt;SlewRateLimiter&lt;/a&gt; - (&lt;a href=”pages/ClassicalControl.html”&gt;Classical Control&lt;/a&gt; ) -" calcext:value-type="string">
            <text:p>&lt;li&gt;&lt;a href=”pages/SlewRateLimiter.html”&gt;SlewRateLimiter&lt;/a&gt; - (&lt;a href=”pages/ClassicalControl.html”&gt;Classical Control&lt;/a&gt; ) -</text:p>
          </table:table-cell>
          <table:table-cell table:formula="of:=[.D90]&amp;[.C90]&amp;[.E90]&amp;[.C90]&amp;[.F90]&amp;&quot; - &quot;&amp;[.G90]" office:value-type="string" office:string-value="&lt;li&gt;&lt;a href=”pages/SlewRateLimiter.html”&gt;SlewRateLimiter&lt;/a&gt; - " calcext:value-type="string">
            <text:p>&lt;li&gt;&lt;a href=”pages/SlewRateLimiter.html”&gt;SlewRateLimiter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ngJntArmSim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odel / Simulation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odelSimulation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91]&amp;[.C91]&amp;[.E91]&amp;[.C91]&amp;[.F91]&amp;&quot; - &quot;&amp;[.I91]&amp;[.J91]&amp;[.K91]&amp;[.H91]&amp;[.L91]&amp;[.G91]" office:value-type="string" office:string-value="&lt;li&gt;&lt;a href=”pages/SngJntArmSim.html”&gt;SngJntArmSim&lt;/a&gt; - (&lt;a href=”pages/ModelSimulation.html”&gt;Model / Simulation&lt;/a&gt; ) -" calcext:value-type="string">
            <text:p>&lt;li&gt;&lt;a href=”pages/SngJntArmSim.html”&gt;SngJntArmSim&lt;/a&gt; - (&lt;a href=”pages/ModelSimulation.html”&gt;Model / Simulation&lt;/a&gt; ) -</text:p>
          </table:table-cell>
          <table:table-cell table:formula="of:=[.D91]&amp;[.C91]&amp;[.E91]&amp;[.C91]&amp;[.F91]&amp;&quot; - &quot;&amp;[.G91]" office:value-type="string" office:string-value="&lt;li&gt;&lt;a href=”pages/SngJntArmSim.html”&gt;SngJntArmSim&lt;/a&gt; - " calcext:value-type="string">
            <text:p>&lt;li&gt;&lt;a href=”pages/SngJntArmSim.html”&gt;SngJntArmSim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pline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92]&amp;[.C92]&amp;[.E92]&amp;[.C92]&amp;[.F92]&amp;&quot; - &quot;&amp;[.I92]&amp;[.J92]&amp;[.K92]&amp;[.H92]&amp;[.L92]&amp;[.G92]" office:value-type="string" office:string-value="&lt;li&gt;&lt;a href=”pages/Spline.html”&gt;Spline&lt;/a&gt; - (&lt;a href=”pages/Trajectory.html”&gt;Trajectory&lt;/a&gt; ) -" calcext:value-type="string">
            <text:p>&lt;li&gt;&lt;a href=”pages/Spline.html”&gt;Spline&lt;/a&gt; - (&lt;a href=”pages/Trajectory.html”&gt;Trajectory&lt;/a&gt; ) -</text:p>
          </table:table-cell>
          <table:table-cell table:formula="of:=[.D92]&amp;[.C92]&amp;[.E92]&amp;[.C92]&amp;[.F92]&amp;&quot; - &quot;&amp;[.G92]" office:value-type="string" office:string-value="&lt;li&gt;&lt;a href=”pages/Spline.html”&gt;Spline&lt;/a&gt; - " calcext:value-type="string">
            <text:p>&lt;li&gt;&lt;a href=”pages/Spline.html”&gt;Spline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plineHelp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93]&amp;[.C93]&amp;[.E93]&amp;[.C93]&amp;[.F93]&amp;&quot; - &quot;&amp;[.I93]&amp;[.J93]&amp;[.K93]&amp;[.H93]&amp;[.L93]&amp;[.G93]" office:value-type="string" office:string-value="&lt;li&gt;&lt;a href=”pages/SplineHelp.html”&gt;SplineHelp&lt;/a&gt; - (&lt;a href=”pages/Trajectory.html”&gt;Trajectory&lt;/a&gt; ) -" calcext:value-type="string">
            <text:p>&lt;li&gt;&lt;a href=”pages/SplineHelp.html”&gt;SplineHelp&lt;/a&gt; - (&lt;a href=”pages/Trajectory.html”&gt;Trajectory&lt;/a&gt; ) -</text:p>
          </table:table-cell>
          <table:table-cell table:formula="of:=[.D93]&amp;[.C93]&amp;[.E93]&amp;[.C93]&amp;[.F93]&amp;&quot; - &quot;&amp;[.G93]" office:value-type="string" office:string-value="&lt;li&gt;&lt;a href=”pages/SplineHelp.html”&gt;SplineHelp&lt;/a&gt; - " calcext:value-type="string">
            <text:p>&lt;li&gt;&lt;a href=”pages/SplineHelp.html”&gt;SplineHelp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plineParam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94]&amp;[.C94]&amp;[.E94]&amp;[.C94]&amp;[.F94]&amp;&quot; - &quot;&amp;[.I94]&amp;[.J94]&amp;[.K94]&amp;[.H94]&amp;[.L94]&amp;[.G94]" office:value-type="string" office:string-value="&lt;li&gt;&lt;a href=”pages/SplineParam.html”&gt;SplineParam&lt;/a&gt; - (&lt;a href=”pages/Trajectory.html”&gt;Trajectory&lt;/a&gt; ) -" calcext:value-type="string">
            <text:p>&lt;li&gt;&lt;a href=”pages/SplineParam.html”&gt;SplineParam&lt;/a&gt; - (&lt;a href=”pages/Trajectory.html”&gt;Trajectory&lt;/a&gt; ) -</text:p>
          </table:table-cell>
          <table:table-cell table:formula="of:=[.D94]&amp;[.C94]&amp;[.E94]&amp;[.C94]&amp;[.F94]&amp;&quot; - &quot;&amp;[.G94]" office:value-type="string" office:string-value="&lt;li&gt;&lt;a href=”pages/SplineParam.html”&gt;SplineParam&lt;/a&gt; - " calcext:value-type="string">
            <text:p>&lt;li&gt;&lt;a href=”pages/SplineParam.html”&gt;SplineParam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tateSpaceUtil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State Space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StateSpace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95]&amp;[.C95]&amp;[.E95]&amp;[.C95]&amp;[.F95]&amp;&quot; - &quot;&amp;[.I95]&amp;[.J95]&amp;[.K95]&amp;[.H95]&amp;[.L95]&amp;[.G95]" office:value-type="string" office:string-value="&lt;li&gt;&lt;a href=”pages/StateSpaceUtil.html”&gt;StateSpaceUtil&lt;/a&gt; - (&lt;a href=”pages/StateSpaceControl.html”&gt;State Space Control&lt;/a&gt; ) -" calcext:value-type="string">
            <text:p>&lt;li&gt;&lt;a href=”pages/StateSpaceUtil.html”&gt;StateSpaceUtil&lt;/a&gt; - (&lt;a href=”pages/StateSpaceControl.html”&gt;State Space Control&lt;/a&gt; ) -</text:p>
          </table:table-cell>
          <table:table-cell table:formula="of:=[.D95]&amp;[.C95]&amp;[.E95]&amp;[.C95]&amp;[.F95]&amp;&quot; - &quot;&amp;[.G95]" office:value-type="string" office:string-value="&lt;li&gt;&lt;a href=”pages/StateSpaceUtil.html”&gt;StateSpaceUtil&lt;/a&gt; - " calcext:value-type="string">
            <text:p>&lt;li&gt;&lt;a href=”pages/StateSpaceUtil.html”&gt;StateSpaceUtil&lt;/a&gt; - 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werveDriveKinematicsConstrain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96]&amp;[.C96]&amp;[.E96]&amp;[.C96]&amp;[.F96]&amp;&quot; - &quot;&amp;[.I96]&amp;[.J96]&amp;[.K96]&amp;[.H96]&amp;[.L96]&amp;[.G96]" office:value-type="string" office:string-value="&lt;li&gt;&lt;a href=”pages/SwerveDriveKinematicsConstraint.html”&gt;SwerveDriveKinematicsConstraint&lt;/a&gt; - (&lt;a href=”pages/Trajectory.html”&gt;Trajectory&lt;/a&gt; ) -" calcext:value-type="string">
            <text:p>&lt;li&gt;&lt;a href=”pages/SwerveDriveKinematicsConstraint.html”&gt;SwerveDriveKinematicsConstraint&lt;/a&gt; - (&lt;a href=”pages/Trajectory.html”&gt;Trajectory&lt;/a&gt; ) -</text:p>
          </table:table-cell>
          <table:table-cell table:formula="of:=[.D96]&amp;[.C96]&amp;[.E96]&amp;[.C96]&amp;[.F96]&amp;&quot; - &quot;&amp;[.G96]" office:value-type="string" office:string-value="&lt;li&gt;&lt;a href=”pages/SwerveDriveKinematicsConstraint.html”&gt;SwerveDriveKinematicsConstraint&lt;/a&gt; - " calcext:value-type="string">
            <text:p>&lt;li&gt;&lt;a href=”pages/SwerveDriveKinematicsConstraint.html”&gt;SwerveDriveKinematicsConstraint&lt;/a&gt; - 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werveDrivePoseEs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Kinematics / Od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KineOdom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97]&amp;[.C97]&amp;[.E97]&amp;[.C97]&amp;[.F97]&amp;&quot; - &quot;&amp;[.I97]&amp;[.J97]&amp;[.K97]&amp;[.H97]&amp;[.L97]&amp;[.G97]" office:value-type="string" office:string-value="&lt;li&gt;&lt;a href=”pages/SwerveDrivePoseEst.html”&gt;SwerveDrivePoseEst&lt;/a&gt; - (&lt;a href=”pages/KineOdom.html”&gt;Kinematics / Odometry&lt;/a&gt; ) -" calcext:value-type="string">
            <text:p>&lt;li&gt;&lt;a href=”pages/SwerveDrivePoseEst.html”&gt;SwerveDrivePoseEst&lt;/a&gt; - (&lt;a href=”pages/KineOdom.html”&gt;Kinematics / Odometry&lt;/a&gt; ) -</text:p>
          </table:table-cell>
          <table:table-cell table:formula="of:=[.D97]&amp;[.C97]&amp;[.E97]&amp;[.C97]&amp;[.F97]&amp;&quot; - &quot;&amp;[.G97]" office:value-type="string" office:string-value="&lt;li&gt;&lt;a href=”pages/SwerveDrivePoseEst.html”&gt;SwerveDrivePoseEst&lt;/a&gt; - " calcext:value-type="string">
            <text:p>&lt;li&gt;&lt;a href=”pages/SwerveDrivePoseEst.html”&gt;SwerveDrivePoseEst&lt;/a&gt; - 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SwerveKinematics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Kinematics / Od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KineOdom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98]&amp;[.C98]&amp;[.E98]&amp;[.C98]&amp;[.F98]&amp;&quot; - &quot;&amp;[.I98]&amp;[.J98]&amp;[.K98]&amp;[.H98]&amp;[.L98]&amp;[.G98]" office:value-type="string" office:string-value="&lt;li&gt;&lt;a href=”pages/SwerveKinematics.html”&gt;SwerveKinematics&lt;/a&gt; - (&lt;a href=”pages/KineOdom.html”&gt;Kinematics / Odometry&lt;/a&gt; ) -" calcext:value-type="string">
            <text:p>&lt;li&gt;&lt;a href=”pages/SwerveKinematics.html”&gt;SwerveKinematics&lt;/a&gt; - (&lt;a href=”pages/KineOdom.html”&gt;Kinematics / Odometry&lt;/a&gt; ) -</text:p>
          </table:table-cell>
          <table:table-cell table:formula="of:=[.D98]&amp;[.C98]&amp;[.E98]&amp;[.C98]&amp;[.F98]&amp;&quot; - &quot;&amp;[.G98]" office:value-type="string" office:string-value="&lt;li&gt;&lt;a href=”pages/SwerveKinematics.html”&gt;SwerveKinematics&lt;/a&gt; - " calcext:value-type="string">
            <text:p>&lt;li&gt;&lt;a href=”pages/SwerveKinematics.html”&gt;SwerveKinematics&lt;/a&gt; - 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SwerveModulePosition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Kinematics / Od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KineOdom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99]&amp;[.C99]&amp;[.E99]&amp;[.C99]&amp;[.F99]&amp;&quot; - &quot;&amp;[.I99]&amp;[.J99]&amp;[.K99]&amp;[.H99]&amp;[.L99]&amp;[.G99]" office:value-type="string" office:string-value="&lt;li&gt;&lt;a href=”pages/SwerveModulePosition.html”&gt;SwerveModulePosition&lt;/a&gt; - (&lt;a href=”pages/KineOdom.html”&gt;Kinematics / Odometry&lt;/a&gt; ) -" calcext:value-type="string">
            <text:p>&lt;li&gt;&lt;a href=”pages/SwerveModulePosition.html”&gt;SwerveModulePosition&lt;/a&gt; - (&lt;a href=”pages/KineOdom.html”&gt;Kinematics / Odometry&lt;/a&gt; ) -</text:p>
          </table:table-cell>
          <table:table-cell table:formula="of:=[.D99]&amp;[.C99]&amp;[.E99]&amp;[.C99]&amp;[.F99]&amp;&quot; - &quot;&amp;[.G99]" office:value-type="string" office:string-value="&lt;li&gt;&lt;a href=”pages/SwerveModulePosition.html”&gt;SwerveModulePosition&lt;/a&gt; - " calcext:value-type="string">
            <text:p>&lt;li&gt;&lt;a href=”pages/SwerveModulePosition.html”&gt;SwerveModulePosition&lt;/a&gt; - 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SwerveModuleState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Kinematics / Od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KineOdom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00]&amp;[.C100]&amp;[.E100]&amp;[.C100]&amp;[.F100]&amp;&quot; - &quot;&amp;[.I100]&amp;[.J100]&amp;[.K100]&amp;[.H100]&amp;[.L100]&amp;[.G100]" office:value-type="string" office:string-value="&lt;li&gt;&lt;a href=”pages/SwerveModuleState.html”&gt;SwerveModuleState&lt;/a&gt; - (&lt;a href=”pages/KineOdom.html”&gt;Kinematics / Odometry&lt;/a&gt; ) -" calcext:value-type="string">
            <text:p>&lt;li&gt;&lt;a href=”pages/SwerveModuleState.html”&gt;SwerveModuleState&lt;/a&gt; - (&lt;a href=”pages/KineOdom.html”&gt;Kinematics / Odometry&lt;/a&gt; ) -</text:p>
          </table:table-cell>
          <table:table-cell table:formula="of:=[.D100]&amp;[.C100]&amp;[.E100]&amp;[.C100]&amp;[.F100]&amp;&quot; - &quot;&amp;[.G100]" office:value-type="string" office:string-value="&lt;li&gt;&lt;a href=”pages/SwerveModuleState.html”&gt;SwerveModuleState&lt;/a&gt; - " calcext:value-type="string">
            <text:p>&lt;li&gt;&lt;a href=”pages/SwerveModuleState.html”&gt;SwerveModuleState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werveOdometry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Kinematics / Od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KineOdom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01]&amp;[.C101]&amp;[.E101]&amp;[.C101]&amp;[.F101]&amp;&quot; - &quot;&amp;[.I101]&amp;[.J101]&amp;[.K101]&amp;[.H101]&amp;[.L101]&amp;[.G101]" office:value-type="string" office:string-value="&lt;li&gt;&lt;a href=”pages/SwerveOdometry.html”&gt;SwerveOdometry&lt;/a&gt; - (&lt;a href=”pages/KineOdom.html”&gt;Kinematics / Odometry&lt;/a&gt; ) -" calcext:value-type="string">
            <text:p>&lt;li&gt;&lt;a href=”pages/SwerveOdometry.html”&gt;SwerveOdometry&lt;/a&gt; - (&lt;a href=”pages/KineOdom.html”&gt;Kinematics / Odometry&lt;/a&gt; ) -</text:p>
          </table:table-cell>
          <table:table-cell table:formula="of:=[.D101]&amp;[.C101]&amp;[.E101]&amp;[.C101]&amp;[.F101]&amp;&quot; - &quot;&amp;[.G101]" office:value-type="string" office:string-value="&lt;li&gt;&lt;a href=”pages/SwerveOdometry.html”&gt;SwerveOdometry&lt;/a&gt; - " calcext:value-type="string">
            <text:p>&lt;li&gt;&lt;a href=”pages/SwerveOdometry.html”&gt;SwerveOdometry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imeInterpBoolean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Digital (Boolean)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02]&amp;[.C102]&amp;[.E102]&amp;[.C102]&amp;[.F102]&amp;&quot; - &quot;&amp;[.I102]&amp;[.J102]&amp;[.K102]&amp;[.H102]&amp;[.L102]&amp;[.G102]" office:value-type="string" office:string-value="&lt;li&gt;&lt;a href=”pages/TimeInterpBoolean.html”&gt;TimeInterpBoolean&lt;/a&gt; - (&lt;a href=”pages/Digital.html”&gt;Digital (Boolean) Control&lt;/a&gt; ) -" calcext:value-type="string">
            <text:p>&lt;li&gt;&lt;a href=”pages/TimeInterpBoolean.html”&gt;TimeInterpBoolean&lt;/a&gt; - (&lt;a href=”pages/Digital.html”&gt;Digital (Boolean) Control&lt;/a&gt; ) -</text:p>
          </table:table-cell>
          <table:table-cell table:formula="of:=[.D102]&amp;[.C102]&amp;[.E102]&amp;[.C102]&amp;[.F102]&amp;&quot; - &quot;&amp;[.G102]" office:value-type="string" office:string-value="&lt;li&gt;&lt;a href=”pages/TimeInterpBoolean.html”&gt;TimeInterpBoolean&lt;/a&gt; - " calcext:value-type="string">
            <text:p>&lt;li&gt;&lt;a href=”pages/TimeInterpBoolean.html”&gt;TimeInterpBoolean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imeInterpDouble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03]&amp;[.C103]&amp;[.E103]&amp;[.C103]&amp;[.F103]&amp;&quot; - &quot;&amp;[.I103]&amp;[.J103]&amp;[.K103]&amp;[.H103]&amp;[.L103]&amp;[.G103]" office:value-type="string" office:string-value="&lt;li&gt;&lt;a href=”pages/TimeInterpDouble.html”&gt;TimeInterpDouble&lt;/a&gt; - (&lt;a href=”pages/ClassicalControl.html”&gt;Classical Control&lt;/a&gt; ) -" calcext:value-type="string">
            <text:p>&lt;li&gt;&lt;a href=”pages/TimeInterpDouble.html”&gt;TimeInterpDouble&lt;/a&gt; - (&lt;a href=”pages/ClassicalControl.html”&gt;Classical Control&lt;/a&gt; ) -</text:p>
          </table:table-cell>
          <table:table-cell table:formula="of:=[.D103]&amp;[.C103]&amp;[.E103]&amp;[.C103]&amp;[.F103]&amp;&quot; - &quot;&amp;[.G103]" office:value-type="string" office:string-value="&lt;li&gt;&lt;a href=”pages/TimeInterpDouble.html”&gt;TimeInterpDouble&lt;/a&gt; - " calcext:value-type="string">
            <text:p>&lt;li&gt;&lt;a href=”pages/TimeInterpDouble.html”&gt;TimeInterpDouble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imeInterpPose2d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Ge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04]&amp;[.C104]&amp;[.E104]&amp;[.C104]&amp;[.F104]&amp;&quot; - &quot;&amp;[.I104]&amp;[.J104]&amp;[.K104]&amp;[.H104]&amp;[.L104]&amp;[.G104]" office:value-type="string" office:string-value="&lt;li&gt;&lt;a href=”pages/TimeInterpPose2d.html”&gt;TimeInterpPose2d&lt;/a&gt; - (&lt;a href=”pages/Geometry.html”&gt;Geometry&lt;/a&gt; ) -" calcext:value-type="string">
            <text:p>&lt;li&gt;&lt;a href=”pages/TimeInterpPose2d.html”&gt;TimeInterpPose2d&lt;/a&gt; - (&lt;a href=”pages/Geometry.html”&gt;Geometry&lt;/a&gt; ) -</text:p>
          </table:table-cell>
          <table:table-cell table:formula="of:=[.D104]&amp;[.C104]&amp;[.E104]&amp;[.C104]&amp;[.F104]&amp;&quot; - &quot;&amp;[.G104]" office:value-type="string" office:string-value="&lt;li&gt;&lt;a href=”pages/TimeInterpPose2d.html”&gt;TimeInterpPose2d&lt;/a&gt; - " calcext:value-type="string">
            <text:p>&lt;li&gt;&lt;a href=”pages/TimeInterpPose2d.html”&gt;TimeInterpPose2d&lt;/a&gt; - 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TimeInterpRotation2d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Ge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05]&amp;[.C105]&amp;[.E105]&amp;[.C105]&amp;[.F105]&amp;&quot; - &quot;&amp;[.I105]&amp;[.J105]&amp;[.K105]&amp;[.H105]&amp;[.L105]&amp;[.G105]" office:value-type="string" office:string-value="&lt;li&gt;&lt;a href=”pages/TimeInterpRotation2d.html”&gt;TimeInterpRotation2d&lt;/a&gt; - (&lt;a href=”pages/Geometry.html”&gt;Geometry&lt;/a&gt; ) -" calcext:value-type="string">
            <text:p>&lt;li&gt;&lt;a href=”pages/TimeInterpRotation2d.html”&gt;TimeInterpRotation2d&lt;/a&gt; - (&lt;a href=”pages/Geometry.html”&gt;Geometry&lt;/a&gt; ) -</text:p>
          </table:table-cell>
          <table:table-cell table:formula="of:=[.D105]&amp;[.C105]&amp;[.E105]&amp;[.C105]&amp;[.F105]&amp;&quot; - &quot;&amp;[.G105]" office:value-type="string" office:string-value="&lt;li&gt;&lt;a href=”pages/TimeInterpRotation2d.html”&gt;TimeInterpRotation2d&lt;/a&gt; - " calcext:value-type="string">
            <text:p>&lt;li&gt;&lt;a href=”pages/TimeInterpRotation2d.html”&gt;TimeInterpRotation2d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ime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ime / Timing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06]&amp;[.C106]&amp;[.E106]&amp;[.C106]&amp;[.F106]&amp;&quot; - &quot;&amp;[.I106]&amp;[.J106]&amp;[.K106]&amp;[.H106]&amp;[.L106]&amp;[.G106]" office:value-type="string" office:string-value="&lt;li&gt;&lt;a href=”pages/Timer.html”&gt;Timer&lt;/a&gt; - (&lt;a href=”pages/Time.html”&gt;Time / Timing&lt;/a&gt; ) -" calcext:value-type="string">
            <text:p>&lt;li&gt;&lt;a href=”pages/Timer.html”&gt;Timer&lt;/a&gt; - (&lt;a href=”pages/Time.html”&gt;Time / Timing&lt;/a&gt; ) -</text:p>
          </table:table-cell>
          <table:table-cell table:formula="of:=[.D106]&amp;[.C106]&amp;[.E106]&amp;[.C106]&amp;[.F106]&amp;&quot; - &quot;&amp;[.G106]" office:value-type="string" office:string-value="&lt;li&gt;&lt;a href=”pages/Timer.html”&gt;Timer&lt;/a&gt; - " calcext:value-type="string">
            <text:p>&lt;li&gt;&lt;a href=”pages/Timer.html”&gt;Timer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ajConstrain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07]&amp;[.C107]&amp;[.E107]&amp;[.C107]&amp;[.F107]&amp;&quot; - &quot;&amp;[.I107]&amp;[.J107]&amp;[.K107]&amp;[.H107]&amp;[.L107]&amp;[.G107]" office:value-type="string" office:string-value="&lt;li&gt;&lt;a href=”pages/TrajConstraint.html”&gt;TrajConstraint&lt;/a&gt; - (&lt;a href=”pages/Trajectory.html”&gt;Trajectory&lt;/a&gt; ) -" calcext:value-type="string">
            <text:p>&lt;li&gt;&lt;a href=”pages/TrajConstraint.html”&gt;TrajConstraint&lt;/a&gt; - (&lt;a href=”pages/Trajectory.html”&gt;Trajectory&lt;/a&gt; ) -</text:p>
          </table:table-cell>
          <table:table-cell table:formula="of:=[.D107]&amp;[.C107]&amp;[.E107]&amp;[.C107]&amp;[.F107]&amp;&quot; - &quot;&amp;[.G107]" office:value-type="string" office:string-value="&lt;li&gt;&lt;a href=”pages/TrajConstraint.html”&gt;TrajConstraint&lt;/a&gt; - " calcext:value-type="string">
            <text:p>&lt;li&gt;&lt;a href=”pages/TrajConstraint.html”&gt;TrajConstraint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ajectory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08]&amp;[.C108]&amp;[.E108]&amp;[.C108]&amp;[.F108]&amp;&quot; - &quot;&amp;[.I108]&amp;[.J108]&amp;[.K108]&amp;[.H108]&amp;[.L108]&amp;[.G108]" office:value-type="string" office:string-value="&lt;li&gt;&lt;a href=”pages/Trajectory.html”&gt;Trajectory&lt;/a&gt; - (&lt;a href=”pages/Trajectory.html”&gt;Trajectory&lt;/a&gt; ) -" calcext:value-type="string">
            <text:p>&lt;li&gt;&lt;a href=”pages/Trajectory.html”&gt;Trajectory&lt;/a&gt; - (&lt;a href=”pages/Trajectory.html”&gt;Trajectory&lt;/a&gt; ) -</text:p>
          </table:table-cell>
          <table:table-cell table:formula="of:=[.D108]&amp;[.C108]&amp;[.E108]&amp;[.C108]&amp;[.F108]&amp;&quot; - &quot;&amp;[.G108]" office:value-type="string" office:string-value="&lt;li&gt;&lt;a href=”pages/Trajectory.html”&gt;Trajectory&lt;/a&gt; - " calcext:value-type="string">
            <text:p>&lt;li&gt;&lt;a href=”pages/Trajectory.html”&gt;Trajectory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ajectoryConfig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09]&amp;[.C109]&amp;[.E109]&amp;[.C109]&amp;[.F109]&amp;&quot; - &quot;&amp;[.I109]&amp;[.J109]&amp;[.K109]&amp;[.H109]&amp;[.L109]&amp;[.G109]" office:value-type="string" office:string-value="&lt;li&gt;&lt;a href=”pages/TrajectoryConfig.html”&gt;TrajectoryConfig&lt;/a&gt; - (&lt;a href=”pages/Trajectory.html”&gt;Trajectory&lt;/a&gt; ) -" calcext:value-type="string">
            <text:p>&lt;li&gt;&lt;a href=”pages/TrajectoryConfig.html”&gt;TrajectoryConfig&lt;/a&gt; - (&lt;a href=”pages/Trajectory.html”&gt;Trajectory&lt;/a&gt; ) -</text:p>
          </table:table-cell>
          <table:table-cell table:formula="of:=[.D109]&amp;[.C109]&amp;[.E109]&amp;[.C109]&amp;[.F109]&amp;&quot; - &quot;&amp;[.G109]" office:value-type="string" office:string-value="&lt;li&gt;&lt;a href=”pages/TrajectoryConfig.html”&gt;TrajectoryConfig&lt;/a&gt; - " calcext:value-type="string">
            <text:p>&lt;li&gt;&lt;a href=”pages/TrajectoryConfig.html”&gt;TrajectoryConfig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ajectoryGenerate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10]&amp;[.C110]&amp;[.E110]&amp;[.C110]&amp;[.F110]&amp;&quot; - &quot;&amp;[.I110]&amp;[.J110]&amp;[.K110]&amp;[.H110]&amp;[.L110]&amp;[.G110]" office:value-type="string" office:string-value="&lt;li&gt;&lt;a href=”pages/TrajectoryGenerate.html”&gt;TrajectoryGenerate&lt;/a&gt; - (&lt;a href=”pages/Trajectory.html”&gt;Trajectory&lt;/a&gt; ) -" calcext:value-type="string">
            <text:p>&lt;li&gt;&lt;a href=”pages/TrajectoryGenerate.html”&gt;TrajectoryGenerate&lt;/a&gt; - (&lt;a href=”pages/Trajectory.html”&gt;Trajectory&lt;/a&gt; ) -</text:p>
          </table:table-cell>
          <table:table-cell table:formula="of:=[.D110]&amp;[.C110]&amp;[.E110]&amp;[.C110]&amp;[.F110]&amp;&quot; - &quot;&amp;[.G110]" office:value-type="string" office:string-value="&lt;li&gt;&lt;a href=”pages/TrajectoryGenerate.html”&gt;TrajectoryGenerate&lt;/a&gt; - " calcext:value-type="string">
            <text:p>&lt;li&gt;&lt;a href=”pages/TrajectoryGenerate.html”&gt;TrajectoryGenerate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ajectoryParam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11]&amp;[.C111]&amp;[.E111]&amp;[.C111]&amp;[.F111]&amp;&quot; - &quot;&amp;[.I111]&amp;[.J111]&amp;[.K111]&amp;[.H111]&amp;[.L111]&amp;[.G111]" office:value-type="string" office:string-value="&lt;li&gt;&lt;a href=”pages/TrajectoryParam.html”&gt;TrajectoryParam&lt;/a&gt; - (&lt;a href=”pages/Trajectory.html”&gt;Trajectory&lt;/a&gt; ) -" calcext:value-type="string">
            <text:p>&lt;li&gt;&lt;a href=”pages/TrajectoryParam.html”&gt;TrajectoryParam&lt;/a&gt; - (&lt;a href=”pages/Trajectory.html”&gt;Trajectory&lt;/a&gt; ) -</text:p>
          </table:table-cell>
          <table:table-cell table:formula="of:=[.D111]&amp;[.C111]&amp;[.E111]&amp;[.C111]&amp;[.F111]&amp;&quot; - &quot;&amp;[.G111]" office:value-type="string" office:string-value="&lt;li&gt;&lt;a href=”pages/TrajectoryParam.html”&gt;TrajectoryParam&lt;/a&gt; - " calcext:value-type="string">
            <text:p>&lt;li&gt;&lt;a href=”pages/TrajectoryParam.html”&gt;TrajectoryParam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ajectoryState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12]&amp;[.C112]&amp;[.E112]&amp;[.C112]&amp;[.F112]&amp;&quot; - &quot;&amp;[.I112]&amp;[.J112]&amp;[.K112]&amp;[.H112]&amp;[.L112]&amp;[.G112]" office:value-type="string" office:string-value="&lt;li&gt;&lt;a href=”pages/TrajectoryState.html”&gt;TrajectoryState&lt;/a&gt; - (&lt;a href=”pages/Trajectory.html”&gt;Trajectory&lt;/a&gt; ) -" calcext:value-type="string">
            <text:p>&lt;li&gt;&lt;a href=”pages/TrajectoryState.html”&gt;TrajectoryState&lt;/a&gt; - (&lt;a href=”pages/Trajectory.html”&gt;Trajectory&lt;/a&gt; ) -</text:p>
          </table:table-cell>
          <table:table-cell table:formula="of:=[.D112]&amp;[.C112]&amp;[.E112]&amp;[.C112]&amp;[.F112]&amp;&quot; - &quot;&amp;[.G112]" office:value-type="string" office:string-value="&lt;li&gt;&lt;a href=”pages/TrajectoryState.html”&gt;TrajectoryState&lt;/a&gt; - " calcext:value-type="string">
            <text:p>&lt;li&gt;&lt;a href=”pages/TrajectoryState.html”&gt;TrajectoryState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ajectoryUtil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13]&amp;[.C113]&amp;[.E113]&amp;[.C113]&amp;[.F113]&amp;&quot; - &quot;&amp;[.I113]&amp;[.J113]&amp;[.K113]&amp;[.H113]&amp;[.L113]&amp;[.G113]" office:value-type="string" office:string-value="&lt;li&gt;&lt;a href=”pages/TrajectoryUtil.html”&gt;TrajectoryUtil&lt;/a&gt; - (&lt;a href=”pages/Trajectory.html”&gt;Trajectory&lt;/a&gt; ) -" calcext:value-type="string">
            <text:p>&lt;li&gt;&lt;a href=”pages/TrajectoryUtil.html”&gt;TrajectoryUtil&lt;/a&gt; - (&lt;a href=”pages/Trajectory.html”&gt;Trajectory&lt;/a&gt; ) -</text:p>
          </table:table-cell>
          <table:table-cell table:formula="of:=[.D113]&amp;[.C113]&amp;[.E113]&amp;[.C113]&amp;[.F113]&amp;&quot; - &quot;&amp;[.G113]" office:value-type="string" office:string-value="&lt;li&gt;&lt;a href=”pages/TrajectoryUtil.html”&gt;TrajectoryUtil&lt;/a&gt; - " calcext:value-type="string">
            <text:p>&lt;li&gt;&lt;a href=”pages/TrajectoryUtil.html”&gt;TrajectoryUtil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ansform2d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Ge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14]&amp;[.C114]&amp;[.E114]&amp;[.C114]&amp;[.F114]&amp;&quot; - &quot;&amp;[.I114]&amp;[.J114]&amp;[.K114]&amp;[.H114]&amp;[.L114]&amp;[.G114]" office:value-type="string" office:string-value="&lt;li&gt;&lt;a href=”pages/Transform2d.html”&gt;Transform2d&lt;/a&gt; - (&lt;a href=”pages/Geometry.html”&gt;Geometry&lt;/a&gt; ) -" calcext:value-type="string">
            <text:p>&lt;li&gt;&lt;a href=”pages/Transform2d.html”&gt;Transform2d&lt;/a&gt; - (&lt;a href=”pages/Geometry.html”&gt;Geometry&lt;/a&gt; ) -</text:p>
          </table:table-cell>
          <table:table-cell table:formula="of:=[.D114]&amp;[.C114]&amp;[.E114]&amp;[.C114]&amp;[.F114]&amp;&quot; - &quot;&amp;[.G114]" office:value-type="string" office:string-value="&lt;li&gt;&lt;a href=”pages/Transform2d.html”&gt;Transform2d&lt;/a&gt; - " calcext:value-type="string">
            <text:p>&lt;li&gt;&lt;a href=”pages/Transform2d.html”&gt;Transform2d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ansform3d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Ge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15]&amp;[.C115]&amp;[.E115]&amp;[.C115]&amp;[.F115]&amp;&quot; - &quot;&amp;[.I115]&amp;[.J115]&amp;[.K115]&amp;[.H115]&amp;[.L115]&amp;[.G115]" office:value-type="string" office:string-value="&lt;li&gt;&lt;a href=”pages/Transform3d.html”&gt;Transform3d&lt;/a&gt; - (&lt;a href=”pages/Geometry.html”&gt;Geometry&lt;/a&gt; ) -" calcext:value-type="string">
            <text:p>&lt;li&gt;&lt;a href=”pages/Transform3d.html”&gt;Transform3d&lt;/a&gt; - (&lt;a href=”pages/Geometry.html”&gt;Geometry&lt;/a&gt; ) -</text:p>
          </table:table-cell>
          <table:table-cell table:formula="of:=[.D115]&amp;[.C115]&amp;[.E115]&amp;[.C115]&amp;[.F115]&amp;&quot; - &quot;&amp;[.G115]" office:value-type="string" office:string-value="&lt;li&gt;&lt;a href=”pages/Transform3d.html”&gt;Transform3d&lt;/a&gt; - " calcext:value-type="string">
            <text:p>&lt;li&gt;&lt;a href=”pages/Transform3d.html”&gt;Transform3d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anslation2d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Ge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16]&amp;[.C116]&amp;[.E116]&amp;[.C116]&amp;[.F116]&amp;&quot; - &quot;&amp;[.I116]&amp;[.J116]&amp;[.K116]&amp;[.H116]&amp;[.L116]&amp;[.G116]" office:value-type="string" office:string-value="&lt;li&gt;&lt;a href=”pages/Translation2d.html”&gt;Translation2d&lt;/a&gt; - (&lt;a href=”pages/Geometry.html”&gt;Geometry&lt;/a&gt; ) -" calcext:value-type="string">
            <text:p>&lt;li&gt;&lt;a href=”pages/Translation2d.html”&gt;Translation2d&lt;/a&gt; - (&lt;a href=”pages/Geometry.html”&gt;Geometry&lt;/a&gt; ) -</text:p>
          </table:table-cell>
          <table:table-cell table:formula="of:=[.D116]&amp;[.C116]&amp;[.E116]&amp;[.C116]&amp;[.F116]&amp;&quot; - &quot;&amp;[.G116]" office:value-type="string" office:string-value="&lt;li&gt;&lt;a href=”pages/Translation2d.html”&gt;Translation2d&lt;/a&gt; - " calcext:value-type="string">
            <text:p>&lt;li&gt;&lt;a href=”pages/Translation2d.html”&gt;Translation2d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anslation3d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Ge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17]&amp;[.C117]&amp;[.E117]&amp;[.C117]&amp;[.F117]&amp;&quot; - &quot;&amp;[.I117]&amp;[.J117]&amp;[.K117]&amp;[.H117]&amp;[.L117]&amp;[.G117]" office:value-type="string" office:string-value="&lt;li&gt;&lt;a href=”pages/Translation3d.html”&gt;Translation3d&lt;/a&gt; - (&lt;a href=”pages/Geometry.html”&gt;Geometry&lt;/a&gt; ) -" calcext:value-type="string">
            <text:p>&lt;li&gt;&lt;a href=”pages/Translation3d.html”&gt;Translation3d&lt;/a&gt; - (&lt;a href=”pages/Geometry.html”&gt;Geometry&lt;/a&gt; ) -</text:p>
          </table:table-cell>
          <table:table-cell table:formula="of:=[.D117]&amp;[.C117]&amp;[.E117]&amp;[.C117]&amp;[.F117]&amp;&quot; - &quot;&amp;[.G117]" office:value-type="string" office:string-value="&lt;li&gt;&lt;a href=”pages/Translation3d.html”&gt;Translation3d&lt;/a&gt; - " calcext:value-type="string">
            <text:p>&lt;li&gt;&lt;a href=”pages/Translation3d.html”&gt;Translation3d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apProfConstrain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18]&amp;[.C118]&amp;[.E118]&amp;[.C118]&amp;[.F118]&amp;&quot; - &quot;&amp;[.I118]&amp;[.J118]&amp;[.K118]&amp;[.H118]&amp;[.L118]&amp;[.G118]" office:value-type="string" office:string-value="&lt;li&gt;&lt;a href=”pages/TrapProfConstraint.html”&gt;TrapProfConstraint&lt;/a&gt; - (&lt;a href=”pages/ClassicalControl.html”&gt;Classical Control&lt;/a&gt; ) -" calcext:value-type="string">
            <text:p>&lt;li&gt;&lt;a href=”pages/TrapProfConstraint.html”&gt;TrapProfConstraint&lt;/a&gt; - (&lt;a href=”pages/ClassicalControl.html”&gt;Classical Control&lt;/a&gt; ) -</text:p>
          </table:table-cell>
          <table:table-cell table:formula="of:=[.D118]&amp;[.C118]&amp;[.E118]&amp;[.C118]&amp;[.F118]&amp;&quot; - &quot;&amp;[.G118]" office:value-type="string" office:string-value="&lt;li&gt;&lt;a href=”pages/TrapProfConstraint.html”&gt;TrapProfConstraint&lt;/a&gt; - " calcext:value-type="string">
            <text:p>&lt;li&gt;&lt;a href=”pages/TrapProfConstraint.html”&gt;TrapProfConstraint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apProfile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19]&amp;[.C119]&amp;[.E119]&amp;[.C119]&amp;[.F119]&amp;&quot; - &quot;&amp;[.I119]&amp;[.J119]&amp;[.K119]&amp;[.H119]&amp;[.L119]&amp;[.G119]" office:value-type="string" office:string-value="&lt;li&gt;&lt;a href=”pages/TrapProfile.html”&gt;TrapProfile&lt;/a&gt; - (&lt;a href=”pages/ClassicalControl.html”&gt;Classical Control&lt;/a&gt; ) -" calcext:value-type="string">
            <text:p>&lt;li&gt;&lt;a href=”pages/TrapProfile.html”&gt;TrapProfile&lt;/a&gt; - (&lt;a href=”pages/ClassicalControl.html”&gt;Classical Control&lt;/a&gt; ) -</text:p>
          </table:table-cell>
          <table:table-cell table:formula="of:=[.D119]&amp;[.C119]&amp;[.E119]&amp;[.C119]&amp;[.F119]&amp;&quot; - &quot;&amp;[.G119]" office:value-type="string" office:string-value="&lt;li&gt;&lt;a href=”pages/TrapProfile.html”&gt;TrapProfile&lt;/a&gt; - " calcext:value-type="string">
            <text:p>&lt;li&gt;&lt;a href=”pages/TrapProfile.html”&gt;TrapProfile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apProfState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20]&amp;[.C120]&amp;[.E120]&amp;[.C120]&amp;[.F120]&amp;&quot; - &quot;&amp;[.I120]&amp;[.J120]&amp;[.K120]&amp;[.H120]&amp;[.L120]&amp;[.G120]" office:value-type="string" office:string-value="&lt;li&gt;&lt;a href=”pages/TrapProfState.html”&gt;TrapProfState&lt;/a&gt; - (&lt;a href=”pages/ClassicalControl.html”&gt;Classical Control&lt;/a&gt; ) -" calcext:value-type="string">
            <text:p>&lt;li&gt;&lt;a href=”pages/TrapProfState.html”&gt;TrapProfState&lt;/a&gt; - (&lt;a href=”pages/ClassicalControl.html”&gt;Classical Control&lt;/a&gt; ) -</text:p>
          </table:table-cell>
          <table:table-cell table:formula="of:=[.D120]&amp;[.C120]&amp;[.E120]&amp;[.C120]&amp;[.F120]&amp;&quot; - &quot;&amp;[.G120]" office:value-type="string" office:string-value="&lt;li&gt;&lt;a href=”pages/TrapProfState.html”&gt;TrapProfState&lt;/a&gt; - " calcext:value-type="string">
            <text:p>&lt;li&gt;&lt;a href=”pages/TrapProfState.html”&gt;TrapProfState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wist2d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Ge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21]&amp;[.C121]&amp;[.E121]&amp;[.C121]&amp;[.F121]&amp;&quot; - &quot;&amp;[.I121]&amp;[.J121]&amp;[.K121]&amp;[.H121]&amp;[.L121]&amp;[.G121]" office:value-type="string" office:string-value="&lt;li&gt;&lt;a href=”pages/Twist2d.html”&gt;Twist2d&lt;/a&gt; - (&lt;a href=”pages/Geometry.html”&gt;Geometry&lt;/a&gt; ) -" calcext:value-type="string">
            <text:p>&lt;li&gt;&lt;a href=”pages/Twist2d.html”&gt;Twist2d&lt;/a&gt; - (&lt;a href=”pages/Geometry.html”&gt;Geometry&lt;/a&gt; ) -</text:p>
          </table:table-cell>
          <table:table-cell table:formula="of:=[.D121]&amp;[.C121]&amp;[.E121]&amp;[.C121]&amp;[.F121]&amp;&quot; - &quot;&amp;[.G121]" office:value-type="string" office:string-value="&lt;li&gt;&lt;a href=”pages/Twist2d.html”&gt;Twist2d&lt;/a&gt; - " calcext:value-type="string">
            <text:p>&lt;li&gt;&lt;a href=”pages/Twist2d.html”&gt;Twist2d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wist3d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Ge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22]&amp;[.C122]&amp;[.E122]&amp;[.C122]&amp;[.F122]&amp;&quot; - &quot;&amp;[.I122]&amp;[.J122]&amp;[.K122]&amp;[.H122]&amp;[.L122]&amp;[.G122]" office:value-type="string" office:string-value="&lt;li&gt;&lt;a href=”pages/Twist3d.html”&gt;Twist3d&lt;/a&gt; - (&lt;a href=”pages/Geometry.html”&gt;Geometry&lt;/a&gt; ) -" calcext:value-type="string">
            <text:p>&lt;li&gt;&lt;a href=”pages/Twist3d.html”&gt;Twist3d&lt;/a&gt; - (&lt;a href=”pages/Geometry.html”&gt;Geometry&lt;/a&gt; ) -</text:p>
          </table:table-cell>
          <table:table-cell table:formula="of:=[.D122]&amp;[.C122]&amp;[.E122]&amp;[.C122]&amp;[.F122]&amp;&quot; - &quot;&amp;[.G122]" office:value-type="string" office:string-value="&lt;li&gt;&lt;a href=”pages/Twist3d.html”&gt;Twist3d&lt;/a&gt; - " calcext:value-type="string">
            <text:p>&lt;li&gt;&lt;a href=”pages/Twist3d.html”&gt;Twist3d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Units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onversion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23]&amp;[.C123]&amp;[.E123]&amp;[.C123]&amp;[.F123]&amp;&quot; - &quot;&amp;[.I123]&amp;[.J123]&amp;[.K123]&amp;[.H123]&amp;[.L123]&amp;[.G123]" office:value-type="string" office:string-value="&lt;li&gt;&lt;a href=”pages/Units.html”&gt;Units&lt;/a&gt; - (&lt;a href=”pages/Conversion.html”&gt;Conversion&lt;/a&gt; ) -" calcext:value-type="string">
            <text:p>&lt;li&gt;&lt;a href=”pages/Units.html”&gt;Units&lt;/a&gt; - (&lt;a href=”pages/Conversion.html”&gt;Conversion&lt;/a&gt; ) -</text:p>
          </table:table-cell>
          <table:table-cell table:formula="of:=[.D123]&amp;[.C123]&amp;[.E123]&amp;[.C123]&amp;[.F123]&amp;&quot; - &quot;&amp;[.G123]" office:value-type="string" office:string-value="&lt;li&gt;&lt;a href=”pages/Units.html”&gt;Units&lt;/a&gt; - " calcext:value-type="string">
            <text:p>&lt;li&gt;&lt;a href=”pages/Units.html”&gt;Units&lt;/a&gt; - 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UnscentedKalmanFilte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State Space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StateSpace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24]&amp;[.C124]&amp;[.E124]&amp;[.C124]&amp;[.F124]&amp;&quot; - &quot;&amp;[.I124]&amp;[.J124]&amp;[.K124]&amp;[.H124]&amp;[.L124]&amp;[.G124]" office:value-type="string" office:string-value="&lt;li&gt;&lt;a href=”pages/UnscentedKalmanFilter.html”&gt;UnscentedKalmanFilter&lt;/a&gt; - (&lt;a href=”pages/StateSpaceControl.html”&gt;State Space Control&lt;/a&gt; ) -" calcext:value-type="string">
            <text:p>&lt;li&gt;&lt;a href=”pages/UnscentedKalmanFilter.html”&gt;UnscentedKalmanFilter&lt;/a&gt; - (&lt;a href=”pages/StateSpaceControl.html”&gt;State Space Control&lt;/a&gt; ) -</text:p>
          </table:table-cell>
          <table:table-cell table:formula="of:=[.D124]&amp;[.C124]&amp;[.E124]&amp;[.C124]&amp;[.F124]&amp;&quot; - &quot;&amp;[.G124]" office:value-type="string" office:string-value="&lt;li&gt;&lt;a href=”pages/UnscentedKalmanFilter.html”&gt;UnscentedKalmanFilter&lt;/a&gt; - " calcext:value-type="string">
            <text:p>&lt;li&gt;&lt;a href=”pages/UnscentedKalmanFilter.html”&gt;UnscentedKalmanFilter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Util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General Utilit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25]&amp;[.C125]&amp;[.E125]&amp;[.C125]&amp;[.F125]&amp;&quot; - &quot;&amp;[.I125]&amp;[.J125]&amp;[.K125]&amp;[.H125]&amp;[.L125]&amp;[.G125]" office:value-type="string" office:string-value="&lt;li&gt;&lt;a href=”pages/Util.html”&gt;Util&lt;/a&gt; - (&lt;a href=”pages/Utility.html”&gt;General Utility&lt;/a&gt; ) -" calcext:value-type="string">
            <text:p>&lt;li&gt;&lt;a href=”pages/Util.html”&gt;Util&lt;/a&gt; - (&lt;a href=”pages/Utility.html”&gt;General Utility&lt;/a&gt; ) -</text:p>
          </table:table-cell>
          <table:table-cell table:formula="of:=[.D125]&amp;[.C125]&amp;[.E125]&amp;[.C125]&amp;[.F125]&amp;&quot; - &quot;&amp;[.G125]" office:value-type="string" office:string-value="&lt;li&gt;&lt;a href=”pages/Util.html”&gt;Util&lt;/a&gt; - " calcext:value-type="string">
            <text:p>&lt;li&gt;&lt;a href=”pages/Util.html”&gt;Util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VecBuilde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atrix / Vector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atrixVector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26]&amp;[.C126]&amp;[.E126]&amp;[.C126]&amp;[.F126]&amp;&quot; - &quot;&amp;[.I126]&amp;[.J126]&amp;[.K126]&amp;[.H126]&amp;[.L126]&amp;[.G126]" office:value-type="string" office:string-value="&lt;li&gt;&lt;a href=”pages/VecBuilder.html”&gt;VecBuilder&lt;/a&gt; - (&lt;a href=”pages/MatrixVector.html”&gt;Matrix / Vector&lt;/a&gt; ) -" calcext:value-type="string">
            <text:p>&lt;li&gt;&lt;a href=”pages/VecBuilder.html”&gt;VecBuilder&lt;/a&gt; - (&lt;a href=”pages/MatrixVector.html”&gt;Matrix / Vector&lt;/a&gt; ) -</text:p>
          </table:table-cell>
          <table:table-cell table:formula="of:=[.D126]&amp;[.C126]&amp;[.E126]&amp;[.C126]&amp;[.F126]&amp;&quot; - &quot;&amp;[.G126]" office:value-type="string" office:string-value="&lt;li&gt;&lt;a href=”pages/VecBuilder.html”&gt;VecBuilder&lt;/a&gt; - " calcext:value-type="string">
            <text:p>&lt;li&gt;&lt;a href=”pages/VecBuilder.html”&gt;VecBuilder&lt;/a&gt; - 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Vecto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atrix / Vector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atrixVector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27]&amp;[.C127]&amp;[.E127]&amp;[.C127]&amp;[.F127]&amp;&quot; - &quot;&amp;[.I127]&amp;[.J127]&amp;[.K127]&amp;[.H127]&amp;[.L127]&amp;[.G127]" office:value-type="string" office:string-value="&lt;li&gt;&lt;a href=”pages/Vector.html”&gt;Vector&lt;/a&gt; - (&lt;a href=”pages/MatrixVector.html”&gt;Matrix / Vector&lt;/a&gt; ) -" calcext:value-type="string">
            <text:p>&lt;li&gt;&lt;a href=”pages/Vector.html”&gt;Vector&lt;/a&gt; - (&lt;a href=”pages/MatrixVector.html”&gt;Matrix / Vector&lt;/a&gt; ) -</text:p>
          </table:table-cell>
          <table:table-cell table:formula="of:=[.D127]&amp;[.C127]&amp;[.E127]&amp;[.C127]&amp;[.F127]&amp;&quot; - &quot;&amp;[.G127]" office:value-type="string" office:string-value="&lt;li&gt;&lt;a href=”pages/Vector.html”&gt;Vector&lt;/a&gt; - " calcext:value-type="string">
            <text:p>&lt;li&gt;&lt;a href=”pages/Vector.html”&gt;Vector&lt;/a&gt; - 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WaitAdjus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ime / Timing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2" table:formula="of:=[.D128]&amp;[.C128]&amp;[.E128]&amp;[.C128]&amp;[.F128]&amp;&quot; - &quot;&amp;[.I128]&amp;[.J128]&amp;[.K128]&amp;[.H128]&amp;[.L128]&amp;[.G128]" office:value-type="string" office:string-value="&lt;li&gt;&lt;a href=”pages/WaitAdjust.html”&gt;WaitAdjust&lt;/a&gt; - (&lt;a href=”pages/Time.html”&gt;Time / Timing&lt;/a&gt; ) -" calcext:value-type="string">
            <text:p>&lt;li&gt;&lt;a href=”pages/WaitAdjust.html”&gt;WaitAdjust&lt;/a&gt; - (&lt;a href=”pages/Time.html”&gt;Time / Timing&lt;/a&gt; ) -</text:p>
          </table:table-cell>
          <table:table-cell table:formula="of:=[.D128]&amp;[.C128]&amp;[.E128]&amp;[.C128]&amp;[.F128]&amp;&quot; - &quot;&amp;[.G128]" office:value-type="string" office:string-value="&lt;li&gt;&lt;a href=”pages/WaitAdjust.html”&gt;WaitAdjust&lt;/a&gt; - " calcext:value-type="string">
            <text:p>&lt;li&gt;&lt;a href=”pages/WaitAdjust.html”&gt;WaitAdjust&lt;/a&gt; - </text:p>
          </table:table-cell>
        </table:table-row>
        <table:table-row table:style-name="ro1" table:number-rows-repeated="104844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1" table:target-range-address="VI_CATEGORY.C5:VI_CATEGORY.N128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/00/0000</text:date>, <text:time style:data-style-name="N2" text:time-value="12:40:34.3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m Simpson</meta:initial-creator>
    <meta:creation-date>2022-11-15T13:40:33.211000000</meta:creation-date>
    <dc:date>2022-11-17T12:55:05.201000000</dc:date>
    <dc:creator>Jim Simpson</dc:creator>
    <meta:editing-duration>PT25M29S</meta:editing-duration>
    <meta:editing-cycles>3</meta:editing-cycles>
    <meta:generator>LibreOffice/7.2.6.2$Windows_x86 LibreOffice_project/b0ec3a565991f7569a5a7f5d24fed7f52653d754</meta:generator>
    <meta:document-statistic meta:table-count="2" meta:cell-count="2613" meta:object-count="0"/>
  </office:meta>
</office:document-meta>
</file>